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1ff11e" officeooo:paragraph-rsid="411ff11e" style:font-style-asian="italic" style:font-style-complex="italic"/>
    </style:style>
    <style:style style:name="P11" style:family="paragraph" style:parent-style-name="Text_20_body">
      <style:text-properties fo:font-style="italic" officeooo:rsid="411ff11e" officeooo:paragraph-rsid="414be7f6" style:font-style-asian="italic" style:font-style-complex="italic"/>
    </style:style>
    <style:style style:name="P12" style:family="paragraph" style:parent-style-name="Text_20_body">
      <style:text-properties fo:font-style="italic" officeooo:rsid="411ff11e" officeooo:paragraph-rsid="41b70915"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c9826c"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fo:font-style="italic" officeooo:rsid="419ac4c8" officeooo:paragraph-rsid="419ac4c8" style:font-style-asian="italic" style:font-style-complex="italic"/>
    </style:style>
    <style:style style:name="P27" style:family="paragraph" style:parent-style-name="Text_20_body">
      <style:text-properties fo:font-style="italic" officeooo:rsid="41bb0177" officeooo:paragraph-rsid="41bb0177" style:font-style-asian="italic" style:font-style-complex="italic"/>
    </style:style>
    <style:style style:name="P28" style:family="paragraph" style:parent-style-name="Text_20_body">
      <style:text-properties fo:font-style="italic" officeooo:rsid="41bb0177" officeooo:paragraph-rsid="41c9826c" style:font-style-asian="italic" style:font-style-complex="italic"/>
    </style:style>
    <style:style style:name="P29" style:family="paragraph" style:parent-style-name="Text_20_body">
      <style:text-properties fo:font-style="italic" officeooo:rsid="41bdb093" officeooo:paragraph-rsid="41bdb093" style:font-style-asian="italic" style:font-style-complex="italic"/>
    </style:style>
    <style:style style:name="P30" style:family="paragraph" style:parent-style-name="Text_20_body">
      <style:text-properties fo:font-style="italic" officeooo:rsid="4212e827" officeooo:paragraph-rsid="4212e827" style:font-style-asian="italic" style:font-style-complex="italic"/>
    </style:style>
    <style:style style:name="P31" style:family="paragraph" style:parent-style-name="Text_20_body">
      <style:text-properties fo:font-style="italic" officeooo:rsid="4223afd1" officeooo:paragraph-rsid="4223afd1" style:font-style-asian="italic" style:font-style-complex="italic"/>
    </style:style>
    <style:style style:name="P32" style:family="paragraph" style:parent-style-name="Text_20_body">
      <style:text-properties fo:font-style="italic" officeooo:rsid="1372e044" officeooo:paragraph-rsid="4237bf1d" style:font-style-asian="italic" style:font-style-complex="italic"/>
    </style:style>
    <style:style style:name="P33" style:family="paragraph" style:parent-style-name="Text_20_body">
      <style:text-properties fo:font-style="italic" officeooo:rsid="13af2e8e" officeooo:paragraph-rsid="4237bf1d" style:font-style-asian="italic" style:font-style-complex="italic"/>
    </style:style>
    <style:style style:name="P34" style:family="paragraph" style:parent-style-name="Text_20_body">
      <style:text-properties fo:font-style="italic" officeooo:paragraph-rsid="423be7fa" style:font-style-asian="italic" style:font-style-complex="italic"/>
    </style:style>
    <style:style style:name="P35" style:family="paragraph" style:parent-style-name="Text_20_body">
      <style:text-properties fo:font-style="italic" officeooo:rsid="423e53f0" officeooo:paragraph-rsid="4240ba68" style:font-style-asian="italic" style:font-style-complex="italic"/>
    </style:style>
    <style:style style:name="P36" style:family="paragraph" style:parent-style-name="Text_20_body">
      <style:text-properties fo:font-style="italic" officeooo:paragraph-rsid="42494346" style:font-style-asian="italic" style:font-style-complex="italic"/>
    </style:style>
    <style:style style:name="P37" style:family="paragraph" style:parent-style-name="Text_20_body">
      <style:text-properties fo:font-style="italic" officeooo:rsid="424e34ba" officeooo:paragraph-rsid="424e34ba" style:font-style-asian="italic" style:font-style-complex="italic"/>
    </style:style>
    <style:style style:name="P38" style:family="paragraph" style:parent-style-name="Text_20_body">
      <style:text-properties fo:font-style="italic" officeooo:rsid="424e34ba" officeooo:paragraph-rsid="424f23a1" style:font-style-asian="italic" style:font-style-complex="italic"/>
    </style:style>
    <style:style style:name="P39" style:family="paragraph" style:parent-style-name="Text_20_body">
      <style:text-properties fo:font-style="italic" officeooo:rsid="424e34ba" officeooo:paragraph-rsid="424f63d3" style:font-style-asian="italic" style:font-style-complex="italic"/>
    </style:style>
    <style:style style:name="P40" style:family="paragraph" style:parent-style-name="Text_20_body">
      <style:text-properties fo:font-style="italic" officeooo:paragraph-rsid="425dfc2f" style:font-style-asian="italic" style:font-style-complex="italic"/>
    </style:style>
    <style:style style:name="P41" style:family="paragraph" style:parent-style-name="Text_20_body">
      <style:text-properties fo:font-style="italic" style:text-underline-style="none" officeooo:rsid="41bdb093" officeooo:paragraph-rsid="41bdb093" style:font-style-asian="italic" style:font-style-complex="italic"/>
    </style:style>
    <style:style style:name="P42" style:family="paragraph" style:parent-style-name="Text_20_body">
      <style:text-properties fo:font-style="italic" style:text-underline-style="none" officeooo:rsid="417c9df5" officeooo:paragraph-rsid="41bdb093" style:font-style-asian="italic" style:font-style-complex="italic"/>
    </style:style>
    <style:style style:name="P43" style:family="paragraph" style:parent-style-name="Text_20_body">
      <style:text-properties fo:font-style="italic" style:text-underline-style="none" officeooo:paragraph-rsid="425dfc2f" style:font-style-asian="italic" style:font-style-complex="italic"/>
    </style:style>
    <style:style style:name="P44" style:family="paragraph" style:parent-style-name="Text_20_body">
      <style:text-properties fo:font-style="italic" style:text-underline-style="none" fo:font-weight="normal" officeooo:paragraph-rsid="425dfc2f" style:font-style-asian="italic" style:font-weight-asian="normal" style:font-style-complex="italic" style:font-weight-complex="normal"/>
    </style:style>
    <style:style style:name="P45" style:family="paragraph" style:parent-style-name="Text_20_body">
      <style:text-properties officeooo:rsid="412b556e" officeooo:paragraph-rsid="4139bb92"/>
    </style:style>
    <style:style style:name="P46" style:family="paragraph" style:parent-style-name="Text_20_body">
      <style:text-properties officeooo:rsid="4141aadd" officeooo:paragraph-rsid="4141aadd"/>
    </style:style>
    <style:style style:name="P47"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48"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49"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4"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55" style:family="paragraph" style:parent-style-name="Text_20_body">
      <style:text-properties style:text-line-through-style="none" style:text-line-through-type="none" fo:font-style="italic" officeooo:rsid="424c2f4f" officeooo:paragraph-rsid="424c2f4f" style:language-asian="cs" style:country-asian="CZ" style:font-style-asian="italic" style:font-style-complex="italic"/>
    </style:style>
    <style:style style:name="P5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7" style:family="paragraph" style:parent-style-name="Text_20_body">
      <style:text-properties style:text-line-through-style="none" style:text-line-through-type="none" officeooo:paragraph-rsid="417ea1a1" style:language-asian="cs" style:country-asian="CZ"/>
    </style:style>
    <style:style style:name="P58" style:family="paragraph" style:parent-style-name="Text_20_body">
      <style:text-properties style:text-line-through-style="none" style:text-line-through-type="none" officeooo:paragraph-rsid="424c2f4f" style:language-asian="cs" style:country-asian="CZ"/>
    </style:style>
    <style:style style:name="P59"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60" style:family="paragraph" style:parent-style-name="Text_20_body">
      <style:text-properties style:text-line-through-style="none" style:text-line-through-type="none" style:text-underline-style="none" officeooo:paragraph-rsid="4180a510" style:language-asian="cs" style:country-asian="CZ"/>
    </style:style>
    <style:style style:name="P61"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62" style:family="paragraph" style:parent-style-name="Text_20_body">
      <style:text-properties style:text-line-through-style="none" style:text-line-through-type="none" style:text-underline-style="none" fo:font-weight="normal" officeooo:paragraph-rsid="42139a90" style:language-asian="cs" style:country-asian="CZ" style:font-weight-asian="normal" style:font-weight-complex="normal"/>
    </style:style>
    <style:style style:name="P63" style:family="paragraph" style:parent-style-name="Text_20_body">
      <style:text-properties officeooo:rsid="41114927" officeooo:paragraph-rsid="414c3847"/>
    </style:style>
    <style:style style:name="P64" style:family="paragraph" style:parent-style-name="Text_20_body">
      <style:text-properties officeooo:rsid="41468b36" officeooo:paragraph-rsid="4161b29c"/>
    </style:style>
    <style:style style:name="P65" style:family="paragraph" style:parent-style-name="Text_20_body">
      <style:text-properties officeooo:rsid="41468b36" officeooo:paragraph-rsid="41c9826c"/>
    </style:style>
    <style:style style:name="P66" style:family="paragraph" style:parent-style-name="Text_20_body">
      <style:text-properties officeooo:rsid="416a2465" officeooo:paragraph-rsid="41c9826c"/>
    </style:style>
    <style:style style:name="P67" style:family="paragraph" style:parent-style-name="Text_20_body">
      <style:text-properties officeooo:rsid="41557d3f" officeooo:paragraph-rsid="41598b2f"/>
    </style:style>
    <style:style style:name="P68" style:family="paragraph" style:parent-style-name="Text_20_body">
      <style:text-properties officeooo:rsid="416f07ae" officeooo:paragraph-rsid="416f07ae"/>
    </style:style>
    <style:style style:name="P69" style:family="paragraph" style:parent-style-name="Text_20_body">
      <style:text-properties officeooo:rsid="416f16e5" officeooo:paragraph-rsid="416f16e5"/>
    </style:style>
    <style:style style:name="P70" style:family="paragraph" style:parent-style-name="Text_20_body">
      <style:text-properties officeooo:rsid="416f16e5" officeooo:paragraph-rsid="4183bc64"/>
    </style:style>
    <style:style style:name="P71" style:family="paragraph" style:parent-style-name="Text_20_body">
      <style:text-properties officeooo:rsid="4171167c" officeooo:paragraph-rsid="4171167c"/>
    </style:style>
    <style:style style:name="P72" style:family="paragraph" style:parent-style-name="Text_20_body">
      <style:text-properties officeooo:rsid="41730927" officeooo:paragraph-rsid="4183bc64"/>
    </style:style>
    <style:style style:name="P73" style:family="paragraph" style:parent-style-name="Text_20_body">
      <style:text-properties officeooo:rsid="4179770e" officeooo:paragraph-rsid="4179770e"/>
    </style:style>
    <style:style style:name="P74" style:family="paragraph" style:parent-style-name="Text_20_body">
      <style:text-properties officeooo:rsid="0e7ce9da" officeooo:paragraph-rsid="4179da94"/>
    </style:style>
    <style:style style:name="P75" style:family="paragraph" style:parent-style-name="Text_20_body">
      <style:text-properties style:text-underline-style="none" officeooo:rsid="417ea1a1" officeooo:paragraph-rsid="417ea1a1"/>
    </style:style>
    <style:style style:name="P76" style:family="paragraph" style:parent-style-name="Text_20_body">
      <style:text-properties style:text-underline-style="none" officeooo:paragraph-rsid="4180a510"/>
    </style:style>
    <style:style style:name="P77" style:family="paragraph" style:parent-style-name="Text_20_body">
      <style:text-properties style:text-underline-style="none" officeooo:rsid="4180a510" officeooo:paragraph-rsid="4180a510"/>
    </style:style>
    <style:style style:name="P78" style:family="paragraph" style:parent-style-name="Text_20_body">
      <style:text-properties style:text-underline-style="none" officeooo:rsid="4183bc64" officeooo:paragraph-rsid="4183fe0b"/>
    </style:style>
    <style:style style:name="P79" style:family="paragraph" style:parent-style-name="Text_20_body">
      <style:text-properties style:text-underline-style="none" officeooo:rsid="4183bc64" officeooo:paragraph-rsid="4185917e"/>
    </style:style>
    <style:style style:name="P80" style:family="paragraph" style:parent-style-name="Text_20_body">
      <style:text-properties style:text-underline-style="none" officeooo:rsid="4183bc64" officeooo:paragraph-rsid="41872b65"/>
    </style:style>
    <style:style style:name="P81" style:family="paragraph" style:parent-style-name="Text_20_body">
      <style:text-properties style:text-underline-style="none" officeooo:rsid="4183bc64" officeooo:paragraph-rsid="4188101e"/>
    </style:style>
    <style:style style:name="P82" style:family="paragraph" style:parent-style-name="Text_20_body">
      <style:text-properties style:text-underline-style="none" officeooo:rsid="4183bc64" officeooo:paragraph-rsid="4189ee8d"/>
    </style:style>
    <style:style style:name="P83" style:family="paragraph" style:parent-style-name="Text_20_body">
      <style:text-properties style:text-underline-style="none" officeooo:rsid="4183bc64" officeooo:paragraph-rsid="418b092d"/>
    </style:style>
    <style:style style:name="P84" style:family="paragraph" style:parent-style-name="Text_20_body">
      <style:text-properties style:text-underline-style="none" officeooo:paragraph-rsid="4183fe0b"/>
    </style:style>
    <style:style style:name="P85" style:family="paragraph" style:parent-style-name="Text_20_body">
      <style:text-properties style:text-underline-style="none" officeooo:rsid="4185917e" officeooo:paragraph-rsid="4185917e"/>
    </style:style>
    <style:style style:name="P86" style:family="paragraph" style:parent-style-name="Text_20_body">
      <style:text-properties style:text-underline-style="none" officeooo:paragraph-rsid="41872b65"/>
    </style:style>
    <style:style style:name="P87" style:family="paragraph" style:parent-style-name="Text_20_body">
      <style:text-properties style:text-underline-style="none" officeooo:rsid="4188101e" officeooo:paragraph-rsid="4188101e"/>
    </style:style>
    <style:style style:name="P88" style:family="paragraph" style:parent-style-name="Text_20_body">
      <style:text-properties style:text-underline-style="none" officeooo:rsid="4189ee8d" officeooo:paragraph-rsid="4189ee8d"/>
    </style:style>
    <style:style style:name="P89" style:family="paragraph" style:parent-style-name="Text_20_body">
      <style:text-properties style:text-underline-style="none" officeooo:paragraph-rsid="418b092d"/>
    </style:style>
    <style:style style:name="P90" style:family="paragraph" style:parent-style-name="Text_20_body">
      <style:text-properties style:text-underline-style="none" officeooo:rsid="418b092d" officeooo:paragraph-rsid="418b092d"/>
    </style:style>
    <style:style style:name="P91" style:family="paragraph" style:parent-style-name="Text_20_body">
      <style:text-properties style:text-underline-style="none" officeooo:paragraph-rsid="41bb0177"/>
    </style:style>
    <style:style style:name="P92" style:family="paragraph" style:parent-style-name="Text_20_body">
      <style:text-properties style:text-underline-style="none" officeooo:rsid="41bcb89b" officeooo:paragraph-rsid="41bcb89b"/>
    </style:style>
    <style:style style:name="P93" style:family="paragraph" style:parent-style-name="Text_20_body">
      <style:text-properties style:text-underline-style="none" officeooo:rsid="418248d7" officeooo:paragraph-rsid="41be1aa5"/>
    </style:style>
    <style:style style:name="P94" style:family="paragraph" style:parent-style-name="Text_20_body">
      <style:text-properties style:text-underline-style="none" officeooo:paragraph-rsid="421095e3"/>
    </style:style>
    <style:style style:name="P95" style:family="paragraph" style:parent-style-name="Text_20_body">
      <style:text-properties style:text-underline-style="none" officeooo:paragraph-rsid="42112de3"/>
    </style:style>
    <style:style style:name="P96" style:family="paragraph" style:parent-style-name="Text_20_body">
      <style:text-properties style:text-underline-style="none" officeooo:rsid="42112de3" officeooo:paragraph-rsid="42112de3"/>
    </style:style>
    <style:style style:name="P97" style:family="paragraph" style:parent-style-name="Text_20_body">
      <style:text-properties style:text-underline-style="none" officeooo:rsid="4181e026" officeooo:paragraph-rsid="4214c29d"/>
    </style:style>
    <style:style style:name="P98" style:family="paragraph" style:parent-style-name="Text_20_body">
      <style:text-properties style:text-underline-style="none" officeooo:paragraph-rsid="42204493"/>
    </style:style>
    <style:style style:name="P99" style:family="paragraph" style:parent-style-name="Text_20_body">
      <style:text-properties style:text-underline-style="none" officeooo:rsid="421095e3" officeooo:paragraph-rsid="42112de3"/>
    </style:style>
    <style:style style:name="P100" style:family="paragraph" style:parent-style-name="Text_20_body">
      <style:text-properties style:text-underline-style="none" officeooo:rsid="42139a90" officeooo:paragraph-rsid="4214c29d"/>
    </style:style>
    <style:style style:name="P101" style:family="paragraph" style:parent-style-name="Text_20_body">
      <style:text-properties style:text-underline-style="none" officeooo:paragraph-rsid="4232307a"/>
    </style:style>
    <style:style style:name="P102" style:family="paragraph" style:parent-style-name="Text_20_body">
      <style:text-properties style:text-underline-style="none" officeooo:rsid="4232307a" officeooo:paragraph-rsid="4232307a"/>
    </style:style>
    <style:style style:name="P103" style:family="paragraph" style:parent-style-name="Text_20_body">
      <style:text-properties style:text-underline-style="none" officeooo:rsid="425b99e7" officeooo:paragraph-rsid="425dfc2f"/>
    </style:style>
    <style:style style:name="P104" style:family="paragraph" style:parent-style-name="Text_20_body">
      <style:text-properties style:text-underline-style="none" officeooo:paragraph-rsid="425dfc2f"/>
    </style:style>
    <style:style style:name="P105" style:family="paragraph" style:parent-style-name="Text_20_body">
      <style:text-properties officeooo:rsid="4183bc64" officeooo:paragraph-rsid="4183bc64"/>
    </style:style>
    <style:style style:name="P106" style:family="paragraph" style:parent-style-name="Text_20_body">
      <style:text-properties officeooo:rsid="16077e11" officeooo:paragraph-rsid="41943a51"/>
    </style:style>
    <style:style style:name="P107" style:family="paragraph" style:parent-style-name="Text_20_body">
      <style:text-properties officeooo:rsid="16077e11" officeooo:paragraph-rsid="4196f96e"/>
    </style:style>
    <style:style style:name="P108" style:family="paragraph" style:parent-style-name="Text_20_body">
      <style:text-properties officeooo:rsid="16077e11" officeooo:paragraph-rsid="41ae16ef"/>
    </style:style>
    <style:style style:name="P109" style:family="paragraph" style:parent-style-name="Text_20_body">
      <style:text-properties officeooo:rsid="413b5111" officeooo:paragraph-rsid="413b5111"/>
    </style:style>
    <style:style style:name="P110" style:family="paragraph" style:parent-style-name="Text_20_body">
      <style:text-properties officeooo:rsid="4196f96e" officeooo:paragraph-rsid="4196f96e"/>
    </style:style>
    <style:style style:name="P111" style:family="paragraph" style:parent-style-name="Text_20_body">
      <style:text-properties officeooo:rsid="419a0c35" officeooo:paragraph-rsid="419a37b8"/>
    </style:style>
    <style:style style:name="P112" style:family="paragraph" style:parent-style-name="Text_20_body">
      <style:text-properties officeooo:rsid="419a0c35" officeooo:paragraph-rsid="419cb3a6"/>
    </style:style>
    <style:style style:name="P113" style:family="paragraph" style:parent-style-name="Text_20_body">
      <style:text-properties officeooo:rsid="41b2345a" officeooo:paragraph-rsid="41b2345a"/>
    </style:style>
    <style:style style:name="P114" style:family="paragraph" style:parent-style-name="Text_20_body">
      <style:text-properties officeooo:rsid="411ff11e" officeooo:paragraph-rsid="411ff11e"/>
    </style:style>
    <style:style style:name="P115" style:family="paragraph" style:parent-style-name="Text_20_body">
      <style:text-properties officeooo:rsid="41bb0177" officeooo:paragraph-rsid="41bb0177"/>
    </style:style>
    <style:style style:name="P116" style:family="paragraph" style:parent-style-name="Text_20_body">
      <style:text-properties officeooo:rsid="41bdb093" officeooo:paragraph-rsid="41bdb093"/>
    </style:style>
    <style:style style:name="P117" style:family="paragraph" style:parent-style-name="Text_20_body">
      <style:text-properties officeooo:rsid="418248d7" officeooo:paragraph-rsid="41be1aa5"/>
    </style:style>
    <style:style style:name="P118" style:family="paragraph" style:parent-style-name="Text_20_body">
      <style:text-properties officeooo:rsid="418248d7" officeooo:paragraph-rsid="41bf3d48"/>
    </style:style>
    <style:style style:name="P119" style:family="paragraph" style:parent-style-name="Text_20_body">
      <style:text-properties officeooo:paragraph-rsid="41bf3d48"/>
    </style:style>
    <style:style style:name="P120" style:family="paragraph" style:parent-style-name="Text_20_body">
      <style:text-properties fo:language="cs" fo:country="CZ" officeooo:rsid="2058902b" officeooo:paragraph-rsid="41c9826c" style:language-asian="cs" style:country-asian="CZ"/>
    </style:style>
    <style:style style:name="P121" style:family="paragraph" style:parent-style-name="Text_20_body">
      <style:text-properties fo:language="cs" fo:country="CZ" officeooo:rsid="41f63ec3" officeooo:paragraph-rsid="41f63ec3"/>
    </style:style>
    <style:style style:name="P122" style:family="paragraph" style:parent-style-name="Text_20_body">
      <style:text-properties fo:language="cs" fo:country="CZ" officeooo:rsid="0d5ac793" officeooo:paragraph-rsid="423707e2"/>
    </style:style>
    <style:style style:name="P123" style:family="paragraph" style:parent-style-name="Text_20_body">
      <style:text-properties fo:language="cs" fo:country="CZ" officeooo:rsid="423b14d8" officeooo:paragraph-rsid="423b14d8"/>
    </style:style>
    <style:style style:name="P124" style:family="paragraph" style:parent-style-name="Text_20_body">
      <style:text-properties fo:language="cs" fo:country="CZ" officeooo:rsid="423b14d8" officeooo:paragraph-rsid="423b78cf"/>
    </style:style>
    <style:style style:name="P125" style:family="paragraph" style:parent-style-name="Text_20_body">
      <style:text-properties fo:language="cs" fo:country="CZ" officeooo:rsid="423b78cf" officeooo:paragraph-rsid="423b78cf"/>
    </style:style>
    <style:style style:name="P126" style:family="paragraph" style:parent-style-name="Text_20_body">
      <style:text-properties fo:language="cs" fo:country="CZ" officeooo:rsid="4242ee7c" officeooo:paragraph-rsid="42451a76"/>
    </style:style>
    <style:style style:name="P127" style:family="paragraph" style:parent-style-name="Text_20_body">
      <style:text-properties fo:language="cs" fo:country="CZ" officeooo:paragraph-rsid="42451a76"/>
    </style:style>
    <style:style style:name="P128" style:family="paragraph" style:parent-style-name="Text_20_body">
      <style:text-properties fo:language="cs" fo:country="CZ" officeooo:rsid="42400272" officeooo:paragraph-rsid="42400272"/>
    </style:style>
    <style:style style:name="P129" style:family="paragraph" style:parent-style-name="Text_20_body">
      <style:text-properties officeooo:rsid="2058902b" officeooo:paragraph-rsid="41c9826c"/>
    </style:style>
    <style:style style:name="P130" style:family="paragraph" style:parent-style-name="Text_20_body">
      <style:text-properties officeooo:rsid="3ea26cfe" officeooo:paragraph-rsid="41c9826c"/>
    </style:style>
    <style:style style:name="P131" style:family="paragraph" style:parent-style-name="Text_20_body">
      <style:text-properties officeooo:rsid="414be7f6" officeooo:paragraph-rsid="414be7f6"/>
    </style:style>
    <style:style style:name="P132" style:family="paragraph" style:parent-style-name="Text_20_body">
      <style:text-properties officeooo:paragraph-rsid="41c9826c"/>
    </style:style>
    <style:style style:name="P133" style:family="paragraph" style:parent-style-name="Text_20_body">
      <style:text-properties officeooo:rsid="415e7447" officeooo:paragraph-rsid="41c9826c"/>
    </style:style>
    <style:style style:name="P134" style:family="paragraph" style:parent-style-name="Text_20_body">
      <style:text-properties officeooo:rsid="4175e525" officeooo:paragraph-rsid="41c9826c"/>
    </style:style>
    <style:style style:name="P135" style:family="paragraph" style:parent-style-name="Text_20_body">
      <style:text-properties officeooo:rsid="41bafbc5" officeooo:paragraph-rsid="41bafbc5"/>
    </style:style>
    <style:style style:name="P136" style:family="paragraph" style:parent-style-name="Text_20_body">
      <style:text-properties officeooo:rsid="41d2aacc" officeooo:paragraph-rsid="41d2aacc"/>
    </style:style>
    <style:style style:name="P137" style:family="paragraph" style:parent-style-name="Text_20_body">
      <style:text-properties officeooo:rsid="41d38d53" officeooo:paragraph-rsid="41d38d53"/>
    </style:style>
    <style:style style:name="P138" style:family="paragraph" style:parent-style-name="Text_20_body">
      <style:text-properties officeooo:rsid="41d521a3" officeooo:paragraph-rsid="41d521a3"/>
    </style:style>
    <style:style style:name="P139" style:family="paragraph" style:parent-style-name="Text_20_body">
      <style:text-properties officeooo:rsid="41d521a3" officeooo:paragraph-rsid="41d63554"/>
    </style:style>
    <style:style style:name="P140" style:family="paragraph" style:parent-style-name="Text_20_body">
      <style:text-properties officeooo:rsid="41d63554" officeooo:paragraph-rsid="41d63554"/>
    </style:style>
    <style:style style:name="P141" style:family="paragraph" style:parent-style-name="Text_20_body">
      <style:text-properties officeooo:rsid="41d7fedb" officeooo:paragraph-rsid="41d7fedb"/>
    </style:style>
    <style:style style:name="P142" style:family="paragraph" style:parent-style-name="Text_20_body">
      <style:text-properties officeooo:rsid="41d9a380" officeooo:paragraph-rsid="41d9a380"/>
    </style:style>
    <style:style style:name="P143" style:family="paragraph" style:parent-style-name="Text_20_body">
      <style:text-properties officeooo:rsid="41db52e2" officeooo:paragraph-rsid="41db52e2"/>
    </style:style>
    <style:style style:name="P144" style:family="paragraph" style:parent-style-name="Text_20_body">
      <style:paragraph-properties fo:text-align="end" style:justify-single-word="false"/>
      <style:text-properties officeooo:paragraph-rsid="2590605e"/>
    </style:style>
    <style:style style:name="P145" style:family="paragraph" style:parent-style-name="Text_20_body">
      <style:text-properties officeooo:rsid="41ffa8ba" officeooo:paragraph-rsid="41ffa8ba"/>
    </style:style>
    <style:style style:name="P146" style:family="paragraph" style:parent-style-name="Text_20_body">
      <style:text-properties officeooo:rsid="4205737f" officeooo:paragraph-rsid="4205737f"/>
    </style:style>
    <style:style style:name="P147" style:family="paragraph" style:parent-style-name="Text_20_body">
      <style:text-properties officeooo:rsid="420d92ce" officeooo:paragraph-rsid="420d92ce"/>
    </style:style>
    <style:style style:name="P148" style:family="paragraph" style:parent-style-name="Text_20_body">
      <style:text-properties style:text-line-through-style="solid" style:text-line-through-type="single" officeooo:rsid="41ec2dd2" officeooo:paragraph-rsid="41ec2dd2"/>
    </style:style>
    <style:style style:name="P149" style:family="paragraph" style:parent-style-name="Text_20_body">
      <style:text-properties style:text-line-through-style="solid" style:text-line-through-type="single" officeooo:rsid="41f561cb" officeooo:paragraph-rsid="41f561cb"/>
    </style:style>
    <style:style style:name="P150" style:family="paragraph" style:parent-style-name="Text_20_body">
      <style:text-properties style:text-line-through-style="solid" style:text-line-through-type="single" officeooo:rsid="42413a44" officeooo:paragraph-rsid="42413a44"/>
    </style:style>
    <style:style style:name="P151" style:family="paragraph" style:parent-style-name="Text_20_body">
      <style:text-properties officeooo:rsid="42153db0" officeooo:paragraph-rsid="42153db0"/>
    </style:style>
    <style:style style:name="P152" style:family="paragraph" style:parent-style-name="Text_20_body">
      <style:text-properties officeooo:rsid="42153db0" officeooo:paragraph-rsid="421bd8c6"/>
    </style:style>
    <style:style style:name="P153" style:family="paragraph" style:parent-style-name="Text_20_body">
      <style:text-properties officeooo:rsid="4219699e" officeooo:paragraph-rsid="4219699e"/>
    </style:style>
    <style:style style:name="P154" style:family="paragraph" style:parent-style-name="Text_20_body">
      <style:text-properties officeooo:rsid="4221a9c9" officeooo:paragraph-rsid="4221a9c9"/>
    </style:style>
    <style:style style:name="P155" style:family="paragraph" style:parent-style-name="Text_20_body">
      <style:text-properties officeooo:rsid="4173ad90" officeooo:paragraph-rsid="4173ad90"/>
    </style:style>
    <style:style style:name="P156" style:family="paragraph" style:parent-style-name="Text_20_body">
      <style:text-properties officeooo:rsid="422375d2" officeooo:paragraph-rsid="4223afd1"/>
    </style:style>
    <style:style style:name="P157" style:family="paragraph" style:parent-style-name="Text_20_body">
      <style:text-properties officeooo:rsid="4225f306" officeooo:paragraph-rsid="4225f306"/>
    </style:style>
    <style:style style:name="P158" style:family="paragraph" style:parent-style-name="Text_20_body">
      <style:text-properties officeooo:rsid="4229c5e2" officeooo:paragraph-rsid="4229c5e2"/>
    </style:style>
    <style:style style:name="P159" style:family="paragraph" style:parent-style-name="Text_20_body">
      <style:text-properties officeooo:rsid="422277f1" officeooo:paragraph-rsid="422277f1"/>
    </style:style>
    <style:style style:name="P160" style:family="paragraph" style:parent-style-name="Text_20_body">
      <style:text-properties officeooo:paragraph-rsid="422b6095"/>
    </style:style>
    <style:style style:name="P161" style:family="paragraph" style:parent-style-name="Text_20_body">
      <style:text-properties officeooo:paragraph-rsid="422dbf2b"/>
    </style:style>
    <style:style style:name="P162" style:family="paragraph" style:parent-style-name="Text_20_body">
      <style:text-properties officeooo:paragraph-rsid="422f1017"/>
    </style:style>
    <style:style style:name="P163" style:family="paragraph" style:parent-style-name="Text_20_body">
      <style:text-properties officeooo:paragraph-rsid="423094a8"/>
    </style:style>
    <style:style style:name="P164" style:family="paragraph" style:parent-style-name="Text_20_body">
      <style:text-properties officeooo:rsid="4232bd15" officeooo:paragraph-rsid="4232bd15"/>
    </style:style>
    <style:style style:name="P165" style:family="paragraph" style:parent-style-name="Text_20_body">
      <style:text-properties officeooo:paragraph-rsid="4232bd15"/>
    </style:style>
    <style:style style:name="P166" style:family="paragraph" style:parent-style-name="Text_20_body">
      <style:text-properties officeooo:rsid="0df31025" officeooo:paragraph-rsid="42353a6e"/>
    </style:style>
    <style:style style:name="P167" style:family="paragraph" style:parent-style-name="Text_20_body">
      <style:text-properties officeooo:rsid="0df31025" officeooo:paragraph-rsid="4237bf1d"/>
    </style:style>
    <style:style style:name="P168" style:family="paragraph" style:parent-style-name="Text_20_body">
      <style:text-properties officeooo:rsid="0d7aa05a" officeooo:paragraph-rsid="42353a6e"/>
    </style:style>
    <style:style style:name="P169" style:family="paragraph" style:parent-style-name="Text_20_body">
      <style:text-properties officeooo:rsid="0d7aa05a" officeooo:paragraph-rsid="42368f16"/>
    </style:style>
    <style:style style:name="P170" style:family="paragraph" style:parent-style-name="Text_20_body">
      <style:text-properties officeooo:rsid="0d7aa05a" officeooo:paragraph-rsid="42392427"/>
    </style:style>
    <style:style style:name="P171" style:family="paragraph" style:parent-style-name="Text_20_body">
      <style:text-properties officeooo:rsid="42353a6e" officeooo:paragraph-rsid="42353a6e"/>
    </style:style>
    <style:style style:name="P172" style:family="paragraph" style:parent-style-name="Text_20_body">
      <style:text-properties officeooo:rsid="42353a6e" officeooo:paragraph-rsid="42368f16"/>
    </style:style>
    <style:style style:name="P173" style:family="paragraph" style:parent-style-name="Text_20_body">
      <style:text-properties officeooo:rsid="0e7b1d01" officeooo:paragraph-rsid="42368f16"/>
    </style:style>
    <style:style style:name="P174" style:family="paragraph" style:parent-style-name="Text_20_body">
      <style:text-properties officeooo:rsid="0d5148cd" officeooo:paragraph-rsid="42368f16"/>
    </style:style>
    <style:style style:name="P175" style:family="paragraph" style:parent-style-name="Text_20_body">
      <style:text-properties officeooo:rsid="0d5148cd" officeooo:paragraph-rsid="4237bf1d"/>
    </style:style>
    <style:style style:name="P176" style:family="paragraph" style:parent-style-name="Text_20_body">
      <style:text-properties officeooo:rsid="0d6b7974" officeooo:paragraph-rsid="42368f16"/>
    </style:style>
    <style:style style:name="P177" style:family="paragraph" style:parent-style-name="Text_20_body">
      <style:text-properties officeooo:rsid="0d6b7974" officeooo:paragraph-rsid="4237bf1d"/>
    </style:style>
    <style:style style:name="P178" style:family="paragraph" style:parent-style-name="Text_20_body">
      <style:text-properties officeooo:rsid="0d729a0b" officeooo:paragraph-rsid="42368f16"/>
    </style:style>
    <style:style style:name="P179" style:family="paragraph" style:parent-style-name="Text_20_body">
      <style:text-properties officeooo:rsid="0d748a87" officeooo:paragraph-rsid="42368f16"/>
    </style:style>
    <style:style style:name="P180" style:family="paragraph" style:parent-style-name="Text_20_body">
      <style:text-properties officeooo:rsid="0d7d4d88" officeooo:paragraph-rsid="42368f16"/>
    </style:style>
    <style:style style:name="P181" style:family="paragraph" style:parent-style-name="Text_20_body">
      <style:text-properties officeooo:rsid="0d7d4d88" officeooo:paragraph-rsid="4237bf1d"/>
    </style:style>
    <style:style style:name="P182" style:family="paragraph" style:parent-style-name="Text_20_body">
      <style:text-properties officeooo:rsid="0d7ec4b7" officeooo:paragraph-rsid="42368f16"/>
    </style:style>
    <style:style style:name="P183" style:family="paragraph" style:parent-style-name="Text_20_body">
      <style:text-properties officeooo:rsid="0d867a25" officeooo:paragraph-rsid="42368f16"/>
    </style:style>
    <style:style style:name="P184" style:family="paragraph" style:parent-style-name="Text_20_body">
      <style:text-properties officeooo:rsid="0d894409" officeooo:paragraph-rsid="42368f16"/>
    </style:style>
    <style:style style:name="P185" style:family="paragraph" style:parent-style-name="Text_20_body">
      <style:text-properties officeooo:rsid="0d8cc553" officeooo:paragraph-rsid="42368f16"/>
    </style:style>
    <style:style style:name="P186" style:family="paragraph" style:parent-style-name="Text_20_body">
      <style:text-properties officeooo:rsid="0d922684" officeooo:paragraph-rsid="42368f16"/>
    </style:style>
    <style:style style:name="P187" style:family="paragraph" style:parent-style-name="Text_20_body">
      <style:text-properties officeooo:rsid="0d93aa24" officeooo:paragraph-rsid="42368f16"/>
    </style:style>
    <style:style style:name="P188" style:family="paragraph" style:parent-style-name="Text_20_body">
      <style:text-properties officeooo:rsid="0d93aa24" officeooo:paragraph-rsid="42392427"/>
    </style:style>
    <style:style style:name="P189" style:family="paragraph" style:parent-style-name="Text_20_body">
      <style:text-properties officeooo:rsid="0d95252a" officeooo:paragraph-rsid="42368f16"/>
    </style:style>
    <style:style style:name="P190" style:family="paragraph" style:parent-style-name="Text_20_body">
      <style:text-properties officeooo:rsid="0d95252a" officeooo:paragraph-rsid="42392427"/>
    </style:style>
    <style:style style:name="P191" style:family="paragraph" style:parent-style-name="Text_20_body">
      <style:text-properties officeooo:rsid="0d9611f4" officeooo:paragraph-rsid="42368f16"/>
    </style:style>
    <style:style style:name="P192" style:family="paragraph" style:parent-style-name="Text_20_body">
      <style:text-properties officeooo:rsid="0d9611f4" officeooo:paragraph-rsid="42392427"/>
    </style:style>
    <style:style style:name="P193" style:family="paragraph" style:parent-style-name="Text_20_body">
      <style:text-properties officeooo:rsid="0da2738f" officeooo:paragraph-rsid="42368f16"/>
    </style:style>
    <style:style style:name="P194" style:family="paragraph" style:parent-style-name="Text_20_body">
      <style:text-properties officeooo:rsid="0da2738f" officeooo:paragraph-rsid="42392427"/>
    </style:style>
    <style:style style:name="P195" style:family="paragraph" style:parent-style-name="Text_20_body">
      <style:text-properties officeooo:rsid="0da7f5cb" officeooo:paragraph-rsid="42368f16"/>
    </style:style>
    <style:style style:name="P196" style:family="paragraph" style:parent-style-name="Text_20_body">
      <style:text-properties officeooo:rsid="0da7f5cb" officeooo:paragraph-rsid="42392427"/>
    </style:style>
    <style:style style:name="P197" style:family="paragraph" style:parent-style-name="Text_20_body">
      <style:text-properties officeooo:rsid="0d5ac793" officeooo:paragraph-rsid="42368f16"/>
    </style:style>
    <style:style style:name="P198" style:family="paragraph" style:parent-style-name="Text_20_body">
      <style:text-properties officeooo:rsid="0d5ac793" officeooo:paragraph-rsid="423707e2"/>
    </style:style>
    <style:style style:name="P199" style:family="paragraph" style:parent-style-name="Text_20_body">
      <style:text-properties officeooo:rsid="0d54ac77" officeooo:paragraph-rsid="423707e2"/>
    </style:style>
    <style:style style:name="P200" style:family="paragraph" style:parent-style-name="Text_20_body">
      <style:text-properties officeooo:rsid="0d5c10d2" officeooo:paragraph-rsid="423707e2"/>
    </style:style>
    <style:style style:name="P201" style:family="paragraph" style:parent-style-name="Text_20_body">
      <style:text-properties officeooo:rsid="0d5dbb83" officeooo:paragraph-rsid="423707e2"/>
    </style:style>
    <style:style style:name="P202" style:family="paragraph" style:parent-style-name="Text_20_body">
      <style:text-properties officeooo:rsid="0d618892" officeooo:paragraph-rsid="423707e2"/>
    </style:style>
    <style:style style:name="P203" style:family="paragraph" style:parent-style-name="Text_20_body">
      <style:text-properties officeooo:rsid="0d5fe0b1" officeooo:paragraph-rsid="423707e2"/>
    </style:style>
    <style:style style:name="P204" style:family="paragraph" style:parent-style-name="Text_20_body">
      <style:text-properties officeooo:rsid="0d54d0aa" officeooo:paragraph-rsid="423707e2"/>
    </style:style>
    <style:style style:name="P205" style:family="paragraph" style:parent-style-name="Text_20_body">
      <style:text-properties officeooo:rsid="0d638057" officeooo:paragraph-rsid="423707e2"/>
    </style:style>
    <style:style style:name="P206" style:family="paragraph" style:parent-style-name="Text_20_body">
      <style:text-properties officeooo:rsid="0d561c3f" officeooo:paragraph-rsid="423707e2"/>
    </style:style>
    <style:style style:name="P207" style:family="paragraph" style:parent-style-name="Text_20_body">
      <style:text-properties officeooo:rsid="0d59f3a8" officeooo:paragraph-rsid="423707e2"/>
    </style:style>
    <style:style style:name="P208" style:family="paragraph" style:parent-style-name="Text_20_body">
      <style:text-properties officeooo:rsid="0d5d4bab" officeooo:paragraph-rsid="423707e2"/>
    </style:style>
    <style:style style:name="P209" style:family="paragraph" style:parent-style-name="Text_20_body">
      <style:text-properties officeooo:rsid="0d596ab0" officeooo:paragraph-rsid="423707e2"/>
    </style:style>
    <style:style style:name="P210" style:family="paragraph" style:parent-style-name="Text_20_body">
      <style:text-properties officeooo:rsid="0d8f10a2" officeooo:paragraph-rsid="423707e2"/>
    </style:style>
    <style:style style:name="P211" style:family="paragraph" style:parent-style-name="Text_20_body">
      <style:text-properties officeooo:rsid="0d5f2c1e" officeooo:paragraph-rsid="423707e2"/>
    </style:style>
    <style:style style:name="P212" style:family="paragraph" style:parent-style-name="Text_20_body">
      <style:text-properties officeooo:rsid="0d577f54" officeooo:paragraph-rsid="423707e2"/>
    </style:style>
    <style:style style:name="P213" style:family="paragraph" style:parent-style-name="Text_20_body">
      <style:text-properties officeooo:rsid="140e37fc" officeooo:paragraph-rsid="4237bf1d"/>
    </style:style>
    <style:style style:name="P214" style:family="paragraph" style:parent-style-name="Text_20_body">
      <style:text-properties officeooo:rsid="137557e7" officeooo:paragraph-rsid="4237bf1d"/>
    </style:style>
    <style:style style:name="P215" style:family="paragraph" style:parent-style-name="Text_20_body">
      <style:text-properties officeooo:rsid="137e7779" officeooo:paragraph-rsid="4237bf1d"/>
    </style:style>
    <style:style style:name="P216" style:family="paragraph" style:parent-style-name="Text_20_body">
      <style:text-properties officeooo:rsid="0d4f8679" officeooo:paragraph-rsid="4237bf1d"/>
    </style:style>
    <style:style style:name="P217" style:family="paragraph" style:parent-style-name="Text_20_body">
      <style:text-properties officeooo:rsid="13ce209b" officeooo:paragraph-rsid="4237bf1d"/>
    </style:style>
    <style:style style:name="P218" style:family="paragraph" style:parent-style-name="Text_20_body">
      <style:text-properties officeooo:rsid="13d0204e" officeooo:paragraph-rsid="4237bf1d"/>
    </style:style>
    <style:style style:name="P219" style:family="paragraph" style:parent-style-name="Text_20_body">
      <style:text-properties officeooo:rsid="152a4943" officeooo:paragraph-rsid="4237bf1d"/>
    </style:style>
    <style:style style:name="P220" style:family="paragraph" style:parent-style-name="Text_20_body">
      <style:text-properties fo:font-style="normal" officeooo:rsid="13dcc169" officeooo:paragraph-rsid="4237bf1d" style:font-style-asian="normal" style:font-style-complex="normal"/>
    </style:style>
    <style:style style:name="P221" style:family="paragraph" style:parent-style-name="Text_20_body">
      <style:text-properties fo:font-style="normal" officeooo:rsid="01055826" officeooo:paragraph-rsid="4237bf1d" style:font-style-asian="normal" style:font-style-complex="normal"/>
    </style:style>
    <style:style style:name="P222" style:family="paragraph" style:parent-style-name="Text_20_body">
      <style:text-properties fo:font-style="normal" officeooo:rsid="13c158ee" officeooo:paragraph-rsid="4237bf1d" style:font-style-asian="normal" style:font-style-complex="normal"/>
    </style:style>
    <style:style style:name="P223" style:family="paragraph" style:parent-style-name="Text_20_body">
      <style:text-properties fo:font-style="normal" officeooo:rsid="13b1a615" officeooo:paragraph-rsid="4237bf1d" style:font-style-asian="normal" style:font-style-complex="normal"/>
    </style:style>
    <style:style style:name="P224" style:family="paragraph" style:parent-style-name="Text_20_body">
      <style:text-properties fo:font-style="normal" style:text-underline-style="none" officeooo:paragraph-rsid="425dfc2f" style:font-style-asian="normal" style:font-style-complex="normal"/>
    </style:style>
    <style:style style:name="P225" style:family="paragraph" style:parent-style-name="Text_20_body">
      <style:text-properties fo:font-style="normal" style:text-underline-style="none" fo:font-weight="normal" officeooo:paragraph-rsid="425dfc2f" style:font-style-asian="normal" style:font-weight-asian="normal" style:font-style-complex="normal" style:font-weight-complex="normal"/>
    </style:style>
    <style:style style:name="P226" style:family="paragraph" style:parent-style-name="Text_20_body">
      <style:text-properties officeooo:rsid="14ef3a03" officeooo:paragraph-rsid="4237bf1d"/>
    </style:style>
    <style:style style:name="P227" style:family="paragraph" style:parent-style-name="Text_20_body">
      <style:text-properties officeooo:rsid="13af2e8e" officeooo:paragraph-rsid="4237bf1d"/>
    </style:style>
    <style:style style:name="P228" style:family="paragraph" style:parent-style-name="Text_20_body">
      <style:text-properties officeooo:rsid="13dfae71" officeooo:paragraph-rsid="4237bf1d"/>
    </style:style>
    <style:style style:name="P229" style:family="paragraph" style:parent-style-name="Text_20_body">
      <style:text-properties officeooo:rsid="15457144" officeooo:paragraph-rsid="4237bf1d"/>
    </style:style>
    <style:style style:name="P230" style:family="paragraph" style:parent-style-name="Text_20_body">
      <style:text-properties officeooo:rsid="1555171b" officeooo:paragraph-rsid="4237bf1d"/>
    </style:style>
    <style:style style:name="P231" style:family="paragraph" style:parent-style-name="Text_20_body">
      <style:text-properties officeooo:rsid="15ce1b10" officeooo:paragraph-rsid="4237bf1d"/>
    </style:style>
    <style:style style:name="P232" style:family="paragraph" style:parent-style-name="Text_20_body">
      <style:text-properties officeooo:rsid="155f45cf" officeooo:paragraph-rsid="4237bf1d"/>
    </style:style>
    <style:style style:name="P233" style:family="paragraph" style:parent-style-name="Text_20_body">
      <style:text-properties officeooo:rsid="1557da55" officeooo:paragraph-rsid="4237bf1d"/>
    </style:style>
    <style:style style:name="P234" style:family="paragraph" style:parent-style-name="Text_20_body">
      <style:text-properties officeooo:rsid="14fe9223" officeooo:paragraph-rsid="4237bf1d"/>
    </style:style>
    <style:style style:name="P235" style:family="paragraph" style:parent-style-name="Text_20_body">
      <style:text-properties officeooo:rsid="145ed598" officeooo:paragraph-rsid="4237bf1d"/>
    </style:style>
    <style:style style:name="P236" style:family="paragraph" style:parent-style-name="Text_20_body">
      <style:text-properties officeooo:rsid="141098ec" officeooo:paragraph-rsid="4237bf1d"/>
    </style:style>
    <style:style style:name="P237" style:family="paragraph" style:parent-style-name="Text_20_body">
      <style:text-properties officeooo:rsid="15053b3d" officeooo:paragraph-rsid="4237bf1d"/>
    </style:style>
    <style:style style:name="P238" style:family="paragraph" style:parent-style-name="Text_20_body">
      <style:text-properties officeooo:rsid="1410b4c0" officeooo:paragraph-rsid="4237bf1d"/>
    </style:style>
    <style:style style:name="P239" style:family="paragraph" style:parent-style-name="Text_20_body">
      <style:text-properties officeooo:rsid="1411b641" officeooo:paragraph-rsid="4237bf1d"/>
    </style:style>
    <style:style style:name="P240" style:family="paragraph" style:parent-style-name="Text_20_body">
      <style:text-properties officeooo:rsid="150c7227" officeooo:paragraph-rsid="4237bf1d"/>
    </style:style>
    <style:style style:name="P241" style:family="paragraph" style:parent-style-name="Text_20_body">
      <style:text-properties officeooo:paragraph-rsid="4237bf1d"/>
    </style:style>
    <style:style style:name="P242" style:family="paragraph" style:parent-style-name="Text_20_body">
      <style:text-properties officeooo:rsid="423b78cf" officeooo:paragraph-rsid="423b78cf"/>
    </style:style>
    <style:style style:name="P243" style:family="paragraph" style:parent-style-name="Text_20_body">
      <style:text-properties officeooo:rsid="423b8e36" officeooo:paragraph-rsid="423b8e36"/>
    </style:style>
    <style:style style:name="P244" style:family="paragraph" style:parent-style-name="Text_20_body">
      <style:text-properties fo:language="en" fo:country="US" officeooo:rsid="0d5dbb83" officeooo:paragraph-rsid="423707e2"/>
    </style:style>
    <style:style style:name="P245" style:family="paragraph" style:parent-style-name="Text_20_body">
      <style:text-properties fo:language="en" fo:country="US" officeooo:rsid="0d54d0aa" officeooo:paragraph-rsid="423707e2"/>
    </style:style>
    <style:style style:name="P246" style:family="paragraph" style:parent-style-name="Text_20_body">
      <style:text-properties fo:language="en" fo:country="US" officeooo:rsid="423b14d8" officeooo:paragraph-rsid="42494346"/>
    </style:style>
    <style:style style:name="P247" style:family="paragraph" style:parent-style-name="Text_20_body">
      <style:text-properties fo:language="en" fo:country="US" fo:font-style="italic" officeooo:rsid="423b14d8" officeooo:paragraph-rsid="423b14d8" style:font-style-asian="italic" style:font-style-complex="italic"/>
    </style:style>
    <style:style style:name="P248" style:family="paragraph" style:parent-style-name="Text_20_body">
      <style:text-properties officeooo:paragraph-rsid="424003a6"/>
    </style:style>
    <style:style style:name="P249" style:family="paragraph" style:parent-style-name="Text_20_body">
      <style:text-properties officeooo:rsid="4240ba68" officeooo:paragraph-rsid="4240ba68"/>
    </style:style>
    <style:style style:name="P250" style:family="paragraph" style:parent-style-name="Text_20_body">
      <style:text-properties officeooo:rsid="4242ee7c" officeooo:paragraph-rsid="4242ee7c"/>
    </style:style>
    <style:style style:name="P251" style:family="paragraph" style:parent-style-name="Text_20_body">
      <style:text-properties officeooo:rsid="42469f7b" officeooo:paragraph-rsid="42469f7b"/>
    </style:style>
    <style:style style:name="P252" style:family="paragraph" style:parent-style-name="Text_20_body">
      <style:text-properties officeooo:rsid="4248b26e" officeooo:paragraph-rsid="4248b26e"/>
    </style:style>
    <style:style style:name="P253" style:family="paragraph" style:parent-style-name="Text_20_body">
      <style:text-properties officeooo:paragraph-rsid="42494346"/>
    </style:style>
    <style:style style:name="P254" style:family="paragraph" style:parent-style-name="Text_20_body">
      <style:text-properties officeooo:rsid="42495c86" officeooo:paragraph-rsid="42495c86"/>
    </style:style>
    <style:style style:name="P255" style:family="paragraph" style:parent-style-name="Text_20_body">
      <style:text-properties officeooo:rsid="424bc7da" officeooo:paragraph-rsid="424bc7da"/>
    </style:style>
    <style:style style:name="P256" style:family="paragraph" style:parent-style-name="Text_20_body">
      <style:text-properties officeooo:rsid="424d8433" officeooo:paragraph-rsid="424d8433"/>
    </style:style>
    <style:style style:name="P257" style:family="paragraph" style:parent-style-name="Text_20_body">
      <style:text-properties officeooo:rsid="424e34ba" officeooo:paragraph-rsid="424e34ba"/>
    </style:style>
    <style:style style:name="P258" style:family="paragraph" style:parent-style-name="Text_20_body">
      <style:text-properties officeooo:rsid="424e34ba" officeooo:paragraph-rsid="424f23a1"/>
    </style:style>
    <style:style style:name="P259" style:family="paragraph" style:parent-style-name="Text_20_body">
      <style:text-properties officeooo:rsid="424e34ba" officeooo:paragraph-rsid="424f63d3"/>
    </style:style>
    <style:style style:name="P260" style:family="paragraph" style:parent-style-name="Text_20_body">
      <style:text-properties officeooo:rsid="424f23a1" officeooo:paragraph-rsid="424f23a1"/>
    </style:style>
    <style:style style:name="P261" style:family="paragraph" style:parent-style-name="Text_20_body">
      <style:text-properties officeooo:rsid="425386c5" officeooo:paragraph-rsid="425386c5"/>
    </style:style>
    <style:style style:name="P262" style:family="paragraph" style:parent-style-name="Text_20_body">
      <style:text-properties officeooo:rsid="4255160c" officeooo:paragraph-rsid="4255160c"/>
    </style:style>
    <style:style style:name="P263" style:family="paragraph" style:parent-style-name="Text_20_body">
      <style:text-properties officeooo:rsid="42565ba9" officeooo:paragraph-rsid="42565ba9"/>
    </style:style>
    <style:style style:name="P264" style:family="paragraph" style:parent-style-name="Text_20_body">
      <style:text-properties officeooo:rsid="41f63ec3" officeooo:paragraph-rsid="41f63ec3"/>
    </style:style>
    <style:style style:name="P265" style:family="paragraph" style:parent-style-name="Text_20_body">
      <style:text-properties officeooo:rsid="42581a24" officeooo:paragraph-rsid="42581a24"/>
    </style:style>
    <style:style style:name="P266" style:family="paragraph" style:parent-style-name="Text_20_body">
      <style:text-properties officeooo:rsid="4259b28c" officeooo:paragraph-rsid="4259b28c"/>
    </style:style>
    <style:style style:name="P267" style:family="paragraph" style:parent-style-name="Text_20_body">
      <style:text-properties officeooo:rsid="425a4530" officeooo:paragraph-rsid="425a4530"/>
    </style:style>
    <style:style style:name="P268" style:family="paragraph" style:parent-style-name="Text_20_body">
      <style:text-properties officeooo:paragraph-rsid="424c0ce8"/>
    </style:style>
    <style:style style:name="P269" style:family="paragraph" style:parent-style-name="Text_20_body">
      <style:text-properties officeooo:paragraph-rsid="42565ba9"/>
    </style:style>
    <style:style style:name="P270" style:family="paragraph" style:parent-style-name="Text_20_body">
      <style:text-properties officeooo:paragraph-rsid="424d20ee"/>
    </style:style>
    <style:style style:name="P271" style:family="paragraph" style:parent-style-name="Text_20_body">
      <style:text-properties officeooo:rsid="424d20ee" officeooo:paragraph-rsid="424d20ee"/>
    </style:style>
    <style:style style:name="P272" style:family="paragraph" style:parent-style-name="Text_20_body">
      <style:text-properties officeooo:rsid="425b99e7" officeooo:paragraph-rsid="425b99e7"/>
    </style:style>
    <style:style style:name="P273" style:family="paragraph" style:parent-style-name="Text_20_body">
      <style:text-properties officeooo:paragraph-rsid="425dfc2f"/>
    </style:style>
    <style:style style:name="P274" style:family="paragraph" style:parent-style-name="Text_20_body">
      <style:text-properties officeooo:rsid="425f26d7" officeooo:paragraph-rsid="425f26d7"/>
    </style:style>
    <style:style style:name="P275" style:family="paragraph" style:parent-style-name="Standard">
      <style:paragraph-properties fo:text-align="center" style:justify-single-word="false"/>
      <style:text-properties officeooo:rsid="057aae1d" officeooo:paragraph-rsid="410d52db"/>
    </style:style>
    <style:style style:name="P27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7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7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7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8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81"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82" style:family="paragraph" style:parent-style-name="Standard">
      <style:text-properties fo:language="cs" fo:country="CZ" officeooo:paragraph-rsid="42400272"/>
    </style:style>
    <style:style style:name="P283" style:family="paragraph" style:parent-style-name="Standard">
      <style:text-properties fo:language="cs" fo:country="CZ" officeooo:rsid="4242ee7c" officeooo:paragraph-rsid="4242ee7c"/>
    </style:style>
    <style:style style:name="P284" style:family="paragraph" style:parent-style-name="Standard">
      <style:text-properties fo:language="cs" fo:country="CZ" officeooo:paragraph-rsid="4243df6a"/>
    </style:style>
    <style:style style:name="P285" style:family="paragraph" style:parent-style-name="Standard">
      <style:text-properties fo:language="cs" fo:country="CZ" officeooo:paragraph-rsid="42451a76"/>
    </style:style>
    <style:style style:name="P286"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87"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88" style:family="paragraph" style:parent-style-name="Standard">
      <style:text-properties officeooo:paragraph-rsid="42400272"/>
    </style:style>
    <style:style style:name="P289" style:family="paragraph" style:parent-style-name="Standard">
      <style:text-properties officeooo:paragraph-rsid="424adba8"/>
    </style:style>
    <style:style style:name="P290" style:family="paragraph" style:parent-style-name="Standard">
      <style:text-properties officeooo:paragraph-rsid="424c0ce8"/>
    </style:style>
    <style:style style:name="P291" style:family="paragraph" style:parent-style-name="Standard">
      <style:text-properties style:text-line-through-style="none" style:text-line-through-type="none" fo:language="cs" fo:country="CZ" officeooo:paragraph-rsid="4243df6a" style:language-asian="cs" style:country-asian="CZ"/>
    </style:style>
    <style:style style:name="P292" style:family="paragraph" style:parent-style-name="Example_20_Header">
      <style:text-properties officeooo:paragraph-rsid="0ce95318"/>
    </style:style>
    <style:style style:name="P293" style:family="paragraph" style:parent-style-name="Contents_20_1">
      <style:paragraph-properties>
        <style:tab-stops>
          <style:tab-stop style:position="14.801cm" style:type="right" style:leader-style="dotted" style:leader-text="."/>
        </style:tab-stops>
      </style:paragraph-properties>
    </style:style>
    <style:style style:name="P294" style:family="paragraph" style:parent-style-name="Contents_20_3">
      <style:paragraph-properties>
        <style:tab-stops>
          <style:tab-stop style:position="14.801cm" style:type="right" style:leader-style="dotted" style:leader-text="."/>
        </style:tab-stops>
      </style:paragraph-properties>
    </style:style>
    <style:style style:name="P295" style:family="paragraph" style:parent-style-name="Example">
      <style:text-properties officeooo:rsid="412b556e" officeooo:paragraph-rsid="412b556e"/>
    </style:style>
    <style:style style:name="P296" style:family="paragraph" style:parent-style-name="Example">
      <style:text-properties officeooo:paragraph-rsid="4139bb92"/>
    </style:style>
    <style:style style:name="P297" style:family="paragraph" style:parent-style-name="Example">
      <style:text-properties officeooo:paragraph-rsid="413e9ed5"/>
    </style:style>
    <style:style style:name="P298" style:family="paragraph" style:parent-style-name="Example">
      <style:text-properties officeooo:paragraph-rsid="414246e7"/>
    </style:style>
    <style:style style:name="P299" style:family="paragraph" style:parent-style-name="Example">
      <style:text-properties officeooo:paragraph-rsid="41441f56"/>
    </style:style>
    <style:style style:name="P300" style:family="paragraph" style:parent-style-name="Example">
      <style:text-properties officeooo:rsid="41441f56" officeooo:paragraph-rsid="41441f56"/>
    </style:style>
    <style:style style:name="P301" style:family="paragraph" style:parent-style-name="Example">
      <style:text-properties officeooo:rsid="41441f56" officeooo:paragraph-rsid="41446aab"/>
    </style:style>
    <style:style style:name="P302" style:family="paragraph" style:parent-style-name="Example">
      <style:text-properties officeooo:paragraph-rsid="41446aab"/>
    </style:style>
    <style:style style:name="P303" style:family="paragraph" style:parent-style-name="Example">
      <style:text-properties officeooo:paragraph-rsid="41454494"/>
    </style:style>
    <style:style style:name="P304" style:family="paragraph" style:parent-style-name="Example">
      <style:text-properties officeooo:rsid="412de3ea" officeooo:paragraph-rsid="412de3ea"/>
    </style:style>
    <style:style style:name="P305" style:family="paragraph" style:parent-style-name="Example">
      <style:text-properties officeooo:rsid="41d060f2" officeooo:paragraph-rsid="41d060f2"/>
    </style:style>
    <style:style style:name="P306" style:family="paragraph" style:parent-style-name="Example">
      <style:text-properties officeooo:paragraph-rsid="41d2aacc"/>
    </style:style>
    <style:style style:name="P307" style:family="paragraph" style:parent-style-name="Example">
      <style:text-properties officeooo:paragraph-rsid="41d63554"/>
    </style:style>
    <style:style style:name="P308" style:family="paragraph" style:parent-style-name="Example">
      <style:text-properties officeooo:rsid="41d63554" officeooo:paragraph-rsid="41d63554"/>
    </style:style>
    <style:style style:name="P309" style:family="paragraph" style:parent-style-name="Example">
      <style:text-properties officeooo:rsid="41d63554" officeooo:paragraph-rsid="41d7fedb"/>
    </style:style>
    <style:style style:name="P310" style:family="paragraph" style:parent-style-name="Example">
      <style:text-properties officeooo:rsid="41d63554" officeooo:paragraph-rsid="41d91ff2"/>
    </style:style>
    <style:style style:name="P311" style:family="paragraph" style:parent-style-name="Example">
      <style:text-properties officeooo:rsid="41d63554" officeooo:paragraph-rsid="41d9a380"/>
    </style:style>
    <style:style style:name="P312" style:family="paragraph" style:parent-style-name="Example">
      <style:text-properties officeooo:rsid="41d7fedb" officeooo:paragraph-rsid="41d7fedb"/>
    </style:style>
    <style:style style:name="P313" style:family="paragraph" style:parent-style-name="Example">
      <style:text-properties officeooo:rsid="41d91ff2" officeooo:paragraph-rsid="41d91ff2"/>
    </style:style>
    <style:style style:name="P314" style:family="paragraph" style:parent-style-name="Example">
      <style:text-properties officeooo:rsid="41d9a380" officeooo:paragraph-rsid="41d9a380"/>
    </style:style>
    <style:style style:name="P315" style:family="paragraph" style:parent-style-name="Example">
      <style:text-properties officeooo:rsid="41db52e2" officeooo:paragraph-rsid="41db52e2"/>
    </style:style>
    <style:style style:name="P316" style:family="paragraph" style:parent-style-name="Example">
      <style:text-properties officeooo:paragraph-rsid="41dd0451"/>
    </style:style>
    <style:style style:name="P317" style:family="paragraph" style:parent-style-name="Example">
      <style:text-properties officeooo:paragraph-rsid="41df66db"/>
    </style:style>
    <style:style style:name="P318" style:family="paragraph" style:parent-style-name="Example">
      <style:text-properties officeooo:paragraph-rsid="41f1a190"/>
    </style:style>
    <style:style style:name="P319" style:family="paragraph" style:parent-style-name="Example">
      <style:text-properties officeooo:rsid="41f384b3" officeooo:paragraph-rsid="41f384b3"/>
    </style:style>
    <style:style style:name="P320" style:family="paragraph" style:parent-style-name="Example">
      <style:text-properties fo:font-weight="bold" style:font-weight-asian="bold" style:font-weight-complex="bold"/>
    </style:style>
    <style:style style:name="P321" style:family="paragraph" style:parent-style-name="Example">
      <style:text-properties officeooo:paragraph-rsid="4237bf1d"/>
    </style:style>
    <style:style style:name="P322" style:family="paragraph" style:parent-style-name="Example">
      <style:paragraph-properties fo:margin-left="0cm" fo:margin-right="0cm" fo:text-indent="0cm" style:auto-text-indent="false"/>
      <style:text-properties officeooo:rsid="41d7fedb" officeooo:paragraph-rsid="41d7fedb"/>
    </style:style>
    <style:style style:name="P323" style:family="paragraph" style:parent-style-name="Example">
      <style:paragraph-properties fo:margin-left="0cm" fo:margin-right="0cm" fo:text-indent="0cm" style:auto-text-indent="false"/>
      <style:text-properties officeooo:rsid="41d91ff2" officeooo:paragraph-rsid="41d91ff2"/>
    </style:style>
    <style:style style:name="P324" style:family="paragraph" style:parent-style-name="Text_20_body" style:master-page-name="Standard">
      <style:paragraph-properties fo:text-align="end" style:justify-single-word="false" style:page-number="auto"/>
      <style:text-properties officeooo:paragraph-rsid="2590605e"/>
    </style:style>
    <style:style style:name="P325" style:family="paragraph" style:parent-style-name="Text_20_body" style:list-style-name="L1">
      <style:text-properties officeooo:rsid="41fcea4e" officeooo:paragraph-rsid="4201416b"/>
    </style:style>
    <style:style style:name="P326" style:family="paragraph" style:parent-style-name="Text_20_body" style:list-style-name="L1">
      <style:text-properties officeooo:rsid="4201416b" officeooo:paragraph-rsid="41fedfa6"/>
    </style:style>
    <style:style style:name="P327" style:family="paragraph" style:parent-style-name="Text_20_body" style:list-style-name="L1">
      <style:text-properties officeooo:rsid="4201416b" officeooo:paragraph-rsid="4201416b"/>
    </style:style>
    <style:style style:name="P328" style:family="paragraph" style:parent-style-name="Text_20_body" style:list-style-name="L1">
      <style:text-properties officeooo:rsid="42033023" officeooo:paragraph-rsid="420c4e27"/>
    </style:style>
    <style:style style:name="P329" style:family="paragraph" style:parent-style-name="Text_20_body" style:list-style-name="L1">
      <style:text-properties officeooo:rsid="42033023" officeooo:paragraph-rsid="42033023"/>
    </style:style>
    <style:style style:name="P330" style:family="paragraph" style:parent-style-name="Text_20_body" style:list-style-name="L1">
      <style:text-properties officeooo:rsid="420c4e27" officeooo:paragraph-rsid="420c4e27"/>
    </style:style>
    <style:style style:name="P331" style:family="paragraph" style:parent-style-name="Text_20_body" style:list-style-name="L1">
      <style:text-properties officeooo:rsid="4204b13d" officeooo:paragraph-rsid="4204b13d"/>
    </style:style>
    <style:style style:name="P332" style:family="paragraph" style:parent-style-name="Text_20_body" style:list-style-name="L35">
      <style:text-properties officeooo:rsid="425714af" officeooo:paragraph-rsid="425714af"/>
    </style:style>
    <style:style style:name="P333" style:family="paragraph" style:parent-style-name="Text_20_body" style:list-style-name="L35">
      <style:text-properties fo:language="cs" fo:country="CZ" officeooo:rsid="425f6c2b" officeooo:paragraph-rsid="425f6c2b"/>
    </style:style>
    <style:style style:name="P334" style:family="paragraph" style:parent-style-name="Text_20_body" style:list-style-name="L35">
      <style:text-properties fo:language="cs" fo:country="CZ" officeooo:rsid="425714af" officeooo:paragraph-rsid="425714af"/>
    </style:style>
    <style:style style:name="P335" style:family="paragraph" style:parent-style-name="Text_20_body" style:list-style-name="L36">
      <style:text-properties officeooo:rsid="0e7f6e12" officeooo:paragraph-rsid="4179da94"/>
    </style:style>
    <style:style style:name="P336" style:family="paragraph" style:parent-style-name="Text_20_body" style:list-style-name="L36">
      <style:text-properties officeooo:rsid="0e7facc9" officeooo:paragraph-rsid="4179da94"/>
    </style:style>
    <style:style style:name="P337" style:family="paragraph" style:parent-style-name="Text_20_body" style:list-style-name="L36">
      <style:text-properties officeooo:rsid="0e7fb980" officeooo:paragraph-rsid="4179da94"/>
    </style:style>
    <style:style style:name="P338" style:family="paragraph" style:parent-style-name="Text_20_body" style:list-style-name="L37">
      <style:text-properties officeooo:rsid="0d6b7974" officeooo:paragraph-rsid="42368f16"/>
    </style:style>
    <style:style style:name="P339" style:family="paragraph" style:parent-style-name="Text_20_body" style:list-style-name="L38">
      <style:text-properties officeooo:rsid="0d6b7974" officeooo:paragraph-rsid="42368f16"/>
    </style:style>
    <style:style style:name="P340" style:family="paragraph" style:parent-style-name="Text_20_body" style:list-style-name="L48">
      <style:text-properties officeooo:rsid="0d6b7974" officeooo:paragraph-rsid="4237bf1d"/>
    </style:style>
    <style:style style:name="P341" style:family="paragraph" style:parent-style-name="Text_20_body" style:list-style-name="L38">
      <style:text-properties officeooo:rsid="0d6d7673" officeooo:paragraph-rsid="42368f16"/>
    </style:style>
    <style:style style:name="P342" style:family="paragraph" style:parent-style-name="Text_20_body" style:list-style-name="L38">
      <style:text-properties officeooo:rsid="0d6f6ba1" officeooo:paragraph-rsid="42368f16"/>
    </style:style>
    <style:style style:name="P343" style:family="paragraph" style:parent-style-name="Text_20_body" style:list-style-name="L39">
      <style:text-properties officeooo:rsid="0d76a4ab" officeooo:paragraph-rsid="42368f16"/>
    </style:style>
    <style:style style:name="P344" style:family="paragraph" style:parent-style-name="Text_20_body" style:list-style-name="L40">
      <style:text-properties officeooo:rsid="0d7d4d88" officeooo:paragraph-rsid="42368f16"/>
    </style:style>
    <style:style style:name="P345" style:family="paragraph" style:parent-style-name="Text_20_body" style:list-style-name="L50">
      <style:text-properties officeooo:rsid="0d7d4d88" officeooo:paragraph-rsid="4237bf1d"/>
    </style:style>
    <style:style style:name="P346" style:family="paragraph" style:parent-style-name="Text_20_body" style:list-style-name="L41">
      <style:text-properties officeooo:rsid="0d8d8e27" officeooo:paragraph-rsid="42368f16"/>
    </style:style>
    <style:style style:name="P347" style:family="paragraph" style:parent-style-name="Text_20_body" style:list-style-name="L42">
      <style:text-properties officeooo:rsid="0d90ea3f" officeooo:paragraph-rsid="42368f16"/>
    </style:style>
    <style:style style:name="P348" style:family="paragraph" style:parent-style-name="Text_20_body" style:list-style-name="L43">
      <style:text-properties officeooo:paragraph-rsid="42368f16"/>
    </style:style>
    <style:style style:name="P349" style:family="paragraph" style:parent-style-name="Text_20_body" style:list-style-name="L44">
      <style:text-properties officeooo:rsid="0da495f4" officeooo:paragraph-rsid="42368f16"/>
    </style:style>
    <style:style style:name="P350" style:family="paragraph" style:parent-style-name="Text_20_body" style:list-style-name="L52">
      <style:text-properties officeooo:rsid="0da495f4" officeooo:paragraph-rsid="42392427"/>
    </style:style>
    <style:style style:name="P351" style:family="paragraph" style:parent-style-name="Text_20_body" style:list-style-name="L45">
      <style:text-properties officeooo:rsid="0e7b1d01" officeooo:paragraph-rsid="42368f16"/>
    </style:style>
    <style:style style:name="P352" style:family="paragraph" style:parent-style-name="Text_20_body" style:list-style-name="L46">
      <style:text-properties officeooo:rsid="13747a7c" officeooo:paragraph-rsid="4237bf1d"/>
    </style:style>
    <style:style style:name="P353" style:family="paragraph" style:parent-style-name="Text_20_body" style:list-style-name="L46">
      <style:text-properties officeooo:rsid="13744762" officeooo:paragraph-rsid="4237bf1d"/>
    </style:style>
    <style:style style:name="P354" style:family="paragraph" style:parent-style-name="Text_20_body" style:list-style-name="L47">
      <style:text-properties officeooo:rsid="152a4943" officeooo:paragraph-rsid="4237bf1d"/>
    </style:style>
    <style:style style:name="P355" style:family="paragraph" style:parent-style-name="Text_20_body" style:list-style-name="L48">
      <style:text-properties officeooo:rsid="153595a2" officeooo:paragraph-rsid="4237bf1d"/>
    </style:style>
    <style:style style:name="P356" style:family="paragraph" style:parent-style-name="Text_20_body" style:list-style-name="L49">
      <style:text-properties officeooo:rsid="15483f56" officeooo:paragraph-rsid="4237bf1d"/>
    </style:style>
    <style:style style:name="P357" style:family="paragraph" style:parent-style-name="Text_20_body" style:list-style-name="L50">
      <style:text-properties fo:font-style="normal" officeooo:rsid="0d7362c4" officeooo:paragraph-rsid="4237bf1d" style:font-style-asian="normal" style:font-style-complex="normal"/>
    </style:style>
    <style:style style:name="P358" style:family="paragraph" style:parent-style-name="Text_20_body" style:list-style-name="L56">
      <style:text-properties fo:font-style="normal" style:text-underline-style="none" officeooo:paragraph-rsid="425dfc2f" style:font-style-asian="normal" style:font-style-complex="normal"/>
    </style:style>
    <style:style style:name="P359" style:family="paragraph" style:parent-style-name="Text_20_body" style:list-style-name="L58">
      <style:text-properties fo:font-style="normal" style:text-underline-style="none" officeooo:paragraph-rsid="425dfc2f" style:font-style-asian="normal" style:font-style-complex="normal"/>
    </style:style>
    <style:style style:name="P360" style:family="paragraph" style:parent-style-name="Text_20_body" style:list-style-name="L51">
      <style:text-properties officeooo:paragraph-rsid="42392427"/>
    </style:style>
    <style:style style:name="P361" style:family="paragraph" style:parent-style-name="Text_20_body" style:list-style-name="L53">
      <style:text-properties officeooo:rsid="42469f7b" officeooo:paragraph-rsid="42469f7b"/>
    </style:style>
    <style:style style:name="P362" style:family="paragraph" style:parent-style-name="Text_20_body" style:list-style-name="L54">
      <style:text-properties officeooo:paragraph-rsid="425dfc2f"/>
    </style:style>
    <style:style style:name="P363" style:family="paragraph" style:parent-style-name="Text_20_body" style:list-style-name="L55">
      <style:text-properties officeooo:paragraph-rsid="425dfc2f"/>
    </style:style>
    <style:style style:name="P364" style:family="paragraph" style:parent-style-name="Text_20_body" style:list-style-name="L56">
      <style:text-properties style:text-underline-style="none" officeooo:paragraph-rsid="425dfc2f"/>
    </style:style>
    <style:style style:name="P365" style:family="paragraph" style:parent-style-name="Text_20_body" style:list-style-name="L58">
      <style:text-properties style:text-underline-style="none" officeooo:paragraph-rsid="425dfc2f"/>
    </style:style>
    <style:style style:name="P366" style:family="paragraph" style:parent-style-name="Text_20_body" style:list-style-name="L59">
      <style:text-properties style:text-underline-style="none" officeooo:paragraph-rsid="425dfc2f"/>
    </style:style>
    <style:style style:name="P367" style:family="paragraph" style:parent-style-name="Text_20_body" style:list-style-name="L60">
      <style:text-properties style:text-underline-style="none" officeooo:paragraph-rsid="425dfc2f"/>
    </style:style>
    <style:style style:name="P368" style:family="paragraph" style:parent-style-name="Text_20_body" style:list-style-name="L61">
      <style:text-properties style:text-underline-style="none" officeooo:paragraph-rsid="425dfc2f"/>
    </style:style>
    <style:style style:name="P369" style:family="paragraph" style:parent-style-name="Text_20_body" style:list-style-name="L62">
      <style:text-properties style:text-underline-style="none" officeooo:paragraph-rsid="425dfc2f"/>
    </style:style>
    <style:style style:name="P370" style:family="paragraph" style:parent-style-name="Text_20_body" style:list-style-name="L63">
      <style:text-properties style:text-underline-style="none" officeooo:paragraph-rsid="425dfc2f"/>
    </style:style>
    <style:style style:name="P371" style:family="paragraph" style:parent-style-name="Text_20_body" style:list-style-name="L64">
      <style:text-properties style:text-underline-style="none" officeooo:paragraph-rsid="425dfc2f"/>
    </style:style>
    <style:style style:name="P372" style:family="paragraph" style:parent-style-name="Text_20_body" style:list-style-name="L57">
      <style:text-properties officeooo:paragraph-rsid="425dfc2f"/>
    </style:style>
    <style:style style:name="P373" style:family="paragraph" style:parent-style-name="Text_20_body" style:list-style-name="L58">
      <style:text-properties officeooo:paragraph-rsid="425dfc2f"/>
    </style:style>
    <style:style style:name="P374" style:family="paragraph" style:parent-style-name="Example" style:list-style-name="L2"/>
    <style:style style:name="P375" style:family="paragraph" style:parent-style-name="Example" style:list-style-name="L3"/>
    <style:style style:name="P376" style:family="paragraph" style:parent-style-name="Example" style:list-style-name="L4"/>
    <style:style style:name="P377" style:family="paragraph" style:parent-style-name="Example" style:list-style-name="L5"/>
    <style:style style:name="P378" style:family="paragraph" style:parent-style-name="Example" style:list-style-name="L6"/>
    <style:style style:name="P379" style:family="paragraph" style:parent-style-name="Example" style:list-style-name="L7"/>
    <style:style style:name="P380" style:family="paragraph" style:parent-style-name="Example" style:list-style-name="L8"/>
    <style:style style:name="P381" style:family="paragraph" style:parent-style-name="Example" style:list-style-name="L9"/>
    <style:style style:name="P382" style:family="paragraph" style:parent-style-name="Example" style:list-style-name="L10"/>
    <style:style style:name="P383" style:family="paragraph" style:parent-style-name="Example" style:list-style-name="L11"/>
    <style:style style:name="P384" style:family="paragraph" style:parent-style-name="Example" style:list-style-name="L12"/>
    <style:style style:name="P385" style:family="paragraph" style:parent-style-name="Example" style:list-style-name="L13"/>
    <style:style style:name="P386" style:family="paragraph" style:parent-style-name="Example" style:list-style-name="L14"/>
    <style:style style:name="P387" style:family="paragraph" style:parent-style-name="Example" style:list-style-name="L15"/>
    <style:style style:name="P388" style:family="paragraph" style:parent-style-name="Example" style:list-style-name="L16"/>
    <style:style style:name="P389" style:family="paragraph" style:parent-style-name="Example" style:list-style-name="L17"/>
    <style:style style:name="P390" style:family="paragraph" style:parent-style-name="Example" style:list-style-name="L18"/>
    <style:style style:name="P391" style:family="paragraph" style:parent-style-name="Example" style:list-style-name="L19"/>
    <style:style style:name="P392" style:family="paragraph" style:parent-style-name="Example" style:list-style-name="L20"/>
    <style:style style:name="P393" style:family="paragraph" style:parent-style-name="Example" style:list-style-name="L21"/>
    <style:style style:name="P394" style:family="paragraph" style:parent-style-name="Example" style:list-style-name="L22"/>
    <style:style style:name="P395" style:family="paragraph" style:parent-style-name="Example" style:list-style-name="L23"/>
    <style:style style:name="P396" style:family="paragraph" style:parent-style-name="Example" style:list-style-name="L24"/>
    <style:style style:name="P397" style:family="paragraph" style:parent-style-name="Example" style:list-style-name="L25"/>
    <style:style style:name="P398" style:family="paragraph" style:parent-style-name="Example" style:list-style-name="L26"/>
    <style:style style:name="P399" style:family="paragraph" style:parent-style-name="Example" style:list-style-name="L27"/>
    <style:style style:name="P400" style:family="paragraph" style:parent-style-name="Example" style:list-style-name="L28"/>
    <style:style style:name="P401" style:family="paragraph" style:parent-style-name="Example" style:list-style-name="L29"/>
    <style:style style:name="P402" style:family="paragraph" style:parent-style-name="Example" style:list-style-name="L30"/>
    <style:style style:name="P403" style:family="paragraph" style:parent-style-name="Example" style:list-style-name="L31"/>
    <style:style style:name="P404" style:family="paragraph" style:parent-style-name="Example" style:list-style-name="L32"/>
    <style:style style:name="P405" style:family="paragraph" style:parent-style-name="Example" style:list-style-name="L33"/>
    <style:style style:name="P406" style:family="paragraph" style:parent-style-name="Example" style:list-style-name="L34"/>
    <style:style style:name="P407" style:family="paragraph" style:parent-style-name="Example">
      <style:text-properties officeooo:paragraph-rsid="42616711"/>
    </style:style>
    <style:style style:name="P408" style:family="paragraph" style:parent-style-name="Heading_20_2">
      <style:text-properties officeooo:paragraph-rsid="41171571"/>
    </style:style>
    <style:style style:name="P409" style:family="paragraph" style:parent-style-name="Heading_20_2">
      <style:text-properties officeooo:paragraph-rsid="4139bb92"/>
    </style:style>
    <style:style style:name="P410" style:family="paragraph" style:parent-style-name="Heading_20_2">
      <style:text-properties officeooo:paragraph-rsid="424c0ce8"/>
    </style:style>
    <style:style style:name="P411" style:family="paragraph" style:parent-style-name="Heading_20_3">
      <style:text-properties officeooo:rsid="41c9826c" officeooo:paragraph-rsid="41c9826c"/>
    </style:style>
    <style:style style:name="P412" style:family="paragraph" style:parent-style-name="Heading_20_3">
      <style:text-properties officeooo:rsid="418248d7" officeooo:paragraph-rsid="41c9826c"/>
    </style:style>
    <style:style style:name="P413" style:family="paragraph" style:parent-style-name="Heading_20_3">
      <style:text-properties officeooo:rsid="41299ed8" officeooo:paragraph-rsid="41332f71"/>
    </style:style>
    <style:style style:name="P414" style:family="paragraph" style:parent-style-name="Heading_20_3">
      <style:text-properties officeooo:rsid="41299ed8" officeooo:paragraph-rsid="41d2aacc"/>
    </style:style>
    <style:style style:name="P415" style:family="paragraph" style:parent-style-name="Heading_20_3">
      <style:text-properties officeooo:rsid="41299ed8" officeooo:paragraph-rsid="41d235e3"/>
    </style:style>
    <style:style style:name="P416" style:family="paragraph" style:parent-style-name="Heading_20_3">
      <style:text-properties officeooo:rsid="41299ed8" officeooo:paragraph-rsid="4139bb92"/>
    </style:style>
    <style:style style:name="P417" style:family="paragraph" style:parent-style-name="Heading_20_3">
      <style:text-properties style:text-line-through-style="none" style:text-line-through-type="none" officeooo:paragraph-rsid="4129afed" style:language-asian="cs" style:country-asian="CZ"/>
    </style:style>
    <style:style style:name="P418" style:family="paragraph" style:parent-style-name="Heading_20_3">
      <style:text-properties style:text-line-through-style="none" style:text-line-through-type="none" officeooo:paragraph-rsid="4139bb92" style:language-asian="cs" style:country-asian="CZ"/>
    </style:style>
    <style:style style:name="P419" style:family="paragraph" style:parent-style-name="Heading_20_3">
      <style:text-properties style:text-line-through-style="none" style:text-line-through-type="none" officeooo:paragraph-rsid="412de3ea" style:language-asian="cs" style:country-asian="CZ"/>
    </style:style>
    <style:style style:name="P420" style:family="paragraph" style:parent-style-name="Heading_20_3">
      <style:text-properties officeooo:paragraph-rsid="423707e2"/>
    </style:style>
    <style:style style:name="P421" style:family="paragraph" style:parent-style-name="Heading_20_3">
      <style:text-properties officeooo:rsid="4173ad90" officeooo:paragraph-rsid="422277f1"/>
    </style:style>
    <style:style style:name="P422" style:family="paragraph" style:parent-style-name="Heading_20_3">
      <style:text-properties officeooo:paragraph-rsid="425dfc2f"/>
    </style:style>
    <style:style style:name="P423" style:family="paragraph" style:parent-style-name="Heading_20_4">
      <style:text-properties officeooo:rsid="4240ba68" officeooo:paragraph-rsid="4240ba68"/>
    </style:style>
    <style:style style:name="P424" style:family="paragraph" style:parent-style-name="Heading_20_4">
      <style:text-properties officeooo:rsid="423cd2f0" officeooo:paragraph-rsid="423cd2f0"/>
    </style:style>
    <style:style style:name="P425" style:family="paragraph" style:parent-style-name="Heading_20_4">
      <style:text-properties officeooo:rsid="423b8e36" officeooo:paragraph-rsid="423b8e36"/>
    </style:style>
    <style:style style:name="P426" style:family="paragraph" style:parent-style-name="Heading_20_4">
      <style:text-properties officeooo:paragraph-rsid="41c9826c"/>
    </style:style>
    <style:style style:name="P427" style:family="paragraph" style:parent-style-name="Heading_20_4">
      <style:text-properties officeooo:rsid="418c5e1f" officeooo:paragraph-rsid="41c9826c"/>
    </style:style>
    <style:style style:name="P428" style:family="paragraph" style:parent-style-name="Heading_20_4">
      <style:text-properties officeooo:rsid="411b7d30" officeooo:paragraph-rsid="411b7d30"/>
    </style:style>
    <style:style style:name="P429" style:family="paragraph" style:parent-style-name="Heading_20_4">
      <style:text-properties officeooo:rsid="4119da5a" officeooo:paragraph-rsid="4119da5a"/>
    </style:style>
    <style:style style:name="P430" style:family="paragraph" style:parent-style-name="Heading_20_4">
      <style:text-properties officeooo:paragraph-rsid="41bf3d48"/>
    </style:style>
    <style:style style:name="P431" style:family="paragraph" style:parent-style-name="Heading_20_4">
      <style:text-properties officeooo:paragraph-rsid="417b4d53"/>
    </style:style>
    <style:style style:name="P432" style:family="paragraph" style:parent-style-name="Heading_20_4">
      <style:text-properties style:text-underline-style="none" officeooo:paragraph-rsid="417c9df5"/>
    </style:style>
    <style:style style:name="P433" style:family="paragraph" style:parent-style-name="Heading_20_4">
      <style:text-properties style:text-underline-style="none" officeooo:rsid="417c9df5" officeooo:paragraph-rsid="417e8227"/>
    </style:style>
    <style:style style:name="P434" style:family="paragraph" style:parent-style-name="Heading_20_4">
      <style:text-properties officeooo:rsid="425a4530" officeooo:paragraph-rsid="425a4530"/>
    </style:style>
    <style:style style:name="P435" style:family="paragraph" style:parent-style-name="Heading_20_4">
      <style:text-properties fo:language="cs" fo:country="CZ" officeooo:paragraph-rsid="4243df6a"/>
    </style:style>
    <style:style style:name="P436" style:family="paragraph" style:parent-style-name="Heading_20_4">
      <style:text-properties fo:language="cs" fo:country="CZ" officeooo:paragraph-rsid="42400272"/>
    </style:style>
    <style:style style:name="P437" style:family="paragraph" style:parent-style-name="Heading_20_4">
      <style:text-properties fo:language="cs" fo:country="CZ" officeooo:paragraph-rsid="42451a76"/>
    </style:style>
    <style:style style:name="P438" style:family="paragraph" style:parent-style-name="Heading_20_4">
      <style:text-properties officeooo:paragraph-rsid="421095e3"/>
    </style:style>
    <style:style style:name="P439" style:family="paragraph" style:parent-style-name="Heading_20_4">
      <style:text-properties officeooo:rsid="418b092d" officeooo:paragraph-rsid="418b092d"/>
    </style:style>
    <style:style style:name="P440" style:family="paragraph" style:parent-style-name="Heading_20_4">
      <style:text-properties officeooo:paragraph-rsid="4180a510"/>
    </style:style>
    <style:style style:name="P441" style:family="paragraph" style:parent-style-name="Heading_20_4">
      <style:text-properties officeooo:paragraph-rsid="4180e97d"/>
    </style:style>
    <style:style style:name="P442" style:family="paragraph" style:parent-style-name="Heading_20_4">
      <style:text-properties officeooo:paragraph-rsid="423b78cf"/>
    </style:style>
    <style:style style:name="P443" style:family="paragraph" style:parent-style-name="Heading_20_4">
      <style:text-properties officeooo:paragraph-rsid="4179770e"/>
    </style:style>
    <style:style style:name="P444" style:family="paragraph" style:parent-style-name="Heading_20_4">
      <style:text-properties officeooo:rsid="4255160c" officeooo:paragraph-rsid="4255160c"/>
    </style:style>
    <style:style style:name="P445" style:family="paragraph" style:parent-style-name="Heading_20_4">
      <style:text-properties officeooo:paragraph-rsid="424f63d3"/>
    </style:style>
    <style:style style:name="P446" style:family="paragraph" style:parent-style-name="Heading_20_4">
      <style:text-properties officeooo:paragraph-rsid="424f23a1"/>
    </style:style>
    <style:style style:name="P447" style:family="paragraph" style:parent-style-name="Heading_20_4">
      <style:text-properties officeooo:rsid="0e9c5f66" officeooo:paragraph-rsid="42368f16"/>
    </style:style>
    <style:style style:name="P448" style:family="paragraph" style:parent-style-name="Heading_20_4">
      <style:text-properties officeooo:paragraph-rsid="42368f16"/>
    </style:style>
    <style:style style:name="P449" style:family="paragraph" style:parent-style-name="Heading_20_4">
      <style:text-properties officeooo:rsid="0d998e11" officeooo:paragraph-rsid="42368f16"/>
    </style:style>
    <style:style style:name="P450" style:family="paragraph" style:parent-style-name="Heading_20_4">
      <style:text-properties officeooo:rsid="0d54ac77" officeooo:paragraph-rsid="42368f16"/>
    </style:style>
    <style:style style:name="P451" style:family="paragraph" style:parent-style-name="Heading_20_4">
      <style:text-properties officeooo:rsid="0d54ac77" officeooo:paragraph-rsid="4237bf1d"/>
    </style:style>
    <style:style style:name="P452" style:family="paragraph" style:parent-style-name="Heading_20_4">
      <style:text-properties officeooo:rsid="419a0c35" officeooo:paragraph-rsid="419a0c35"/>
    </style:style>
    <style:style style:name="P453" style:family="paragraph" style:parent-style-name="Heading_20_4">
      <style:text-properties officeooo:paragraph-rsid="41b1ee99"/>
    </style:style>
    <style:style style:name="P454" style:family="paragraph" style:parent-style-name="Heading_20_4">
      <style:text-properties officeooo:paragraph-rsid="41943a51"/>
    </style:style>
    <style:style style:name="P455" style:family="paragraph" style:parent-style-name="Heading_20_4">
      <style:text-properties officeooo:rsid="161e58b1" officeooo:paragraph-rsid="41943a51"/>
    </style:style>
    <style:style style:name="P456" style:family="paragraph" style:parent-style-name="Heading_20_4">
      <style:text-properties officeooo:rsid="41a6874a" officeooo:paragraph-rsid="41a6874a"/>
    </style:style>
    <style:style style:name="P457" style:family="paragraph" style:parent-style-name="Heading_20_4">
      <style:text-properties officeooo:rsid="161ecb8b" officeooo:paragraph-rsid="41943a51"/>
    </style:style>
    <style:style style:name="P458" style:family="paragraph" style:parent-style-name="Heading_20_4">
      <style:text-properties officeooo:rsid="16207028" officeooo:paragraph-rsid="41943a51"/>
    </style:style>
    <style:style style:name="P459" style:family="paragraph" style:parent-style-name="Heading_20_4">
      <style:text-properties officeooo:paragraph-rsid="4237bf1d"/>
    </style:style>
    <style:style style:name="P460" style:family="paragraph" style:parent-style-name="Heading_20_4">
      <style:text-properties officeooo:rsid="13cc4cb5" officeooo:paragraph-rsid="4237bf1d"/>
    </style:style>
    <style:style style:name="P461" style:family="paragraph" style:parent-style-name="Heading_20_4">
      <style:text-properties officeooo:rsid="15f3f404" officeooo:paragraph-rsid="4237bf1d"/>
    </style:style>
    <style:style style:name="P462" style:family="paragraph" style:parent-style-name="Heading_20_4">
      <style:text-properties officeooo:rsid="149cb747" officeooo:paragraph-rsid="4237bf1d"/>
    </style:style>
    <style:style style:name="P463" style:family="paragraph" style:parent-style-name="Heading_20_4">
      <style:text-properties officeooo:rsid="155ad101" officeooo:paragraph-rsid="4237bf1d"/>
    </style:style>
    <style:style style:name="P464" style:family="paragraph" style:parent-style-name="Heading_20_4">
      <style:text-properties officeooo:rsid="13bcde23" officeooo:paragraph-rsid="4237bf1d"/>
    </style:style>
    <style:style style:name="P465" style:family="paragraph" style:parent-style-name="Heading_20_4">
      <style:text-properties style:text-line-through-style="none" style:text-line-through-type="none" officeooo:paragraph-rsid="4237bf1d"/>
    </style:style>
    <style:style style:name="P466" style:family="paragraph" style:parent-style-name="Heading_20_4">
      <style:text-properties style:text-line-through-style="none" style:text-line-through-type="none" officeooo:rsid="15548f20" officeooo:paragraph-rsid="4237bf1d"/>
    </style:style>
    <style:style style:name="P467" style:family="paragraph" style:parent-style-name="Heading_20_4">
      <style:text-properties officeooo:rsid="15422ce1" officeooo:paragraph-rsid="4237bf1d"/>
    </style:style>
    <style:style style:name="P468" style:family="paragraph" style:parent-style-name="Heading_20_4">
      <style:text-properties officeooo:rsid="141098ec" officeooo:paragraph-rsid="4237bf1d"/>
    </style:style>
    <style:style style:name="P469" style:family="paragraph" style:parent-style-name="Heading_20_4">
      <style:text-properties officeooo:paragraph-rsid="42392427"/>
    </style:style>
    <style:style style:name="P470" style:family="paragraph" style:parent-style-name="Heading_20_4">
      <style:text-properties officeooo:rsid="4232bd15" officeooo:paragraph-rsid="4232bd15"/>
    </style:style>
    <style:style style:name="P471" style:family="paragraph" style:parent-style-name="Heading_20_4">
      <style:text-properties officeooo:paragraph-rsid="4232307a"/>
    </style:style>
    <style:style style:name="P472" style:family="paragraph" style:parent-style-name="Heading_20_4">
      <style:text-properties officeooo:rsid="422f1017" officeooo:paragraph-rsid="422f1017"/>
    </style:style>
    <style:style style:name="P473" style:family="paragraph" style:parent-style-name="Heading_20_4">
      <style:text-properties officeooo:rsid="42297d58" officeooo:paragraph-rsid="42297d58"/>
    </style:style>
    <style:style style:name="P474" style:family="paragraph" style:parent-style-name="Heading_20_4">
      <style:text-properties officeooo:rsid="4225f306" officeooo:paragraph-rsid="4225f306"/>
    </style:style>
    <style:style style:name="P475" style:family="paragraph" style:parent-style-name="Heading_20_4">
      <style:text-properties officeooo:rsid="42204493" officeooo:paragraph-rsid="42204493"/>
    </style:style>
    <style:style style:name="P476" style:family="paragraph" style:parent-style-name="Heading_20_4">
      <style:text-properties officeooo:paragraph-rsid="42139a90"/>
    </style:style>
    <style:style style:name="P477" style:family="paragraph" style:parent-style-name="Heading_20_4">
      <style:text-properties officeooo:paragraph-rsid="4183fe0b"/>
    </style:style>
    <style:style style:name="P478" style:family="paragraph" style:parent-style-name="Heading_20_4">
      <style:text-properties officeooo:paragraph-rsid="4185917e"/>
    </style:style>
    <style:style style:name="P479" style:family="paragraph" style:parent-style-name="Heading_20_4">
      <style:text-properties officeooo:paragraph-rsid="41872b65"/>
    </style:style>
    <style:style style:name="P480" style:family="paragraph" style:parent-style-name="Heading_20_4">
      <style:text-properties officeooo:paragraph-rsid="4188101e"/>
    </style:style>
    <style:style style:name="P481" style:family="paragraph" style:parent-style-name="Heading_20_4">
      <style:text-properties officeooo:paragraph-rsid="4189ee8d"/>
    </style:style>
    <style:style style:name="P482" style:family="paragraph" style:parent-style-name="Heading_20_4">
      <style:text-properties officeooo:paragraph-rsid="418b092d"/>
    </style:style>
    <style:style style:name="P483" style:family="paragraph" style:parent-style-name="Heading_20_4">
      <style:text-properties officeooo:paragraph-rsid="41be1aa5"/>
    </style:style>
    <style:style style:name="P484" style:family="paragraph" style:parent-style-name="Heading_20_4">
      <style:text-properties officeooo:paragraph-rsid="425dfc2f"/>
    </style:style>
    <style:style style:name="P485" style:family="paragraph" style:parent-style-name="Heading_20_6">
      <style:text-properties officeooo:paragraph-rsid="424c0ce8"/>
    </style:style>
    <style:style style:name="P486" style:family="paragraph" style:parent-style-name="Heading_20_7">
      <style:text-properties officeooo:paragraph-rsid="424d20ee"/>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15548f20" style:font-style-asian="italic" style:font-style-complex="italic"/>
    </style:style>
    <style:style style:name="T4" style:family="text">
      <style:text-properties style:text-line-through-style="none" style:text-line-through-type="none" fo:font-style="italic" officeooo:rsid="15566d61" style:font-style-asian="italic" style:font-style-complex="italic"/>
    </style:style>
    <style:style style:name="T5" style:family="text">
      <style:text-properties style:text-line-through-style="none" style:text-line-through-type="none" fo:font-style="italic" officeooo:rsid="15c5cee1" style:font-style-asian="italic" style:font-style-complex="italic"/>
    </style:style>
    <style:style style:name="T6" style:family="text">
      <style:text-properties style:text-line-through-style="none" style:text-line-through-type="none" style:language-asian="cs" style:country-asian="CZ"/>
    </style:style>
    <style:style style:name="T7" style:family="text">
      <style:text-properties style:text-line-through-style="none" style:text-line-through-type="none" officeooo:rsid="4052fb12" style:language-asian="cs" style:country-asian="CZ"/>
    </style:style>
    <style:style style:name="T8" style:family="text">
      <style:text-properties style:text-line-through-style="none" style:text-line-through-type="none" officeooo:rsid="412b556e" style:language-asian="cs" style:country-asian="CZ"/>
    </style:style>
    <style:style style:name="T9" style:family="text">
      <style:text-properties style:text-line-through-style="none" style:text-line-through-type="none" officeooo:rsid="41332f71" style:language-asian="cs" style:country-asian="CZ"/>
    </style:style>
    <style:style style:name="T10" style:family="text">
      <style:text-properties style:text-line-through-style="none" style:text-line-through-type="none" officeooo:rsid="41299ed8" style:language-asian="cs" style:country-asian="CZ"/>
    </style:style>
    <style:style style:name="T11" style:family="text">
      <style:text-properties style:text-line-through-style="none" style:text-line-through-type="none" fo:font-weight="normal" style:language-asian="cs" style:country-asian="CZ" style:font-weight-asian="normal" style:font-weight-complex="normal"/>
    </style:style>
    <style:style style:name="T12" style:family="text">
      <style:text-properties style:text-line-through-style="none" style:text-line-through-type="none" officeooo:rsid="15548f20"/>
    </style:style>
    <style:style style:name="T13" style:family="text">
      <style:text-properties style:text-line-through-style="none" style:text-line-through-type="none" fo:font-style="normal" officeooo:rsid="15566d61" style:font-style-asian="normal" style:font-style-complex="normal"/>
    </style:style>
    <style:style style:name="T14" style:family="text">
      <style:text-properties style:text-line-through-style="none" style:text-line-through-type="none" fo:font-style="normal" officeooo:rsid="15db31d1" style:font-style-asian="normal" style:font-style-complex="normal"/>
    </style:style>
    <style:style style:name="T15" style:family="text">
      <style:text-properties style:text-line-through-style="none" style:text-line-through-type="none" officeooo:rsid="15561d3b"/>
    </style:style>
    <style:style style:name="T16" style:family="text">
      <style:text-properties style:text-line-through-style="none" style:text-line-through-type="none" officeooo:rsid="15c5cee1"/>
    </style:style>
    <style:style style:name="T17" style:family="text">
      <style:text-properties style:text-line-through-style="none" style:text-line-through-type="none" officeooo:rsid="15c7390a"/>
    </style:style>
    <style:style style:name="T18" style:family="text">
      <style:text-properties style:text-line-through-style="none" style:text-line-through-type="none" officeooo:rsid="15c86cac"/>
    </style:style>
    <style:style style:name="T19" style:family="text">
      <style:text-properties fo:font-style="italic" style:font-style-asian="italic" style:font-style-complex="italic"/>
    </style:style>
    <style:style style:name="T20" style:family="text">
      <style:text-properties fo:font-style="italic" officeooo:rsid="41182599" style:font-style-asian="italic" style:font-style-complex="italic"/>
    </style:style>
    <style:style style:name="T21" style:family="text">
      <style:text-properties fo:font-style="italic" officeooo:rsid="4127ad25" style:font-style-asian="italic" style:font-style-complex="italic"/>
    </style:style>
    <style:style style:name="T22" style:family="text">
      <style:text-properties fo:font-style="italic" officeooo:rsid="41582817" style:font-style-asian="italic" style:font-style-complex="italic"/>
    </style:style>
    <style:style style:name="T23" style:family="text">
      <style:text-properties fo:font-style="italic" officeooo:rsid="41261fb4" style:font-style-asian="italic" style:font-style-complex="italic"/>
    </style:style>
    <style:style style:name="T24" style:family="text">
      <style:text-properties fo:font-style="italic" officeooo:rsid="415ae23e" style:font-style-asian="italic" style:font-style-complex="italic"/>
    </style:style>
    <style:style style:name="T25" style:family="text">
      <style:text-properties fo:font-style="italic" officeooo:rsid="41468b36" style:font-style-asian="italic" style:font-style-complex="italic"/>
    </style:style>
    <style:style style:name="T26" style:family="text">
      <style:text-properties fo:font-style="italic" officeooo:rsid="4173ad7f" style:font-style-asian="italic" style:font-style-complex="italic"/>
    </style:style>
    <style:style style:name="T27" style:family="text">
      <style:text-properties fo:font-style="italic" officeooo:rsid="418b092d" style:font-style-asian="italic" style:font-style-complex="italic"/>
    </style:style>
    <style:style style:name="T28" style:family="text">
      <style:text-properties fo:font-style="italic" officeooo:rsid="16282f48" style:font-style-asian="italic" style:font-style-complex="italic"/>
    </style:style>
    <style:style style:name="T29" style:family="text">
      <style:text-properties fo:font-style="italic" officeooo:rsid="419a37b8" style:font-style-asian="italic" style:font-style-complex="italic"/>
    </style:style>
    <style:style style:name="T30" style:family="text">
      <style:text-properties fo:font-style="italic" officeooo:rsid="419cb3a6" style:font-style-asian="italic" style:font-style-complex="italic"/>
    </style:style>
    <style:style style:name="T31" style:family="text">
      <style:text-properties fo:font-style="italic" officeooo:rsid="41a3931a" style:font-style-asian="italic" style:font-style-complex="italic"/>
    </style:style>
    <style:style style:name="T32" style:family="text">
      <style:text-properties fo:font-style="italic" officeooo:rsid="41ace3fc" style:font-style-asian="italic" style:font-style-complex="italic"/>
    </style:style>
    <style:style style:name="T33" style:family="text">
      <style:text-properties fo:font-style="italic" officeooo:rsid="41b79b58" style:font-style-asian="italic" style:font-style-complex="italic"/>
    </style:style>
    <style:style style:name="T34" style:family="text">
      <style:text-properties fo:font-style="italic" officeooo:rsid="41f1a190" style:font-style-asian="italic" style:font-style-complex="italic"/>
    </style:style>
    <style:style style:name="T35" style:family="text">
      <style:text-properties fo:font-style="italic" officeooo:rsid="41fa5db6" style:font-style-asian="italic" style:font-style-complex="italic"/>
    </style:style>
    <style:style style:name="T36" style:family="text">
      <style:text-properties fo:font-style="italic" officeooo:rsid="063de534" style:font-style-asian="italic" style:font-style-complex="italic"/>
    </style:style>
    <style:style style:name="T37" style:family="text">
      <style:text-properties fo:font-style="italic" officeooo:rsid="06c1c324" style:font-style-asian="italic" style:font-style-complex="italic"/>
    </style:style>
    <style:style style:name="T38" style:family="text">
      <style:text-properties fo:font-style="italic" officeooo:rsid="06c28d2b" style:font-style-asian="italic" style:font-style-complex="italic"/>
    </style:style>
    <style:style style:name="T39" style:family="text">
      <style:text-properties fo:font-style="italic" officeooo:rsid="06c30e5a" style:font-style-asian="italic" style:font-style-complex="italic"/>
    </style:style>
    <style:style style:name="T40" style:family="text">
      <style:text-properties fo:font-style="italic" officeooo:rsid="05fd5486" style:font-style-asian="italic" style:font-style-complex="italic"/>
    </style:style>
    <style:style style:name="T41" style:family="text">
      <style:text-properties fo:font-style="italic" officeooo:rsid="0722168f" style:font-style-asian="italic" style:font-style-complex="italic"/>
    </style:style>
    <style:style style:name="T42" style:family="text">
      <style:text-properties fo:font-style="italic" officeooo:rsid="07228016" style:font-style-asian="italic" style:font-style-complex="italic"/>
    </style:style>
    <style:style style:name="T43" style:family="text">
      <style:text-properties fo:font-style="italic" officeooo:rsid="0791e415" style:font-style-asian="italic" style:font-style-complex="italic"/>
    </style:style>
    <style:style style:name="T44" style:family="text">
      <style:text-properties fo:font-style="italic" officeooo:rsid="0600d106" style:font-style-asian="italic" style:font-style-complex="italic"/>
    </style:style>
    <style:style style:name="T45" style:family="text">
      <style:text-properties fo:font-style="italic" officeooo:rsid="065bc924" style:font-style-asian="italic" style:font-style-complex="italic"/>
    </style:style>
    <style:style style:name="T46" style:family="text">
      <style:text-properties fo:font-style="italic" officeooo:rsid="061388ba" style:font-style-asian="italic" style:font-style-complex="italic"/>
    </style:style>
    <style:style style:name="T47" style:family="text">
      <style:text-properties fo:font-style="italic" officeooo:rsid="066951c3" style:font-style-asian="italic" style:font-style-complex="italic"/>
    </style:style>
    <style:style style:name="T48" style:family="text">
      <style:text-properties fo:font-style="italic" officeooo:rsid="061b5b1e" style:font-style-asian="italic" style:font-style-complex="italic"/>
    </style:style>
    <style:style style:name="T49" style:family="text">
      <style:text-properties fo:font-style="italic" officeooo:rsid="064b58cd" style:font-style-asian="italic" style:font-style-complex="italic"/>
    </style:style>
    <style:style style:name="T50" style:family="text">
      <style:text-properties fo:font-style="italic" officeooo:rsid="06561f9f" style:font-style-asian="italic" style:font-style-complex="italic"/>
    </style:style>
    <style:style style:name="T51" style:family="text">
      <style:text-properties fo:font-style="italic" officeooo:rsid="06b81289" style:font-style-asian="italic" style:font-style-complex="italic"/>
    </style:style>
    <style:style style:name="T52" style:family="text">
      <style:text-properties fo:font-style="italic" officeooo:rsid="06baab08" style:font-style-asian="italic" style:font-style-complex="italic"/>
    </style:style>
    <style:style style:name="T53" style:family="text">
      <style:text-properties fo:font-style="italic" officeooo:rsid="06be5c13" style:font-style-asian="italic" style:font-style-complex="italic"/>
    </style:style>
    <style:style style:name="T54" style:family="text">
      <style:text-properties fo:font-style="italic" officeooo:rsid="070f6732" style:font-style-asian="italic" style:font-style-complex="italic"/>
    </style:style>
    <style:style style:name="T55" style:family="text">
      <style:text-properties fo:font-style="italic" officeooo:rsid="06c8c4b8" style:font-style-asian="italic" style:font-style-complex="italic"/>
    </style:style>
    <style:style style:name="T56" style:family="text">
      <style:text-properties fo:font-style="italic" officeooo:rsid="06cee584" style:font-style-asian="italic" style:font-style-complex="italic"/>
    </style:style>
    <style:style style:name="T57" style:family="text">
      <style:text-properties fo:font-style="italic" officeooo:rsid="06cf01b5" style:font-style-asian="italic" style:font-style-complex="italic"/>
    </style:style>
    <style:style style:name="T58" style:family="text">
      <style:text-properties fo:font-style="italic" officeooo:rsid="063a80b5" style:font-style-asian="italic" style:font-style-complex="italic"/>
    </style:style>
    <style:style style:name="T59" style:family="text">
      <style:text-properties fo:font-style="italic" officeooo:rsid="07b61e88" style:font-style-asian="italic" style:font-style-complex="italic"/>
    </style:style>
    <style:style style:name="T60" style:family="text">
      <style:text-properties fo:font-style="italic" officeooo:rsid="06d60a2d" style:font-style-asian="italic" style:font-style-complex="italic"/>
    </style:style>
    <style:style style:name="T61" style:family="text">
      <style:text-properties fo:font-style="italic" officeooo:rsid="06d842ad" style:font-style-asian="italic" style:font-style-complex="italic"/>
    </style:style>
    <style:style style:name="T62" style:family="text">
      <style:text-properties fo:font-style="italic" officeooo:rsid="07b8167a" style:font-style-asian="italic" style:font-style-complex="italic"/>
    </style:style>
    <style:style style:name="T63" style:family="text">
      <style:text-properties fo:font-style="italic" officeooo:rsid="06e329e3" style:font-style-asian="italic" style:font-style-complex="italic"/>
    </style:style>
    <style:style style:name="T64" style:family="text">
      <style:text-properties fo:font-style="italic" officeooo:rsid="42088098" style:font-style-asian="italic" style:font-style-complex="italic"/>
    </style:style>
    <style:style style:name="T65" style:family="text">
      <style:text-properties fo:font-style="italic" officeooo:rsid="07169265" style:font-style-asian="italic" style:font-style-complex="italic"/>
    </style:style>
    <style:style style:name="T66" style:family="text">
      <style:text-properties fo:font-style="italic" officeooo:rsid="06b9aa42" style:font-style-asian="italic" style:font-style-complex="italic"/>
    </style:style>
    <style:style style:name="T67" style:family="text">
      <style:text-properties fo:font-style="italic" officeooo:rsid="06ed2c4e" style:font-style-asian="italic" style:font-style-complex="italic"/>
    </style:style>
    <style:style style:name="T68" style:family="text">
      <style:text-properties fo:font-style="italic" officeooo:rsid="06f4bd26" style:font-style-asian="italic" style:font-style-complex="italic"/>
    </style:style>
    <style:style style:name="T69" style:family="text">
      <style:text-properties fo:font-style="italic" officeooo:rsid="073086e4" style:font-style-asian="italic" style:font-style-complex="italic"/>
    </style:style>
    <style:style style:name="T70" style:family="text">
      <style:text-properties fo:font-style="italic" officeooo:rsid="064e4d83" style:font-style-asian="italic" style:font-style-complex="italic"/>
    </style:style>
    <style:style style:name="T71" style:family="text">
      <style:text-properties fo:font-style="italic" officeooo:rsid="06ec0299" style:font-style-asian="italic" style:font-style-complex="italic"/>
    </style:style>
    <style:style style:name="T72" style:family="text">
      <style:text-properties fo:font-style="italic" officeooo:rsid="0724ffcd" style:font-style-asian="italic" style:font-style-complex="italic"/>
    </style:style>
    <style:style style:name="T73" style:family="text">
      <style:text-properties fo:font-style="italic" officeooo:rsid="07267c5b" style:font-style-asian="italic" style:font-style-complex="italic"/>
    </style:style>
    <style:style style:name="T74" style:family="text">
      <style:text-properties fo:font-style="italic" officeooo:rsid="07278cdd" style:font-style-asian="italic" style:font-style-complex="italic"/>
    </style:style>
    <style:style style:name="T75" style:family="text">
      <style:text-properties fo:font-style="italic" officeooo:rsid="072c15f1" style:font-style-asian="italic" style:font-style-complex="italic"/>
    </style:style>
    <style:style style:name="T76" style:family="text">
      <style:text-properties fo:font-style="italic" officeooo:rsid="072c7a0f" style:font-style-asian="italic" style:font-style-complex="italic"/>
    </style:style>
    <style:style style:name="T77" style:family="text">
      <style:text-properties fo:font-style="italic" officeooo:rsid="07cb586d" style:font-style-asian="italic" style:font-style-complex="italic"/>
    </style:style>
    <style:style style:name="T78" style:family="text">
      <style:text-properties fo:font-style="italic" officeooo:rsid="07428df0" style:font-style-asian="italic" style:font-style-complex="italic"/>
    </style:style>
    <style:style style:name="T79" style:family="text">
      <style:text-properties fo:font-style="italic" officeooo:rsid="074332db" style:font-style-asian="italic" style:font-style-complex="italic"/>
    </style:style>
    <style:style style:name="T80" style:family="text">
      <style:text-properties fo:font-style="italic" officeooo:rsid="07cfe1b3" style:font-style-asian="italic" style:font-style-complex="italic"/>
    </style:style>
    <style:style style:name="T81" style:family="text">
      <style:text-properties fo:font-style="italic" officeooo:rsid="074489b5" style:font-style-asian="italic" style:font-style-complex="italic"/>
    </style:style>
    <style:style style:name="T82" style:family="text">
      <style:text-properties fo:font-style="italic" officeooo:rsid="073ebb76" style:font-style-asian="italic" style:font-style-complex="italic"/>
    </style:style>
    <style:style style:name="T83" style:family="text">
      <style:text-properties fo:font-style="italic" officeooo:rsid="07d2dc7a" style:font-style-asian="italic" style:font-style-complex="italic"/>
    </style:style>
    <style:style style:name="T84" style:family="text">
      <style:text-properties fo:font-style="italic" officeooo:rsid="422a65ff" style:font-style-asian="italic" style:font-style-complex="italic"/>
    </style:style>
    <style:style style:name="T85" style:family="text">
      <style:text-properties fo:font-style="italic" officeooo:rsid="0d7362c4" style:font-style-asian="italic" style:font-style-complex="italic"/>
    </style:style>
    <style:style style:name="T86" style:family="text">
      <style:text-properties fo:font-style="italic" officeooo:rsid="0d8d8e27" style:font-style-asian="italic" style:font-style-complex="italic"/>
    </style:style>
    <style:style style:name="T87" style:family="text">
      <style:text-properties fo:font-style="italic" officeooo:rsid="0d95252a" style:font-style-asian="italic" style:font-style-complex="italic"/>
    </style:style>
    <style:style style:name="T88" style:family="text">
      <style:text-properties fo:font-style="italic" officeooo:rsid="0da36adf" style:font-style-asian="italic" style:font-style-complex="italic"/>
    </style:style>
    <style:style style:name="T89" style:family="text">
      <style:text-properties fo:font-style="italic" officeooo:rsid="0da33562" style:font-style-asian="italic" style:font-style-complex="italic"/>
    </style:style>
    <style:style style:name="T90" style:family="text">
      <style:text-properties fo:font-style="italic" officeooo:rsid="1372e044" style:font-style-asian="italic" style:font-style-complex="italic"/>
    </style:style>
    <style:style style:name="T91" style:family="text">
      <style:text-properties fo:font-style="italic" officeooo:rsid="13d4c7b9" style:font-style-asian="italic" style:font-style-complex="italic"/>
    </style:style>
    <style:style style:name="T92" style:family="text">
      <style:text-properties fo:font-style="italic" officeooo:rsid="14e02e04" style:font-style-asian="italic" style:font-style-complex="italic"/>
    </style:style>
    <style:style style:name="T93" style:family="text">
      <style:text-properties fo:font-style="italic" officeooo:rsid="13af2e8e" style:font-style-asian="italic" style:font-style-complex="italic"/>
    </style:style>
    <style:style style:name="T94" style:family="text">
      <style:text-properties fo:font-style="italic" officeooo:rsid="14d86f1a" style:font-style-asian="italic" style:font-style-complex="italic"/>
    </style:style>
    <style:style style:name="T95" style:family="text">
      <style:text-properties fo:font-style="italic" officeooo:rsid="14d3cce2" style:font-style-asian="italic" style:font-style-complex="italic"/>
    </style:style>
    <style:style style:name="T96" style:family="text">
      <style:text-properties fo:font-style="italic" officeooo:rsid="14dedf2c" style:font-style-asian="italic" style:font-style-complex="italic"/>
    </style:style>
    <style:style style:name="T97" style:family="text">
      <style:text-properties fo:font-style="italic" officeooo:rsid="13bfba44" style:font-style-asian="italic" style:font-style-complex="italic"/>
    </style:style>
    <style:style style:name="T98" style:family="text">
      <style:text-properties fo:font-style="italic" officeooo:rsid="14052f0b" style:font-style-asian="italic" style:font-style-complex="italic"/>
    </style:style>
    <style:style style:name="T99" style:family="text">
      <style:text-properties fo:font-style="italic" officeooo:rsid="13c158ee" style:font-style-asian="italic" style:font-style-complex="italic"/>
    </style:style>
    <style:style style:name="T100" style:family="text">
      <style:text-properties fo:font-style="italic" officeooo:rsid="14d1055a" style:font-style-asian="italic" style:font-style-complex="italic"/>
    </style:style>
    <style:style style:name="T101" style:family="text">
      <style:text-properties fo:font-style="italic" officeooo:rsid="14a5d507" style:font-style-asian="italic" style:font-style-complex="italic"/>
    </style:style>
    <style:style style:name="T102" style:family="text">
      <style:text-properties fo:font-style="italic" officeooo:rsid="14cee7da" style:font-style-asian="italic" style:font-style-complex="italic"/>
    </style:style>
    <style:style style:name="T103" style:family="text">
      <style:text-properties fo:font-style="italic" officeooo:rsid="14dc395c" style:font-style-asian="italic" style:font-style-complex="italic"/>
    </style:style>
    <style:style style:name="T104" style:family="text">
      <style:text-properties fo:font-style="italic" officeooo:rsid="149cb747" style:font-style-asian="italic" style:font-style-complex="italic"/>
    </style:style>
    <style:style style:name="T105" style:family="text">
      <style:text-properties fo:font-style="italic" officeooo:rsid="13c1df0f" style:font-style-asian="italic" style:font-style-complex="italic"/>
    </style:style>
    <style:style style:name="T106" style:family="text">
      <style:text-properties fo:font-style="italic" officeooo:rsid="13b3d86b" style:font-style-asian="italic" style:font-style-complex="italic"/>
    </style:style>
    <style:style style:name="T107" style:family="text">
      <style:text-properties fo:font-style="italic" officeooo:rsid="14ef52e4" style:font-style-asian="italic" style:font-style-complex="italic"/>
    </style:style>
    <style:style style:name="T108" style:family="text">
      <style:text-properties fo:font-style="italic" officeooo:rsid="13a2e8e7" style:font-style-asian="italic" style:font-style-complex="italic"/>
    </style:style>
    <style:style style:name="T109" style:family="text">
      <style:text-properties fo:font-style="italic" officeooo:rsid="150e47db" style:font-style-asian="italic" style:font-style-complex="italic"/>
    </style:style>
    <style:style style:name="T110" style:family="text">
      <style:text-properties fo:font-style="italic" officeooo:rsid="15c3c993" style:font-style-asian="italic" style:font-style-complex="italic"/>
    </style:style>
    <style:style style:name="T111" style:family="text">
      <style:text-properties fo:font-style="italic" officeooo:rsid="153595a2" style:font-style-asian="italic" style:font-style-complex="italic"/>
    </style:style>
    <style:style style:name="T112" style:family="text">
      <style:text-properties fo:font-style="italic" officeooo:rsid="15cca079" style:font-style-asian="italic" style:font-style-complex="italic"/>
    </style:style>
    <style:style style:name="T113" style:family="text">
      <style:text-properties fo:font-style="italic" officeooo:rsid="151de763" style:font-style-asian="italic" style:font-style-complex="italic"/>
    </style:style>
    <style:style style:name="T114" style:family="text">
      <style:text-properties fo:font-style="italic" officeooo:rsid="15225bbb" style:font-style-asian="italic" style:font-style-complex="italic"/>
    </style:style>
    <style:style style:name="T115" style:family="text">
      <style:text-properties fo:font-style="italic" officeooo:rsid="13eb767d" style:font-style-asian="italic" style:font-style-complex="italic"/>
    </style:style>
    <style:style style:name="T116" style:family="text">
      <style:text-properties fo:font-style="italic" officeooo:rsid="15ee1ed8" style:font-style-asian="italic" style:font-style-complex="italic"/>
    </style:style>
    <style:style style:name="T117" style:family="text">
      <style:text-properties fo:font-style="italic" officeooo:rsid="141098ec" style:font-style-asian="italic" style:font-style-complex="italic"/>
    </style:style>
    <style:style style:name="T118" style:family="text">
      <style:text-properties fo:font-style="italic" officeooo:rsid="144f800e" style:font-style-asian="italic" style:font-style-complex="italic"/>
    </style:style>
    <style:style style:name="T119" style:family="text">
      <style:text-properties fo:font-style="italic" officeooo:rsid="15ef610b" style:font-style-asian="italic" style:font-style-complex="italic"/>
    </style:style>
    <style:style style:name="T120" style:family="text">
      <style:text-properties fo:font-style="italic" officeooo:rsid="1451c7ed" style:font-style-asian="italic" style:font-style-complex="italic"/>
    </style:style>
    <style:style style:name="T121" style:family="text">
      <style:text-properties fo:font-style="italic" officeooo:rsid="15e5d7ca" style:font-style-asian="italic" style:font-style-complex="italic"/>
    </style:style>
    <style:style style:name="T122" style:family="text">
      <style:text-properties fo:font-style="italic" officeooo:rsid="13ee209f" style:font-style-asian="italic" style:font-style-complex="italic"/>
    </style:style>
    <style:style style:name="T123" style:family="text">
      <style:text-properties fo:font-style="italic" officeooo:rsid="14c32222" style:font-style-asian="italic" style:font-style-complex="italic"/>
    </style:style>
    <style:style style:name="T124" style:family="text">
      <style:text-properties fo:font-style="italic" officeooo:rsid="14556d9d" style:font-style-asian="italic" style:font-style-complex="italic"/>
    </style:style>
    <style:style style:name="T125" style:family="text">
      <style:text-properties fo:font-style="italic" officeooo:rsid="15dd9950" style:font-style-asian="italic" style:font-style-complex="italic"/>
    </style:style>
    <style:style style:name="T126" style:family="text">
      <style:text-properties fo:font-style="italic" officeooo:rsid="157f8712" style:font-style-asian="italic" style:font-style-complex="italic"/>
    </style:style>
    <style:style style:name="T127" style:family="text">
      <style:text-properties fo:font-style="italic" officeooo:rsid="145bd1f3" style:font-style-asian="italic" style:font-style-complex="italic"/>
    </style:style>
    <style:style style:name="T128" style:family="text">
      <style:text-properties fo:font-style="italic" officeooo:rsid="1455b583" style:font-style-asian="italic" style:font-style-complex="italic"/>
    </style:style>
    <style:style style:name="T129" style:family="text">
      <style:text-properties fo:font-style="italic" officeooo:rsid="15e099cb" style:font-style-asian="italic" style:font-style-complex="italic"/>
    </style:style>
    <style:style style:name="T130" style:family="text">
      <style:text-properties fo:font-style="italic" officeooo:rsid="15076bc5" style:font-style-asian="italic" style:font-style-complex="italic"/>
    </style:style>
    <style:style style:name="T131" style:family="text">
      <style:text-properties fo:font-style="italic" officeooo:rsid="150a262c" style:font-style-asian="italic" style:font-style-complex="italic"/>
    </style:style>
    <style:style style:name="T132" style:family="text">
      <style:text-properties fo:font-style="italic" officeooo:rsid="1501b542" style:font-style-asian="italic" style:font-style-complex="italic"/>
    </style:style>
    <style:style style:name="T133" style:family="text">
      <style:text-properties fo:font-style="italic" officeooo:rsid="15686745" style:font-style-asian="italic" style:font-style-complex="italic"/>
    </style:style>
    <style:style style:name="T134" style:family="text">
      <style:text-properties fo:font-style="italic" officeooo:rsid="1410b4c0" style:font-style-asian="italic" style:font-style-complex="italic"/>
    </style:style>
    <style:style style:name="T135" style:family="text">
      <style:text-properties fo:font-style="italic" officeooo:rsid="14c4408b" style:font-style-asian="italic" style:font-style-complex="italic"/>
    </style:style>
    <style:style style:name="T136" style:family="text">
      <style:text-properties fo:font-style="italic" officeooo:rsid="14c7d9d5" style:font-style-asian="italic" style:font-style-complex="italic"/>
    </style:style>
    <style:style style:name="T137" style:family="text">
      <style:text-properties fo:font-style="italic" officeooo:rsid="147c60b8" style:font-style-asian="italic" style:font-style-complex="italic"/>
    </style:style>
    <style:style style:name="T138" style:family="text">
      <style:text-properties fo:font-style="italic" officeooo:rsid="15f8fcc3" style:font-style-asian="italic" style:font-style-complex="italic"/>
    </style:style>
    <style:style style:name="T139" style:family="text">
      <style:text-properties fo:font-style="italic" officeooo:rsid="14c6a606" style:font-style-asian="italic" style:font-style-complex="italic"/>
    </style:style>
    <style:style style:name="T140" style:family="text">
      <style:text-properties fo:font-style="italic" officeooo:rsid="14c71bd6" style:font-style-asian="italic" style:font-style-complex="italic"/>
    </style:style>
    <style:style style:name="T141" style:family="text">
      <style:text-properties fo:font-style="italic" officeooo:rsid="1484e2ae" style:font-style-asian="italic" style:font-style-complex="italic"/>
    </style:style>
    <style:style style:name="T142" style:family="text">
      <style:text-properties fo:font-style="italic" officeooo:rsid="148032cd" style:font-style-asian="italic" style:font-style-complex="italic"/>
    </style:style>
    <style:style style:name="T143" style:family="text">
      <style:text-properties fo:font-style="italic" officeooo:rsid="1480f287" style:font-style-asian="italic" style:font-style-complex="italic"/>
    </style:style>
    <style:style style:name="T144" style:family="text">
      <style:text-properties fo:font-style="italic" officeooo:rsid="1566966c" style:font-style-asian="italic" style:font-style-complex="italic"/>
    </style:style>
    <style:style style:name="T145" style:family="text">
      <style:text-properties fo:font-style="italic" officeooo:rsid="4250dfb2" style:font-style-asian="italic" style:font-style-complex="italic"/>
    </style:style>
    <style:style style:name="T146" style:family="text">
      <style:text-properties fo:font-style="italic" officeooo:rsid="42565ba9"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419cb3a6" style:font-style-asian="italic" style:font-style-complex="italic"/>
    </style:style>
    <style:style style:name="T149" style:family="text">
      <style:text-properties fo:font-style="italic" style:text-underline-style="none" officeooo:rsid="41bf3d48" style:font-style-asian="italic" style:font-style-complex="italic"/>
    </style:style>
    <style:style style:name="T150" style:family="text">
      <style:text-properties fo:font-style="italic" style:text-underline-style="none" officeooo:rsid="3eb4b392" style:font-style-asian="italic" style:font-style-complex="italic"/>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normal" style:font-style-asian="normal" style:font-style-complex="normal"/>
    </style:style>
    <style:style style:name="T154" style:family="text">
      <style:text-properties fo:font-style="normal" officeooo:rsid="4127ad25" style:font-style-asian="normal" style:font-style-complex="normal"/>
    </style:style>
    <style:style style:name="T155" style:family="text">
      <style:text-properties fo:font-style="normal" officeooo:rsid="414a3527" style:font-style-asian="normal" style:font-style-complex="normal"/>
    </style:style>
    <style:style style:name="T156" style:family="text">
      <style:text-properties fo:font-style="normal" officeooo:rsid="16096a70" style:font-style-asian="normal" style:font-style-complex="normal"/>
    </style:style>
    <style:style style:name="T157" style:family="text">
      <style:text-properties fo:font-style="normal" officeooo:rsid="16282f48" style:font-style-asian="normal" style:font-style-complex="normal"/>
    </style:style>
    <style:style style:name="T158" style:family="text">
      <style:text-properties fo:font-style="normal" officeooo:rsid="161ecb8b" style:font-style-asian="normal" style:font-style-complex="normal"/>
    </style:style>
    <style:style style:name="T159" style:family="text">
      <style:text-properties fo:font-style="normal" officeooo:rsid="16263d33" style:font-style-asian="normal" style:font-style-complex="normal"/>
    </style:style>
    <style:style style:name="T160" style:family="text">
      <style:text-properties fo:font-style="normal" officeooo:rsid="15fc04e8" style:font-style-asian="normal" style:font-style-complex="normal"/>
    </style:style>
    <style:style style:name="T161" style:family="text">
      <style:text-properties fo:font-style="normal" officeooo:rsid="160d9ab7" style:font-style-asian="normal" style:font-style-complex="normal"/>
    </style:style>
    <style:style style:name="T162" style:family="text">
      <style:text-properties fo:font-style="normal" officeooo:rsid="41943a51" style:font-style-asian="normal" style:font-style-complex="normal"/>
    </style:style>
    <style:style style:name="T163" style:family="text">
      <style:text-properties fo:font-style="normal" officeooo:rsid="4196f96e" style:font-style-asian="normal" style:font-style-complex="normal"/>
    </style:style>
    <style:style style:name="T164" style:family="text">
      <style:text-properties fo:font-style="normal" officeooo:rsid="41ace3fc" style:font-style-asian="normal" style:font-style-complex="normal"/>
    </style:style>
    <style:style style:name="T165" style:family="text">
      <style:text-properties fo:font-style="normal" officeooo:rsid="41afef95" style:font-style-asian="normal" style:font-style-complex="normal"/>
    </style:style>
    <style:style style:name="T166" style:family="text">
      <style:text-properties fo:font-style="normal" officeooo:rsid="41b79b58" style:font-style-asian="normal" style:font-style-complex="normal"/>
    </style:style>
    <style:style style:name="T167" style:family="text">
      <style:text-properties fo:font-style="normal" officeooo:rsid="07228016" style:font-style-asian="normal" style:font-style-complex="normal"/>
    </style:style>
    <style:style style:name="T168" style:family="text">
      <style:text-properties fo:font-style="normal" officeooo:rsid="0792a077" style:font-style-asian="normal" style:font-style-complex="normal"/>
    </style:style>
    <style:style style:name="T169" style:family="text">
      <style:text-properties fo:font-style="normal" officeooo:rsid="063a80b5" style:font-style-asian="normal" style:font-style-complex="normal"/>
    </style:style>
    <style:style style:name="T170" style:family="text">
      <style:text-properties fo:font-style="normal" officeooo:rsid="06c3f3b6" style:font-style-asian="normal" style:font-style-complex="normal"/>
    </style:style>
    <style:style style:name="T171" style:family="text">
      <style:text-properties fo:font-style="normal" officeooo:rsid="06851521" style:font-style-asian="normal" style:font-style-complex="normal"/>
    </style:style>
    <style:style style:name="T172" style:family="text">
      <style:text-properties fo:font-style="normal" officeooo:rsid="06c21060" style:font-style-asian="normal" style:font-style-complex="normal"/>
    </style:style>
    <style:style style:name="T173" style:family="text">
      <style:text-properties fo:font-style="normal" officeooo:rsid="06b9aa42" style:font-style-asian="normal" style:font-style-complex="normal"/>
    </style:style>
    <style:style style:name="T174" style:family="text">
      <style:text-properties fo:font-style="normal" officeooo:rsid="06c104a8" style:font-style-asian="normal" style:font-style-complex="normal"/>
    </style:style>
    <style:style style:name="T175" style:family="text">
      <style:text-properties fo:font-style="normal" officeooo:rsid="06c28d2b" style:font-style-asian="normal" style:font-style-complex="normal"/>
    </style:style>
    <style:style style:name="T176" style:family="text">
      <style:text-properties fo:font-style="normal" officeooo:rsid="06c1c324" style:font-style-asian="normal" style:font-style-complex="normal"/>
    </style:style>
    <style:style style:name="T177" style:family="text">
      <style:text-properties fo:font-style="normal" officeooo:rsid="06c4bb1e" style:font-style-asian="normal" style:font-style-complex="normal"/>
    </style:style>
    <style:style style:name="T178" style:family="text">
      <style:text-properties fo:font-style="normal" officeooo:rsid="06c62605" style:font-style-asian="normal" style:font-style-complex="normal"/>
    </style:style>
    <style:style style:name="T179" style:family="text">
      <style:text-properties fo:font-style="normal" officeooo:rsid="07793b38" style:font-style-asian="normal" style:font-style-complex="normal"/>
    </style:style>
    <style:style style:name="T180" style:family="text">
      <style:text-properties fo:font-style="normal" officeooo:rsid="078efa81" style:font-style-asian="normal" style:font-style-complex="normal"/>
    </style:style>
    <style:style style:name="T181" style:family="text">
      <style:text-properties fo:font-style="normal" officeooo:rsid="06c30e5a" style:font-style-asian="normal" style:font-style-complex="normal"/>
    </style:style>
    <style:style style:name="T182" style:family="text">
      <style:text-properties fo:font-style="normal" officeooo:rsid="07a42383" style:font-style-asian="normal" style:font-style-complex="normal"/>
    </style:style>
    <style:style style:name="T183" style:family="text">
      <style:text-properties fo:font-style="normal" officeooo:rsid="079401c0" style:font-style-asian="normal" style:font-style-complex="normal"/>
    </style:style>
    <style:style style:name="T184" style:family="text">
      <style:text-properties fo:font-style="normal" officeooo:rsid="07b47c0f" style:font-style-asian="normal" style:font-style-complex="normal"/>
    </style:style>
    <style:style style:name="T185" style:family="text">
      <style:text-properties fo:font-style="normal" officeooo:rsid="0791e415" style:font-style-asian="normal" style:font-style-complex="normal"/>
    </style:style>
    <style:style style:name="T186" style:family="text">
      <style:text-properties fo:font-style="normal" officeooo:rsid="06813261" style:font-style-asian="normal" style:font-style-complex="normal"/>
    </style:style>
    <style:style style:name="T187" style:family="text">
      <style:text-properties fo:font-style="normal" officeooo:rsid="0683c9bb" style:font-style-asian="normal" style:font-style-complex="normal"/>
    </style:style>
    <style:style style:name="T188" style:family="text">
      <style:text-properties fo:font-style="normal" officeooo:rsid="063de534" style:font-style-asian="normal" style:font-style-complex="normal"/>
    </style:style>
    <style:style style:name="T189" style:family="text">
      <style:text-properties fo:font-style="normal" officeooo:rsid="0795b277" style:font-style-asian="normal" style:font-style-complex="normal"/>
    </style:style>
    <style:style style:name="T190" style:family="text">
      <style:text-properties fo:font-style="normal" officeooo:rsid="0681f638" style:font-style-asian="normal" style:font-style-complex="normal"/>
    </style:style>
    <style:style style:name="T191" style:family="text">
      <style:text-properties fo:font-style="normal" officeooo:rsid="06833a5f" style:font-style-asian="normal" style:font-style-complex="normal"/>
    </style:style>
    <style:style style:name="T192" style:family="text">
      <style:text-properties fo:font-style="normal" officeooo:rsid="07ad4c28" style:font-style-asian="normal" style:font-style-complex="normal"/>
    </style:style>
    <style:style style:name="T193" style:family="text">
      <style:text-properties fo:font-style="normal" officeooo:rsid="06b7f509" style:font-style-asian="normal" style:font-style-complex="normal"/>
    </style:style>
    <style:style style:name="T194" style:family="text">
      <style:text-properties fo:font-style="normal" officeooo:rsid="06b81289" style:font-style-asian="normal" style:font-style-complex="normal"/>
    </style:style>
    <style:style style:name="T195" style:family="text">
      <style:text-properties fo:font-style="normal" officeooo:rsid="06be5c13" style:font-style-asian="normal" style:font-style-complex="normal"/>
    </style:style>
    <style:style style:name="T196" style:family="text">
      <style:text-properties fo:font-style="normal" officeooo:rsid="06bfc431" style:font-style-asian="normal" style:font-style-complex="normal"/>
    </style:style>
    <style:style style:name="T197" style:family="text">
      <style:text-properties fo:font-style="normal" officeooo:rsid="070f6732" style:font-style-asian="normal" style:font-style-complex="normal"/>
    </style:style>
    <style:style style:name="T198" style:family="text">
      <style:text-properties fo:font-style="normal" officeooo:rsid="06c88b47" style:font-style-asian="normal" style:font-style-complex="normal"/>
    </style:style>
    <style:style style:name="T199" style:family="text">
      <style:text-properties fo:font-style="normal" officeooo:rsid="06cee584" style:font-style-asian="normal" style:font-style-complex="normal"/>
    </style:style>
    <style:style style:name="T200" style:family="text">
      <style:text-properties fo:font-style="normal" officeooo:rsid="06cf4013" style:font-style-asian="normal" style:font-style-complex="normal"/>
    </style:style>
    <style:style style:name="T201" style:family="text">
      <style:text-properties fo:font-style="normal" officeooo:rsid="06cfbb90" style:font-style-asian="normal" style:font-style-complex="normal"/>
    </style:style>
    <style:style style:name="T202" style:family="text">
      <style:text-properties fo:font-style="normal" officeooo:rsid="06cf4c3c" style:font-style-asian="normal" style:font-style-complex="normal"/>
    </style:style>
    <style:style style:name="T203" style:family="text">
      <style:text-properties fo:font-style="normal" officeooo:rsid="07b2fc1c" style:font-style-asian="normal" style:font-style-complex="normal"/>
    </style:style>
    <style:style style:name="T204" style:family="text">
      <style:text-properties fo:font-style="normal" officeooo:rsid="06d8eb05" style:font-style-asian="normal" style:font-style-complex="normal"/>
    </style:style>
    <style:style style:name="T205" style:family="text">
      <style:text-properties fo:font-style="normal" officeooo:rsid="06e133ac" style:font-style-asian="normal" style:font-style-complex="normal"/>
    </style:style>
    <style:style style:name="T206" style:family="text">
      <style:text-properties fo:font-style="normal" officeooo:rsid="07b61e88" style:font-style-asian="normal" style:font-style-complex="normal"/>
    </style:style>
    <style:style style:name="T207" style:family="text">
      <style:text-properties fo:font-style="normal" officeooo:rsid="06d5b9b0" style:font-style-asian="normal" style:font-style-complex="normal"/>
    </style:style>
    <style:style style:name="T208" style:family="text">
      <style:text-properties fo:font-style="normal" officeooo:rsid="06dbc190" style:font-style-asian="normal" style:font-style-complex="normal"/>
    </style:style>
    <style:style style:name="T209" style:family="text">
      <style:text-properties fo:font-style="normal" officeooo:rsid="06e24276" style:font-style-asian="normal" style:font-style-complex="normal"/>
    </style:style>
    <style:style style:name="T210" style:family="text">
      <style:text-properties fo:font-style="normal" officeooo:rsid="06e5f6a2" style:font-style-asian="normal" style:font-style-complex="normal"/>
    </style:style>
    <style:style style:name="T211" style:family="text">
      <style:text-properties fo:font-style="normal" officeooo:rsid="07bb7837" style:font-style-asian="normal" style:font-style-complex="normal"/>
    </style:style>
    <style:style style:name="T212" style:family="text">
      <style:text-properties fo:font-style="normal" officeooo:rsid="06fb9387" style:font-style-asian="normal" style:font-style-complex="normal"/>
    </style:style>
    <style:style style:name="T213" style:family="text">
      <style:text-properties fo:font-style="normal" officeooo:rsid="07be49ac" style:font-style-asian="normal" style:font-style-complex="normal"/>
    </style:style>
    <style:style style:name="T214" style:family="text">
      <style:text-properties fo:font-style="normal" officeooo:rsid="06ec8607" style:font-style-asian="normal" style:font-style-complex="normal"/>
    </style:style>
    <style:style style:name="T215" style:family="text">
      <style:text-properties fo:font-style="normal" officeooo:rsid="0710f5a2" style:font-style-asian="normal" style:font-style-complex="normal"/>
    </style:style>
    <style:style style:name="T216" style:family="text">
      <style:text-properties fo:font-style="normal" officeooo:rsid="07161918" style:font-style-asian="normal" style:font-style-complex="normal"/>
    </style:style>
    <style:style style:name="T217" style:family="text">
      <style:text-properties fo:font-style="normal" officeooo:rsid="05fb994f" style:font-style-asian="normal" style:font-style-complex="normal"/>
    </style:style>
    <style:style style:name="T218" style:family="text">
      <style:text-properties fo:font-style="normal" officeooo:rsid="071714ed" style:font-style-asian="normal" style:font-style-complex="normal"/>
    </style:style>
    <style:style style:name="T219" style:family="text">
      <style:text-properties fo:font-style="normal" officeooo:rsid="0713cff0" style:font-style-asian="normal" style:font-style-complex="normal"/>
    </style:style>
    <style:style style:name="T220" style:family="text">
      <style:text-properties fo:font-style="normal" officeooo:rsid="0715ce59" style:font-style-asian="normal" style:font-style-complex="normal"/>
    </style:style>
    <style:style style:name="T221" style:family="text">
      <style:text-properties fo:font-style="normal" officeooo:rsid="071734dc" style:font-style-asian="normal" style:font-style-complex="normal"/>
    </style:style>
    <style:style style:name="T222" style:family="text">
      <style:text-properties fo:font-style="normal" officeooo:rsid="0714a6a9" style:font-style-asian="normal" style:font-style-complex="normal"/>
    </style:style>
    <style:style style:name="T223" style:family="text">
      <style:text-properties fo:font-style="normal" officeooo:rsid="07169265" style:font-style-asian="normal" style:font-style-complex="normal"/>
    </style:style>
    <style:style style:name="T224" style:family="text">
      <style:text-properties fo:font-style="normal" officeooo:rsid="07c026eb" style:font-style-asian="normal" style:font-style-complex="normal"/>
    </style:style>
    <style:style style:name="T225" style:family="text">
      <style:text-properties fo:font-style="normal" officeooo:rsid="071921cf" style:font-style-asian="normal" style:font-style-complex="normal"/>
    </style:style>
    <style:style style:name="T226" style:family="text">
      <style:text-properties fo:font-style="normal" officeooo:rsid="07c1a118" style:font-style-asian="normal" style:font-style-complex="normal"/>
    </style:style>
    <style:style style:name="T227" style:family="text">
      <style:text-properties fo:font-style="normal" officeooo:rsid="06da3586" style:font-style-asian="normal" style:font-style-complex="normal"/>
    </style:style>
    <style:style style:name="T228" style:family="text">
      <style:text-properties fo:font-style="normal" officeooo:rsid="071e238e" style:font-style-asian="normal" style:font-style-complex="normal"/>
    </style:style>
    <style:style style:name="T229" style:family="text">
      <style:text-properties fo:font-style="normal" officeooo:rsid="0702067e" style:font-style-asian="normal" style:font-style-complex="normal"/>
    </style:style>
    <style:style style:name="T230" style:family="text">
      <style:text-properties fo:font-style="normal" officeooo:rsid="06ed2c4e" style:font-style-asian="normal" style:font-style-complex="normal"/>
    </style:style>
    <style:style style:name="T231" style:family="text">
      <style:text-properties fo:font-style="normal" officeooo:rsid="07035512" style:font-style-asian="normal" style:font-style-complex="normal"/>
    </style:style>
    <style:style style:name="T232" style:family="text">
      <style:text-properties fo:font-style="normal" officeooo:rsid="06f5969b" style:font-style-asian="normal" style:font-style-complex="normal"/>
    </style:style>
    <style:style style:name="T233" style:family="text">
      <style:text-properties fo:font-style="normal" officeooo:rsid="06eb387d" style:font-style-asian="normal" style:font-style-complex="normal"/>
    </style:style>
    <style:style style:name="T234" style:family="text">
      <style:text-properties fo:font-style="normal" officeooo:rsid="06ec01a8" style:font-style-asian="normal" style:font-style-complex="normal"/>
    </style:style>
    <style:style style:name="T235" style:family="text">
      <style:text-properties fo:font-style="normal" officeooo:rsid="06ec0299" style:font-style-asian="normal" style:font-style-complex="normal"/>
    </style:style>
    <style:style style:name="T236" style:family="text">
      <style:text-properties fo:font-style="normal" officeooo:rsid="0724ffcd" style:font-style-asian="normal" style:font-style-complex="normal"/>
    </style:style>
    <style:style style:name="T237" style:family="text">
      <style:text-properties fo:font-style="normal" officeooo:rsid="07267c5b" style:font-style-asian="normal" style:font-style-complex="normal"/>
    </style:style>
    <style:style style:name="T238" style:family="text">
      <style:text-properties fo:font-style="normal" officeooo:rsid="072c15f1" style:font-style-asian="normal" style:font-style-complex="normal"/>
    </style:style>
    <style:style style:name="T239" style:family="text">
      <style:text-properties fo:font-style="normal" officeooo:rsid="07cb586d" style:font-style-asian="normal" style:font-style-complex="normal"/>
    </style:style>
    <style:style style:name="T240" style:family="text">
      <style:text-properties fo:font-style="normal" officeooo:rsid="073086e4" style:font-style-asian="normal" style:font-style-complex="normal"/>
    </style:style>
    <style:style style:name="T241" style:family="text">
      <style:text-properties fo:font-style="normal" officeooo:rsid="07cb8988" style:font-style-asian="normal" style:font-style-complex="normal"/>
    </style:style>
    <style:style style:name="T242" style:family="text">
      <style:text-properties fo:font-style="normal" officeooo:rsid="072c3e18" style:font-style-asian="normal" style:font-style-complex="normal"/>
    </style:style>
    <style:style style:name="T243" style:family="text">
      <style:text-properties fo:font-style="normal" officeooo:rsid="07cd9e6c" style:font-style-asian="normal" style:font-style-complex="normal"/>
    </style:style>
    <style:style style:name="T244" style:family="text">
      <style:text-properties fo:font-style="normal" officeooo:rsid="07424aba" style:font-style-asian="normal" style:font-style-complex="normal"/>
    </style:style>
    <style:style style:name="T245" style:family="text">
      <style:text-properties fo:font-style="normal" officeooo:rsid="07428df0" style:font-style-asian="normal" style:font-style-complex="normal"/>
    </style:style>
    <style:style style:name="T246" style:family="text">
      <style:text-properties fo:font-style="normal" officeooo:rsid="074332db" style:font-style-asian="normal" style:font-style-complex="normal"/>
    </style:style>
    <style:style style:name="T247" style:family="text">
      <style:text-properties fo:font-style="normal" officeooo:rsid="07cfe1b3" style:font-style-asian="normal" style:font-style-complex="normal"/>
    </style:style>
    <style:style style:name="T248" style:family="text">
      <style:text-properties fo:font-style="normal" officeooo:rsid="074489b5" style:font-style-asian="normal" style:font-style-complex="normal"/>
    </style:style>
    <style:style style:name="T249" style:family="text">
      <style:text-properties fo:font-style="normal" officeooo:rsid="07d16452" style:font-style-asian="normal" style:font-style-complex="normal"/>
    </style:style>
    <style:style style:name="T250" style:family="text">
      <style:text-properties fo:font-style="normal" officeooo:rsid="07456381" style:font-style-asian="normal" style:font-style-complex="normal"/>
    </style:style>
    <style:style style:name="T251" style:family="text">
      <style:text-properties fo:font-style="normal" officeooo:rsid="073ebb76" style:font-style-asian="normal" style:font-style-complex="normal"/>
    </style:style>
    <style:style style:name="T252" style:family="text">
      <style:text-properties fo:font-style="normal" officeooo:rsid="07dac6b2" style:font-style-asian="normal" style:font-style-complex="normal"/>
    </style:style>
    <style:style style:name="T253" style:family="text">
      <style:text-properties fo:font-style="normal" officeooo:rsid="07d2dc7a" style:font-style-asian="normal" style:font-style-complex="normal"/>
    </style:style>
    <style:style style:name="T254" style:family="text">
      <style:text-properties fo:font-style="normal" officeooo:rsid="0758c07a" style:font-style-asian="normal" style:font-style-complex="normal"/>
    </style:style>
    <style:style style:name="T255" style:family="text">
      <style:text-properties fo:font-style="normal" officeooo:rsid="0759ad45" style:font-style-asian="normal" style:font-style-complex="normal"/>
    </style:style>
    <style:style style:name="T256" style:family="text">
      <style:text-properties fo:font-style="normal" officeooo:rsid="4232307a" style:font-style-asian="normal" style:font-style-complex="normal"/>
    </style:style>
    <style:style style:name="T257" style:family="text">
      <style:text-properties fo:font-style="normal" officeooo:rsid="142220b4" style:font-style-asian="normal" style:font-style-complex="normal"/>
    </style:style>
    <style:style style:name="T258" style:family="text">
      <style:text-properties fo:font-style="normal" officeooo:rsid="14256af6" style:font-style-asian="normal" style:font-style-complex="normal"/>
    </style:style>
    <style:style style:name="T259" style:family="text">
      <style:text-properties fo:font-style="normal" officeooo:rsid="14245229" style:font-style-asian="normal" style:font-style-complex="normal"/>
    </style:style>
    <style:style style:name="T260" style:family="text">
      <style:text-properties fo:font-style="normal" officeooo:rsid="1427ea5d" style:font-style-asian="normal" style:font-style-complex="normal"/>
    </style:style>
    <style:style style:name="T261" style:family="text">
      <style:text-properties fo:font-style="normal" officeooo:rsid="13d4c7b9" style:font-style-asian="normal" style:font-style-complex="normal"/>
    </style:style>
    <style:style style:name="T262" style:family="text">
      <style:text-properties fo:font-style="normal" officeooo:rsid="15daf212" style:font-style-asian="normal" style:font-style-complex="normal"/>
    </style:style>
    <style:style style:name="T263" style:family="text">
      <style:text-properties fo:font-style="normal" officeooo:rsid="14052f0b" style:font-style-asian="normal" style:font-style-complex="normal"/>
    </style:style>
    <style:style style:name="T264" style:family="text">
      <style:text-properties fo:font-style="normal" officeooo:rsid="14dc395c" style:font-style-asian="normal" style:font-style-complex="normal"/>
    </style:style>
    <style:style style:name="T265" style:family="text">
      <style:text-properties fo:font-style="normal" officeooo:rsid="14a6d53d" style:font-style-asian="normal" style:font-style-complex="normal"/>
    </style:style>
    <style:style style:name="T266" style:family="text">
      <style:text-properties fo:font-style="normal" officeooo:rsid="14b49fa1" style:font-style-asian="normal" style:font-style-complex="normal"/>
    </style:style>
    <style:style style:name="T267" style:family="text">
      <style:text-properties fo:font-style="normal" officeooo:rsid="14b621cc" style:font-style-asian="normal" style:font-style-complex="normal"/>
    </style:style>
    <style:style style:name="T268" style:family="text">
      <style:text-properties fo:font-style="normal" officeooo:rsid="14a2bfb5" style:font-style-asian="normal" style:font-style-complex="normal"/>
    </style:style>
    <style:style style:name="T269" style:family="text">
      <style:text-properties fo:font-style="normal" officeooo:rsid="14a46d87" style:font-style-asian="normal" style:font-style-complex="normal"/>
    </style:style>
    <style:style style:name="T270" style:family="text">
      <style:text-properties fo:font-style="normal" officeooo:rsid="14debc6e" style:font-style-asian="normal" style:font-style-complex="normal"/>
    </style:style>
    <style:style style:name="T271" style:family="text">
      <style:text-properties fo:font-style="normal" officeooo:rsid="14ab6b2d" style:font-style-asian="normal" style:font-style-complex="normal"/>
    </style:style>
    <style:style style:name="T272" style:family="text">
      <style:text-properties fo:font-style="normal" officeooo:rsid="14ad1703" style:font-style-asian="normal" style:font-style-complex="normal"/>
    </style:style>
    <style:style style:name="T273" style:family="text">
      <style:text-properties fo:font-style="normal" officeooo:rsid="14e779ca" style:font-style-asian="normal" style:font-style-complex="normal"/>
    </style:style>
    <style:style style:name="T274" style:family="text">
      <style:text-properties fo:font-style="normal" officeooo:rsid="13b10cbc" style:font-style-asian="normal" style:font-style-complex="normal"/>
    </style:style>
    <style:style style:name="T275" style:family="text">
      <style:text-properties fo:font-style="normal" officeooo:rsid="14eb4a17" style:font-style-asian="normal" style:font-style-complex="normal"/>
    </style:style>
    <style:style style:name="T276" style:family="text">
      <style:text-properties fo:font-style="normal" officeooo:rsid="14e9928b" style:font-style-asian="normal" style:font-style-complex="normal"/>
    </style:style>
    <style:style style:name="T277" style:family="text">
      <style:text-properties fo:font-style="normal" officeooo:rsid="14e9daa0" style:font-style-asian="normal" style:font-style-complex="normal"/>
    </style:style>
    <style:style style:name="T278" style:family="text">
      <style:text-properties fo:font-style="normal" officeooo:rsid="14089d92" style:font-style-asian="normal" style:font-style-complex="normal"/>
    </style:style>
    <style:style style:name="T279" style:family="text">
      <style:text-properties fo:font-style="normal" officeooo:rsid="1406befc" style:font-style-asian="normal" style:font-style-complex="normal"/>
    </style:style>
    <style:style style:name="T280" style:family="text">
      <style:text-properties fo:font-style="normal" officeooo:rsid="152d5918" style:font-style-asian="normal" style:font-style-complex="normal"/>
    </style:style>
    <style:style style:name="T281" style:family="text">
      <style:text-properties fo:font-style="normal" officeooo:rsid="15db31d1" style:font-style-asian="normal" style:font-style-complex="normal"/>
    </style:style>
    <style:style style:name="T282" style:family="text">
      <style:text-properties fo:font-style="normal" officeooo:rsid="13a2e8e7" style:font-style-asian="normal" style:font-style-complex="normal"/>
    </style:style>
    <style:style style:name="T283" style:family="text">
      <style:text-properties fo:font-style="normal" officeooo:rsid="13e0540a" style:font-style-asian="normal" style:font-style-complex="normal"/>
    </style:style>
    <style:style style:name="T284" style:family="text">
      <style:text-properties fo:font-style="normal" officeooo:rsid="13e8c8b5" style:font-style-asian="normal" style:font-style-complex="normal"/>
    </style:style>
    <style:style style:name="T285" style:family="text">
      <style:text-properties fo:font-style="normal" officeooo:rsid="13e73598" style:font-style-asian="normal" style:font-style-complex="normal"/>
    </style:style>
    <style:style style:name="T286" style:family="text">
      <style:text-properties fo:font-style="normal" officeooo:rsid="152ebd51" style:font-style-asian="normal" style:font-style-complex="normal"/>
    </style:style>
    <style:style style:name="T287" style:family="text">
      <style:text-properties fo:font-style="normal" officeooo:rsid="140e37fc" style:font-style-asian="normal" style:font-style-complex="normal"/>
    </style:style>
    <style:style style:name="T288" style:family="text">
      <style:text-properties fo:font-style="normal" officeooo:rsid="0d86e289" style:font-style-asian="normal" style:font-style-complex="normal"/>
    </style:style>
    <style:style style:name="T289" style:family="text">
      <style:text-properties fo:font-style="normal" officeooo:rsid="0d52cc2c" style:font-style-asian="normal" style:font-style-complex="normal"/>
    </style:style>
    <style:style style:name="T290" style:family="text">
      <style:text-properties fo:font-style="normal" officeooo:rsid="150e47db" style:font-style-asian="normal" style:font-style-complex="normal"/>
    </style:style>
    <style:style style:name="T291" style:family="text">
      <style:text-properties fo:font-style="normal" officeooo:rsid="15c31d1c" style:font-style-asian="normal" style:font-style-complex="normal"/>
    </style:style>
    <style:style style:name="T292" style:family="text">
      <style:text-properties fo:font-style="normal" officeooo:rsid="15126135" style:font-style-asian="normal" style:font-style-complex="normal"/>
    </style:style>
    <style:style style:name="T293" style:family="text">
      <style:text-properties fo:font-style="normal" officeooo:rsid="15c4742f" style:font-style-asian="normal" style:font-style-complex="normal"/>
    </style:style>
    <style:style style:name="T294" style:family="text">
      <style:text-properties fo:font-style="normal" officeooo:rsid="1513da19" style:font-style-asian="normal" style:font-style-complex="normal"/>
    </style:style>
    <style:style style:name="T295" style:family="text">
      <style:text-properties fo:font-style="normal" officeooo:rsid="152fb8ff" style:font-style-asian="normal" style:font-style-complex="normal"/>
    </style:style>
    <style:style style:name="T296" style:family="text">
      <style:text-properties fo:font-style="normal" officeooo:rsid="152fc742" style:font-style-asian="normal" style:font-style-complex="normal"/>
    </style:style>
    <style:style style:name="T297" style:family="text">
      <style:text-properties fo:font-style="normal" officeooo:rsid="1536cfd8" style:font-style-asian="normal" style:font-style-complex="normal"/>
    </style:style>
    <style:style style:name="T298" style:family="text">
      <style:text-properties fo:font-style="normal" officeooo:rsid="15b53080" style:font-style-asian="normal" style:font-style-complex="normal"/>
    </style:style>
    <style:style style:name="T299" style:family="text">
      <style:text-properties fo:font-style="normal" officeooo:rsid="0d7362c4" style:font-style-asian="normal" style:font-style-complex="normal"/>
    </style:style>
    <style:style style:name="T300" style:family="text">
      <style:text-properties fo:font-style="normal" officeooo:rsid="151de763" style:font-style-asian="normal" style:font-style-complex="normal"/>
    </style:style>
    <style:style style:name="T301" style:family="text">
      <style:text-properties fo:font-style="normal" officeooo:rsid="15e5d7ca" style:font-style-asian="normal" style:font-style-complex="normal"/>
    </style:style>
    <style:style style:name="T302" style:family="text">
      <style:text-properties fo:font-style="normal" officeooo:rsid="15ee1ed8" style:font-style-asian="normal" style:font-style-complex="normal"/>
    </style:style>
    <style:style style:name="T303" style:family="text">
      <style:text-properties fo:font-style="normal" officeooo:rsid="14d9ab12" style:font-style-asian="normal" style:font-style-complex="normal"/>
    </style:style>
    <style:style style:name="T304" style:family="text">
      <style:text-properties fo:font-style="normal" officeooo:rsid="145bd1f3" style:font-style-asian="normal" style:font-style-complex="normal"/>
    </style:style>
    <style:style style:name="T305" style:family="text">
      <style:text-properties fo:font-style="normal" officeooo:rsid="13eb767d" style:font-style-asian="normal" style:font-style-complex="normal"/>
    </style:style>
    <style:style style:name="T306" style:family="text">
      <style:text-properties fo:font-style="normal" officeooo:rsid="13ee209f" style:font-style-asian="normal" style:font-style-complex="normal"/>
    </style:style>
    <style:style style:name="T307" style:family="text">
      <style:text-properties fo:font-style="normal" officeooo:rsid="15df2d73" style:font-style-asian="normal" style:font-style-complex="normal"/>
    </style:style>
    <style:style style:name="T308" style:family="text">
      <style:text-properties fo:font-style="normal" officeooo:rsid="14c4008e" style:font-style-asian="normal" style:font-style-complex="normal"/>
    </style:style>
    <style:style style:name="T309" style:family="text">
      <style:text-properties fo:font-style="normal" officeooo:rsid="15808ecc" style:font-style-asian="normal" style:font-style-complex="normal"/>
    </style:style>
    <style:style style:name="T310" style:family="text">
      <style:text-properties fo:font-style="normal" officeooo:rsid="157f8712" style:font-style-asian="normal" style:font-style-complex="normal"/>
    </style:style>
    <style:style style:name="T311" style:family="text">
      <style:text-properties fo:font-style="normal" officeooo:rsid="14c8ad01" style:font-style-asian="normal" style:font-style-complex="normal"/>
    </style:style>
    <style:style style:name="T312" style:family="text">
      <style:text-properties fo:font-style="normal" officeooo:rsid="15686745" style:font-style-asian="normal" style:font-style-complex="normal"/>
    </style:style>
    <style:style style:name="T313" style:family="text">
      <style:text-properties fo:font-style="normal" officeooo:rsid="1410b4c0" style:font-style-asian="normal" style:font-style-complex="normal"/>
    </style:style>
    <style:style style:name="T314" style:family="text">
      <style:text-properties fo:font-style="normal" officeooo:rsid="1479a677" style:font-style-asian="normal" style:font-style-complex="normal"/>
    </style:style>
    <style:style style:name="T315" style:family="text">
      <style:text-properties fo:font-style="normal" officeooo:rsid="14c4408b" style:font-style-asian="normal" style:font-style-complex="normal"/>
    </style:style>
    <style:style style:name="T316" style:family="text">
      <style:text-properties fo:font-style="normal" officeooo:rsid="13af2e8e" style:font-style-asian="normal" style:font-style-complex="normal"/>
    </style:style>
    <style:style style:name="T317" style:family="text">
      <style:text-properties fo:font-style="normal" officeooo:rsid="14ca826f" style:font-style-asian="normal" style:font-style-complex="normal"/>
    </style:style>
    <style:style style:name="T318" style:family="text">
      <style:text-properties fo:font-style="normal" officeooo:rsid="1566966c" style:font-style-asian="normal" style:font-style-complex="normal"/>
    </style:style>
    <style:style style:name="T319" style:family="text">
      <style:text-properties fo:font-style="normal" officeooo:rsid="149f0d33" style:font-style-asian="normal" style:font-style-complex="normal"/>
    </style:style>
    <style:style style:name="T320" style:family="text">
      <style:text-properties fo:font-style="normal" officeooo:rsid="1482ee20" style:font-style-asian="normal" style:font-style-complex="normal"/>
    </style:style>
    <style:style style:name="T321" style:family="text">
      <style:text-properties fo:font-style="normal" officeooo:rsid="149ff21f" style:font-style-asian="normal" style:font-style-complex="normal"/>
    </style:style>
    <style:style style:name="T322" style:family="text">
      <style:text-properties fo:font-style="normal" officeooo:rsid="14c8ada9" style:font-style-asian="normal" style:font-style-complex="normal"/>
    </style:style>
    <style:style style:name="T323" style:family="text">
      <style:text-properties fo:font-style="normal" style:text-underline-style="none" style:font-style-asian="normal" style:font-style-complex="normal"/>
    </style:style>
    <style:style style:name="T324" style:family="text">
      <style:text-properties fo:font-style="normal" style:text-underline-style="none" officeooo:rsid="417c9df5" style:font-style-asian="normal" style:font-style-complex="normal"/>
    </style:style>
    <style:style style:name="T325" style:family="text">
      <style:text-properties fo:font-style="normal" style:text-underline-style="none" officeooo:rsid="41c12380" style:font-style-asian="normal" style:font-style-complex="normal"/>
    </style:style>
    <style:style style:name="T326" style:family="text">
      <style:text-properties fo:font-style="normal" style:text-underline-style="none" officeooo:rsid="3eb4b392" style:font-style-asian="normal" style:font-style-complex="normal"/>
    </style:style>
    <style:style style:name="T327" style:family="text">
      <style:text-properties fo:font-style="normal" style:text-underline-style="none" officeooo:rsid="41c29e2b" style:font-style-asian="normal" style:font-style-complex="normal"/>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fo:font-style="normal" fo:font-weight="bold" style:font-style-asian="normal" style:font-weight-asian="bold" style:font-style-complex="normal" style:font-weight-complex="bold"/>
    </style:style>
    <style:style style:name="T330" style:family="text">
      <style:text-properties fo:font-style="normal" fo:font-weight="bold" officeooo:rsid="06c30e5a" style:font-style-asian="normal" style:font-weight-asian="bold" style:font-style-complex="normal" style:font-weight-complex="bold"/>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officeooo:rsid="40ec13cf"/>
    </style:style>
    <style:style style:name="T333" style:family="text">
      <style:text-properties officeooo:rsid="41182599"/>
    </style:style>
    <style:style style:name="T334" style:family="text">
      <style:text-properties officeooo:rsid="411c1c2e"/>
    </style:style>
    <style:style style:name="T335" style:family="text">
      <style:text-properties officeooo:rsid="41250703"/>
    </style:style>
    <style:style style:name="T336" style:family="text">
      <style:text-properties officeooo:rsid="41261fb4"/>
    </style:style>
    <style:style style:name="T337" style:family="text">
      <style:text-properties officeooo:rsid="4127ad25"/>
    </style:style>
    <style:style style:name="T338" style:family="text">
      <style:text-properties officeooo:rsid="412d36c9"/>
    </style:style>
    <style:style style:name="T339" style:family="text">
      <style:text-properties officeooo:rsid="41332f71"/>
    </style:style>
    <style:style style:name="T340" style:family="text">
      <style:text-properties officeooo:rsid="413be340"/>
    </style:style>
    <style:style style:name="T341" style:family="text">
      <style:text-properties officeooo:rsid="413d59bb"/>
    </style:style>
    <style:style style:name="T342" style:family="text">
      <style:text-properties officeooo:rsid="413e9ed5"/>
    </style:style>
    <style:style style:name="T343" style:family="text">
      <style:text-properties officeooo:rsid="41405f4f"/>
    </style:style>
    <style:style style:name="T344" style:family="text">
      <style:text-properties officeooo:rsid="414246e7"/>
    </style:style>
    <style:style style:name="T345" style:family="text">
      <style:text-properties officeooo:rsid="41441f56"/>
    </style:style>
    <style:style style:name="T346" style:family="text">
      <style:text-properties officeooo:rsid="41446aab"/>
    </style:style>
    <style:style style:name="T347" style:family="text">
      <style:text-properties officeooo:rsid="41454494"/>
    </style:style>
    <style:style style:name="T348" style:family="text">
      <style:text-properties officeooo:rsid="22d6a232"/>
    </style:style>
    <style:style style:name="T349" style:family="text">
      <style:text-properties officeooo:rsid="41477c4c"/>
    </style:style>
    <style:style style:name="T350" style:family="text">
      <style:text-properties officeooo:rsid="414a3527"/>
    </style:style>
    <style:style style:name="T351" style:family="text">
      <style:text-properties officeooo:rsid="414ab30a"/>
    </style:style>
    <style:style style:name="T352" style:family="text">
      <style:text-properties officeooo:rsid="414db2d0"/>
    </style:style>
    <style:style style:name="T353" style:family="text">
      <style:text-properties officeooo:rsid="414f9ab3"/>
    </style:style>
    <style:style style:name="T354" style:family="text">
      <style:text-properties officeooo:rsid="4156e113"/>
    </style:style>
    <style:style style:name="T355" style:family="text">
      <style:text-properties officeooo:rsid="41582817"/>
    </style:style>
    <style:style style:name="T356" style:family="text">
      <style:text-properties officeooo:rsid="41598b2f"/>
    </style:style>
    <style:style style:name="T357" style:family="text">
      <style:text-properties officeooo:rsid="4163a7d1"/>
    </style:style>
    <style:style style:name="T358" style:family="text">
      <style:text-properties officeooo:rsid="4165352c"/>
    </style:style>
    <style:style style:name="T359" style:family="text">
      <style:text-properties officeooo:rsid="416711fd"/>
    </style:style>
    <style:style style:name="T360" style:family="text">
      <style:text-properties officeooo:rsid="416880e0"/>
    </style:style>
    <style:style style:name="T361" style:family="text">
      <style:text-properties officeooo:rsid="41468b36"/>
    </style:style>
    <style:style style:name="T362" style:family="text">
      <style:text-properties officeooo:rsid="4173ad7f"/>
    </style:style>
    <style:style style:name="T363" style:family="text">
      <style:text-properties officeooo:rsid="41751f1c"/>
    </style:style>
    <style:style style:name="T364" style:family="text">
      <style:text-properties officeooo:rsid="0e7f75d0"/>
    </style:style>
    <style:style style:name="T365" style:family="text">
      <style:text-properties officeooo:rsid="0e7e826d"/>
    </style:style>
    <style:style style:name="T366" style:family="text">
      <style:text-properties officeooo:rsid="417b4d53"/>
    </style:style>
    <style:style style:name="T367" style:family="text">
      <style:text-properties style:text-underline-style="none"/>
    </style:style>
    <style:style style:name="T368" style:family="text">
      <style:text-properties style:text-underline-style="none" officeooo:rsid="417b4d53"/>
    </style:style>
    <style:style style:name="T369" style:family="text">
      <style:text-properties style:text-underline-style="none" officeooo:rsid="41bf3d48"/>
    </style:style>
    <style:style style:name="T370" style:family="text">
      <style:text-properties style:text-underline-style="none" officeooo:rsid="41c9826c"/>
    </style:style>
    <style:style style:name="T371" style:family="text">
      <style:text-properties style:text-underline-style="none" officeooo:rsid="425c4905"/>
    </style:style>
    <style:style style:name="T372" style:family="text">
      <style:text-properties style:text-underline-style="none" fo:font-weight="bold" style:font-weight-asian="bold" style:font-weight-complex="bold"/>
    </style:style>
    <style:style style:name="T373" style:family="text">
      <style:text-properties officeooo:rsid="417f6e12"/>
    </style:style>
    <style:style style:name="T374" style:family="text">
      <style:text-properties officeooo:rsid="4183fe0b"/>
    </style:style>
    <style:style style:name="T375" style:family="text">
      <style:text-properties officeooo:rsid="41872b65"/>
    </style:style>
    <style:style style:name="T376" style:family="text">
      <style:text-properties officeooo:rsid="4189ee8d"/>
    </style:style>
    <style:style style:name="T377" style:family="text">
      <style:text-properties officeooo:rsid="418b092d"/>
    </style:style>
    <style:style style:name="T378" style:family="text">
      <style:text-properties officeooo:rsid="418c5e1f"/>
    </style:style>
    <style:style style:name="T379" style:family="text">
      <style:text-properties officeooo:rsid="16096a70"/>
    </style:style>
    <style:style style:name="T380" style:family="text">
      <style:text-properties officeooo:rsid="16216193"/>
    </style:style>
    <style:style style:name="T381" style:family="text">
      <style:text-properties officeooo:rsid="16207028"/>
    </style:style>
    <style:style style:name="T382" style:family="text">
      <style:text-properties officeooo:rsid="161e58b1"/>
    </style:style>
    <style:style style:name="T383" style:family="text">
      <style:text-properties officeooo:rsid="161b024d"/>
    </style:style>
    <style:style style:name="T384" style:family="text">
      <style:text-properties officeooo:rsid="161ecb8b"/>
    </style:style>
    <style:style style:name="T385" style:family="text">
      <style:text-properties officeooo:rsid="41943a51"/>
    </style:style>
    <style:style style:name="T386" style:family="text">
      <style:text-properties fo:color="#ff6400" fo:font-style="normal" officeooo:rsid="41943a51" style:font-style-asian="normal" style:font-style-complex="normal"/>
    </style:style>
    <style:style style:name="T387" style:family="text">
      <style:text-properties fo:color="#ff6400" officeooo:rsid="41bb0177"/>
    </style:style>
    <style:style style:name="T388" style:family="text">
      <style:text-properties fo:color="#6482ff" officeooo:rsid="41943a51"/>
    </style:style>
    <style:style style:name="T389" style:family="text">
      <style:text-properties officeooo:rsid="4196f96e"/>
    </style:style>
    <style:style style:name="T390" style:family="text">
      <style:text-properties fo:color="#c86400" officeooo:rsid="4196f96e"/>
    </style:style>
    <style:style style:name="T391" style:family="text">
      <style:text-properties officeooo:rsid="4196fa6e"/>
    </style:style>
    <style:style style:name="T392" style:family="text">
      <style:text-properties officeooo:rsid="419a37b8"/>
    </style:style>
    <style:style style:name="T393" style:family="text">
      <style:text-properties officeooo:rsid="419cb3a6"/>
    </style:style>
    <style:style style:name="T394" style:family="text">
      <style:text-properties officeooo:rsid="41a3931a"/>
    </style:style>
    <style:style style:name="T395" style:family="text">
      <style:text-properties officeooo:rsid="41ae16ef"/>
    </style:style>
    <style:style style:name="T396" style:family="text">
      <style:text-properties officeooo:rsid="41b1ee99"/>
    </style:style>
    <style:style style:name="T397" style:family="text">
      <style:text-properties officeooo:rsid="41b3d638"/>
    </style:style>
    <style:style style:name="T398" style:family="text">
      <style:text-properties officeooo:rsid="41b5ac07"/>
    </style:style>
    <style:style style:name="T399" style:family="text">
      <style:text-properties officeooo:rsid="41bb0177"/>
    </style:style>
    <style:style style:name="T400" style:family="text">
      <style:text-properties fo:color="#00c8ff" style:text-underline-style="none"/>
    </style:style>
    <style:style style:name="T401" style:family="text">
      <style:text-properties officeooo:rsid="41bdb093"/>
    </style:style>
    <style:style style:name="T402" style:family="text">
      <style:text-properties officeooo:rsid="41be1aa5"/>
    </style:style>
    <style:style style:name="T403" style:family="text">
      <style:text-properties officeooo:rsid="41bf3d48"/>
    </style:style>
    <style:style style:name="T404" style:family="text">
      <style:text-properties fo:language="cs" fo:country="CZ"/>
    </style:style>
    <style:style style:name="T405" style:family="text">
      <style:text-properties fo:language="cs" fo:country="CZ" officeooo:rsid="3eb4b392" style:language-asian="cs" style:country-asian="CZ"/>
    </style:style>
    <style:style style:name="T406" style:family="text">
      <style:text-properties fo:language="cs" fo:country="CZ" officeooo:rsid="2059a202" style:language-asian="cs" style:country-asian="CZ"/>
    </style:style>
    <style:style style:name="T407" style:family="text">
      <style:text-properties fo:language="cs" fo:country="CZ" officeooo:rsid="3eb54d2c" style:language-asian="cs" style:country-asian="CZ"/>
    </style:style>
    <style:style style:name="T408" style:family="text">
      <style:text-properties fo:language="cs" fo:country="CZ" officeooo:rsid="41c29e2b" style:language-asian="cs" style:country-asian="CZ"/>
    </style:style>
    <style:style style:name="T409" style:family="text">
      <style:text-properties fo:language="cs" fo:country="CZ" officeooo:rsid="425e8107" style:language-asian="cs" style:country-asian="CZ"/>
    </style:style>
    <style:style style:name="T410" style:family="text">
      <style:text-properties fo:language="cs" fo:country="CZ" fo:font-style="italic" officeooo:rsid="3eb4b392" style:language-asian="cs" style:country-asian="CZ" style:font-style-asian="italic" style:font-style-complex="italic"/>
    </style:style>
    <style:style style:name="T411" style:family="text">
      <style:text-properties fo:language="cs" fo:country="CZ" fo:font-style="italic" style:font-style-asian="italic" style:font-style-complex="italic"/>
    </style:style>
    <style:style style:name="T412" style:family="text">
      <style:text-properties fo:language="cs" fo:country="CZ" fo:font-style="italic" officeooo:rsid="0722a130" style:font-style-asian="italic" style:font-style-complex="italic"/>
    </style:style>
    <style:style style:name="T413" style:family="text">
      <style:text-properties fo:language="cs" fo:country="CZ" fo:font-style="italic" officeooo:rsid="05ecda0e" style:font-style-asian="italic" style:font-style-complex="italic"/>
    </style:style>
    <style:style style:name="T414" style:family="text">
      <style:text-properties fo:language="cs" fo:country="CZ" fo:font-style="italic" officeooo:rsid="063de534" style:font-style-asian="italic" style:font-style-complex="italic"/>
    </style:style>
    <style:style style:name="T415" style:family="text">
      <style:text-properties fo:language="cs" fo:country="CZ" fo:font-style="italic" officeooo:rsid="063a80b5" style:font-style-asian="italic" style:font-style-complex="italic"/>
    </style:style>
    <style:style style:name="T416" style:family="text">
      <style:text-properties fo:language="cs" fo:country="CZ" fo:font-style="italic" officeooo:rsid="063de534" style:language-asian="zxx" style:country-asian="none" style:font-style-asian="italic" style:font-style-complex="italic"/>
    </style:style>
    <style:style style:name="T417" style:family="text">
      <style:text-properties fo:language="cs" fo:country="CZ" officeooo:rsid="41e8be3d"/>
    </style:style>
    <style:style style:name="T418" style:family="text">
      <style:text-properties fo:language="cs" fo:country="CZ" officeooo:rsid="41f7cd2a"/>
    </style:style>
    <style:style style:name="T419" style:family="text">
      <style:text-properties fo:language="cs" fo:country="CZ" officeooo:rsid="41f8a03b"/>
    </style:style>
    <style:style style:name="T420" style:family="text">
      <style:text-properties fo:language="cs" fo:country="CZ" officeooo:rsid="41fb361a"/>
    </style:style>
    <style:style style:name="T421" style:family="text">
      <style:text-properties fo:language="cs" fo:country="CZ" officeooo:rsid="41fc8895"/>
    </style:style>
    <style:style style:name="T422" style:family="text">
      <style:text-properties fo:language="cs" fo:country="CZ" officeooo:rsid="05ecda0e"/>
    </style:style>
    <style:style style:name="T423" style:family="text">
      <style:text-properties fo:language="cs" fo:country="CZ" officeooo:rsid="05ed8876"/>
    </style:style>
    <style:style style:name="T424" style:family="text">
      <style:text-properties fo:language="cs" fo:country="CZ" officeooo:rsid="061f9e8e"/>
    </style:style>
    <style:style style:name="T425" style:family="text">
      <style:text-properties fo:language="cs" fo:country="CZ" fo:font-style="normal" style:font-style-asian="normal" style:font-style-complex="normal"/>
    </style:style>
    <style:style style:name="T426" style:family="text">
      <style:text-properties fo:language="cs" fo:country="CZ" fo:font-style="normal" officeooo:rsid="06da3586" style:font-style-asian="normal" style:font-style-complex="normal"/>
    </style:style>
    <style:style style:name="T427" style:family="text">
      <style:text-properties fo:language="cs" fo:country="CZ" fo:font-style="normal" officeooo:rsid="073086e4" style:font-style-asian="normal" style:font-style-complex="normal"/>
    </style:style>
    <style:style style:name="T428" style:family="text">
      <style:text-properties fo:language="cs" fo:country="CZ" fo:font-style="normal" officeooo:rsid="063a80b5" style:font-style-asian="normal" style:font-style-complex="normal"/>
    </style:style>
    <style:style style:name="T429" style:family="text">
      <style:text-properties fo:language="cs" fo:country="CZ" fo:font-style="normal" officeooo:rsid="06851521" style:font-style-asian="normal" style:font-style-complex="normal"/>
    </style:style>
    <style:style style:name="T430" style:family="text">
      <style:text-properties fo:language="cs" fo:country="CZ" fo:font-style="normal" officeooo:rsid="0724ffcd" style:font-style-asian="normal" style:font-style-complex="normal"/>
    </style:style>
    <style:style style:name="T431" style:family="text">
      <style:text-properties fo:language="cs" fo:country="CZ" fo:font-style="normal" officeooo:rsid="06c88b47" style:font-style-asian="normal" style:font-style-complex="normal"/>
    </style:style>
    <style:style style:name="T432" style:family="text">
      <style:text-properties fo:language="cs" fo:country="CZ" fo:font-style="normal" officeooo:rsid="063a80b5" style:language-asian="zxx" style:country-asian="none" style:font-style-asian="normal" style:font-style-complex="normal"/>
    </style:style>
    <style:style style:name="T433" style:family="text">
      <style:text-properties fo:language="cs" fo:country="CZ" fo:font-style="normal" officeooo:rsid="07dac6b2" style:language-asian="zxx" style:country-asian="none" style:font-style-asian="normal" style:font-style-complex="normal"/>
    </style:style>
    <style:style style:name="T434" style:family="text">
      <style:text-properties fo:language="cs" fo:country="CZ" fo:font-style="normal" officeooo:rsid="06851521" style:language-asian="zxx" style:country-asian="none" style:font-style-asian="normal" style:font-style-complex="normal"/>
    </style:style>
    <style:style style:name="T435" style:family="text">
      <style:text-properties fo:language="cs" fo:country="CZ" fo:font-style="normal" officeooo:rsid="06c88b47" style:language-asian="zxx" style:country-asian="none" style:font-style-asian="normal" style:font-style-complex="normal"/>
    </style:style>
    <style:style style:name="T436"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437"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438" style:family="text">
      <style:text-properties fo:language="cs" fo:country="CZ" officeooo:rsid="064ad858" style:language-asian="zxx" style:country-asian="none"/>
    </style:style>
    <style:style style:name="T439" style:family="text">
      <style:text-properties fo:language="cs" fo:country="CZ" officeooo:rsid="07dac6b2" style:language-asian="zxx" style:country-asian="none"/>
    </style:style>
    <style:style style:name="T440" style:family="text">
      <style:text-properties fo:language="cs" fo:country="CZ" style:language-asian="zxx" style:country-asian="none" style:language-complex="zxx" style:country-complex="none"/>
    </style:style>
    <style:style style:name="T441" style:family="text">
      <style:text-properties fo:language="cs" fo:country="CZ" style:language-asian="zxx" style:country-asian="none" style:font-size-complex="10pt" style:language-complex="zxx" style:country-complex="none" style:font-style-complex="italic" style:font-weight-complex="bold"/>
    </style:style>
    <style:style style:name="T442" style:family="text">
      <style:text-properties fo:language="cs" fo:country="CZ" officeooo:rsid="423b14d8"/>
    </style:style>
    <style:style style:name="T443" style:family="text">
      <style:text-properties fo:language="cs" fo:country="CZ" officeooo:rsid="423b78cf"/>
    </style:style>
    <style:style style:name="T444" style:family="text">
      <style:text-properties fo:language="cs" fo:country="CZ" style:font-size-complex="10pt" style:font-style-complex="italic" style:font-weight-complex="bold"/>
    </style:style>
    <style:style style:name="T445" style:family="text">
      <style:text-properties fo:language="cs" fo:country="CZ" officeooo:rsid="42400272"/>
    </style:style>
    <style:style style:name="T446" style:family="text">
      <style:text-properties fo:language="cs" fo:country="CZ" officeooo:rsid="424003a6"/>
    </style:style>
    <style:style style:name="T447" style:family="text">
      <style:text-properties officeooo:rsid="3eb071d2"/>
    </style:style>
    <style:style style:name="T448" style:family="text">
      <style:text-properties officeooo:rsid="41c48bbe"/>
    </style:style>
    <style:style style:name="T449" style:family="text">
      <style:text-properties fo:color="#8ba60e"/>
    </style:style>
    <style:style style:name="T450" style:family="text">
      <style:text-properties officeooo:rsid="41c9f22c"/>
    </style:style>
    <style:style style:name="T451" style:family="text">
      <style:text-properties officeooo:rsid="41cb986e"/>
    </style:style>
    <style:style style:name="T452" style:family="text">
      <style:text-properties officeooo:rsid="41ccd4ba"/>
    </style:style>
    <style:style style:name="T453" style:family="text">
      <style:text-properties officeooo:rsid="41d38d53"/>
    </style:style>
    <style:style style:name="T454" style:family="text">
      <style:text-properties officeooo:rsid="41d63554"/>
    </style:style>
    <style:style style:name="T455" style:family="text">
      <style:text-properties officeooo:rsid="41dcec59"/>
    </style:style>
    <style:style style:name="T456" style:family="text">
      <style:text-properties officeooo:rsid="41dd0451"/>
    </style:style>
    <style:style style:name="T457" style:family="text">
      <style:text-properties officeooo:rsid="41dd697e"/>
    </style:style>
    <style:style style:name="T458" style:family="text">
      <style:text-properties officeooo:rsid="41ddd1b6"/>
    </style:style>
    <style:style style:name="T459" style:family="text">
      <style:text-properties officeooo:rsid="41de94d5"/>
    </style:style>
    <style:style style:name="T460" style:family="text">
      <style:text-properties officeooo:rsid="41e0a539"/>
    </style:style>
    <style:style style:name="T461" style:family="text">
      <style:text-properties officeooo:rsid="41e17963"/>
    </style:style>
    <style:style style:name="T462" style:family="text">
      <style:text-properties officeooo:rsid="41e24f66"/>
    </style:style>
    <style:style style:name="T463" style:family="text">
      <style:text-properties officeooo:rsid="41e4231b"/>
    </style:style>
    <style:style style:name="T464" style:family="text">
      <style:text-properties officeooo:rsid="41e4530a"/>
    </style:style>
    <style:style style:name="T465" style:family="text">
      <style:text-properties officeooo:rsid="41e5469a"/>
    </style:style>
    <style:style style:name="T466" style:family="text">
      <style:text-properties officeooo:rsid="41e889a8"/>
    </style:style>
    <style:style style:name="T467" style:family="text">
      <style:text-properties officeooo:rsid="41e8be3d"/>
    </style:style>
    <style:style style:name="T468" style:family="text">
      <style:text-properties officeooo:rsid="41ea1c22"/>
    </style:style>
    <style:style style:name="T469" style:family="text">
      <style:text-properties officeooo:rsid="41ec2632"/>
    </style:style>
    <style:style style:name="T470" style:family="text">
      <style:text-properties officeooo:rsid="41ec2dd2"/>
    </style:style>
    <style:style style:name="T471" style:family="text">
      <style:text-properties officeooo:rsid="41ed8a8c"/>
    </style:style>
    <style:style style:name="T472" style:family="text">
      <style:text-properties officeooo:rsid="41ef88fe"/>
    </style:style>
    <style:style style:name="T473" style:family="text">
      <style:text-properties officeooo:rsid="41f06dff"/>
    </style:style>
    <style:style style:name="T474" style:family="text">
      <style:text-properties officeooo:rsid="41f1a190"/>
    </style:style>
    <style:style style:name="T475" style:family="text">
      <style:text-properties officeooo:rsid="41f51bf6"/>
    </style:style>
    <style:style style:name="T476" style:family="text">
      <style:text-properties officeooo:rsid="41f77146"/>
    </style:style>
    <style:style style:name="T477" style:family="text">
      <style:text-properties fo:font-weight="bold" style:font-weight-asian="bold" style:font-weight-complex="bold"/>
    </style:style>
    <style:style style:name="T478" style:family="text">
      <style:text-properties fo:font-weight="bold" officeooo:rsid="41f77146" style:font-weight-asian="bold" style:font-weight-complex="bold"/>
    </style:style>
    <style:style style:name="T479" style:family="text">
      <style:text-properties fo:font-weight="bold" officeooo:rsid="058f841c" style:font-weight-asian="bold" style:font-weight-complex="bold"/>
    </style:style>
    <style:style style:name="T480" style:family="text">
      <style:text-properties fo:font-weight="bold" officeooo:rsid="07ac7413" style:font-weight-asian="bold" style:font-weight-complex="bold"/>
    </style:style>
    <style:style style:name="T481" style:family="text">
      <style:text-properties fo:font-weight="bold" officeooo:rsid="070ac113" style:font-weight-asian="bold" style:font-weight-complex="bold"/>
    </style:style>
    <style:style style:name="T482" style:family="text">
      <style:text-properties fo:font-weight="bold" officeooo:rsid="4206c438" style:font-weight-asian="bold" style:font-weight-complex="bold"/>
    </style:style>
    <style:style style:name="T483" style:family="text">
      <style:text-properties officeooo:rsid="41f97831"/>
    </style:style>
    <style:style style:name="T484" style:family="text">
      <style:text-properties officeooo:rsid="41fa5db6"/>
    </style:style>
    <style:style style:name="T485" style:family="text">
      <style:text-properties officeooo:rsid="4204b13d"/>
    </style:style>
    <style:style style:name="T486" style:family="text">
      <style:text-properties officeooo:rsid="06c104a8"/>
    </style:style>
    <style:style style:name="T487" style:family="text">
      <style:text-properties officeooo:rsid="06c3f3b6"/>
    </style:style>
    <style:style style:name="T488" style:family="text">
      <style:text-properties officeooo:rsid="06c21060"/>
    </style:style>
    <style:style style:name="T489" style:family="text">
      <style:text-properties officeooo:rsid="05fb994f"/>
    </style:style>
    <style:style style:name="T490" style:family="text">
      <style:text-properties officeooo:rsid="05feb9fd"/>
    </style:style>
    <style:style style:name="T491" style:family="text">
      <style:text-properties officeooo:rsid="063a80b5"/>
    </style:style>
    <style:style style:name="T492" style:family="text">
      <style:text-properties officeooo:rsid="0612d621"/>
    </style:style>
    <style:style style:name="T493" style:family="text">
      <style:text-properties officeooo:rsid="05fd5486"/>
    </style:style>
    <style:style style:name="T494" style:family="text">
      <style:text-properties officeooo:rsid="06752f76"/>
    </style:style>
    <style:style style:name="T495" style:family="text">
      <style:text-properties officeooo:rsid="06012954"/>
    </style:style>
    <style:style style:name="T496" style:family="text">
      <style:text-properties officeooo:rsid="0722168f"/>
    </style:style>
    <style:style style:name="T497" style:family="text">
      <style:text-properties officeooo:rsid="07228016"/>
    </style:style>
    <style:style style:name="T498" style:family="text">
      <style:text-properties officeooo:rsid="0600d106"/>
    </style:style>
    <style:style style:name="T499" style:family="text">
      <style:text-properties officeooo:rsid="063bb947"/>
    </style:style>
    <style:style style:name="T500" style:family="text">
      <style:text-properties officeooo:rsid="05ea465e"/>
    </style:style>
    <style:style style:name="T501" style:family="text">
      <style:text-properties officeooo:rsid="067df3f1"/>
    </style:style>
    <style:style style:name="T502" style:family="text">
      <style:text-properties officeooo:rsid="06b507b6"/>
    </style:style>
    <style:style style:name="T503" style:family="text">
      <style:text-properties officeooo:rsid="05f747b9"/>
    </style:style>
    <style:style style:name="T504" style:family="text">
      <style:text-properties officeooo:rsid="05f82709"/>
    </style:style>
    <style:style style:name="T505" style:family="text">
      <style:text-properties officeooo:rsid="067fdbd3"/>
    </style:style>
    <style:style style:name="T506" style:family="text">
      <style:text-properties officeooo:rsid="065bc924"/>
    </style:style>
    <style:style style:name="T507" style:family="text">
      <style:text-properties officeooo:rsid="05fa1793"/>
    </style:style>
    <style:style style:name="T508" style:family="text">
      <style:text-properties officeooo:rsid="061388ba"/>
    </style:style>
    <style:style style:name="T509" style:family="text">
      <style:text-properties officeooo:rsid="05fb4d82"/>
    </style:style>
    <style:style style:name="T510" style:family="text">
      <style:text-properties officeooo:rsid="0619d571"/>
    </style:style>
    <style:style style:name="T511" style:family="text">
      <style:text-properties officeooo:rsid="058f841c"/>
    </style:style>
    <style:style style:name="T512" style:family="text">
      <style:text-properties officeooo:rsid="061ada55"/>
    </style:style>
    <style:style style:name="T513" style:family="text">
      <style:text-properties officeooo:rsid="061b5b1e"/>
    </style:style>
    <style:style style:name="T514" style:family="text">
      <style:text-properties officeooo:rsid="07ac7413"/>
    </style:style>
    <style:style style:name="T515" style:family="text">
      <style:text-properties officeooo:rsid="06b7f509"/>
    </style:style>
    <style:style style:name="T516" style:family="text">
      <style:text-properties officeooo:rsid="064b58cd"/>
    </style:style>
    <style:style style:name="T517" style:family="text">
      <style:text-properties officeooo:rsid="06561f9f"/>
    </style:style>
    <style:style style:name="T518" style:family="text">
      <style:text-properties officeooo:rsid="070ac113"/>
    </style:style>
    <style:style style:name="T519" style:family="text">
      <style:text-properties officeooo:rsid="06baab08"/>
    </style:style>
    <style:style style:name="T520" style:family="text">
      <style:text-properties officeooo:rsid="06bf1534"/>
    </style:style>
    <style:style style:name="T521" style:family="text">
      <style:text-properties officeooo:rsid="06be5c13"/>
    </style:style>
    <style:style style:name="T522" style:family="text">
      <style:text-properties officeooo:rsid="06bfc431"/>
    </style:style>
    <style:style style:name="T523" style:family="text">
      <style:text-properties officeooo:rsid="06c88b47"/>
    </style:style>
    <style:style style:name="T524" style:family="text">
      <style:text-properties officeooo:rsid="06c8c4b8"/>
    </style:style>
    <style:style style:name="T525" style:family="text">
      <style:text-properties officeooo:rsid="06cb4e16"/>
    </style:style>
    <style:style style:name="T526" style:family="text">
      <style:text-properties officeooo:rsid="07c3cd1f"/>
    </style:style>
    <style:style style:name="T527" style:family="text">
      <style:text-properties officeooo:rsid="07ae1332"/>
    </style:style>
    <style:style style:name="T528" style:family="text">
      <style:text-properties officeooo:rsid="07afb88a"/>
    </style:style>
    <style:style style:name="T529" style:family="text">
      <style:text-properties officeooo:rsid="06cee584"/>
    </style:style>
    <style:style style:name="T530" style:family="text">
      <style:text-properties officeooo:rsid="06cf01b5"/>
    </style:style>
    <style:style style:name="T531" style:family="text">
      <style:text-properties officeooo:rsid="07b11f76"/>
    </style:style>
    <style:style style:name="T532" style:family="text">
      <style:text-properties officeooo:rsid="06cfbb90"/>
    </style:style>
    <style:style style:name="T533" style:family="text">
      <style:text-properties officeooo:rsid="06d015cc"/>
    </style:style>
    <style:style style:name="T534" style:family="text">
      <style:text-properties officeooo:rsid="06d35ce6"/>
    </style:style>
    <style:style style:name="T535" style:family="text">
      <style:text-properties officeooo:rsid="06d5b9b0"/>
    </style:style>
    <style:style style:name="T536" style:family="text">
      <style:text-properties officeooo:rsid="06d60a2d"/>
    </style:style>
    <style:style style:name="T537" style:family="text">
      <style:text-properties officeooo:rsid="06d842ad"/>
    </style:style>
    <style:style style:name="T538" style:family="text">
      <style:text-properties officeooo:rsid="06daa4b4"/>
    </style:style>
    <style:style style:name="T539" style:family="text">
      <style:text-properties officeooo:rsid="07b8167a"/>
    </style:style>
    <style:style style:name="T540" style:family="text">
      <style:text-properties officeooo:rsid="06dbc190"/>
    </style:style>
    <style:style style:name="T541" style:family="text">
      <style:text-properties officeooo:rsid="06e16a93"/>
    </style:style>
    <style:style style:name="T542" style:family="text">
      <style:text-properties officeooo:rsid="07b870b6"/>
    </style:style>
    <style:style style:name="T543" style:family="text">
      <style:text-properties officeooo:rsid="06e1b225"/>
    </style:style>
    <style:style style:name="T544" style:family="text">
      <style:text-properties officeooo:rsid="07b9e6f9"/>
    </style:style>
    <style:style style:name="T545" style:family="text">
      <style:text-properties officeooo:rsid="06da3586"/>
    </style:style>
    <style:style style:name="T546" style:family="text">
      <style:text-properties officeooo:rsid="06e39896"/>
    </style:style>
    <style:style style:name="T547" style:family="text">
      <style:text-properties officeooo:rsid="06e509bb"/>
    </style:style>
    <style:style style:name="T548" style:family="text">
      <style:text-properties officeooo:rsid="06e329e3"/>
    </style:style>
    <style:style style:name="T549" style:family="text">
      <style:text-properties officeooo:rsid="06e5f6a2"/>
    </style:style>
    <style:style style:name="T550" style:family="text">
      <style:text-properties officeooo:rsid="4206c438"/>
    </style:style>
    <style:style style:name="T551" style:family="text">
      <style:text-properties officeooo:rsid="42088098"/>
    </style:style>
    <style:style style:name="T552" style:family="text">
      <style:text-properties officeooo:rsid="07be465b"/>
    </style:style>
    <style:style style:name="T553" style:family="text">
      <style:text-properties officeooo:rsid="07161918"/>
    </style:style>
    <style:style style:name="T554" style:family="text">
      <style:text-properties officeooo:rsid="071c6af4"/>
    </style:style>
    <style:style style:name="T555" style:family="text">
      <style:text-properties officeooo:rsid="07c462ed"/>
    </style:style>
    <style:style style:name="T556" style:family="text">
      <style:text-properties officeooo:rsid="06f5969b"/>
    </style:style>
    <style:style style:name="T557" style:family="text">
      <style:text-properties officeooo:rsid="07c51aee"/>
    </style:style>
    <style:style style:name="T558" style:family="text">
      <style:text-properties officeooo:rsid="07c605d3"/>
    </style:style>
    <style:style style:name="T559" style:family="text">
      <style:text-properties officeooo:rsid="06ed2c4e"/>
    </style:style>
    <style:style style:name="T560" style:family="text">
      <style:text-properties officeooo:rsid="06efad1b"/>
    </style:style>
    <style:style style:name="T561" style:family="text">
      <style:text-properties officeooo:rsid="07c9399a"/>
    </style:style>
    <style:style style:name="T562" style:family="text">
      <style:text-properties officeooo:rsid="06f414d5"/>
    </style:style>
    <style:style style:name="T563" style:family="text">
      <style:text-properties officeooo:rsid="06f4bd26"/>
    </style:style>
    <style:style style:name="T564" style:family="text">
      <style:text-properties officeooo:rsid="07c8c472"/>
    </style:style>
    <style:style style:name="T565" style:family="text">
      <style:text-properties officeooo:rsid="073086e4"/>
    </style:style>
    <style:style style:name="T566" style:family="text">
      <style:text-properties officeooo:rsid="064e4d83"/>
    </style:style>
    <style:style style:name="T567" style:family="text">
      <style:text-properties officeooo:rsid="06eb387d"/>
    </style:style>
    <style:style style:name="T568" style:family="text">
      <style:text-properties officeooo:rsid="0724ffcd"/>
    </style:style>
    <style:style style:name="T569" style:family="text">
      <style:text-properties officeooo:rsid="07267c5b"/>
    </style:style>
    <style:style style:name="T570" style:family="text">
      <style:text-properties officeooo:rsid="072944fc"/>
    </style:style>
    <style:style style:name="T571" style:family="text">
      <style:text-properties officeooo:rsid="072c15f1"/>
    </style:style>
    <style:style style:name="T572" style:family="text">
      <style:text-properties officeooo:rsid="07cb586d"/>
    </style:style>
    <style:style style:name="T573" style:family="text">
      <style:text-properties officeooo:rsid="07cd9e6c"/>
    </style:style>
    <style:style style:name="T574" style:family="text">
      <style:text-properties officeooo:rsid="073f4b27"/>
    </style:style>
    <style:style style:name="T575" style:family="text">
      <style:text-properties officeooo:rsid="07424aba"/>
    </style:style>
    <style:style style:name="T576" style:family="text">
      <style:text-properties officeooo:rsid="074482a7"/>
    </style:style>
    <style:style style:name="T577" style:family="text">
      <style:text-properties officeooo:rsid="07d16452"/>
    </style:style>
    <style:style style:name="T578" style:family="text">
      <style:text-properties officeooo:rsid="074489b5"/>
    </style:style>
    <style:style style:name="T579" style:family="text">
      <style:text-properties officeooo:rsid="07456381"/>
    </style:style>
    <style:style style:name="T580" style:family="text">
      <style:text-properties officeooo:rsid="064ad858"/>
    </style:style>
    <style:style style:name="T581" style:family="text">
      <style:text-properties officeooo:rsid="07dac6b2"/>
    </style:style>
    <style:style style:name="T582" style:family="text">
      <style:text-properties officeooo:rsid="07d2dc7a"/>
    </style:style>
    <style:style style:name="T583" style:family="text">
      <style:text-properties officeooo:rsid="420c4e27"/>
    </style:style>
    <style:style style:name="T584" style:family="text">
      <style:text-properties officeooo:rsid="0703e483"/>
    </style:style>
    <style:style style:name="T585" style:family="text">
      <style:text-properties officeooo:rsid="420f27e6"/>
    </style:style>
    <style:style style:name="T586" style:family="text">
      <style:text-properties officeooo:rsid="421095e3"/>
    </style:style>
    <style:style style:name="T587" style:family="text">
      <style:text-properties officeooo:rsid="42139a90"/>
    </style:style>
    <style:style style:name="T588" style:family="text">
      <style:text-properties officeooo:rsid="42163b68"/>
    </style:style>
    <style:style style:name="T589" style:family="text">
      <style:text-properties officeooo:rsid="4217ebe2"/>
    </style:style>
    <style:style style:name="T590" style:family="text">
      <style:text-properties officeooo:rsid="4219699e"/>
    </style:style>
    <style:style style:name="T591" style:family="text">
      <style:text-properties officeooo:rsid="42204493"/>
    </style:style>
    <style:style style:name="T592" style:family="text">
      <style:text-properties officeooo:rsid="4221a9c9"/>
    </style:style>
    <style:style style:name="T593" style:family="text">
      <style:text-properties officeooo:rsid="422375d2"/>
    </style:style>
    <style:style style:name="T594" style:family="text">
      <style:text-properties officeooo:rsid="4223afd1"/>
    </style:style>
    <style:style style:name="T595" style:family="text">
      <style:text-properties officeooo:rsid="4227a246"/>
    </style:style>
    <style:style style:name="T596" style:family="text">
      <style:text-properties officeooo:rsid="422a65ff"/>
    </style:style>
    <style:style style:name="T597" style:family="text">
      <style:text-properties officeooo:rsid="422277f1"/>
    </style:style>
    <style:style style:name="T598" style:family="text">
      <style:text-properties officeooo:rsid="422ba52e"/>
    </style:style>
    <style:style style:name="T599" style:family="text">
      <style:text-properties officeooo:rsid="422d7fee"/>
    </style:style>
    <style:style style:name="T600" style:family="text">
      <style:text-properties officeooo:rsid="422f1017"/>
    </style:style>
    <style:style style:name="T601" style:family="text">
      <style:text-properties officeooo:rsid="0771373a"/>
    </style:style>
    <style:style style:name="T602" style:family="text">
      <style:text-properties officeooo:rsid="4232bd15"/>
    </style:style>
    <style:style style:name="T603" style:family="text">
      <style:text-properties officeooo:rsid="42344fa1"/>
    </style:style>
    <style:style style:name="T604" style:family="text">
      <style:text-properties officeooo:rsid="0df3a6d2"/>
    </style:style>
    <style:style style:name="T605" style:family="text">
      <style:text-properties officeooo:rsid="0df31025"/>
    </style:style>
    <style:style style:name="T606" style:family="text">
      <style:text-properties officeooo:rsid="0e1eab64"/>
    </style:style>
    <style:style style:name="T607" style:family="text">
      <style:text-properties officeooo:rsid="0d99d177"/>
    </style:style>
    <style:style style:name="T608" style:family="text">
      <style:text-properties officeooo:rsid="0d5148cd"/>
    </style:style>
    <style:style style:name="T609" style:family="text">
      <style:text-properties officeooo:rsid="0e9c5f66"/>
    </style:style>
    <style:style style:name="T610" style:family="text">
      <style:text-properties officeooo:rsid="0d7be38b"/>
    </style:style>
    <style:style style:name="T611" style:family="text">
      <style:text-properties officeooo:rsid="0d78ce61"/>
    </style:style>
    <style:style style:name="T612" style:family="text">
      <style:text-properties officeooo:rsid="0d52cc2c"/>
    </style:style>
    <style:style style:name="T613" style:family="text">
      <style:text-properties officeooo:rsid="0e9de063"/>
    </style:style>
    <style:style style:name="T614" style:family="text">
      <style:text-properties officeooo:rsid="0d86e289"/>
    </style:style>
    <style:style style:name="T615" style:family="text">
      <style:text-properties officeooo:rsid="0d7b3e81"/>
    </style:style>
    <style:style style:name="T616" style:family="text">
      <style:text-properties officeooo:rsid="0dad2858"/>
    </style:style>
    <style:style style:name="T617" style:family="text">
      <style:text-properties officeooo:rsid="0d729a0b"/>
    </style:style>
    <style:style style:name="T618" style:family="text">
      <style:text-properties officeooo:rsid="0daa17bd"/>
    </style:style>
    <style:style style:name="T619" style:family="text">
      <style:text-properties officeooo:rsid="0d7362c4"/>
    </style:style>
    <style:style style:name="T620" style:family="text">
      <style:text-properties officeooo:rsid="0da33562"/>
    </style:style>
    <style:style style:name="T621" style:family="text">
      <style:text-properties officeooo:rsid="0d8cc553"/>
    </style:style>
    <style:style style:name="T622" style:family="text">
      <style:text-properties officeooo:rsid="0d827d58"/>
    </style:style>
    <style:style style:name="T623" style:family="text">
      <style:text-properties officeooo:rsid="0d8d8e27"/>
    </style:style>
    <style:style style:name="T624" style:family="text">
      <style:text-properties officeooo:rsid="0d90ea3f"/>
    </style:style>
    <style:style style:name="T625" style:family="text">
      <style:text-properties officeooo:rsid="0d9379a6"/>
    </style:style>
    <style:style style:name="T626" style:family="text">
      <style:text-properties officeooo:rsid="0d95252a"/>
    </style:style>
    <style:style style:name="T627" style:family="text">
      <style:text-properties officeooo:rsid="0d973a05"/>
    </style:style>
    <style:style style:name="T628" style:family="text">
      <style:text-properties officeooo:rsid="0d9611f4"/>
    </style:style>
    <style:style style:name="T629" style:family="text">
      <style:text-properties officeooo:rsid="0da36adf"/>
    </style:style>
    <style:style style:name="T630" style:family="text">
      <style:text-properties officeooo:rsid="0da61f03"/>
    </style:style>
    <style:style style:name="T631" style:family="text">
      <style:text-properties officeooo:rsid="0d54ac77"/>
    </style:style>
    <style:style style:name="T632" style:family="text">
      <style:text-properties fo:language="en" fo:country="US"/>
    </style:style>
    <style:style style:name="T633" style:family="text">
      <style:text-properties officeooo:rsid="0d672746"/>
    </style:style>
    <style:style style:name="T634" style:family="text">
      <style:text-properties officeooo:rsid="0d65bd7f"/>
    </style:style>
    <style:style style:name="T635" style:family="text">
      <style:text-properties officeooo:rsid="0d641a8b"/>
    </style:style>
    <style:style style:name="T636" style:family="text">
      <style:text-properties officeooo:rsid="0d642d48"/>
    </style:style>
    <style:style style:name="T637" style:family="text">
      <style:text-properties officeooo:rsid="14f8118f"/>
    </style:style>
    <style:style style:name="T638" style:family="text">
      <style:text-properties officeooo:rsid="148d1545"/>
    </style:style>
    <style:style style:name="T639" style:family="text">
      <style:text-properties officeooo:rsid="1378da1b"/>
    </style:style>
    <style:style style:name="T640" style:family="text">
      <style:text-properties officeooo:rsid="137a4bab"/>
    </style:style>
    <style:style style:name="T641" style:family="text">
      <style:text-properties officeooo:rsid="141f9a46"/>
    </style:style>
    <style:style style:name="T642" style:family="text">
      <style:text-properties officeooo:rsid="15bc82d1"/>
    </style:style>
    <style:style style:name="T643" style:family="text">
      <style:text-properties officeooo:rsid="1373cf1b"/>
    </style:style>
    <style:style style:name="T644" style:family="text">
      <style:text-properties officeooo:rsid="1372e044"/>
    </style:style>
    <style:style style:name="T645" style:family="text">
      <style:text-properties officeooo:rsid="13d7cb84"/>
    </style:style>
    <style:style style:name="T646" style:family="text">
      <style:text-properties officeooo:rsid="156d5b88"/>
    </style:style>
    <style:style style:name="T647" style:family="text">
      <style:text-properties officeooo:rsid="0d517b12"/>
    </style:style>
    <style:style style:name="T648" style:family="text">
      <style:text-properties officeooo:rsid="13dbe37e"/>
    </style:style>
    <style:style style:name="T649" style:family="text">
      <style:text-properties officeooo:rsid="15bf5d33"/>
    </style:style>
    <style:style style:name="T650" style:family="text">
      <style:text-properties officeooo:rsid="15c0997f"/>
    </style:style>
    <style:style style:name="T651" style:family="text">
      <style:text-properties officeooo:rsid="13dcc169"/>
    </style:style>
    <style:style style:name="T652" style:family="text">
      <style:text-properties officeooo:rsid="13bfba44"/>
    </style:style>
    <style:style style:name="T653" style:family="text">
      <style:text-properties officeooo:rsid="149cb747"/>
    </style:style>
    <style:style style:name="T654" style:family="text">
      <style:text-properties officeooo:rsid="13c1df0f"/>
    </style:style>
    <style:style style:name="T655" style:family="text">
      <style:text-properties officeooo:rsid="1473ee5f"/>
    </style:style>
    <style:style style:name="T656" style:family="text">
      <style:text-properties officeooo:rsid="15b70e3d"/>
    </style:style>
    <style:style style:name="T657" style:family="text">
      <style:text-properties officeooo:rsid="14debc6e"/>
    </style:style>
    <style:style style:name="T658" style:family="text">
      <style:text-properties officeooo:rsid="14052f0b"/>
    </style:style>
    <style:style style:name="T659" style:family="text">
      <style:text-properties officeooo:rsid="155cc408"/>
    </style:style>
    <style:style style:name="T660" style:family="text">
      <style:text-properties officeooo:rsid="13b3d86b"/>
    </style:style>
    <style:style style:name="T661" style:family="text">
      <style:text-properties officeooo:rsid="14e10e7b"/>
    </style:style>
    <style:style style:name="T662" style:family="text">
      <style:text-properties officeooo:rsid="14a5d507"/>
    </style:style>
    <style:style style:name="T663" style:family="text">
      <style:text-properties officeooo:rsid="14f507b1"/>
    </style:style>
    <style:style style:name="T664" style:family="text">
      <style:text-properties officeooo:rsid="14f54ff5"/>
    </style:style>
    <style:style style:name="T665" style:family="text">
      <style:text-properties officeooo:rsid="14ef52e4"/>
    </style:style>
    <style:style style:name="T666" style:family="text">
      <style:text-properties officeooo:rsid="13c7b16f"/>
    </style:style>
    <style:style style:name="T667" style:family="text">
      <style:text-properties officeooo:rsid="14e5ca45"/>
    </style:style>
    <style:style style:name="T668" style:family="text">
      <style:text-properties officeooo:rsid="14e779ca"/>
    </style:style>
    <style:style style:name="T669" style:family="text">
      <style:text-properties officeooo:rsid="14a6e56f"/>
    </style:style>
    <style:style style:name="T670" style:family="text">
      <style:text-properties officeooo:rsid="14386d6b"/>
    </style:style>
    <style:style style:name="T671" style:family="text">
      <style:text-properties officeooo:rsid="13b10cbc"/>
    </style:style>
    <style:style style:name="T672" style:family="text">
      <style:text-properties officeooo:rsid="14e8fab9"/>
    </style:style>
    <style:style style:name="T673" style:family="text">
      <style:text-properties officeooo:rsid="14eb4a17"/>
    </style:style>
    <style:style style:name="T674" style:family="text">
      <style:text-properties officeooo:rsid="13a2e8e7"/>
    </style:style>
    <style:style style:name="T675" style:family="text">
      <style:text-properties officeooo:rsid="152fd045"/>
    </style:style>
    <style:style style:name="T676" style:family="text">
      <style:text-properties officeooo:rsid="15412d69"/>
    </style:style>
    <style:style style:name="T677" style:family="text">
      <style:text-properties officeooo:rsid="15392f4e"/>
    </style:style>
    <style:style style:name="T678" style:family="text">
      <style:text-properties officeooo:rsid="153e48e2"/>
    </style:style>
    <style:style style:name="T679" style:family="text">
      <style:text-properties officeooo:rsid="15400a75"/>
    </style:style>
    <style:style style:name="T680" style:family="text">
      <style:text-properties officeooo:rsid="15303cda"/>
    </style:style>
    <style:style style:name="T681" style:family="text">
      <style:text-properties officeooo:rsid="15345bfd"/>
    </style:style>
    <style:style style:name="T682" style:family="text">
      <style:text-properties officeooo:rsid="153368b9"/>
    </style:style>
    <style:style style:name="T683" style:family="text">
      <style:text-properties officeooo:rsid="15352b3d"/>
    </style:style>
    <style:style style:name="T684" style:family="text">
      <style:text-properties officeooo:rsid="15171fa3"/>
    </style:style>
    <style:style style:name="T685" style:family="text">
      <style:text-properties officeooo:rsid="15430465"/>
    </style:style>
    <style:style style:name="T686" style:family="text">
      <style:text-properties officeooo:rsid="154f07fb"/>
    </style:style>
    <style:style style:name="T687" style:family="text">
      <style:text-properties officeooo:rsid="15469b37"/>
    </style:style>
    <style:style style:name="T688" style:family="text">
      <style:text-properties officeooo:rsid="15483f56"/>
    </style:style>
    <style:style style:name="T689" style:family="text">
      <style:text-properties officeooo:rsid="15db31d1"/>
    </style:style>
    <style:style style:name="T690" style:family="text">
      <style:text-properties officeooo:rsid="15cca079"/>
    </style:style>
    <style:style style:name="T691" style:family="text">
      <style:text-properties officeooo:rsid="15e8ebfe"/>
    </style:style>
    <style:style style:name="T692" style:family="text">
      <style:text-properties officeooo:rsid="13eab827"/>
    </style:style>
    <style:style style:name="T693" style:family="text">
      <style:text-properties officeooo:rsid="15e92f7b"/>
    </style:style>
    <style:style style:name="T694" style:family="text">
      <style:text-properties officeooo:rsid="15ea6aa2"/>
    </style:style>
    <style:style style:name="T695" style:family="text">
      <style:text-properties officeooo:rsid="15d53df3"/>
    </style:style>
    <style:style style:name="T696" style:family="text">
      <style:text-properties officeooo:rsid="145ed598"/>
    </style:style>
    <style:style style:name="T697" style:family="text">
      <style:text-properties officeooo:rsid="14db0b0e"/>
    </style:style>
    <style:style style:name="T698" style:family="text">
      <style:text-properties officeooo:rsid="14763bfa"/>
    </style:style>
    <style:style style:name="T699" style:family="text">
      <style:text-properties officeooo:rsid="14fa473a"/>
    </style:style>
    <style:style style:name="T700" style:family="text">
      <style:text-properties officeooo:rsid="14607a56"/>
    </style:style>
    <style:style style:name="T701" style:family="text">
      <style:text-properties officeooo:rsid="141098ec"/>
    </style:style>
    <style:style style:name="T702" style:family="text">
      <style:text-properties officeooo:rsid="1486dacd"/>
    </style:style>
    <style:style style:name="T703" style:family="text">
      <style:text-properties officeooo:rsid="14851ed8"/>
    </style:style>
    <style:style style:name="T704" style:family="text">
      <style:text-properties officeooo:rsid="1501b542"/>
    </style:style>
    <style:style style:name="T705" style:family="text">
      <style:text-properties officeooo:rsid="1505ba80"/>
    </style:style>
    <style:style style:name="T706" style:family="text">
      <style:text-properties officeooo:rsid="1411859a"/>
    </style:style>
    <style:style style:name="T707" style:family="text">
      <style:text-properties officeooo:rsid="14f6d9f7"/>
    </style:style>
    <style:style style:name="T708" style:family="text">
      <style:text-properties officeooo:rsid="14f79117"/>
    </style:style>
    <style:style style:name="T709" style:family="text">
      <style:text-properties officeooo:rsid="1411b641"/>
    </style:style>
    <style:style style:name="T710" style:family="text">
      <style:text-properties officeooo:rsid="0106c0b3"/>
    </style:style>
    <style:style style:name="T711" style:family="text">
      <style:text-properties officeooo:rsid="140e5cf0"/>
    </style:style>
    <style:style style:name="T712" style:family="text">
      <style:text-properties officeooo:rsid="423be7fa"/>
    </style:style>
    <style:style style:name="T713" style:family="text">
      <style:text-properties officeooo:rsid="423cd2f0"/>
    </style:style>
    <style:style style:name="T714" style:family="text">
      <style:text-properties officeooo:rsid="423ef309"/>
    </style:style>
    <style:style style:name="T715" style:family="text">
      <style:text-properties officeooo:rsid="4243df6a"/>
    </style:style>
    <style:style style:name="T716" style:family="text">
      <style:text-properties officeooo:rsid="42451a76"/>
    </style:style>
    <style:style style:name="T717" style:family="text">
      <style:text-properties fo:font-weight="normal" style:font-weight-asian="normal" style:font-weight-complex="normal"/>
    </style:style>
    <style:style style:name="T718" style:family="text">
      <style:text-properties officeooo:rsid="424adba8"/>
    </style:style>
    <style:style style:name="T719" style:family="text">
      <style:text-properties officeooo:rsid="424bd0dd"/>
    </style:style>
    <style:style style:name="T720" style:family="text">
      <style:text-properties officeooo:rsid="424f23a1"/>
    </style:style>
    <style:style style:name="T721" style:family="text">
      <style:text-properties officeooo:rsid="424f63d3"/>
    </style:style>
    <style:style style:name="T722" style:family="text">
      <style:text-properties officeooo:rsid="4250dfb2"/>
    </style:style>
    <style:style style:name="T723" style:family="text">
      <style:text-properties officeooo:rsid="4251db75"/>
    </style:style>
    <style:style style:name="T724" style:family="text">
      <style:text-properties officeooo:rsid="42565ba9"/>
    </style:style>
    <style:style style:name="T725" style:family="text">
      <style:text-properties officeooo:rsid="42581a24"/>
    </style:style>
    <style:style style:name="T726" style:family="text">
      <style:text-properties officeooo:rsid="425b99e7"/>
    </style:style>
    <style:style style:name="T727" style:family="text">
      <style:text-properties officeooo:rsid="425e660e"/>
    </style:style>
    <style:style style:name="T728" style:family="text">
      <style:text-properties officeooo:rsid="42c35dac"/>
    </style:style>
    <style:style style:name="T729"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text:p text:style-name="P144"/>
      <text:p text:style-name="P6"/>
      <text:p text:style-name="P6"/>
      <text:p text:style-name="P279">Dračák</text:p>
      <text:p text:style-name="P275"/>
      <text:p text:style-name="P275"/>
      <text:p text:style-name="P280">podle staré školy</text:p>
      <text:p text:style-name="P276"/>
      <text:p text:style-name="P281">SCHOPNOSTI POVOLÁNÍ</text:p>
      <text:p text:style-name="P276"/>
      <text:p text:style-name="P277"/>
      <text:p text:style-name="P276"/>
      <text:p text:style-name="P276"/>
      <text:p text:style-name="P276"/>
      <text:p text:style-name="P276"/>
      <text:p text:style-name="P276"><text:soft-page-break/></text:p>
      <text:p text:style-name="P278"/>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3"><text:a xlink:type="simple" xlink:href="#__RefHeading___Toc1652_4210766435" text:style-name="Internet_20_link" text:visited-style-name="Internet_20_link">Boj</text:a><text:tab/>3</text:p>
          <text:p text:style-name="P294"><text:a xlink:type="simple" xlink:href="#__RefHeading___Toc35032_2345985184" text:style-name="Internet_20_link" text:visited-style-name="Internet_20_link">Jak se učit pravidla pro boj</text:a><text:tab/>3</text:p>
          <text:p text:style-name="P294"><text:a xlink:type="simple" xlink:href="#__RefHeading___Toc12860_4230435934" text:style-name="Internet_20_link" text:visited-style-name="Internet_20_link">Představení situace</text:a><text:tab/>3</text:p>
          <text:p text:style-name="P294"><text:a xlink:type="simple" xlink:href="#__RefHeading___Toc12862_4230435934" text:style-name="Internet_20_link" text:visited-style-name="Internet_20_link">Kola</text:a><text:tab/>4</text:p>
          <text:p text:style-name="P294"><text:a xlink:type="simple" xlink:href="#__RefHeading___Toc1656_4210766435" text:style-name="Internet_20_link" text:visited-style-name="Internet_20_link">Úmysly</text:a><text:tab/>5</text:p>
          <text:p text:style-name="P294"><text:a xlink:type="simple" xlink:href="#__RefHeading___Toc33057_2891756509" text:style-name="Internet_20_link" text:visited-style-name="Internet_20_link">Hod na úspěch a na obranu</text:a><text:tab/>11</text:p>
          <text:p text:style-name="P294"><text:a xlink:type="simple" xlink:href="#__RefHeading___Toc33059_2891756509" text:style-name="Internet_20_link" text:visited-style-name="Internet_20_link"><text:span text:style-name="T153">Z</text:span></text:a><text:a xlink:type="simple" xlink:href="#__RefHeading___Toc33059_2891756509" text:style-name="Internet_20_link" text:visited-style-name="Internet_20_link"><text:span text:style-name="T153">ranění</text:span></text:a><text:tab/>17</text:p>
          <text:p text:style-name="P294"><text:a xlink:type="simple" xlink:href="#__RefHeading___Toc35034_2345985184" text:style-name="Internet_20_link" text:visited-style-name="Internet_20_link">Váš první souboj</text:a><text:tab/>25</text:p>
          <text:p text:style-name="P294"><text:a xlink:type="simple" xlink:href="#__RefHeading___Toc33233_2891756509" text:style-name="Internet_20_link" text:visited-style-name="Internet_20_link">Výhody a nevýhody</text:a><text:tab/>25</text:p>
          <text:p text:style-name="P294"><text:a xlink:type="simple" xlink:href="#__RefHeading___Toc33235_2891756509" text:style-name="Internet_20_link" text:visited-style-name="Internet_20_link">Úspěchy</text:a><text:tab/>31</text:p>
          <text:p text:style-name="P294"><text:a xlink:type="simple" xlink:href="#__RefHeading___Toc33231_2891756509" text:style-name="Internet_20_link" text:visited-style-name="Internet_20_link">Pořadí házení</text:a><text:tab/>51</text:p>
          <text:p text:style-name="P294"><text:a xlink:type="simple" xlink:href="#__RefHeading___Toc35036_2345985184" text:style-name="Internet_20_link" text:visited-style-name="Internet_20_link">Taktické možnosti</text:a><text:tab/>53</text:p>
          <text:p text:style-name="P294"><text:a xlink:type="simple" xlink:href="#__RefHeading___Toc35038_2345985184" text:style-name="Internet_20_link" text:visited-style-name="Internet_20_link">Časté situace v boji</text:a><text:tab/>56</text:p>
          <text:p text:style-name="P293"><text:a xlink:type="simple" xlink:href="#__RefHeading___Toc39185_1173674893" text:style-name="Internet_20_link" text:visited-style-name="Internet_20_link">Shrnutí pravidel pro boj</text:a><text:tab/>65</text:p>
        </text:index-body>
      </text:table-of-content>
      <text:p text:style-name="P292"/>
      <text:p text:style-name="P4"/>
      <text:p text:style-name="P4"/>
      <text:p text:style-name="P4"/>
      <text:p text:style-name="P4"/>
      <text:p text:style-name="P4"/>
      <text:p text:style-name="P4"/>
      <text:p text:style-name="P4"/>
      <text:p text:style-name="P4"><text:soft-page-break/></text:p>
      <text:p text:style-name="P4"/>
      <text:p text:style-name="P2">Verze 0.<text:span text:style-name="T332">11</text:span></text:p>
      <text:h text:style-name="Heading_20_2" text:outline-level="2"><text:bookmark-start text:name="__RefHeading___Toc1652_4210766435"/>Válečník<text:bookmark-end text:name="__RefHeading___Toc1652_4210766435"/></text:h>
      <text:h text:style-name="P423" text:outline-level="4">Nezdolná výdrž</text:h>
      <text:p text:style-name="P35">tohle by mohla bejt základní a multiclassovací schopnost</text:p>
      <text:p text:style-name="P249">TODO</text:p>
      <text:p text:style-name="P249">Vydržíš běžet několik dní jen s krátkými pauzami na spánek, nebo třeba bojovat bez zastávky celý den.</text:p>
      <text:p text:style-name="P150">Schopnosti s omezenou dobou použití (vypětí síly, trysk apod.) vydržíš používat dvakrát tak dlouho.</text:p>
      <text:h text:style-name="P424" text:outline-level="4">Velite<text:span text:style-name="T714">l</text:span>ský hlas</text:h>
      <text:p text:style-name="P35">tohle by mohla bejt základní a multiclassovací schopnost</text:p>
      <text:p text:style-name="P34">/<text:span text:style-name="T712">* původně Výhružný tón */</text:span></text:p>
      <text:p text:style-name="Text_20_body">TODO</text:p>
      <text:p text:style-name="Text_20_body"><text:span text:style-name="T713">Do</text:span>káže<text:span text:style-name="T713">š</text:span> <text:span text:style-name="T727">mluvit </text:span>tak, aby<text:span text:style-name="T713">s</text:span> v posluchačích vzbudil pocit <text:span text:style-name="T713">podřazenosti</text:span> a respektu. <text:span text:style-name="T727">Vojáci, sloužící a další osoby zvyklé poslouchat příkazy, obvykle udělají, co po nich chceš, a nebudou nad tím příliš přemýšlet. Osoby zvyklé rozkazovat tě poslechnout nemusí.</text:span></text:p>
      <text:h text:style-name="Heading_20_3" text:outline-level="3"><text:soft-page-break/>Základní válečnické schopnosti</text:h>
      <text:h text:style-name="P425" text:outline-level="4">Odolnost proti bolesti</text:h>
      <text:p text:style-name="P243">TODO</text:p>
      <text:p text:style-name="P243">/* Asi jen fikční efekt – nefunguje na tebe mučení. */</text:p>
      <text:h text:style-name="Heading_20_4" text:outline-level="4">Vrh odrazem</text:h>
      <text:p text:style-name="P151">S touto schopností můžeš hodit speciální vrhací disk <text:span text:style-name="T588">(čakram)</text:span> tak, aby se odrazil a zasáhnul další cíl.</text:p>
      <text:p text:style-name="P152">/<text:span text:style-name="T589">* Lze i víc odrazů (a tedy víc cílů), ale počítáš si postih -1 z každý cíl nad první dva.<text:line-break/><text:tab/>Když všechny cíle trefíš, čakram se odrazí zpět k tobě a můžeš ho zase chytit (to vyžaduje aspoň 3 odrazy).<text:line-break/><text:tab/>Můžeš ingorovat kryt cíle*/</text:span></text:p>
      <text:p text:style-name="P151">/<text:span text:style-name="T590">*</text:span></text:p>
      <text:p text:style-name="P153">Čakram bude asi těžká vrhací zbraň (zranění 2).</text:p>
      <text:p text:style-name="P153">*/</text:p>
      <text:h text:style-name="P426" text:outline-level="4">Hromový hlas</text:h>
      <text:p text:style-name="P132">/<text:span text:style-name="T716">* Silný hlas? Hromový je asi lepší */</text:span></text:p>
      <text:p text:style-name="P28">základní schopnost</text:p>
      <text:p text:style-name="P132"><text:span text:style-name="T399">Máš hlas silný jako deset mužů</text:span>. Když <text:span text:style-name="T399">tedy</text:span> chceš, překřičíš všechny slabší zvuky <text:span text:style-name="T399">a jsi slyšet na velkou vzdálenost</text:span>.</text:p>
      <text:h text:style-name="P427" text:outline-level="4">Hluboký nádech</text:h>
      <text:p text:style-name="P132">/<text:span text:style-name="T378">* Původně Plíce jako měchy */</text:span></text:p>
      <text:p text:style-name="P133"><text:soft-page-break/>Dokážeš zadržet dech <text:span text:style-name="T360">až</text:span> na několik <text:span text:style-name="T358">desítek</text:span> minut. Můžeš se <text:span text:style-name="T359">tedy</text:span> potápět do velké hloubky, nebo třeba bez obav bojovat v jedovatém plynu.</text:p>
      <text:h text:style-name="P428" text:outline-level="4">Trysk</text:h>
      <text:p text:style-name="P24">rasová schopnost pro barbary, asi i pro lidi</text:p>
      <text:p text:style-name="P63">Po tolik kol, kolik máš Fyzičku, <text:span text:style-name="T334">udržíš krok s koněm v trysku (běžíš tedy dvojnásobnou rychlostí)</text:span>. <text:span text:style-name="T336">Zopakovat podobný výkon zvládneš až po několika minutách odpočinku.<text:line-break/><text:tab/>Účinek </text:span><text:span text:style-name="T23">trysku</text:span><text:span text:style-name="T336"> se násobí s magickým </text:span><text:span text:style-name="T23">zrychlení</text:span><text:span text:style-name="T24">m</text:span><text:span text:style-name="T336">. Když na tebe tedy někdo sešle kouzlo </text:span><text:span text:style-name="T23">rychlost</text:span><text:span text:style-name="T336"> nebo vypiješ stejnojmenný lektvar a přitom použiješ schopnost </text:span><text:span text:style-name="T23">trysk</text:span><text:span text:style-name="T336">, poběžíš čtyřikrát rychleji než obyčejný člověk.</text:span></text:p>
      <text:h text:style-name="Heading_20_4" text:outline-level="4"><text:span text:style-name="T363">Drtivý</text:span> stisk</text:h>
      <text:p text:style-name="P24">rasová schopnost pro barbary</text:p>
      <text:p text:style-name="P7">Ve stisku máš sílu jako svěrák. <text:span text:style-name="T333">Když někoho škrtíš jednou rukou, máš zranění 1, oběma 2 (nesčítá se s </text:span><text:span text:style-name="T20">lamželezem</text:span><text:span text:style-name="T333">).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335">beze zbraně</text:span> máš zranění 1 (nesčítá se s <text:span text:style-name="T19">ocelovým stiskem</text:span>).</text:p>
      <text:h text:style-name="P429" text:outline-level="4">Pevný <text:span text:style-name="T350">postoj</text:span></text:h>
      <text:p text:style-name="P24">rasová schopnost pro barbary</text:p>
      <text:p text:style-name="P131"><text:soft-page-break/>Když se pořádně rozkročíš, stojíš pevně jako skála a nehne s tebou ani tažný kůň. <text:span text:style-name="T353">Obyčejní</text:span> protivníci tě tedy nedokáží srazit k zemi, odtáhnout, <text:span text:style-name="T352">ani</text:span> někam zatlačit.</text:p>
      <text:h text:style-name="P411" text:outline-level="3">Pokročilé válečnické schopnosti</text:h>
      <text:h text:style-name="P426" text:outline-level="4">Rychlý boj</text:h>
      <text:p text:style-name="P129"><text:span text:style-name="T405">/</text:span><text:span text:style-name="T409">* Dvojitý útok */</text:span></text:p>
      <text:p text:style-name="P129"><text:span text:style-name="T40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05">)</text:span><text:span text:style-name="T406">. </text:span><text:span text:style-name="T408">Pokud</text:span><text:span text:style-name="T405"> </text:span><text:span text:style-name="T408">tedy</text:span><text:span text:style-name="T405"> útočíš zblízka na dva cíle, házíš si </text:span><text:span text:style-name="T410">na úspěch</text:span><text:span text:style-name="T405"> bez postihu, když na tři cíle, máš postih jen -1 atd.</text:span></text:p>
      <text:h text:style-name="P426" text:outline-level="4">Ostrostřelba</text:h>
      <text:p text:style-name="P130">Když míříš <text:span text:style-name="T447">kuší</text:span> alespoň dvě kola, na následující výstřel si místo výhody (+1) počítáš bonus +2.</text:p>
      <text:h text:style-name="P426" text:outline-level="4">Rychlostřelba</text:h>
      <text:p text:style-name="P129"><text:span text:style-name="T405">Když </text:span><text:span text:style-name="T407">lukem</text:span><text:span text:style-name="T405">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05">)</text:span><text:span text:style-name="T406">. </text:span><text:span text:style-name="T408">Pokud</text:span><text:span text:style-name="T405"> </text:span><text:span text:style-name="T408">tedy</text:span><text:span text:style-name="T405"> </text:span><text:span text:style-name="T407">s</text:span><text:span text:style-name="T408">t</text:span><text:span text:style-name="T407">řílíš</text:span><text:span text:style-name="T405"> na dva cíle, házíš si </text:span><text:span text:style-name="T410">na úspěch</text:span><text:span text:style-name="T405"> bez postihu, když na tři cíle, máš postih jen -1 atd.</text:span></text:p>
      <text:h text:style-name="P426" text:outline-level="4">Rychlé vrhání</text:h>
      <text:p text:style-name="P120"><text:span text:style-name="T326">Když vrhacími zbraněmi ohrožuješ víc protivníků, počítáš si o 1 menší postih (viz </text:span><text:span text:style-name="Odkaz_20_na_20_kapitolu"><text:span text:style-name="T367"><text:bookmark-ref text:reference-format="text" text:ref-name="__RefHeading___Toc25639_4068460501">Chyba: zdroj odkazu nenalezen</text:bookmark-ref></text:span></text:span><text:span text:style-name="T326">). </text:span><text:span text:style-name="T327">Pokud</text:span><text:span text:style-name="T326"> </text:span><text:span text:style-name="T327">tedy</text:span><text:span text:style-name="T326"> vrháš zbraně na dva cíle, házíš si </text:span><text:span text:style-name="T150">na úspěch</text:span><text:span text:style-name="T326"> bez postihu, když na tři cíle, máš postih jen -1 atd.</text:span></text:p>
      <text:h text:style-name="P426" text:outline-level="4"><text:soft-page-break/><text:span text:style-name="T363">Železné </text:span>pěsti</text:h>
      <text:p text:style-name="P134">Máš pěsti tvrdé jako ocel. Můžeš holýma rukama mlátit do skály, aniž by sis ublížil. <text:s/>Při boji beze zbraně máš zranění 1.</text:p>
      <text:h text:style-name="P426" text:outline-level="4">Hroší kůže</text:h>
      <text:p text:style-name="P133">Tvoje kůže je <text:span text:style-name="T357">tuhá</text:span> a na omak hrubá. Když bojuješ beze zbroje, snižuješ si zranění o 1, jako kdybys měl lehkou zbroj. Když bojuješ v <text:span text:style-name="T452">lehké</text:span> zbroji, snižuješ si zranění o 2 <text:span text:style-name="T484">můžeš si vybrat, jestli si budeš házet </text:span><text:span text:style-name="T35">na obranu</text:span><text:span text:style-name="T484"> Fyzičkou nebo Finesou</text:span>. Na boj v těžké zbroji nemá <text:span text:style-name="T19">hroší kůže</text:span> vliv.</text:p>
      <text:h text:style-name="P426" text:outline-level="4">Zastrašení</text:h>
      <text:p text:style-name="P23">pokročilá schopnost</text:p>
      <text:p text:style-name="P66">Dokážeš svým nepřátelům nahnat strach, jako kdyby čelili ztělesnění Smrti.<text:line-break/><text:tab/><text:span text:style-name="T34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5">na úspěch</text:span><text:span text:style-name="T361"> a nemůžeš použít </text:span><text:span text:style-name="T25">plnou obranu</text:span><text:span text:style-name="T361">. Zastrašovat můžeš i před bojem.</text:span></text:p>
      <text:h text:style-name="P426" text:outline-level="4">Neohroženost</text:h>
      <text:p text:style-name="P65">Máš pro strach uděláno. Nepůsobí na tebe válečnická schopnost <text:span text:style-name="T19">zastrašení.</text:span> <text:span text:style-name="T349">Magicky způsobený strach na tebe působí jen jedno následující kolo</text:span>.</text:p>
      <text:h text:style-name="P430" text:outline-level="4"><text:soft-page-break/>Vypětí síly</text:h>
      <text:p text:style-name="P119">/<text:span text:style-name="T403">* původně Vzpěrač a bylo to dost omezené */</text:span></text:p>
      <text:p text:style-name="P11"><text:span text:style-name="T403">pokročilá</text:span> <text:span text:style-name="T351">schopnost</text:span></text:p>
      <text:p text:style-name="P118"><text:span text:style-name="T369">Dokážeš jednorázově vyvinout nadlidskou sílu</text:span><text:span text:style-name="T367">. </text:span><text:span text:style-name="T369">Můžeš takto například zvednout břemeno o váze dospělého býka a někam ho odnést, vyrazit dveře, vyhrát soutěž v páce, nebo třeba hodit oštěpem na </text:span><text:span text:style-name="T149">dlouhou vzdálenost</text:span><text:span text:style-name="T369">. Vydržíš to nejvýše několik minut.</text:span><text:span text:style-name="T367"> Jakmile polevíš, vypětí končí </text:span><text:span text:style-name="T369">a znovu můžeš podobný výkon zopakovat až po několika minutách odpočinku. </text:span><text:span text:style-name="T149">Vypětí síly</text:span><text:span text:style-name="T369"> můžeš také použít v boji, v tom případě máš </text:span><text:span text:style-name="T371">v jednom kole</text:span><text:span text:style-name="T369"> +2 ke zranění.</text:span></text:p>
      <text:h text:style-name="P412" text:outline-level="3"><text:span text:style-name="T370">Mistrovské</text:span><text:span text:style-name="T369"> válečnické schopnosti</text:span></text:h>
      <text:h text:style-name="Heading_20_4" text:outline-level="4">Bojové šílenství</text:h>
      <text:p text:style-name="P10">mistrovská <text:span text:style-name="T351">schopnost</text:span></text:p>
      <text:p text:style-name="P114">Když ti v boji životy klesnou na nul<text:span text:style-name="T337">u</text:span> nebo níž, nejsi vyřazený. Místo toho u tebe propukne bojové šílenství. <text:span text:style-name="T337">Začneš strašlivě řvát, od úst ti půjde pěna a vrhneš se jako bouře na nepřátele. Nebudeš při tom vnímat, co ti kdo říká, a nezastavíš se, dokud nebudou všichni nepřátelé </text:span><text:span text:style-name="T21">mrtví</text:span><text:span text:style-name="T337"> nebo sám upadneš do </text:span><text:span text:style-name="T21">bezvědomí</text:span><text:span text:style-name="T154"> </text:span><text:span text:style-name="T155">(tedy když tvé životy klesnou na -6 nebo níž)</text:span><text:span text:style-name="T154">.<text:line-break/><text:tab/>N</text:span><text:span text:style-name="T166">a 9. úrovni si vybíráš mezi </text:span><text:span text:style-name="T33">bojovým šílenstvím</text:span><text:span text:style-name="T166"> a </text:span><text:span text:style-name="T33">útokem z obrany</text:span><text:span text:style-name="T166">. Můžeš tedy mít jen jednu z těchto dvou schopností.</text:span></text:p>
      <text:h text:style-name="Heading_20_4" text:outline-level="4"><text:span text:style-name="T154">Ú</text:span><text:span text:style-name="T153">tok z obrany</text:span></text:h>
      <text:p text:style-name="P12">mistrovská <text:span text:style-name="T351">schopnost</text:span></text:p>
      <text:p text:style-name="Text_20_body"><text:soft-page-break/>Když protivníka přehodíš svým hodem <text:span text:style-name="Emphasis">na obranu</text:span>, v dalším kole máš proti němu výhodu (+1).<text:line-break/><text:tab/><text:span text:style-name="T154">N</text:span><text:span text:style-name="T166">a 9. úrovni si vybíráš mezi </text:span><text:span text:style-name="T33">bojovým šílenstvím</text:span><text:span text:style-name="T166"> a </text:span><text:span text:style-name="T33">útokem z obrany</text:span><text:span text:style-name="T166">. Můžeš tedy mít jen jednu z těchto dvou schopností.</text:span></text:p>
      <text:h text:style-name="Heading_20_4" text:outline-level="4">Regenerace</text:h>
      <text:p text:style-name="P25">mistrovská schopnost</text:p>
      <text:p text:style-name="P64"><text:span text:style-name="T448">Tvoje tělo dokáže zregenerovat i ta nejtěžší zranění. Po dobu několika minut po spuštění této schopnosti si každé kolo vyléčíš 1 život. Spuštění </text:span><text:span text:style-name="T22">regenerace</text:span> <text:span text:style-name="T355">zabere </text:span>jedno kolo, <text:span text:style-name="T355">ve</text:span> kterém si neházíš <text:span text:style-name="T19">na úspěch</text:span> a nemůžeš použít <text:span text:style-name="T19">plnou obranu</text:span>. <text:span text:style-name="T355">Spustit </text:span><text:span text:style-name="T22">regeneraci</text:span><text:span text:style-name="T355"> můžeš i před bojem. Znovu ji můžeš použít až poté, co se důkladně vyspíš.</text:span></text:p>
      <text:p text:style-name="P67">/<text:span text:style-name="T356">* </text:span>TODO: Efekt ideálně jako <text:span text:style-name="T19">lek</text:span><text:span text:style-name="T22">t</text:span><text:span text:style-name="T19">var regenerace</text:span>. Otázka je, jak to omezit. Jednou za den? Nějakým rituálem?<text:line-break/>- <text:span text:style-name="T354">asi spánkem (před dalším použitím se musíš vyspat)<text:line-break/>- aktivace 1 kolo (můžeš i před bojem) */</text:span></text:p>
      <text:h text:style-name="Heading_20_4" text:outline-level="4">Boj poslepu</text:h>
      <text:p text:style-name="P27">mistrovská schopnost</text:p>
      <text:p text:style-name="P135">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431" text:outline-level="4">Odolnost proti <text:span text:style-name="T366">mrazu</text:span></text:h>
      <text:p text:style-name="P29">mistrovská schopnost</text:p>
      <text:p text:style-name="P115"><text:soft-page-break/>Můžeš si bez nepohodlí zaplavat v ledové vodě, <text:span text:style-name="T368">nebo třeba v krutých mrazech bez následků strávit noc bez </text:span><text:span text:style-name="T367">přikrývky a</text:span><text:span text:style-name="T368"> oblečení. </text:span><text:span text:style-name="T367">Obdržené zranění </text:span><text:span text:style-name="T400">mrazem</text:span><text:span text:style-name="T367"> si snižuješ o 1.</text:span><text:span text:style-name="T368"> </text:span><text:span text:style-name="T367">Tato s</text:span><text:span text:style-name="T368">chopnost se </text:span><text:span text:style-name="T367">trénuje</text:span><text:span text:style-name="T368"> intenzivním otužováním, mezi obyvateli teplých krajů se tudíž prakticky nevyskytuje.</text:span></text:p>
      <text:h text:style-name="P431" text:outline-level="4">Odolnost proti <text:span text:style-name="T366">ohni</text:span></text:h>
      <text:p text:style-name="P29">mistrovská schopnost</text:p>
      <text:p text:style-name="P91"><text:span text:style-name="T399">M</text:span>ůžeš bez obav stát na rozžhavených uhlících <text:span text:style-name="T399">a rozpálená poušť je pro tebe příjemná jako jarní louka. Obdržené zranění </text:span><text:span text:style-name="T387">ohněm</text:span><text:span text:style-name="T399"> si snižuješ o 1. Tato schopnost se trénuje pobytem v horkém prostředí, často se tedy vyskytuje u obyvatel tropických krajů nebo třeba u kovářů.</text:span></text:p>
      <text:h text:style-name="P432" text:outline-level="4">Odolnost proti jedům</text:h>
      <text:p text:style-name="P41">mistrovská schopnost</text:p>
      <text:p text:style-name="P92">Máš přirozenou odolnost proti <text:span text:style-name="T401">toxickým</text:span> substancím. K hodu na odolávání <text:span text:style-name="T449">jedům</text:span> si počítáš +2.</text:p>
      <text:h text:style-name="P433" text:outline-level="4">Potlačení paralýzy</text:h>
      <text:p text:style-name="P42">mistrovská schopnost</text:p>
      <text:p text:style-name="P116"><text:span text:style-name="T324">K</text:span><text:span text:style-name="T323">rátkým vypětím sil dokážeš potlačit účinky paralýzy na tvoje tělo. </text:span><text:span text:style-name="T147">Potlačení paralýzy</text:span><text:span text:style-name="T323"> zabere jedno kolo, kdy neházíš </text:span><text:span text:style-name="T147">na úspěch</text:span><text:span text:style-name="T323"> a nemůžeš použít </text:span><text:span text:style-name="T147">plnou obranu</text:span><text:span text:style-name="T323">. </text:span><text:span text:style-name="T325">Poté</text:span><text:span text:style-name="T323"> zmizí všechny účinky paralýzy – vrátí se ti ztracené životy, zmizí případné nevýhody a podobně.</text:span></text:p>
      <text:h text:style-name="Heading_20_3" text:outline-level="3">Schopnosti z DrD PPZ:</text:h>
      <text:p text:style-name="P295">zastrašení</text:p>
      <text:p text:style-name="Example"><text:soft-page-break/>vícenásobné útoky (místo toho je <text:span text:style-name="T19">rychlý boj</text:span>)</text:p>
      <text:p text:style-name="Example">léčba vlastních zranění (místo toho je dovednost <text:span text:style-name="T19">ošetřování</text:span>)</text:p>
      <text:p text:style-name="Example">přesnost (zrušit)</text:p>
      <text:h text:style-name="P413" text:outline-level="3">Schopnosti z DrD PPP:</text:h>
      <text:p text:style-name="Example">Drtivost (jen bonusy)</text:p>
      <text:p text:style-name="Example">Průraznost (jen bonusy)</text:p>
      <text:p text:style-name="Example">Změna v bersekra</text:p>
      <text:p text:style-name="Example">Šerm (bonusy proti humanoidům)</text:p>
      <text:p text:style-name="P306">Útok z obrany</text:p>
      <text:h text:style-name="P414" text:outline-level="3">Schopnosti z DrD PPE:</text:h>
      <text:p text:style-name="P136">Bojovník</text:p>
      <text:p text:style-name="Example">Velení (rozděluje bonusy k úč a oč různým postavám)</text:p>
      <text:p text:style-name="Example">Odhad protivníka (určení úč a oč nestvůry)</text:p>
      <text:p text:style-name="Example">Pověst (snižuje bojeschopnost protivníků, kteří bojovníka poznají)</text:p>
      <text:p text:style-name="Example">Bojový pokřik (+1 úč, -1 oč, stojí to 1 bod únavy za kolo)</text:p>
      <text:p text:style-name="Example">Chladnokrevnost (+2 proti psychickým kouzlům a iluzím)</text:p>
      <text:p text:style-name="P136">Šermíř</text:p>
      <text:p text:style-name="P136">Kryt (-3 úč, +5 oč, <text:span text:style-name="T453">lze krýt i někoho jiného</text:span>)</text:p>
      <text:p text:style-name="P137">Finty (bodnutí, kružný sek, kryt I, kryt II, přetlak, úder hlavicí, vbod)</text:p>
      <text:h text:style-name="P408" text:outline-level="2"><text:soft-page-break/><text:span text:style-name="T7">H</text:span><text:span text:style-name="T6">raničář</text:span></text:h>
      <text:h text:style-name="P434" text:outline-level="4">Falešné stopy</text:h>
      <text:p text:style-name="P267">TODO</text:p>
      <text:p text:style-name="P267">Přikouzlí falešné stopy – můžeš určit, co z nich půjde vyčíst.</text:p>
      <text:h text:style-name="Heading_20_4" text:outline-level="4">+Lehký spánek</text:h>
      <text:p text:style-name="P55">základní schopnost, multiclassovatelná</text:p>
      <text:p text:style-name="P58">Postava s touto schopností ve spánku reaguje na podněty stejně, jako by byla zcela při vědomí a měla pouze zavřené oči. Hráč dokonce může rozhodovat, při jakých podnětech se postava probudí a kdy naopak bude spát dál, neznamená to však, že by si postava po probuzení pamatovala, co při spánku slyšela. Lehký spánek (s touto schopností) má stejný osvěžující efekt, jako spánek hluboký.</text:p>
      <text:h text:style-name="P435" text:outline-level="4">Přivolání zvířat</text:h>
      <text:p text:style-name="P284">Požadavky: Adeptská schopnost Řeč zvířat, Harmonie nejméně 2</text:p>
      <text:p text:style-name="P284">Cena: 6</text:p>
      <text:p text:style-name="P291"><text:tab/>Adept dokáže volat hlasem libovolného zvířete, které zná. Toto volání je pro jedince vybraného druhu neodolatelné. Po krátké době k adeptovi přijdou všichni zástupci volaného druhu, kteří byli v doslechu volání (pro většinu zvířat je doslech mnohem větší vzdálenost, než pro člověka). Chování přivolaných zvířat závisí na okolnostech, ale pokud nejsou ovládaná někým dalším, nikdy svévolně nenapadnou samotného adepta. Přivolaná zvěř již znovu na volání stejného adepta ten samý den neodpoví.</text:p>
      <text:h text:style-name="Heading_20_4" text:outline-level="4">Vidoucí <text:span text:style-name="T592">projektil</text:span></text:h>
      <text:p text:style-name="Text_20_body">/<text:span text:style-name="T715">* Pozorovací projektil? To je asi lepší. */</text:span></text:p>
      <text:p text:style-name="P154"><text:soft-page-break/>Kdy při výstřelu nebo vrhu nějakého projektilu použiješ tuto schopnost, přestaneš na chvíli vidět vlastníma očima a uvidíš to, co bys viděl, kdybys byl tímto projektilem. Můžeš se takto například rozhlédnout nad koruny stromů, nahlédnout za hradby a podobně.</text:p>
      <text:h text:style-name="P438" text:outline-level="4">Vějířový výstřel</text:h>
      <text:p text:style-name="P30">mistrovská schopnost</text:p>
      <text:p text:style-name="P94">Tato schopnost umožňuje po nabití většího počtu šípů v jednom kole účinně zasáhnout více cílů. Dá se použít pouze s lukem.</text:p>
      <text:p text:style-name="P95">/<text:span text:style-name="T586">* Nabíjení trvá dlouho, takže efektivně 1 výstřel za kolo.</text:span></text:p>
      <text:p text:style-name="P96">Až tři šípy najednou (jsou tři mezery mezi prsty).</text:p>
      <text:p text:style-name="P96">Efekt: Útok na tři cíle bez postihu.</text:p>
      <text:p text:style-name="P99">*/</text:p>
      <text:h text:style-name="P439" text:outline-level="4">Lehká chůze</text:h>
      <text:p text:style-name="P90">TODO</text:p>
      <text:p text:style-name="P59">přejdeš po sněhu nebo bažině, ale nemůžeš u toho běhat (zloděj naopak u toho běžet musí)</text:p>
      <text:h text:style-name="Heading_20_4" text:outline-level="4">Osvěžující meditace</text:h>
      <text:p text:style-name="P75">TODO <text:span text:style-name="T373">(Hodí se to k hraničáři? Těžko říct. Ee, nebrat)</text:span></text:p>
      <text:p text:style-name="P5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440" text:outline-level="4">Orientační smysl</text:h>
      <text:p text:style-name="P77">TODO</text:p>
      <text:p text:style-name="P60">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440" text:outline-level="4">Imitace zvuku</text:h>
      <text:p text:style-name="P76"><text:span text:style-name="T6">Dokážeš vyloudit i zvuky, které nejsou v lidských možnostech. Tato schopnost nenahrazuje dovednost </text:span><text:span text:style-name="T11">Imitace hlasu, pouze rozšiřuje možnosti jejího použití. Můžeš se tedy například věrohodně vydávat za osobu opačného pohlaví, vydávat zvuky přijíždějícího povozu a koňského ržání, a podobně.</text:span></text:p>
      <text:h text:style-name="P441" text:outline-level="4">Potlačení pachové stopy</text:h>
      <text:p text:style-name="P61">Po dobu udržování schopnosti nezanecháváš pachovou stopu. Stále tě ale může někdo ucítit přímo.</text:p>
      <text:h text:style-name="P417" text:outline-level="3">Schopnosti z DrD PPZ:</text:h>
      <text:p text:style-name="Example">stopování (místo toho je dovednost)</text:p>
      <text:p text:style-name="Example"><text:soft-page-break/>boj proti zvířatům (suchý bonus, zrušit)</text:p>
      <text:p text:style-name="Example"><text:span text:style-name="T6">pes (místo toho je </text:span><text:span text:style-name="T2">pouto se zvířetem</text:span><text:span text:style-name="T6">)</text:span></text:p>
      <text:p text:style-name="Example">telekineze, telepatie, pyrokineze</text:p>
      <text:p text:style-name="P47">Kouzla:</text:p>
      <text:p text:style-name="Example">Mluv se zvířaty</text:p>
      <text:p text:style-name="P305">Najdi past (1.2)</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413" text:outline-level="3">Schopnosti z DrD PP<text:span text:style-name="T339">P</text:span>:</text:h>
      <text:p text:style-name="P48">Kouzla:</text:p>
      <text:p text:style-name="Example">Chraň před dračím dechem</text:p>
      <text:p text:style-name="Example">Magické zrcadlo</text:p>
      <text:p text:style-name="Example">Odčaruj zkamenění (1.2)</text:p>
      <text:p text:style-name="P297">Ošetři zranění <text:span text:style-name="T342">chladem (1.2)</text:span></text:p>
      <text:p text:style-name="Example">Ošetři zranění kyselinou</text:p>
      <text:p text:style-name="P297">Ošetři zranění <text:span text:style-name="T342">ohněm (1.2)</text:span></text:p>
      <text:p text:style-name="Example"><text:soft-page-break/>Telepatická ochrana</text:p>
      <text:p text:style-name="Example">Transfer <text:span text:style-name="T342">(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P407">Zakletí (cíl musí poslechnout příkaz jako Spi! Mlč! Umři!)<text:line-break/>- <text:span text:style-name="T728">to je fakt divný. Vyřazení jedním hodem by existovat nemělo, hraničář navíc nejspíš nebude mít vysokou Duši. Tohle se mi k němu fakt nehodí.</text:span></text:p>
      <text:p text:style-name="P19">Druidská kouzla:</text:p>
      <text:p text:style-name="Example">Orientace (druid – provede družinu lesem stejně rychle, jako by šla po cestě. To by se hodilo i chodci)</text:p>
      <text:p text:style-name="Example">T<text:span text:style-name="T343">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Pouto lásky (druid, oživí postavu, která mu byla drahá)</text:p>
      <text:p text:style-name="Example">Pouto života (druid, svěří se ochraně hvozdu)</text:p>
      <text:p text:style-name="P49">Druidovy schopnosti</text:p>
      <text:p text:style-name="Example"><text:soft-page-break/>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50">Chodcova flétna</text:p>
      <text:p text:style-name="Example">Tanči</text:p>
      <text:p text:style-name="Example">Buďte hrdinové (bonusy v boji)</text:p>
      <text:p text:style-name="Example">Zlepši výkon (zvýšení pravděpodobnosti úspěchu)</text:p>
      <text:p text:style-name="P49">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Rozdělej oheň</text:p>
      <text:p text:style-name="Example">Ochrana před deštěm</text:p>
      <text:p text:style-name="Example">Ochrana před bouří</text:p>
      <text:p text:style-name="Example"><text:soft-page-break/>Ochrana před vlky</text:p>
      <text:p text:style-name="Example">Ochrana před zimou</text:p>
      <text:p text:style-name="Example">Přivolej druida</text:p>
      <text:p text:style-name="P20">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415" text:outline-level="3">Schopnosti z DrD PPE:</text:h>
      <text:p text:style-name="P138">Kouzla</text:p>
      <text:p text:style-name="Example"><text:soft-page-break/>Magický střeh (nějak složitě brání před kouzly za cenu hraničářovy magenergie)</text:p>
      <text:p text:style-name="Example">Oživ mrtvého (ressurect čerstvé mrtvoly)</text:p>
      <text:p text:style-name="Example">Odstranění únavy</text:p>
      <text:p text:style-name="P138">Druid</text:p>
      <text:p text:style-name="Example">Hůl (lepší bojové staty)</text:p>
      <text:p text:style-name="Example">Průchod živým dřevem (to je docela hezký – druid se vnoří do stromu)</text:p>
      <text:p text:style-name="Example">Posílení kouzel (druid má ve hvozdu silnější kouzla)</text:p>
      <text:p text:style-name="P307">P<text:span text:style-name="T454">ůst (magy navíc)</text:span></text:p>
      <text:p text:style-name="P308">Drakomluva</text:p>
      <text:p text:style-name="P138">Malá lesní kouzla (druid)</text:p>
      <text:p text:style-name="Example">Bludička (umí cíl někam odvést – to je hezký)</text:p>
      <text:p text:style-name="Example">Čarovná mlha (není v ní vidět ani infraviděním, ozývají se z ní divné zvuky – jako hněv lesa, cíle v ní snadno zabloudí)</text:p>
      <text:p text:style-name="Example">Chlácholení hvozdu</text:p>
      <text:p text:style-name="Example">Mluv se zvířaty</text:p>
      <text:p text:style-name="Example">Odstínění (ochrana proti lokalizaci druidskými kouzly)</text:p>
      <text:p text:style-name="Example">Oko zření (jako <text:span text:style-name="T19">najdi bytost</text:span>, ale dlouhý dosah)</text:p>
      <text:p text:style-name="Example">Svolej druidy</text:p>
      <text:p text:style-name="Example">Zaharaš (zaharaší keřem)</text:p>
      <text:p text:style-name="P139"><text:span text:style-name="T454">Velká</text:span> lesní kouzla (druid)</text:p>
      <text:p text:style-name="P308">Nenávist lesa</text:p>
      <text:p text:style-name="P308">Odčaruj nemrtvé (silný turn undead ve hvozdu)</text:p>
      <text:p text:style-name="P308"><text:soft-page-break/>Odraž mentální souboj</text:p>
      <text:p text:style-name="P308">Odvrať posla živlů</text:p>
      <text:p text:style-name="P308">Probuzení lesa</text:p>
      <text:p text:style-name="P308">Rozšiř hvozd</text:p>
      <text:p text:style-name="P308">Rychlý růst (to měl v PPP 1.2 čaroděj)</text:p>
      <text:p text:style-name="P308">Rychlé vadnutí (to měl v PPP 1.2 čaroděj)</text:p>
      <text:p text:style-name="P308">Uspání lesa</text:p>
      <text:p text:style-name="P308">Vymítání ďáblů</text:p>
      <text:p text:style-name="P308">Vyvolej velký zlý strom</text:p>
      <text:p text:style-name="P140">Chodcův meč</text:p>
      <text:p text:style-name="P308">Větvička (meč se promění v hůl nebo větev)</text:p>
      <text:p text:style-name="P308">Rychlost (dvě kouzla meče za kolo)</text:p>
      <text:p text:style-name="P308">Zvýšení obrany zbraně</text:p>
      <text:p text:style-name="P308">Rozpoznání nepřítele (chodec pozná, jestli je nestvůra zranitelná jeho mečem)</text:p>
      <text:p text:style-name="P308">Najdi nepřítele (meč se otočí směrem k nepříteli, i když je třeba neviditelný)</text:p>
      <text:p text:style-name="P308">Najdi neviditelného</text:p>
      <text:p text:style-name="P308">Najdi neviděného</text:p>
      <text:p text:style-name="P308">Ohnivá čepel</text:p>
      <text:p text:style-name="P308">Ledová čepel</text:p>
      <text:p text:style-name="P308">Trojitý sek</text:p>
      <text:p text:style-name="P140">Kouzla pocestných (chodec)</text:p>
      <text:p text:style-name="P308"><text:soft-page-break/>Hlídka (chodec upadne do polospánku v sedě, při kterém hlídá jako by bděl. Moc hezká schopnost)</text:p>
      <text:p text:style-name="P308">Matení pachů (zamaskuje pachovou stopu, změní pach, atd. To je hezký)</text:p>
      <text:p text:style-name="P308">Tichá chůze</text:p>
      <text:p text:style-name="P140">Psychická kouzla (chodec)</text:p>
      <text:p text:style-name="P308">Odhal tajemství (zjistí tajemství místa, stavby nebo osoby)</text:p>
      <text:p text:style-name="P308">Uklidni</text:p>
      <text:p text:style-name="P308">Rozčil</text:p>
      <text:p text:style-name="P308">Snímání kletby (proč chodec?)</text:p>
      <text:h text:style-name="P409" text:outline-level="2">Alchymista</text:h>
      <text:p text:style-name="P252">IDEA: Nástražné miny</text:p>
      <text:p text:style-name="P255">IDEA: Obyčejné jedy se nevyrábí (respektive nevyrábí je alchymista z magických surovin). Mohly by ale existovat magické jedy se zajímavými účinky (základem by byl vždycky obyčejný jed) – <text:span text:style-name="T719">viz třeba Rigor mortis</text:span>.</text:p>
      <text:p text:style-name="P247">Recepty</text:p>
      <text:h text:style-name="Heading_20_4" text:outline-level="4">Rigor mortis</text:h>
      <text:p text:style-name="P289"><text:span text:style-name="T437">J</text:span><text:span text:style-name="T436">ed zpomalující metabolismus až na hranici, kdy je cíl považován za mrtvého.</text:span></text:p>
      <text:h text:style-name="Heading_20_4" text:outline-level="4">Nápoj lásky</text:h>
      <text:p text:style-name="P253">/* Posílení afrodisiakálních účínků */</text:p>
      <text:p text:style-name="P253"><text:soft-page-break/>-- jako afrodisiakum se nejčastěji používá tinktura z mandragory. Efekt asi není třeba pravidlově vyčíslovat, prostě čím vyšší hodnocení, tím silnější účinek (hodnocení 6 zajistí opravdu nezapomenutelný zážitek).</text:p>
      <text:p text:style-name="P253">/* Tohle je každopádně dobré – nápoj lásky nedělá to, co by od něj člověk čekal (že se do něj zamiluje osoba, která nápoj vypije, nebo něco podobného), ale je to název pro magicky posílené afrodisiakum.</text:p>
      <text:p text:style-name="P253">-- confession power je asi opravdu rozumné nechat výhradně nealchymistickou */</text:p>
      <text:p text:style-name="P253">/*</text:p>
      <text:p text:style-name="P36">Efekt magicky posíleného afrodisiaka: Stejně jako u Animální přitažlivosti, postihy v hodnotě magického hodnocení na všechny činnosti odporující nutkání.</text:p>
      <text:p text:style-name="P36">-- nic takového. Efekt afrodisiaka je čistě fluffový, stejně jako u Animální přitažlivosti.</text:p>
      <text:p text:style-name="P246">*/</text:p>
      <text:h text:style-name="Heading_20_4" text:outline-level="4">Tinktura proti bolesti</text:h>
      <text:p text:style-name="P253">-- parametry (latence, trvání a zranění) stejné, jako <text:span text:style-name="T477">Odvar z opia a mandragory</text:span><text:span text:style-name="T717">. Jinými slovy po odeznění trvání se projeví zranění.</text:span></text:p>
      <text:p text:style-name="P253">/* Tohle by asi mělo být někde v nemagických postupech. Samotná (nemagická) mandragora snižuje bolest o 1 bod zranění, opium o 2 body, odvar ze směsi o 3 body. */</text:p>
      <text:p text:style-name="P253"><text:soft-page-break/>--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253">-- samozřejmě to není kumulativní s jinými prostředky odolnosti proti bolesti, počítá se vždy nejsilnější efekt.</text:p>
      <text:p text:style-name="P253">-- opakované dlouhodobé užívání vytvoří jednak závislost a pak také snížení účinnosti základní tinktury (ale dost možná i odvozeného zranění).</text:p>
      <text:p text:style-name="P253">/*</text:p>
      <text:p text:style-name="P253">Lze posílit i čisté opium či výtažek z mandragory, v těchto případech se ale zvedá přímo síla jedu (a od ní je pak odvozena odolnost proti bolesti).</text:p>
      <text:p text:style-name="P246">*/</text:p>
      <text:h text:style-name="Heading_20_4" text:outline-level="4">Ryzí alkohol</text:h>
      <text:p text:style-name="P254">TODO</text:p>
      <text:p text:style-name="P254">/* Dezinfekce, rozpouštědlo, chlast s nějakými zajímavými účinky? */</text:p>
      <text:h text:style-name="Heading_20_4" text:outline-level="4">V<text:span text:style-name="T404">ýbušn</text:span><text:span text:style-name="T442">á munice</text:span></text:h>
      <text:p text:style-name="P123">TODO</text:p>
      <text:p text:style-name="P123">(Explozivní hlavice na šípy a šipky)</text:p>
      <text:h text:style-name="P442" text:outline-level="4"><text:span text:style-name="T443">Zápalná</text:span><text:span text:style-name="T442"> munice</text:span></text:h>
      <text:p text:style-name="P124">TODO</text:p>
      <text:p text:style-name="P124"><text:soft-page-break/>(Explozivní hlavice na šípy a šipky)</text:p>
      <text:p text:style-name="P125">Tato munice, na rozdíl od obyčejného zápalného šípu, sestává z malé ampulky zápalného oleje.</text:p>
      <text:p text:style-name="P242"><text:span text:style-name="T404">TODO: Hmm, takže tenhle recept zrušit a připsat to jen jako možné použití </text:span><text:span text:style-name="T411">zápalného oleje</text:span><text:span text:style-name="T404">.</text:span></text:p>
      <text:h text:style-name="P418" text:outline-level="3">Schopnosti z DrD PPZ:</text:h>
      <text:p text:style-name="P296">Odolnost vůči jedům</text:p>
      <text:p text:style-name="P296">Vidění magenergie (to asi chci)</text:p>
      <text:p text:style-name="P13"><text:span text:style-name="T8">Lektvary</text:span><text:span text:style-name="T6">:</text:span></text:p>
      <text:p text:style-name="P296">Antigravitační cloumák (duplikuje levitaci)</text:p>
      <text:p text:style-name="P296">Čarovná rtuť</text:p>
      <text:p text:style-name="P296">Éterický olej <text:span text:style-name="T338">(znehmotnění. To zní spíš jako vzácný lektvar)</text:span></text:p>
      <text:p text:style-name="P296">Lektvar chladných vod (<text:span text:style-name="T338">odolnost proti ohni – to se asi hodí</text:span>)</text:p>
      <text:p text:style-name="P296">Lektvar mlhovina</text:p>
      <text:p text:style-name="P296">Lektvar obří síly</text:p>
      <text:p text:style-name="P296">Lektvar rudého kříže</text:p>
      <text:p text:style-name="P296">Lektvar vlády nad lykantropy</text:p>
      <text:p text:style-name="P296">Lektvar zmenšování</text:p>
      <text:p text:style-name="P296">Metamorfóza (asi spíš nebrat. I když...)</text:p>
      <text:p text:style-name="P296">Pavoučí lektvar</text:p>
      <text:p text:style-name="P296">Rychlost</text:p>
      <text:p text:style-name="P51">Svitky:</text:p>
      <text:p text:style-name="P56"><text:soft-page-break/>(svitky by asi měl spíš psát kouzelník)</text:p>
      <text:p text:style-name="P296">Ochrana před ďábly</text:p>
      <text:p text:style-name="P296">Ochrana před nemrtvými</text:p>
      <text:p text:style-name="P296">Ochrana před neviděnými</text:p>
      <text:p text:style-name="P296">Ochrana před kouzly</text:p>
      <text:p text:style-name="P15">Gadgets:</text:p>
      <text:p text:style-name="P296">Detekční hůlka</text:p>
      <text:p text:style-name="P296">Lakmusový papírek</text:p>
      <text:p text:style-name="P296">Píšťalka (otevírá zamčené zámky)</text:p>
      <text:p text:style-name="P14">Jedy:</text:p>
      <text:p text:style-name="P296">Černá zhouba</text:p>
      <text:p text:style-name="P296">Jablečná vůně</text:p>
      <text:p text:style-name="P296">Kurare</text:p>
      <text:p text:style-name="P296">Melenova pomsta</text:p>
      <text:p text:style-name="P14">Výbušniny:</text:p>
      <text:p text:style-name="P296">Bomba</text:p>
      <text:p text:style-name="P296">Ohnivá hlína</text:p>
      <text:p text:style-name="P45">Pak různé trvalé předměty, ale to asi nebrat.</text:p>
      <text:h text:style-name="P416" text:outline-level="3"><text:span text:style-name="T6">Schopnosti z DrD PP</text:span><text:span text:style-name="T9">P</text:span><text:span text:style-name="T6">:</text:span></text:h>
      <text:p text:style-name="P46"><text:span text:style-name="T10">S</text:span><text:span text:style-name="T6">ilnější léčivé lektvary (bílé hvězdy, modré hvězdy, horské rosy, chodce Jana)</text:span></text:p>
      <text:p text:style-name="Example"><text:soft-page-break/>Welfovy lektvary (boostují vlastnosti – nebrat)</text:p>
      <text:p text:style-name="P16"><text:span text:style-name="T10">T</text:span><text:span text:style-name="T6">heurg:</text:span></text:p>
      <text:p text:style-name="Example">Ovládání elementlů (gnómové, undiny, sylfy, salamandři)</text:p>
      <text:p text:style-name="Example">Astrální sféry (démoni, služby)</text:p>
      <text:p text:style-name="P52">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15" text:outline-level="3">Schopnosti z DrD PPE:</text:h>
      <text:p text:style-name="P141">Theurg</text:p>
      <text:p text:style-name="P312">Ovládání bhůtů (zemětřesení a spol.)</text:p>
      <text:p text:style-name="P322">Lektvary</text:p>
      <text:p text:style-name="P312">Lektvar netopýřího sluchu (krollův ultrasluch)</text:p>
      <text:p text:style-name="P312">Lektvar neviditelnosti</text:p>
      <text:p text:style-name="P312">Lektvar sovích očí</text:p>
      <text:p text:style-name="P312">Lektvar zvířecí řeči (vyrábí se z krve zvířete, umožňuje mluvit se zvířetem stejného druhu)</text:p>
      <text:p text:style-name="P312">Ohnivec (promění postavu v plamennou bytost)</text:p>
      <text:p text:style-name="P309"/>
      <text:p text:style-name="P322">Jedy</text:p>
      <text:p text:style-name="P312">Bolehlav</text:p>
      <text:p text:style-name="P312"><text:soft-page-break/>Digitalis</text:p>
      <text:p text:style-name="P312">Muchomůrky</text:p>
      <text:p text:style-name="P312">Ortušík</text:p>
      <text:p text:style-name="P312">Rulík</text:p>
      <text:p text:style-name="P322">Talismany (dávají se do nich polodrahokamy, podle toho mají účinky)</text:p>
      <text:p text:style-name="P313">Achát (chrání před úrazy, léčí drobná poranění, léčí zranění očí)</text:p>
      <text:p text:style-name="P313">Akvamarín (nosí štěstí – bonus k hodu proti pastem, na moři chrání před neštěstím)</text:p>
      <text:p text:style-name="P313">Ametyst (pomáhá dobrým bytostem, dává bonus na inteligenci, chrání proti přírodním jedům)</text:p>
      <text:p text:style-name="P313">Beryl (pomáhá vidět magenergii, při destilaci magenergie a při kontaktu se sférami)</text:p>
      <text:p text:style-name="P313">Citrín (velký bonus na inteligenci, chrání před kouzly kromě iluzí)</text:p>
      <text:p text:style-name="P313">Diamant (chrání před útoky divoké zvěře)</text:p>
      <text:p text:style-name="P313">Granát (chrání před psychickými kouzly a mentálními útoky)</text:p>
      <text:p text:style-name="P313">Hematit (léčí otevřená zranění)</text:p>
      <text:p text:style-name="P313">Chryzopras (zvedá šanci u zlodějských schopností)</text:p>
      <text:p text:style-name="P313">Jantar (dává druidům magy navíc)</text:p>
      <text:p text:style-name="P313">Jaspis (umožňuje zastrašovat jako válečník)</text:p>
      <text:p text:style-name="P310"/>
      <text:p text:style-name="P313">Lazurit (zkracuje spánek před zaostřením vůle, dává kouzelníkům magy navíc)</text:p>
      <text:p text:style-name="P313">Rubín (léčí jakékoliv čerstvé poranění, upozorňuje na pekelné bytosti)</text:p>
      <text:p text:style-name="P313">Tyrkys (prozradí nakažení lykantropií)</text:p>
      <text:p text:style-name="P323"><text:soft-page-break/>Recepty</text:p>
      <text:p text:style-name="P313">Dýmovka (jako dýmovnice)</text:p>
      <text:p text:style-name="P313">Prášek železného zdraví (žere železo)</text:p>
      <text:p text:style-name="P313">Vzdušná torpéda</text:p>
      <text:p text:style-name="P313">Zápalná bomba</text:p>
      <text:p text:style-name="P313">Svitky s kouzly (vyrábí se ve spolupráci s kouzelníkem)</text:p>
      <text:h text:style-name="Heading_20_3" text:outline-level="3">Schopnosti ze Hry stínů</text:h>
      <text:p text:style-name="P145">TODO: Kumulace jedů, kumulace výbušnin</text:p>
      <text:list xml:id="list274214290" text:style-name="L1">
        <text:list-item>
          <text:p text:style-name="P325">Granáty a rakety</text:p>
          <text:list>
            <text:list-item>
              <text:p text:style-name="P325">Tlakové, střepinové, zápalné, s kapalnou náplní (žíravina, stlačený plyn – třeba jed)</text:p>
            </text:list-item>
            <text:list-item>
              <text:p text:style-name="P325">(na žíravinu a plyn asi stačí i flakónek)</text:p>
            </text:list-item>
          </text:list>
        </text:list-item>
        <text:list-item>
          <text:p text:style-name="P326">Spouštění výbuchu</text:p>
          <text:list>
            <text:list-item>
              <text:p text:style-name="P326">Doutnák</text:p>
            </text:list-item>
            <text:list-item>
              <text:p text:style-name="P327">Třaskavá rozbuška</text:p>
            </text:list-item>
          </text:list>
        </text:list-item>
        <text:list-item>
          <text:p text:style-name="P328">Odpalování raket<text:span text:style-name="T485"> (tohle asi nebude vyrábět alcháč, ale v zásadě kdokoliv s příhodným řemeslem)</text:span></text:p>
          <text:list>
            <text:list-item>
              <text:p text:style-name="P329">Z tyče (ze země)</text:p>
            </text:list-item>
            <text:list-item>
              <text:p text:style-name="P330">Z ručního raketometu</text:p>
            </text:list-item>
          </text:list>
        </text:list-item>
        <text:list-item>
          <text:p text:style-name="P331">Plamenomety <text:span text:style-name="T583">(tohle asi nebude vyrábět alcháč, ale v zásadě kdokoliv s příhodným řemeslem)</text:span></text:p>
          <text:list>
            <text:list-item>
              <text:p text:style-name="P330"><text:soft-page-break/>Ruční (viz Zatopený důl)</text:p>
            </text:list-item>
            <text:list-item>
              <text:p text:style-name="P330">Lodní</text:p>
            </text:list-item>
          </text:list>
        </text:list-item>
      </text:list>
      <text:p text:style-name="P147">Esenciální oleje</text:p>
      <text:p text:style-name="Example">Mandlový olej</text:p>
      <text:p text:style-name="P147">Magické inkousty</text:p>
      <text:p text:style-name="P320">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20">Motýlí krev (Šafránový inkoust)</text:p>
      <text:p text:style-name="Example">This magic ink is historically used for writing holy scriptures and for making charms in the Near East. It is made from real saffron, gum arabic, organic ethanol, and filtered water.</text:p>
      <text:p text:style-name="P320">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20">Dračí krev</text:p>
      <text:p text:style-name="Example">The classic magic ink, dragon's blood ink adds extra Firepower to amulets and spells. This ink contains high quality dragonsblood resin, opoponax for additional oomph, gum arabic, organic ethanol, and filtered water.</text:p>
      <text:p text:style-name="P146">Vzácné výrobky</text:p>
      <text:p text:style-name="Example"><text:soft-page-break/>Kámen mudrců (pokud, tak s nějakým brutálním questem – to by ale mohlo bejt zajímavý. Začalo by to knihou <text:span text:style-name="T19">Opus magnum</text:span>, ve které by byla série věcí, které je třeba poshánět, a rituálů, které je třeba provést (na různých zajímavých místech v divočině).</text:p>
      <text:p text:style-name="P320">Kámen mudrců</text:p>
      <text:p text:style-name="Example">Recept</text:p>
      <text:p text:style-name="Example">Požadavky: Opus magnum 6, <text:span text:style-name="T36">Magická saturace</text:span><text:line-break/><text:span text:style-name="T499">Cena: Nevyčíslitelná</text:span><text:line-break/><text:span text:style-name="T493">Vzácnost: ?</text:span></text:p>
      <text:p text:style-name="Example">Hledání tajemství <text:span text:style-name="T19">Kamene mudrců</text:span> je <text:span text:style-name="T49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4">Kamene</text:span><text:span text:style-name="T49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4">Kamene mudrců</text:span><text:span text:style-name="T49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46">Recepty</text:p>
      <text:p text:style-name="P320">Lektvar levitace</text:p>
      <text:p text:style-name="Example">Recept</text:p>
      <text:p text:style-name="Example">Požadavky: <text:s/><text:span text:style-name="T486">Opus magnum</text:span> <text:span text:style-name="T487">3</text:span>, <text:span text:style-name="T36">Magická saturace<text:line-break/></text:span><text:span text:style-name="T169">Cena: Suroviny </text:span><text:span text:style-name="T170">9</text:span><text:span text:style-name="T171"> </text:span><text:span text:style-name="T169">zl (</text:span><text:span text:style-name="T170">3</text:span><text:span text:style-name="T169">), celkem </text:span><text:span text:style-name="T170">9</text:span><text:span text:style-name="T172">0</text:span><text:span text:style-name="T169"> zl (</text:span><text:span text:style-name="T170">4</text:span><text:span text:style-name="T169">)<text:line-break/></text:span><text:span text:style-name="T173">Trvání: </text:span><text:span text:style-name="T174">Po dobu udržování</text:span></text:p>
      <text:p text:style-name="Example"><text:soft-page-break/><text:span text:style-name="T153">Tento </text:span><text:span text:style-name="T175">lektvar</text:span><text:span text:style-name="T153"> mohou použít pouze osoby s magickým nadáním znalé </text:span><text:span text:style-name="T19">Udržování magie</text:span><text:span text:style-name="T153">. </text:span><text:span text:style-name="T176">Po požití </text:span><text:span text:style-name="T177">bude</text:span><text:span text:style-name="T178">š</text:span><text:span text:style-name="T177"> </text:span><text:span text:style-name="T176">po dobu udržování </text:span><text:span text:style-name="T177">zcela oproštěn od zemské tíže</text:span><text:span text:style-name="T178">. Vztahuje se to však pouze na tvoje tělo, nikoliv na věci, co máš na sobě či je držíš. V těžké zbroji s batohem na zádech tedy budeš schopen maximálně tak dlouhých skoků, asi jako kdyby na tebe působila menší gravitační síla.</text:span></text:p>
      <text:list xml:id="list136757766" text:style-name="L2">
        <text:list-item>
          <text:p text:style-name="P374"><text:span text:style-name="T179">Postava pod vlivem</text:span><text:span text:style-name="T153"> </text:span><text:span text:style-name="T19">Lektvaru levitace</text:span><text:span text:style-name="T153"> má </text:span><text:span text:style-name="T179">v boji</text:span><text:span text:style-name="T153"> </text:span><text:span text:style-name="T179">ne</text:span><text:span text:style-name="T153">výhodu</text:span></text:p>
        </text:list-item>
      </text:list>
      <text:p text:style-name="P320">Lektvar mlhoviny</text:p>
      <text:p text:style-name="Example">Recept</text:p>
      <text:p text:style-name="Example">Požadavky: <text:s/><text:span text:style-name="T486">Opus magnum</text:span> <text:span text:style-name="T488">4</text:span>, <text:span text:style-name="T36">Magická saturace<text:line-break/></text:span><text:span text:style-name="T169">Cena: Suroviny </text:span><text:span text:style-name="T172">16</text:span><text:span text:style-name="T171"> </text:span><text:span text:style-name="T169">zl (</text:span><text:span text:style-name="T172">4</text:span><text:span text:style-name="T169">), celkem </text:span><text:span text:style-name="T172">160</text:span><text:span text:style-name="T169"> zl (</text:span><text:span text:style-name="T172">5</text:span><text:span text:style-name="T169">)<text:line-break/></text:span><text:span text:style-name="T173">Trvání: </text:span><text:span text:style-name="T174">Po dobu udržování</text:span></text:p>
      <text:p text:style-name="Example"><text:span text:style-name="T153">Tento </text:span><text:span text:style-name="T175">lektvar</text:span><text:span text:style-name="T153"> </text:span><text:span text:style-name="T180">můžeš použít,</text:span><text:span text:style-name="T153"> pouze </text:span><text:span text:style-name="T180">pokud máš magické nadání a umíš</text:span><text:span text:style-name="T153"> </text:span><text:span text:style-name="T19">Udržování magie</text:span><text:span text:style-name="T153">. </text:span><text:span text:style-name="T176">Po požití se po dobu udržování </text:span><text:span text:style-name="T175">částečně</text:span><text:span text:style-name="T176"> přesune</text:span><text:span text:style-name="T178">š</text:span><text:span text:style-name="T176"> do astrálního prostoru, jako kdyby</text:span><text:span text:style-name="T178">s</text:span><text:span text:style-name="T176"> použil schopnost </text:span><text:span text:style-name="T37">Astrální </text:span><text:span text:style-name="T38">projekce</text:span><text:span text:style-name="T176">. </text:span><text:span text:style-name="T175">Lektvar</text:span><text:span text:style-name="T176"> bude účinkovat pouze tam, kde je možné do astrálního prostoru vstoupit.<text:line-break/><text:tab/></text:span><text:span text:style-name="T175">Současně se vznikem tvé astrální formy se tvoje fyzické tělo změní v mlhu. </text:span><text:span text:style-name="T181">V této podobě budeš vnímat pouze astrální prostor (a budeš se tedy moci orientovat pouze podle odrazu fyzického světa do astrálního, viz kapitola </text:span><text:span text:style-name="T330">Astrální prostor</text:span><text:span text:style-name="T18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76"><text:line-break/><text:tab/></text:span><text:span text:style-name="T181">Mlžná forma je nezranitelná fyzickými předměty (a tedy i zbraněmi), lze ji ale ublížit ohněm, mrazem či výbojem a jde </text:span><text:span text:style-name="T182">ji</text:span><text:span text:style-name="T181"> také </text:span><text:span text:style-name="T182">zranit</text:span><text:span text:style-name="T181"> </text:span><text:span text:style-name="T39">mentálním útokem</text:span><text:span text:style-name="T181">.</text:span></text:p>
      <text:p text:style-name="P320">Elixír <text:span text:style-name="T486">odhmotnění</text:span></text:p>
      <text:p text:style-name="Example">Recept</text:p>
      <text:p text:style-name="Example"><text:soft-page-break/>Požadavky: <text:s/><text:span text:style-name="T486">Opus magnum</text:span> <text:span text:style-name="T486">5</text:span>, <text:span text:style-name="T36">Magická saturace<text:line-break/></text:span><text:span text:style-name="T169">Cena: Suroviny </text:span><text:span text:style-name="T174">25</text:span><text:span text:style-name="T171"> </text:span><text:span text:style-name="T169">zl (</text:span><text:span text:style-name="T172">4</text:span><text:span text:style-name="T169">), celkem </text:span><text:span text:style-name="T174">250</text:span><text:span text:style-name="T169"> zl (</text:span><text:span text:style-name="T172">5</text:span><text:span text:style-name="T169">)<text:line-break/></text:span><text:span text:style-name="T173">Trvání: </text:span><text:span text:style-name="T174">Po dobu udržování</text:span></text:p>
      <text:p text:style-name="Example"><text:span text:style-name="T153">Tento </text:span><text:span text:style-name="T175">lektvar</text:span><text:span text:style-name="T153"> </text:span><text:span text:style-name="T180">můžeš použít,</text:span><text:span text:style-name="T153"> pouze </text:span><text:span text:style-name="T180">pokud máš magické nadání a umíš</text:span><text:span text:style-name="T153"> </text:span><text:span text:style-name="T19">Udržování magie</text:span><text:span text:style-name="T153">. </text:span><text:span text:style-name="T176">Po požití se po dobu udržování </text:span><text:span text:style-name="T175">téměř úplně</text:span><text:span text:style-name="T176"> přesune</text:span><text:span text:style-name="T180">š</text:span><text:span text:style-name="T176"> do astrálního prostoru, </text:span><text:span text:style-name="T175">téměř </text:span><text:span text:style-name="T176">jako kdyby</text:span><text:span text:style-name="T180">s</text:span><text:span text:style-name="T176"> použil schopnost </text:span><text:span text:style-name="T37">Astrální vstup</text:span><text:span text:style-name="T176">. Elixír bude účinkovat pouze tam, kde je možné do astrálního prostoru vstoupit.<text:line-break/><text:tab/>Na rozdíl od použití </text:span><text:span text:style-name="T37">Astrálního vstupu</text:span><text:span text:style-name="T176"> však </text:span><text:span text:style-name="T37">Elixír odhmotnění</text:span><text:span text:style-name="T17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75">Pomocí </text:span><text:span text:style-name="T38">Elixíru odhmotnění</text:span><text:span text:style-name="T175"> není možné vstoupit do hlubokého astrálního prostoru.</text:span></text:p>
      <text:p text:style-name="P320">Balzám <text:span text:style-name="T489">věčnosti</text:span></text:p>
      <text:p text:style-name="Example">Recept</text:p>
      <text:p text:style-name="Example">Požadavky: <text:span text:style-name="T490">Opus magnum</text:span> 5, <text:span text:style-name="T36">Magická saturace</text:span><text:line-break/><text:span text:style-name="T491">Cena: Suroviny 16 zl (4), celkem 490 zl (5)</text:span><text:line-break/><text:span text:style-name="T489">Vzácnost: 7</text:span></text:p>
      <text:p text:style-name="Example">Znalost výroby tohoto vzácného balzámu je považována za předstupeň k odhalení receptu <text:span text:style-name="T19">Nápoje mládí</text:span>. Někteří <text:span text:style-name="T492">slavní</text:span> alchymisté však <text:span text:style-name="T492">prohlašují</text:span>, že to je slepá ulička.</text:p>
      <text:p text:style-name="Example">Herní efekt:</text:p>
      <text:p text:style-name="Example"><text:span text:style-name="T493">Pokožka potřená </text:span><text:span text:style-name="T40">Balzámem věčnosti</text:span><text:span text:style-name="T49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20"><text:soft-page-break/>Nápoj mládí</text:p>
      <text:p text:style-name="Example">Recept</text:p>
      <text:p text:style-name="Example">Požadavky: <text:span text:style-name="T490">Opus magnum</text:span> 6, <text:span text:style-name="T36">Magická saturace</text:span><text:line-break/><text:span text:style-name="T491">Cena: Suroviny 36 zl (4), celkem 1440 zl (6)</text:span><text:line-break/><text:span text:style-name="T493">Vzácnost: 12</text:span></text:p>
      <text:p text:style-name="Example">Tento <text:span text:style-name="T494">nesmírně vzácný</text:span> mistrovský výtvor dokáže vrátit ztracené mládí. <text:span text:style-name="T495">Háček ovšem je, že na každého živého tvora účinkuje pouze jednou.<text:line-break/><text:tab/>Postup výroby je tajný, mnozí praktičtí alchymisté dokonce pochybují o jeho existenci.</text:span></text:p>
      <text:p text:style-name="P320">Alkahest</text:p>
      <text:p text:style-name="Example">Recept</text:p>
      <text:p text:style-name="Example">Požadavky: <text:span text:style-name="T490">Opus magnum</text:span> 6, <text:span text:style-name="T36">Magická saturace</text:span><text:line-break/><text:span text:style-name="T491">Cena: Suroviny 36 zl (4), celkem 1000 zl (5)</text:span><text:line-break/>Vzácnost: 1<text:span text:style-name="T496">0</text:span></text:p>
      <text:p text:style-name="Example"><text:span text:style-name="T41">Alkahest</text:span><text:span text:style-name="T496"> je univerzální rozpouštědlo – rozpustí jakoukoliv hmotu, včetně lidské tkáně, zlata, platiny a předmětů chráněných </text:span><text:span text:style-name="T41">Nerozpustnou pastou</text:span><text:span text:style-name="T496">.<text:line-break/><text:tab/>Nevyrábí se přímo, ale ve dvou inertních složkách, jejichž smícháním teprve vznikne. Bez toho by jej totiž nebylo jak uchovávat.<text:line-break/><text:tab/>Jedna várka </text:span><text:span text:style-name="T42">Alhakestu</text:span><text:span text:style-name="T497"> rozpustí zhruba jeden kilogram materiálu. Rozpuštěnou hmotu lze opět vysrážet. Mít možnost zkoumat, jaké úžasné materiály je takto možné vytvořit, je nepochybně snem každého alchymisty.</text:span></text:p>
      <text:p text:style-name="Example">Herní efekt:</text:p>
      <text:list xml:id="list3561966607" text:style-name="L3">
        <text:list-item>
          <text:p text:style-name="P375"><text:span text:style-name="T167">Pokud je lahvička se dvěma složkami </text:span><text:span text:style-name="T42">Alkahestu</text:span><text:span text:style-name="T167"> doplněnými třaskavinou použita k útoku, útok se vyhodnocuje jako </text:span><text:span text:style-name="T183">hod</text:span><text:span text:style-name="T167"> granátem </text:span><text:span text:style-name="T180">s </text:span><text:span text:style-name="T184">kapalnou</text:span><text:span text:style-name="T180"> náplní</text:span><text:span text:style-name="T167">. </text:span><text:span text:style-name="T183">Síla exploze (a tedy rozsah zasažené oblasti) záleží na použité třaskavině.</text:span><text:span text:style-name="T167"> </text:span><text:span text:style-name="T185">Zranění </text:span><text:span text:style-name="T43">Alkahestem</text:span><text:span text:style-name="T185"> je Přesah + 3.</text:span></text:p>
          <text:list>
            <text:list-item>
              <text:p text:style-name="P375"><text:span text:style-name="T167">Při zásahu kromě zranění zamýšleného cíle dojde k </text:span><text:span text:style-name="T168">těžkému </text:span><text:span text:style-name="T167">poškození všeho, co má na sobě (zbroj, šaty, výbava) a také všeho kolem.</text:span></text:p>
            </text:list-item>
          </text:list>
        </text:list-item>
      </text:list>
      <text:p text:style-name="P320">Resorbční pasta</text:p>
      <text:p text:style-name="Example"><text:soft-page-break/>Recept</text:p>
      <text:p text:style-name="Example">Požadavky: <text:span text:style-name="T500">Organická lučba</text:span> 1, <text:span text:style-name="T36">Magická saturace</text:span><text:line-break/><text:span text:style-name="T491">Cena: Suroviny 2 zl (3), celkem 20 zl (4)</text:span></text:p>
      <text:p text:style-name="Example">Resorbční pasta je magická substance, která se dobře vstřebává kůží a lze v ní snadno rozpustit jiné látky.<text:line-break/><text:tab/><text:span text:style-name="T501">Jedna várka resobční pasty vystačí na aplikaci jedné plné dávky jedu, drogy či léčiva.</text:span></text:p>
      <text:p text:style-name="Example">Příklady použití:</text:p>
      <text:list xml:id="list868626469" text:style-name="L4">
        <text:list-item>
          <text:p text:style-name="P376">Základ mastí</text:p>
        </text:list-item>
        <text:list-item>
          <text:p text:style-name="P376"><text:span text:style-name="T404">Kon</text:span><text:span text:style-name="T422">taktní a</text:span><text:span text:style-name="T404">plikace léčivých </text:span><text:span text:style-name="T423">a povzbudivých</text:span><text:span text:style-name="T404"> prostředků, jedů </text:span><text:span text:style-name="T423">nebo</text:span><text:span text:style-name="T404"> drog: </text:span><text:span text:style-name="T422">libovolný jed nebo drogu je takto možné aplikovat přes kůži.</text:span></text:p>
        </text:list-item>
        <text:list-item>
          <text:p text:style-name="P376"><text:span text:style-name="T422">Stabilizační náplast: Náplast potřená </text:span><text:span text:style-name="T412">R</text:span><text:span text:style-name="T413">esorbční pastou</text:span><text:span text:style-name="T422"> </text:span><text:span text:style-name="T424">napuštěnou</text:span><text:span text:style-name="T422"> </text:span><text:span text:style-name="T413">Stabilizační tinkturou</text:span><text:span text:style-name="T422">.</text:span></text:p>
        </text:list-item>
      </text:list>
      <text:p text:style-name="P320">Věčná svíce</text:p>
      <text:p text:style-name="Example">Recept</text:p>
      <text:p text:style-name="Example"><text:span text:style-name="T426">Požadavky: <text:s/></text:span><text:span text:style-name="T427">Organická</text:span><text:span text:style-name="T426"> lučba </text:span><text:span text:style-name="T427">2</text:span><text:span text:style-name="T426">, </text:span><text:span text:style-name="T414">Magická saturace<text:line-break/></text:span><text:span text:style-name="T428">Cena: Suroviny </text:span><text:span text:style-name="T427">4</text:span><text:span text:style-name="T429"> </text:span><text:span text:style-name="T428">zl (</text:span><text:span text:style-name="T430">3</text:span><text:span text:style-name="T428">), celkem </text:span><text:span text:style-name="T427">40</text:span><text:span text:style-name="T431"> </text:span><text:span text:style-name="T428">zl (</text:span><text:span text:style-name="T430">4</text:span><text:span text:style-name="T428">)</text:span></text:p>
      <text:p text:style-name="Example"><text:span text:style-name="T415">V</text:span><text:span text:style-name="T411">ěčná svíce</text:span><text:span text:style-name="T425">, jak název napovídá, nikdy nezhasne. Není ji dokonce ani možné uhasit, a to ani ponořením do vody. Její plamen je vždy modrý, zatím se ještě nikomu nepodařilo vyrobit </text:span><text:span text:style-name="T411">Věčnou svíci</text:span><text:span text:style-name="T425"> s jinou barvu. Je také studený, je tedy možné se jej bez nebezpečí dotknout a není jím možné cokoliv zapálit.<text:line-break/><text:tab/></text:span><text:span text:style-name="T411">Věčné svíce</text:span><text:span text:style-name="T425"> se často používají při magických rituálech.</text:span></text:p>
      <text:p text:style-name="P320">Fixační <text:span text:style-name="T502">pasta</text:span></text:p>
      <text:p text:style-name="Example">Recept</text:p>
      <text:p text:style-name="Example">Požadavky: <text:span text:style-name="T500">Organická lučba</text:span> <text:span text:style-name="T503">3, </text:span><text:span text:style-name="T36">Magická saturace<text:line-break/></text:span><text:span text:style-name="T169">Cena: Suroviny </text:span><text:span text:style-name="T186">9</text:span><text:span text:style-name="T169"> zl (</text:span><text:span text:style-name="T186">3</text:span><text:span text:style-name="T169">), celkem </text:span><text:span text:style-name="T186">90</text:span><text:span text:style-name="T169"> zl (</text:span><text:span text:style-name="T186">4</text:span><text:span text:style-name="T169">)</text:span></text:p>
      <text:p text:style-name="Example"><text:soft-page-break/>Fixační <text:span text:style-name="T502">pasta</text:span> způsobuje, že živá tkáň při regeneraci zachovává zafixovaný tvar a strukturu. <text:span text:style-name="T502">Pasta neurychluje hojení, pouze brání zahojení do jiné podoby než před utrpěním zranění (takže například brání vzniku jizev).</text:span> Nechrání <text:span text:style-name="T504">také</text:span> před přirozeným stárnutím.<text:line-break/><text:tab/>Při opakovaném použití platí vždy naposledy aplikovaná fixace. Pokud je tedy <text:span text:style-name="T502">pasta</text:span> použita před utrpěním zraněním a následně po něm, tak se tkáň nevrátí do podoby před zraněním, ale naopak zůstane zafixovaná ve zraněném stavu.<text:line-break/><text:tab/><text:span text:style-name="T505">Jedna várka fixační tinktury vystačí tak akorát na jednoho celého člověka, případně na fixaci několika desítek cejchů.</text:span><text:line-break/><text:tab/><text:span text:style-name="T506">Fixační pastu není možné odstranit </text:span><text:span text:style-name="T45">Magickým rozpouštědlem</text:span><text:span text:style-name="T506">.</text:span></text:p>
      <text:p text:style-name="Example">Příklady použití:</text:p>
      <text:list xml:id="list2294550253" text:style-name="L5">
        <text:list-item>
          <text:p text:style-name="P377"><text:span text:style-name="T503">O</text:span>chran<text:span text:style-name="T503">a</text:span> cejchů před <text:span text:style-name="T503">magickou</text:span> <text:span text:style-name="T19">Regenerací</text:span>. Nepomůže dokonce ani celý cejch vyříznout a výsledek nechat zregenerovat, <text:span text:style-name="T503">tkáň opět doroste do zafixované podoby</text:span>.</text:p>
        </text:list-item>
        <text:list-item>
          <text:p text:style-name="P377">Prevence před jizvami a špatným srůstem zlomenin. Zranění osoby <text:span text:style-name="T50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377">Mučení zafixováním zranění – pacienta nebude možné vyléčit, a to dokonce ani magicky.</text:p>
        </text:list-item>
      </text:list>
      <text:p text:style-name="Example"><text:span text:style-name="T508">Mezi stíny je použití </text:span><text:span text:style-name="T46">Fixační </text:span><text:span text:style-name="T47">tinktury</text:span><text:span text:style-name="T50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477">Neutralizační agent fixační </text:span><text:span text:style-name="T482">pasty</text:span><text:span text:style-name="T550"> /* Antifixační tinktura */</text:span></text:p>
      <text:p text:style-name="Example">/<text:span text:style-name="T551">* Tohle by mělo být součástí receptu na výrobu </text:span><text:span text:style-name="T64">fixační pasty</text:span><text:span text:style-name="T551"> */</text:span></text:p>
      <text:p text:style-name="Example">Recept</text:p>
      <text:p text:style-name="Example"><text:soft-page-break/>Požadavky: <text:span text:style-name="T500">Organická lučba</text:span> 5, <text:span text:style-name="T36">Magická saturace<text:line-break/></text:span><text:span text:style-name="T169">Cena: Suroviny </text:span><text:span text:style-name="T187">25</text:span><text:span text:style-name="T169"> zl (</text:span><text:span text:style-name="T188">5</text:span><text:span text:style-name="T169">), celkem </text:span><text:span text:style-name="T187">640</text:span><text:span text:style-name="T169"> zl (</text:span><text:span text:style-name="T188">6</text:span><text:span text:style-name="T169">)</text:span><text:line-break/><text:span text:style-name="T509">Vzácnost: 8</text:span><text:line-break/>Nástroje: Laboratoř</text:p>
      <text:p text:style-name="Example">Velice vzácná a drahá substance. S její pomocí lze zrušit efekt <text:span text:style-name="T19">fixační </text:span><text:span text:style-name="T47">tinktury</text:span>, a tedy umožnit magickou obnovu tkáně do původní podoby.</text:p>
      <text:p text:style-name="P320">Ohnivý dech</text:p>
      <text:p text:style-name="Example">Recept</text:p>
      <text:p text:style-name="Example">Požadavky: <text:span text:style-name="T500">Organická lučba</text:span> 3, <text:span text:style-name="T36">Magická saturace<text:line-break/></text:span><text:span text:style-name="T169">Cena: </text:span><text:span text:style-name="T189">Podle hodnocení<text:line-break/><text:tab/>Pro stupeň 3:</text:span><text:span text:style-name="T169"> Suroviny </text:span><text:span text:style-name="T190">9</text:span><text:span text:style-name="T169"> zl (</text:span><text:span text:style-name="T190">3</text:span><text:span text:style-name="T169">), celkem </text:span><text:span text:style-name="T190">90</text:span><text:span text:style-name="T169"> zl (</text:span><text:span text:style-name="T190">4</text:span><text:span text:style-name="T16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476537544" text:style-name="L6">
        <text:list-item>
          <text:p text:style-name="P378">Útok ohnivým dechem se počítá jako lehká zbraň. Použitá dovednost je <text:span text:style-name="T19">Boj zblízka (Plivání ohně)</text:span></text:p>
        </text:list-item>
        <text:list-item>
          <text:p text:style-name="P378"><text:span text:style-name="T510">Platí pravidla pro plamenný výbuch (viz </text:span><text:span text:style-name="T479">Zranění ohněm</text:span><text:span text:style-name="T511">)</text:span></text:p>
        </text:list-item>
      </text:list>
      <text:p text:style-name="P320">Dračí dech</text:p>
      <text:p text:style-name="Example">Recept</text:p>
      <text:p text:style-name="Example">Požadavky: <text:span text:style-name="T500">Organická lučba</text:span> 5, <text:span text:style-name="T36">Magická saturace<text:line-break/></text:span><text:span text:style-name="T169">Cena: Suroviny </text:span><text:span text:style-name="T190">25</text:span><text:span text:style-name="T169"> zl (</text:span><text:span text:style-name="T190">4</text:span><text:span text:style-name="T169">), celkem </text:span><text:span text:style-name="T190">250</text:span><text:span text:style-name="T169"> zl (</text:span><text:span text:style-name="T190">5</text:span><text:span text:style-name="T169">)</text:span></text:p>
      <text:p text:style-name="Example"><text:span text:style-name="T19">Dračí dech</text:span> je silnější varianta <text:span text:style-name="T19">Ohnivého dechu</text:span>. <text:span text:style-name="T512">Na rozdíl od něj je silně pikantní (asi jako chilli papričky). Pokud jej někdo vypije bez varování, může to být dost nebezpečné, protože</text:span> <text:span text:style-name="T512">p</text:span>rudké vydechnutí vede k samovznícení <text:span text:style-name="T512">plynu, není tedy potřeba otevřený zdroj ohně</text:span>. Ve všem ostatním se chová stejně jako <text:span text:style-name="T19">Ohnivý dech</text:span>.</text:p>
      <text:p text:style-name="P320">Nerozpustná pasta</text:p>
      <text:p text:style-name="Example"><text:soft-page-break/>Recept</text:p>
      <text:p text:style-name="Example">Požadavky: <text:span text:style-name="T500">Organická lučba</text:span> 3, <text:span text:style-name="T36">Magická saturace<text:line-break/></text:span><text:span text:style-name="T169">Cena: </text:span><text:span text:style-name="T189">Podle hodnocení<text:line-break/><text:tab/>Pro stupeň 3:</text:span><text:span text:style-name="T169"> Suroviny </text:span><text:span text:style-name="T191">9</text:span><text:span text:style-name="T169"> zl (</text:span><text:span text:style-name="T191">3</text:span><text:span text:style-name="T169">), celkem </text:span><text:span text:style-name="T191">90</text:span><text:span text:style-name="T169"> zl (</text:span><text:span text:style-name="T191">4</text:span><text:span text:style-name="T169">)</text:span></text:p>
      <text:p text:style-name="Example"><text:span text:style-name="T513">Nerozpustná pasta po nanesení vytvoří tenký povlak odolný proti veškerým známým žíravinám a rozpouštědlům s výjimkou </text:span><text:span text:style-name="T48">Alkahestu</text:span><text:span text:style-name="T513">.<text:line-break/><text:tab/>Obyčejná voda je také rozpouštědlo, papír nebo oděv potřený </text:span><text:span text:style-name="T48">Nerozpustnou pastou</text:span><text:span text:style-name="T513"> je tedy dokonale hydrofobní.</text:span></text:p>
      <text:p text:style-name="Example">Herní efekt:</text:p>
      <text:list xml:id="list3798950522" text:style-name="L7">
        <text:list-item>
          <text:p text:style-name="P379"><text:span text:style-name="T514">Platí pravidla pro </text:span><text:span text:style-name="T480">Ochranu před elementy</text:span><text:span text:style-name="T514"> (pasta chrání před útokem žíravinou)</text:span></text:p>
        </text:list-item>
        <text:list-item>
          <text:p text:style-name="P379">Pastu je v zásadě možné aplikovat i na holou kůži, vede to ale k nepříjemné dráždivé reakci (asi jako ekzém) a efekt vydrží jen několik hodin</text:p>
        </text:list-item>
      </text:list>
      <text:p text:style-name="P320">Ohnivzdorná pasta</text:p>
      <text:p text:style-name="Example">Recept</text:p>
      <text:p text:style-name="Example">Požadavky: <text:span text:style-name="T500">Organická lučba</text:span> <text:span text:style-name="T515">4</text:span>, <text:span text:style-name="T36">Magická saturace<text:line-break/></text:span><text:span text:style-name="T169">Cena: </text:span><text:span text:style-name="T189">Podle hodnocení<text:line-break/><text:tab/>Pro stupeň </text:span><text:span text:style-name="T192">4</text:span><text:span text:style-name="T189">:</text:span><text:span text:style-name="T169"> Suroviny </text:span><text:span text:style-name="T193">16</text:span><text:span text:style-name="T169"> zl (</text:span><text:span text:style-name="T193">4</text:span><text:span text:style-name="T169">), celkem </text:span><text:span text:style-name="T193">160</text:span><text:span text:style-name="T169"> zl (</text:span><text:span text:style-name="T193">5</text:span><text:span text:style-name="T169">)</text:span></text:p>
      <text:p text:style-name="Example"><text:span text:style-name="T516">Jak název napovídá, </text:span><text:span text:style-name="T49">Ohnivzdorná pasta</text:span><text:span text:style-name="T516"> chrání proti ohni. Nanáší se na povrch předmětů, například na zbroj nebo šaty. Je v zásadě možné ji aplikovat i na holou kůži, vyvolává však silnou alergickou reakci, něco jako ekzém. Odstranit je ji možné pomocí </text:span><text:span text:style-name="T50">Magického rozpouštědla</text:span><text:span text:style-name="T517">, případně fyzicky odřít.</text:span></text:p>
      <text:p text:style-name="Example">Herní efekt:</text:p>
      <text:list xml:id="list873154205" text:style-name="L8">
        <text:list-item>
          <text:p text:style-name="P380"><text:span text:style-name="T518">Platí pravidla pro </text:span><text:span text:style-name="T481"><text:s/></text:span><text:span text:style-name="T480">Ochranu před elementy</text:span></text:p>
        </text:list-item>
      </text:list>
      <text:p text:style-name="P320">Mrazuvzdorná pasta</text:p>
      <text:p text:style-name="Example">Recept</text:p>
      <text:p text:style-name="Example"><text:soft-page-break/>Požadavky: <text:s/><text:span text:style-name="T500">Organická lučba</text:span> <text:span text:style-name="T515">4</text:span>, <text:span text:style-name="T36">Magická saturace<text:line-break/></text:span><text:span text:style-name="T169">Cena: </text:span><text:span text:style-name="T189">Podle hodnocení<text:line-break/><text:tab/>Pro stupeň </text:span><text:span text:style-name="T192">4</text:span><text:span text:style-name="T189">:</text:span><text:span text:style-name="T169"> Suroviny </text:span><text:span text:style-name="T193">16</text:span><text:span text:style-name="T171"> </text:span><text:span text:style-name="T169">zl (</text:span><text:span text:style-name="T193">4</text:span><text:span text:style-name="T169">), celkem </text:span><text:span text:style-name="T193">160</text:span><text:span text:style-name="T169"> zl (</text:span><text:span text:style-name="T193">5</text:span><text:span text:style-name="T169">)</text:span></text:p>
      <text:p text:style-name="Example"><text:span text:style-name="T516">Jak název napovídá, </text:span><text:span text:style-name="T49">Mrazuvzdorná pasta</text:span><text:span text:style-name="T516"> chrání proti ohni. Nanáší se na povrch předmětů, například na zbroj nebo šaty. Aplikace přímo na holou kůži má stejný efekt jako u </text:span><text:span text:style-name="T49">Ohnivzdorné pasty</text:span><text:span text:style-name="T516">.</text:span></text:p>
      <text:p text:style-name="Example">Herní efekt:</text:p>
      <text:list xml:id="list3149632403" text:style-name="L9">
        <text:list-item>
          <text:p text:style-name="P381"><text:span text:style-name="T518">Platí pravidla pro <text:s/></text:span><text:span text:style-name="T480">Ochranu před elementy</text:span></text:p>
        </text:list-item>
      </text:list>
      <text:p text:style-name="P320">Hřejivý elixír</text:p>
      <text:p text:style-name="Example">Recept</text:p>
      <text:p text:style-name="Example">Požadavky: <text:s/><text:span text:style-name="T500">Organická lučba</text:span> <text:span text:style-name="T515">2</text:span>, <text:span text:style-name="T36">Magická saturace<text:line-break/></text:span><text:span text:style-name="T169">Cena: Suroviny </text:span><text:span text:style-name="T193">4</text:span><text:span text:style-name="T171"> </text:span><text:span text:style-name="T169">zl (</text:span><text:span text:style-name="T171">3</text:span><text:span text:style-name="T169">), celkem </text:span><text:span text:style-name="T193">4</text:span><text:span text:style-name="T171">0</text:span><text:span text:style-name="T169"> zl (</text:span><text:span text:style-name="T171">4</text:span><text:span text:style-name="T169">)<text:line-break/></text:span><text:span text:style-name="T173">Trvání: Do probuzení po nejbližším vydatném spánku</text:span></text:p>
      <text:p text:style-name="Example"><text:span text:style-name="T169">P</text:span><text:span text:style-name="T194">ožití </text:span><text:span text:style-name="T51">hřejivého elixíru</text:span><text:span text:style-name="T194"> umožní příjemný a bezpečný pobyt v mrazivém prostředí. </text:span>Nestačí ale na ochranu před hlubokým mrazem <text:span text:style-name="T519">(způsobeným například kouzlem </text:span><text:span text:style-name="T52">Mráz</text:span><text:span text:style-name="T519">)</text:span>.</text:p>
      <text:p text:style-name="P320"><text:span text:style-name="T520">Chladivý</text:span> elixír</text:p>
      <text:p text:style-name="Example">Recept</text:p>
      <text:p text:style-name="Example">Požadavky: <text:s/><text:span text:style-name="T500">Organická lučba</text:span> <text:span text:style-name="T515">2</text:span>, <text:span text:style-name="T36">Magická saturace<text:line-break/></text:span><text:span text:style-name="T169">Cena: Suroviny </text:span><text:span text:style-name="T193">4</text:span><text:span text:style-name="T171"> </text:span><text:span text:style-name="T169">zl (</text:span><text:span text:style-name="T171">3</text:span><text:span text:style-name="T169">), celkem </text:span><text:span text:style-name="T193">4</text:span><text:span text:style-name="T171">0</text:span><text:span text:style-name="T169"> zl (</text:span><text:span text:style-name="T171">4</text:span><text:span text:style-name="T169">)<text:line-break/></text:span><text:span text:style-name="T173">Trvání: Do probuzení po nejbližším vydatném spánku</text:span></text:p>
      <text:p text:style-name="Example"><text:span text:style-name="T169">P</text:span><text:span text:style-name="T194">ožití </text:span><text:span text:style-name="T53">chladivého</text:span><text:span text:style-name="T51"> elixíru</text:span><text:span text:style-name="T194"> umožní příjemný a bezpečný pobyt v </text:span><text:span text:style-name="T195">horkém</text:span><text:span text:style-name="T194"> prostředí. </text:span>Nestačí ale na ochranu před <text:span text:style-name="T521">ohněm nebo žárem</text:span> <text:span text:style-name="T519">(způsobeným například kouzlem </text:span><text:span text:style-name="T53">Vzplanutí</text:span><text:span text:style-name="T519">)</text:span>.</text:p>
      <text:p text:style-name="P320">Elixír ochrany před ohněm</text:p>
      <text:p text:style-name="Example">Recept</text:p>
      <text:p text:style-name="Example"><text:soft-page-break/>Požadavky: <text:s/><text:span text:style-name="T500">Organická lučba</text:span> <text:span text:style-name="T521">3</text:span>, <text:span text:style-name="T36">Magická saturace<text:line-break/></text:span><text:span text:style-name="T169">Cena: </text:span><text:span text:style-name="T189">Podle hodnocení<text:line-break/><text:tab/>Pro stupeň 3:</text:span><text:span text:style-name="T169"> Suroviny </text:span><text:span text:style-name="T195">9</text:span><text:span text:style-name="T171"> </text:span><text:span text:style-name="T169">zl (</text:span><text:span text:style-name="T171">3</text:span><text:span text:style-name="T169">), celkem </text:span><text:span text:style-name="T195">90</text:span><text:span text:style-name="T169"> zl (</text:span><text:span text:style-name="T171">4</text:span><text:span text:style-name="T169">)<text:line-break/></text:span><text:span text:style-name="T173">Trvání: Do probuzení po nejbližším vydatném spánku</text:span></text:p>
      <text:p text:style-name="Example"><text:span text:style-name="T196">Tento elixír po požití chrání před ohněm a žárem. Š</text:span><text:span text:style-name="T173">aty a vybavení </text:span><text:span text:style-name="T196">však tuto</text:span><text:span text:style-name="T173"> odolnost nezískají.</text:span></text:p>
      <text:p text:style-name="Example">Herní efekt:</text:p>
      <text:p text:style-name="Example"><text:span text:style-name="T518">Platí pravidla pro </text:span><text:span text:style-name="T481">Ochranu proti elementům</text:span><text:span text:style-name="T518">.</text:span></text:p>
      <text:p text:style-name="P320">Elixír ochrany před <text:span text:style-name="T522">mrazem</text:span></text:p>
      <text:p text:style-name="Example">Recept</text:p>
      <text:p text:style-name="Example">Požadavky: <text:s/><text:span text:style-name="T500">Organická lučba</text:span> <text:span text:style-name="T521">3</text:span>, <text:span text:style-name="T36">Magická saturace<text:line-break/></text:span><text:span text:style-name="T169">Cena: </text:span><text:span text:style-name="T189">Podle hodnocení<text:line-break/><text:tab/>Pro stupeň 3:</text:span><text:span text:style-name="T169"> Suroviny </text:span><text:span text:style-name="T195">9</text:span><text:span text:style-name="T171"> </text:span><text:span text:style-name="T169">zl (</text:span><text:span text:style-name="T171">3</text:span><text:span text:style-name="T169">), celkem </text:span><text:span text:style-name="T195">90</text:span><text:span text:style-name="T169"> zl (</text:span><text:span text:style-name="T171">4</text:span><text:span text:style-name="T169">)<text:line-break/></text:span><text:span text:style-name="T173">Trvání: Do probuzení po nejbližším vydatném spánku</text:span></text:p>
      <text:p text:style-name="Example"><text:span text:style-name="T196">Tento elixír po požití chrání před </text:span><text:span text:style-name="T197">hlubokým mrazem, způsobeným například kouzlem </text:span><text:span text:style-name="T54">Mráz</text:span><text:span text:style-name="T197">.</text:span></text:p>
      <text:p text:style-name="Example">Herní efekt:</text:p>
      <text:p text:style-name="Example"><text:span text:style-name="T518">Platí pravidla pro </text:span><text:span text:style-name="T481">Ochranu proti elementům</text:span><text:span text:style-name="T518">.</text:span></text:p>
      <text:p text:style-name="P320">Krystalická pryskyřice</text:p>
      <text:p text:style-name="Example">Recept</text:p>
      <text:p text:style-name="Example">Požadavky: <text:s/><text:span text:style-name="T500">Organická lučba</text:span> <text:span text:style-name="T523">5</text:span>, <text:span text:style-name="T36">Magická saturace<text:line-break/></text:span><text:span text:style-name="T169">Cena: Suroviny </text:span><text:span text:style-name="T198">25</text:span><text:span text:style-name="T171"> </text:span><text:span text:style-name="T169">zl (</text:span><text:span text:style-name="T198">4</text:span><text:span text:style-name="T169">), celkem </text:span><text:span text:style-name="T198">250 </text:span><text:span text:style-name="T169">zl (</text:span><text:span text:style-name="T198">5</text:span><text:span text:style-name="T169">)</text:span></text:p>
      <text:p text:style-name="Example"><text:span text:style-name="T55">Krystalická pryskyřice</text:span><text:span text:style-name="T52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55">Udržování magie</text:span><text:span text:style-name="T524"> a krátké magické působení.</text:span></text:p>
      <text:p text:style-name="Example"><text:soft-page-break/>Příklady použití:</text:p>
      <text:list xml:id="list300467431" text:style-name="L10">
        <text:list-item>
          <text:p text:style-name="P382">výroba velice kvalitního brusného papíru</text:p>
        </text:list-item>
        <text:list-item>
          <text:p text:style-name="P382">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52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526">možná to prostě úplně zrušit</text:span></text:p>
      <text:p text:style-name="Example">*/</text:p>
      <text:list xml:id="list4201357010" text:style-name="L11">
        <text:list-item>
          <text:p text:style-name="P383">Sečné <text:span text:style-name="T527">nebo bodné</text:span> zbraně potažené diamantovým prachem mají výhodu proti ostatním zbraním</text:p>
        </text:list-item>
        <text:list-item>
          <text:p text:style-name="P383">Zbroje potažené diamantovým prachem dávají výhodu proti útočníkovi <text:span text:style-name="T528">s jinou než drtivou zbraní</text:span></text:p>
        </text:list-item>
      </text:list>
      <text:p text:style-name="P320">Magické leštidlo</text:p>
      <text:p text:style-name="Example">Recept</text:p>
      <text:p text:style-name="Example">Požadavky: <text:s/><text:span text:style-name="T500">Organická lučba</text:span> <text:span text:style-name="T529">2</text:span>, <text:span text:style-name="T36">Magická saturace<text:line-break/></text:span><text:span text:style-name="T169">Cena: Suroviny </text:span><text:span text:style-name="T199">4</text:span><text:span text:style-name="T171"> </text:span><text:span text:style-name="T169">zl (</text:span><text:span text:style-name="T199">3</text:span><text:span text:style-name="T169">), celkem </text:span><text:span text:style-name="T199">40</text:span><text:span text:style-name="T198"> </text:span><text:span text:style-name="T169">zl (</text:span><text:span text:style-name="T199">4</text:span><text:span text:style-name="T169">)</text:span></text:p>
      <text:p text:style-name="Example">Povrch ošetřený <text:span text:style-name="T19">Magickým leštidlem</text:span> je takřka dokonale kluzký.</text:p>
      <text:p text:style-name="Example">Herní efekt <text:span text:style-name="T530">(příklady)</text:span>:</text:p>
      <text:list xml:id="list1299999994" text:style-name="L12">
        <text:list-item>
          <text:p text:style-name="P384"><text:soft-page-break/><text:span text:style-name="T531">Jen ti, kdo mají schopnost </text:span><text:span text:style-name="T56">Vylepšená rovnováha,</text:span><text:span text:style-name="T529"> nebo se mohou držet něčeho pevného, dokáží na povrchu potřeném </text:span><text:span text:style-name="T57">Magickým leštidlem</text:span><text:span text:style-name="T529"> stát</text:span></text:p>
        </text:list-item>
        <text:list-item>
          <text:p text:style-name="P384">Ti, kdo bojují z „pevné země“ mají proti obráncům na kluzkém povrchu výhodu</text:p>
        </text:list-item>
      </text:list>
      <text:p text:style-name="P320">Vyprošťovák</text:p>
      <text:p text:style-name="Example">Recept</text:p>
      <text:p text:style-name="Example">Požadavky: <text:s/><text:span text:style-name="T500">Organická lučba</text:span> <text:span text:style-name="T529">2</text:span>, <text:span text:style-name="T36">Magická saturace<text:line-break/></text:span><text:span text:style-name="T169">Cena: Suroviny </text:span><text:span text:style-name="T199">4</text:span><text:span text:style-name="T171"> </text:span><text:span text:style-name="T169">zl (</text:span><text:span text:style-name="T199">3</text:span><text:span text:style-name="T169">), celkem </text:span><text:span text:style-name="T199">40</text:span><text:span text:style-name="T198"> </text:span><text:span text:style-name="T169">zl (</text:span><text:span text:style-name="T199">4</text:span><text:span text:style-name="T169">)</text:span></text:p>
      <text:p text:style-name="Example"><text:span text:style-name="T169">T</text:span><text:span text:style-name="T200">ento extrémně hořký černý nápoj zcela potlačí kocovinu. </text:span><text:span text:style-name="T201">Výrazně</text:span><text:span text:style-name="T200"> také </text:span><text:span text:style-name="T201">potlačuje</text:span><text:span text:style-name="T200"> abstinenční příznaky drogové závislosti.<text:line-break/><text:tab/></text:span><text:span text:style-name="T202">Ten, kdo ho vypije, pak ale celý den nemůže nic jíst </text:span><text:span text:style-name="T203">a nemůže pít alkohol</text:span><text:span text:style-name="T202">, protože to okamžitě zvrátí.</text:span></text:p>
      <text:p text:style-name="P320">Cibulový extrakt</text:p>
      <text:p text:style-name="Example">/<text:span text:style-name="T718">* slzná tinktura */</text:span></text:p>
      <text:p text:style-name="Example">Recept</text:p>
      <text:p text:style-name="Example">Požadavky: <text:s/><text:span text:style-name="T500">Organická lučba</text:span> <text:span text:style-name="T532">3</text:span>, <text:span text:style-name="T36">Magická saturace<text:line-break/></text:span><text:span text:style-name="T169">Cena: </text:span><text:span text:style-name="T189">Podle hodnocení<text:line-break/><text:tab/>Pro stupeň 3:</text:span><text:span text:style-name="T169"> Suroviny </text:span><text:span text:style-name="T201">9</text:span><text:span text:style-name="T171"> </text:span><text:span text:style-name="T169">zl (</text:span><text:span text:style-name="T199">3</text:span><text:span text:style-name="T169">), celkem </text:span><text:span text:style-name="T201">90</text:span><text:span text:style-name="T198"> </text:span><text:span text:style-name="T169">zl (</text:span><text:span text:style-name="T199">4</text:span><text:span text:style-name="T169">)</text:span></text:p>
      <text:p text:style-name="Example"><text:span text:style-name="T58">C</text:span><text:span text:style-name="T19">ibulový extrakt</text:span><text:span text:style-name="T153">, jak název napovídá, způsobuje intenzivní slzení a podráždění pokožky. </text:span><text:span text:style-name="T204">Zadržení dechu nepomůže, extrakt se velmi dobře vstřebává kůží.<text:line-break/><text:tab/></text:span><text:span text:style-name="T205">Obvykle se vyrábí do lahvičky obsahující trochu třaskaviny – při nárazu třaskavina exploduje a exktrakt se rozstříkne po okolí.</text:span></text:p>
      <text:p text:style-name="Example">Herní efekt:</text:p>
      <text:list xml:id="list157162405" text:style-name="L13">
        <text:list-item>
          <text:p text:style-name="P385"><text:span text:style-name="T184">Ú</text:span><text:span text:style-name="T167">tok </text:span><text:span text:style-name="T206">lahvičkou s </text:span><text:span text:style-name="T59">Cibulovým extraktem</text:span><text:span text:style-name="T167"> se vyhodnocuje jako </text:span><text:span text:style-name="T183">hod</text:span><text:span text:style-name="T167"> granátem </text:span><text:span text:style-name="T180">s </text:span><text:span text:style-name="T184">kapalnou</text:span><text:span text:style-name="T180"> náplní</text:span><text:span text:style-name="T167">.</text:span><text:span text:style-name="T533"> Zásah způsobuje krátkodobý postih -1 za každé 2 body přesahu</text:span></text:p>
        </text:list-item>
        <text:list-item>
          <text:p text:style-name="P385"><text:soft-page-break/>Pokud je <text:span text:style-name="T19">Cibulovým extraktem</text:span> zamořena uzavřená místnost <text:span text:style-name="T534">a někdo do ní vstoupí, tak se hází Hodnocení + 1k6 proti 0 + 1k6. Účinek je opět krátkodobý postih -1 za každé 2 body přesahu</text:span></text:p>
        </text:list-item>
      </text:list>
      <text:p text:style-name="P320">Kýchací prášek</text:p>
      <text:p text:style-name="Example">Recept</text:p>
      <text:p text:style-name="Example">Požadavky: <text:s/><text:span text:style-name="T500">Organická lučba</text:span> <text:span text:style-name="T535">1</text:span>, <text:span text:style-name="T36">Magická saturace<text:line-break/></text:span><text:span text:style-name="T169">Cena: </text:span><text:span text:style-name="T189">Podle hodnocení<text:line-break/><text:tab/>Pro stupeň </text:span><text:span text:style-name="T206">1</text:span><text:span text:style-name="T189">:</text:span><text:span text:style-name="T169"> Suroviny </text:span><text:span text:style-name="T207">2</text:span><text:span text:style-name="T171"> </text:span><text:span text:style-name="T169">zl (</text:span><text:span text:style-name="T199">3</text:span><text:span text:style-name="T169">), celkem </text:span><text:span text:style-name="T207">20</text:span><text:span text:style-name="T198"> </text:span><text:span text:style-name="T169">zl (</text:span><text:span text:style-name="T199">4</text:span><text:span text:style-name="T169">)</text:span></text:p>
      <text:p text:style-name="Example"><text:span text:style-name="T536">Kýchací prášek, z</text:span>námý také jako „Pepřák“, <text:span text:style-name="T536">se kupodivu nevyrábí z pepře, ale ze zcela nesouvisejících surovin. Co do účinků se ale pepři velmi podobá, odtud tedy zřejmě pochází jeho lidový název.<text:line-break/><text:tab/>Jedna dávka </text:span><text:span text:style-name="T60">Kýchacího prášku</text:span><text:span text:style-name="T536"> vystačí zhruba na 10 použití.</text:span></text:p>
      <text:p text:style-name="Example">Herní efekt:</text:p>
      <text:list xml:id="list150446393177092" text:continue-numbering="true" text:style-name="L13">
        <text:list-item>
          <text:p text:style-name="P385">Kromě toho, že dráždí ke kašli, <text:span text:style-name="T19">Kýchací prášek</text:span> zcela překrývá všechny ostatní pachy, a to i ve velmi malém množství. <text:span text:style-name="T537">Nepomůže proti němu dokonce ani </text:span><text:span text:style-name="T61">Vylepšený čich</text:span></text:p>
        </text:list-item>
        <text:list-item>
          <text:p text:style-name="P385">Kýchacím práškem dost dobře nelze útočit, pokud je ale rozprášen po místnosti a někdo do ní vstoupí bez zadrženého dechu, účinek je stejný jako by šlo o <text:span text:style-name="T19">Cibulový extrakt</text:span></text:p>
        </text:list-item>
      </text:list>
      <text:p text:style-name="P320">Brčálový extrakt</text:p>
      <text:p text:style-name="Example">Recept</text:p>
      <text:p text:style-name="Example">Požadavky: <text:s/><text:span text:style-name="T500">Organická lučba</text:span> <text:span text:style-name="T535">1</text:span>, <text:span text:style-name="T36">Magická saturace<text:line-break/></text:span><text:span text:style-name="T169">Cena: Suroviny </text:span><text:span text:style-name="T207">2</text:span><text:span text:style-name="T171"> </text:span><text:span text:style-name="T169">zl (</text:span><text:span text:style-name="T199">3</text:span><text:span text:style-name="T169">), celkem </text:span><text:span text:style-name="T207">20</text:span><text:span text:style-name="T198"> </text:span><text:span text:style-name="T169">zl (</text:span><text:span text:style-name="T199">4</text:span><text:span text:style-name="T169">)</text:span></text:p>
      <text:p text:style-name="Example">Brčálový extrakt je brčálově zelená, hustá kapalina, překvapivě ale bez chuti a zápachu. Po pozření vyvolá okamžité a dlouhotrvající zvracení. <text:span text:style-name="T53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107037326" text:style-name="L14">
        <text:list-item>
          <text:p text:style-name="P386"><text:span text:style-name="T539">Platí standardní pravidla poskytování první pomoci při otravě, </text:span><text:span text:style-name="T62">Brčálový extrakt</text:span><text:span text:style-name="T539"> tento proces pouze výrazně urychlí</text:span></text:p>
        </text:list-item>
      </text:list>
      <text:p text:style-name="P320">Pavoučí vlákno</text:p>
      <text:p text:style-name="Example">Recept</text:p>
      <text:p text:style-name="Example">Požadavky: <text:s/><text:span text:style-name="T500">Organická lučba</text:span> <text:span text:style-name="T540">3</text:span>, <text:span text:style-name="T36">Magická saturace<text:line-break/></text:span><text:span text:style-name="T169">Cena: Suroviny </text:span><text:span text:style-name="T208">9</text:span><text:span text:style-name="T171"> </text:span><text:span text:style-name="T169">zl (</text:span><text:span text:style-name="T199">3</text:span><text:span text:style-name="T169">), celkem </text:span><text:span text:style-name="T208">90</text:span><text:span text:style-name="T198"> </text:span><text:span text:style-name="T169">zl (</text:span><text:span text:style-name="T199">4</text:span><text:span text:style-name="T169">)</text:span></text:p>
      <text:p text:style-name="Example"><text:span text:style-name="T19">Pavoučí vlákno</text:span> <text:span text:style-name="T541">se uchovává v podobě husté kapaliny v </text:span>mal<text:span text:style-name="T541">é</text:span> lahvič<text:span text:style-name="T541">ce</text:span>, ze které lze po otevření vytáhnout až 100 metrů jako niť tenkého, ale neuvěřitelně pevného vlákna – nosnost je zhruba jedna tuna. Je možné vyrobit i větší dávku, potom se příslušně <text:span text:style-name="T542">z</text:span>násobí d<text:span text:style-name="T543">é</text:span>lka i cena.<text:line-break/><text:tab/>Vlákno je možné zcela rozpustit pomocí <text:span text:style-name="T19">Magického rozpouštědla</text:span>. Kápnutí na libovolné místo způsobí, že celé vlákno <text:span text:style-name="T544">v několika vteřinách</text:span> beze stopy zmizí.</text:p>
      <text:p text:style-name="Example">Příklady použití:</text:p>
      <text:list xml:id="list2256688485" text:style-name="L15">
        <text:list-item>
          <text:p text:style-name="P387">Pavoučí vlákno je oblíbené zejména mezi vrahy, kteří jej často používají spolu s kotvičkou střílenou z minikuše</text:p>
        </text:list-item>
      </text:list>
      <text:p text:style-name="P320">Instantní lepidlo</text:p>
      <text:p text:style-name="Example">Recept</text:p>
      <text:p text:style-name="Example"><text:span text:style-name="T545">Požadavky: <text:s/>Organická lučba 4, </text:span><text:span text:style-name="T36">Magická saturace<text:line-break/></text:span><text:span text:style-name="T169">Cena: Suroviny </text:span><text:span text:style-name="T209">16</text:span><text:span text:style-name="T171"> </text:span><text:span text:style-name="T169">zl (</text:span><text:span text:style-name="T209">4</text:span><text:span text:style-name="T169">), celkem </text:span><text:span text:style-name="T209">160</text:span><text:span text:style-name="T198"> </text:span><text:span text:style-name="T169">zl (</text:span><text:span text:style-name="T209">5</text:span><text:span text:style-name="T16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Magickým rozpouštědlem.</text:span> <text:span text:style-name="T546">Stačí jej kápnout na libovolnou část spoje a účinkuje tak dobře</text:span>, že pak <text:span text:style-name="T547">vůbec</text:span> nebude poznat, že byly předměty slepené.</text:p>
      <text:p text:style-name="Example">Příklady použití:</text:p>
      <text:list xml:id="list2760976308" text:style-name="L16">
        <text:list-item>
          <text:p text:style-name="P388"><text:soft-page-break/><text:span text:style-name="T63">Instantní lepidlo</text:span><text:span text:style-name="T548"> se často používá místo pout. Spoj není možné roztrhnout bez toho, že by si dotyčný odříznul část kůže a někoho „spoutat“ je velice rychlé. „Rozvázat“ pouta je možné pouze </text:span><text:span text:style-name="T63">Magickým rozpouštědlem</text:span><text:span text:style-name="T548">.</text:span></text:p>
        </text:list-item>
      </text:list>
      <text:p text:style-name="P320">Savá hmota</text:p>
      <text:p text:style-name="Example">Recept</text:p>
      <text:p text:style-name="Example"><text:span text:style-name="T545">Požadavky: <text:s/>Organická lučba 1, </text:span><text:span text:style-name="T36">Magická saturace<text:line-break/></text:span><text:span text:style-name="T169">Cena: Suroviny </text:span><text:span text:style-name="T210">2</text:span><text:span text:style-name="T171"> </text:span><text:span text:style-name="T169">zl (</text:span><text:span text:style-name="T210">3</text:span><text:span text:style-name="T169">), celkem </text:span><text:span text:style-name="T210">20</text:span><text:span text:style-name="T198"> </text:span><text:span text:style-name="T169">zl (</text:span><text:span text:style-name="T210">4</text:span><text:span text:style-name="T169">)</text:span></text:p>
      <text:p text:style-name="Example"><text:span text:style-name="T19">Savá hmota</text:span> připomíná měkkou, porézní houbu a přesně tak i funguje.</text:p>
      <text:p text:style-name="Example">Příklady použití:</text:p>
      <text:list xml:id="list708856008" text:style-name="L17">
        <text:list-item>
          <text:p text:style-name="P389">Přiložení na čerstvou ránu způsobenou otráven<text:span text:style-name="T549">ým předmětem</text:span> <text:span text:style-name="T549">vysaje</text:span> část jedu a sníží tak jeho účinnost. Podobně funguje i u kontaktních jedů, pokud se hmotou otře zasažená pokožka</text:p>
        </text:list-item>
        <text:list-item>
          <text:p text:style-name="P389">Lze v ní „přenášet“ vodu nebo jakoukoliv jinou kapalinu</text:p>
        </text:list-item>
      </text:list>
      <text:p text:style-name="Example"><text:span text:style-name="T549">Herní efekt</text:span>:</text:p>
      <text:list xml:id="list2350044693" text:style-name="L18">
        <text:list-item>
          <text:p text:style-name="P390">„Vysátí“ otrávené rány nebo pokožky v době latence jedu sníží sílu jedu o 2.</text:p>
        </text:list-item>
      </text:list>
      <text:p text:style-name="P320">Měsíční čaj</text:p>
      <text:p text:style-name="Example">Recept</text:p>
      <text:p text:style-name="Example"><text:span text:style-name="T545">Požadavky: Organická lučba 3 nebo Bylinková magie 3, </text:span><text:span text:style-name="T36">Magická saturace<text:line-break/></text:span><text:span text:style-name="T169">Cena: Suroviny </text:span><text:span text:style-name="T211">9</text:span><text:span text:style-name="T171"> </text:span><text:span text:style-name="T169">zl (</text:span><text:span text:style-name="T210">3</text:span><text:span text:style-name="T169">), celkem </text:span><text:span text:style-name="T211">9</text:span><text:span text:style-name="T210">0</text:span><text:span text:style-name="T198"> </text:span><text:span text:style-name="T169">zl (</text:span><text:span text:style-name="T210">4</text:span><text:span text:style-name="T169">)</text:span></text:p>
      <text:p text:style-name="Example"><text:span text:style-name="T1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20">Léčivý lektvar</text:p>
      <text:p text:style-name="Example"><text:soft-page-break/>Recept</text:p>
      <text:p text:style-name="Example"><text:span text:style-name="T545">Požadavky: <text:s/>Lektvary a tinktury 1, </text:span><text:span text:style-name="T36">Magická saturace<text:line-break/></text:span><text:span text:style-name="T169">Cena: </text:span><text:span text:style-name="T189">Podle hodnocení<text:line-break/><text:tab/>Pro stupeň </text:span><text:span text:style-name="T206">1</text:span><text:span text:style-name="T189">:</text:span><text:span text:style-name="T169"> Suroviny </text:span><text:span text:style-name="T212">2</text:span><text:span text:style-name="T171"> </text:span><text:span text:style-name="T169">zl (</text:span><text:span text:style-name="T210">3</text:span><text:span text:style-name="T169">), celkem </text:span><text:span text:style-name="T211">20</text:span><text:span text:style-name="T198"> </text:span><text:span text:style-name="T169">zl (</text:span><text:span text:style-name="T210">4</text:span><text:span text:style-name="T169">)</text:span></text:p>
      <text:p text:style-name="Example">Platí pravidla pro magická léčiva.</text:p>
      <text:p text:style-name="P320">Stabilizační tinktura</text:p>
      <text:p text:style-name="Example">Recept</text:p>
      <text:p text:style-name="Example"><text:span text:style-name="T545">Požadavky: <text:s/>Lektvary a tinktury 3, </text:span><text:span text:style-name="T36">Magická saturace<text:line-break/></text:span><text:span text:style-name="T169">Cena: </text:span><text:span text:style-name="T189">Podle hodnocení<text:line-break/><text:tab/>Pro stupeň </text:span><text:span text:style-name="T213">3</text:span><text:span text:style-name="T189">:</text:span><text:span text:style-name="T169"> Suroviny </text:span><text:span text:style-name="T214">9</text:span><text:span text:style-name="T171"> </text:span><text:span text:style-name="T169">zl (</text:span><text:span text:style-name="T210">3</text:span><text:span text:style-name="T169">), celkem </text:span><text:span text:style-name="T214">90</text:span><text:span text:style-name="T198"> </text:span><text:span text:style-name="T169">zl (</text:span><text:span text:style-name="T210">4</text:span><text:span text:style-name="T16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552">vypít</text:span>, což může být v kritickém stavu problematické. Proto se obvykle používá spolu s <text:span text:style-name="T19">Resorbční pastou</text:span>, nejčastěji v podobě stabilizační náplasti (náplast stačí pacientovi přilepit na čelo nebo třeba na hřbet ruky).</text:p>
      <text:p text:style-name="Example">Herní efekt:</text:p>
      <text:list xml:id="list4209215279" text:style-name="L19">
        <text:list-item>
          <text:p text:style-name="P391">Prodlouží dobu, po které je pacientovi stále možné účinně poskytnout první pomoc z několika minut na několik desítek minut</text:p>
        </text:list-item>
      </text:list>
      <text:p text:style-name="Example">Podání zdravému pacientovi způsobí letargii a pocit slabosti:</text:p>
      <text:list xml:id="list3608500925" text:style-name="L20">
        <text:list-item>
          <text:p text:style-name="P392">Hází se hodnocení + 1k6 proti 0 + 1k6, Každé 2 body přesahu znamenají postih -1 po dobu několika desítek minut</text:p>
        </text:list-item>
      </text:list>
      <text:p text:style-name="P320">Elixír šílenství</text:p>
      <text:p text:style-name="Example">Recept</text:p>
      <text:p text:style-name="Example"><text:soft-page-break/><text:span text:style-name="T545">Požadavky: <text:s/>Lektvary a tinktury 5, </text:span><text:span text:style-name="T36">Magická saturace<text:line-break/></text:span><text:span text:style-name="T169">Cena: Suroviny </text:span><text:span text:style-name="T215">25</text:span><text:span text:style-name="T171"> </text:span><text:span text:style-name="T169">zl (</text:span><text:span text:style-name="T215">4</text:span><text:span text:style-name="T169">), celkem </text:span><text:span text:style-name="T216">490</text:span><text:span text:style-name="T198"> </text:span><text:span text:style-name="T169">zl (</text:span><text:span text:style-name="T215">5</text:span><text:span text:style-name="T169">)<text:line-break/></text:span><text:span text:style-name="T217">Vzácnost: </text:span><text:span text:style-name="T216">7</text:span></text:p>
      <text:p text:style-name="Example"><text:span text:style-name="T217">T</text:span><text:span text:style-name="T153">ento poměrně </text:span><text:span text:style-name="T216">vzácný</text:span><text:span text:style-name="T153"> recept umožňuje vyrobit elixír, který toho, kdo jej po</text:span><text:span text:style-name="T218">zře</text:span><text:span text:style-name="T153">, zbaví příčetnosti. </text:span><text:span text:style-name="T219">Obvykle</text:span><text:span text:style-name="T153"> se používá v několika malých dávkách </text:span><text:span text:style-name="T220">podávaných s velkým časovým odstupem</text:span><text:span text:style-name="T153">, </text:span><text:span text:style-name="T221">což</text:span><text:span text:style-name="T153"> navozuje dojem </text:span><text:span text:style-name="T222">postupného</text:span><text:span text:style-name="T153"> </text:span><text:span text:style-name="T213">ná</text:span><text:span text:style-name="T153">běhu duševní choroby. </text:span><text:span text:style-name="T219">K jeho použití se často uchylují nedočkaví dědicové majetku či titulů.<text:line-break/><text:tab/></text:span><text:span text:style-name="T223">Působení </text:span><text:span text:style-name="T65">Elixíru šílenství</text:span><text:span text:style-name="T223"> na pacienta není možné nijak zjistit ani prokázat, po </text:span><text:span text:style-name="T224">vypití</text:span><text:span text:style-name="T223"> dokonce zmizí i slabá magická aura. Je ale samozřejmě možné najít lahvičku s elixírem před tím, než je zcela vypotřebována.</text:span></text:p>
      <text:p text:style-name="P320"><text:span text:style-name="T553">Lektvar</text:span> <text:span text:style-name="T553">příčetnosti</text:span></text:p>
      <text:p text:style-name="Example">Recept</text:p>
      <text:p text:style-name="Example"><text:span text:style-name="T545">Požadavky: <text:s/>Lektvary a tinktury 5, </text:span><text:span text:style-name="T36">Magická saturace<text:line-break/></text:span><text:span text:style-name="T169">Cena: Suroviny </text:span><text:span text:style-name="T215">25</text:span><text:span text:style-name="T171"> </text:span><text:span text:style-name="T169">zl (</text:span><text:span text:style-name="T215">4</text:span><text:span text:style-name="T169">), celkem </text:span><text:span text:style-name="T216">640</text:span><text:span text:style-name="T198"> </text:span><text:span text:style-name="T169">zl (</text:span><text:span text:style-name="T215">5</text:span><text:span text:style-name="T169">)<text:line-break/></text:span><text:span text:style-name="T217">Vzácnost: </text:span><text:span text:style-name="T216">8</text:span></text:p>
      <text:p text:style-name="Example">Tento velmi vzácný lektvar dokáže zcela zvrátit účinek <text:span text:style-name="T19">Elixíru šílenství</text:span><text:span text:style-name="T153">, případně libovolnou jinou magicky způsobenou ztrátu příčetnosti. </text:span><text:span text:style-name="T225">V případě </text:span><text:span text:style-name="T226">přirozen</text:span><text:span text:style-name="T225">ých duševních chorob trochu zmírní průběh, ale zcela je vyléčit nedokáže.</text:span></text:p>
      <text:p text:style-name="P320">Nápoj vášně</text:p>
      <text:p text:style-name="Example">Recept</text:p>
      <text:p text:style-name="Example"><text:span text:style-name="T227">Požadavky: <text:s/>Lektvary a tinktury </text:span><text:span text:style-name="T225">4</text:span><text:span text:style-name="T227">, </text:span><text:span text:style-name="T36">Magická saturace<text:line-break/></text:span><text:span text:style-name="T169">Cena: Suroviny </text:span><text:span text:style-name="T225">16</text:span><text:span text:style-name="T171"> </text:span><text:span text:style-name="T169">zl (</text:span><text:span text:style-name="T225">4</text:span><text:span text:style-name="T169">), celkem </text:span><text:span text:style-name="T225">160</text:span><text:span text:style-name="T198"> </text:span><text:span text:style-name="T169">zl (</text:span><text:span text:style-name="T225">5</text:span><text:span text:style-name="T169">)<text:line-break/></text:span><text:span text:style-name="T173">Trvání: Do probuzení po nejbližším vydatném spánku</text:span></text:p>
      <text:p text:style-name="Example">Hlavní ingrediencí při výrobě <text:span text:style-name="T19">Nápoje vášně</text:span> je kořen mandragory. Výsledkem je extrémně silné afrodiziakum, které v plné dávce kromě probuzení neodolatelné sexuální touhy zbaví toho, kdo jej vypije, všech zábran.<text:line-break/><text:tab/><text:span text:style-name="T554">Ke zjištění, že je dotyčný pod vlivem afrodiziaka a za své nemístné chování tedy nemůže, stačí základní znalosti Léčitelství.</text:span></text:p>
      <text:p text:style-name="P320">Lektvar nočního vidění</text:p>
      <text:p text:style-name="Example"><text:soft-page-break/>Recept</text:p>
      <text:p text:style-name="Example"><text:span text:style-name="T227">Požadavky: <text:s/>Lektvary a tinktury </text:span><text:span text:style-name="T225">4</text:span><text:span text:style-name="T227">, </text:span><text:span text:style-name="T36">Magická saturace<text:line-break/></text:span><text:span text:style-name="T169">Cena: Suroviny </text:span><text:span text:style-name="T225">16</text:span><text:span text:style-name="T171"> </text:span><text:span text:style-name="T169">zl (</text:span><text:span text:style-name="T225">4</text:span><text:span text:style-name="T169">), celkem </text:span><text:span text:style-name="T225">160</text:span><text:span text:style-name="T198"> </text:span><text:span text:style-name="T169">zl (</text:span><text:span text:style-name="T225">5</text:span><text:span text:style-name="T169">)<text:line-break/></text:span><text:span text:style-name="T173">Trvání: Do probuzení po nejbližším vydatném spánku</text:span></text:p>
      <text:p text:style-name="Example">Lektvar nočního vidění po dobu působení způsobu zvýšenou citlivost na světlo.</text:p>
      <text:p text:style-name="Example">Herní efekt:</text:p>
      <text:list xml:id="list4194637184" text:style-name="L21">
        <text:list-item>
          <text:p text:style-name="P393">V částečné tmě či šeru dává <text:span text:style-name="T147">Lektvar nočního vidění</text:span> výhodu proti protivníkům, kteří žádnou formu vidění v šeru nemají</text:p>
        </text:list-item>
        <text:list-item>
          <text:p text:style-name="P393">V silném světle (jasný nebo zamračený den) dává naopak nevýhodu</text:p>
        </text:list-item>
      </text:list>
      <text:p text:style-name="P320">Lektvar ostrých smyslů</text:p>
      <text:p text:style-name="Example">Recept</text:p>
      <text:p text:style-name="Example"><text:span text:style-name="T227">Požadavky: <text:s/>Lektvary a tinktury </text:span><text:span text:style-name="T228">3</text:span><text:span text:style-name="T227">, </text:span><text:span text:style-name="T36">Magická saturace<text:line-break/></text:span><text:span text:style-name="T169">Cena: Suroviny </text:span><text:span text:style-name="T228">9</text:span><text:span text:style-name="T171"> </text:span><text:span text:style-name="T169">zl (</text:span><text:span text:style-name="T228">3</text:span><text:span text:style-name="T169">), celkem </text:span><text:span text:style-name="T228">90</text:span><text:span text:style-name="T198"> </text:span><text:span text:style-name="T169">zl (</text:span><text:span text:style-name="T228">4</text:span><text:span text:style-name="T169">)<text:line-break/></text:span><text:span text:style-name="T173">Trvání: Do probuzení po nejbližším vydatném spánku</text:span></text:p>
      <text:p text:style-name="Example"><text:span text:style-name="T66">L</text:span><text:span text:style-name="T19">ektvar ostrých smyslů</text:span><text:span text:style-name="T153"> zbystří všechny smysly. Není to však zcela přirozený proces, takže to s sebou přináší různé potíže.</text:span></text:p>
      <text:p text:style-name="Example">Herní efekt:</text:p>
      <text:list xml:id="list4231373386" text:style-name="L22">
        <text:list-item>
          <text:p text:style-name="P394">Slyšíš velmi tiché zvuky (<text:span text:style-name="T555">výhoda při testech</text:span> naslouchání), ale zvuky hlasitější než šepot tě částečně ochromí a zcela ohluší</text:p>
          <text:list>
            <text:list-item>
              <text:p text:style-name="P394"><text:span text:style-name="T555">Nevýhoda při všech</text:span> test<text:span text:style-name="T555">ech</text:span> rysu, dokud zvuk zní a samozřejmě po tu dobu nic neslyšíš</text:p>
            </text:list-item>
          </text:list>
        </text:list-item>
        <text:list-item>
          <text:p text:style-name="P394">Vidíš detaily na velkou dálku, zato ale nedokážeš vnímat blízké věci</text:p>
          <text:list>
            <text:list-item>
              <text:p text:style-name="P394"><text:span text:style-name="T555">Výhoda při interakcích na velkou vzdálenost, například při střelbě, nevýhoda</text:span> při všech interakcích na krátkou vzdálenost, například při boji na blízko</text:p>
            </text:list-item>
          </text:list>
        </text:list-item>
        <text:list-item>
          <text:p text:style-name="P394"><text:soft-page-break/>Máš velmi citlivý hmat, dokážeš rozeznat jemné detaily povrchů a cítíš i slabý vánek na tváři, zato ale silněji vnímáš bolest</text:p>
          <text:list>
            <text:list-item>
              <text:p text:style-name="P394"><text:span text:style-name="T555">Výhoda při testech, kde hraje velkou roli hmat,</text:span> postih za zranění si počítáš o 1 vyšší <text:span text:style-name="T555">a</text:span> ztráta byť jen jediného bodu kondice pro tebe znamená postih -1</text:p>
            </text:list-item>
          </text:list>
        </text:list-item>
        <text:list-item>
          <text:p text:style-name="P394">Čich máš citlivý zhruba jako pes, pokud je však ve vzduchu nějaký pach, které cítí i člověk, jsi částečně omámen</text:p>
          <text:list>
            <text:list-item>
              <text:p text:style-name="P394">Výhoda při testech, kde hraje velkou roli čich, nevýhoda ke všem testům rysu, když je v okolí silný pach</text:p>
            </text:list-item>
          </text:list>
        </text:list-item>
        <text:list-item>
          <text:p text:style-name="P394">Všechny chutě vnímáš mnohem silněji. Opravdu dobré pokrmy ti způsobí takový požitek, že se budeš jen s obtížemi kontrolovat. Pikantní jídla ti způsobí pocit, jako kdyby ti v ústech hořelo</text:p>
        </text:list-item>
      </text:list>
      <text:p text:style-name="P320">Opiový extrakt</text:p>
      <text:p text:style-name="Example">Recept</text:p>
      <text:p text:style-name="Example"><text:span text:style-name="T545">Požadavky: <text:s/>Toxikologie 4, </text:span><text:span text:style-name="T36">Magická saturace<text:line-break/></text:span><text:span text:style-name="T169">Cena: Suroviny </text:span><text:span text:style-name="T229">16</text:span><text:span text:style-name="T171"> </text:span><text:span text:style-name="T169">zl (</text:span><text:span text:style-name="T230">4</text:span><text:span text:style-name="T169">), celkem </text:span><text:span text:style-name="T229">160</text:span><text:span text:style-name="T230"> </text:span><text:span text:style-name="T169">zl (</text:span><text:span text:style-name="T230">5</text:span><text:span text:style-name="T169">)<text:line-break/></text:span><text:span text:style-name="T23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692977085" text:style-name="L23">
        <text:list-item>
          <text:p text:style-name="P395">Po dobu působení extraktu (1k6 hodin) zcela ignoruješ postihy za zranění (ale pouze pokud jsou způsobeny fyzickým zraněním, neignoruješ tedy postihy za působení <text:span text:style-name="T19">Uspávací tinktury</text:span> a podobně)</text:p>
        </text:list-item>
        <text:list-item>
          <text:p text:style-name="P395">Při skončení působení s<text:span text:style-name="T557">i</text:span> h<text:span text:style-name="T557">oď</text:span> 6 + 1k6 proti 0 + 1k6. Přesah je roven počtu „bodů malátnosti“, za které si počítáš postihy, jako by šlo o normální zranění</text:p>
          <text:list>
            <text:list-item>
              <text:p text:style-name="P395">Malátnost zmizí až po důkladném spánku</text:p>
            </text:list-item>
          </text:list>
        </text:list-item>
        <text:list-item>
          <text:p text:style-name="P395"><text:soft-page-break/><text:span text:style-name="T19">Brčálový extrakt</text:span> <text:span text:style-name="T558">částečně pomáhá – hoď si hodnocení extraktu + 1k6 proti 0 + 1k6 a sniž počet bodů malátnosti o Přesah. </text:span><text:s/>Účinkuje pouze jednou <text:span text:style-name="T558">za den</text:span>.</text:p>
        </text:list-item>
      </text:list>
      <text:p text:style-name="P320">Sérum pravdy</text:p>
      <text:p text:style-name="Example">Recept</text:p>
      <text:p text:style-name="Example"><text:span text:style-name="T545">Požadavky: <text:s/>Toxikologie 5, </text:span><text:span text:style-name="T36">Magická saturace<text:line-break/></text:span><text:span text:style-name="T169">Cena: Suroviny </text:span><text:span text:style-name="T230">25</text:span><text:span text:style-name="T171"> </text:span><text:span text:style-name="T169">zl (</text:span><text:span text:style-name="T230">4</text:span><text:span text:style-name="T169">), celkem </text:span><text:span text:style-name="T230">250 </text:span><text:span text:style-name="T169">zl (</text:span><text:span text:style-name="T230">5</text:span><text:span text:style-name="T169">)<text:line-break/></text:span><text:span text:style-name="T231">Doba působení: 1k6 hodin</text:span></text:p>
      <text:p text:style-name="Example"><text:span text:style-name="T559">Základní surovinou pro výrobu </text:span><text:span text:style-name="T67">Séra pravdy</text:span><text:span text:style-name="T559"> je Rulík zlomocný. Sérum působí několik hodin.</text:span></text:p>
      <text:p text:style-name="Example">Herní efekt:</text:p>
      <text:list xml:id="list1158960215" text:style-name="L24">
        <text:list-item>
          <text:p text:style-name="P396">Příjemce Séra pravdy není schopný lhát a je také mnohem „upovídanější“ než obvykle. Může stále mlčet o věcech, které považuje za tajemství, ale už to, že o nich odmítne hovořit, obvykle něčemu napoví. <text:span text:style-name="T560">A když už něco řekne, tak se lze spolehnout na to, že to on sám považuje za pravdu (což ovšem ještě nemusí znamenat, že se nemýlí)</text:span></text:p>
        </text:list-item>
        <text:list-item>
          <text:p text:style-name="P396">Sérum pravdy herně funguje podobně jako mučení – způsobí, že vyslýchaný začne mluvit <text:span text:style-name="T560">(s výjimkou věcí, které považuje za tajemství)</text:span>. Co se od něj dozvíš určí střet tvého Jednání (Vyslýchání) proti jeho Jednání (Lhaní)</text:p>
        </text:list-item>
      </text:list>
      <text:p text:style-name="P320">Uspávací tinktura</text:p>
      <text:p text:style-name="Example">Recept</text:p>
      <text:p text:style-name="Example"><text:span text:style-name="T545">Požadavky: <text:s/>Toxikologie 3, </text:span><text:span text:style-name="T36">Magická saturace<text:line-break/></text:span><text:span text:style-name="T169">Cena: Suroviny </text:span><text:span text:style-name="T232">9</text:span><text:span text:style-name="T171"> </text:span><text:span text:style-name="T169">zl (</text:span><text:span text:style-name="T232">3</text:span><text:span text:style-name="T169">), celkem </text:span><text:span text:style-name="T232">90</text:span><text:span text:style-name="T230"> </text:span><text:span text:style-name="T169">zl (</text:span><text:span text:style-name="T232">4</text:span><text:span text:style-name="T16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561">Cíl bude spát až do nejbližšího rána (respektive do doby, kdy běžně vstává).</text:span></text:p>
      <text:p text:style-name="Example"><text:soft-page-break/>Herní efekt:</text:p>
      <text:list xml:id="list1879738340" text:style-name="L25">
        <text:list-item>
          <text:p text:style-name="P397">Po vypití působí jako jed <text:span text:style-name="T562">s latencí 1 minuta, dobou působení 1 minuta a silou 6</text:span>. <text:span text:style-name="T563">K uspání stačí cíl vyřadit</text:span></text:p>
        </text:list-item>
        <text:list-item>
          <text:p text:style-name="P397">Přiložení k ústům se vyhodnocuje jako útok <text:span text:style-name="T564">beze zbraně</text:span>. <text:span text:style-name="T563">Je třeba získat standardní šestkový přesah pro vyřazení protivníka (je možné využít získání převahy). Vyřazení znamená, že cíl udržíš dost dlouho na to, aby mohla </text:span><text:span text:style-name="T68">Uspávací tinktura</text:span><text:span text:style-name="T563"> působit</text:span></text:p>
        </text:list-item>
        <text:list-item>
          <text:p text:style-name="P397"><text:span text:style-name="T556">Probuzená oběť si </text:span>bude si počítat postihy za „zranění“ <text:span text:style-name="T556">způsobené tinkturou. Malátnost a s ní spojené postihy odezní, až se cíl vyspí a přirozeně probudí</text:span></text:p>
        </text:list-item>
      </text:list>
      <text:p text:style-name="P320">Magické rozpouštědlo</text:p>
      <text:p text:style-name="Example">Recept</text:p>
      <text:p text:style-name="Example">Požadavky: <text:span text:style-name="T516">Minerální lučba</text:span> <text:span text:style-name="T516">2, </text:span><text:span text:style-name="T49">Magická saturace</text:span><text:span text:style-name="T516"><text:line-break/>Cena: Suroviny 4 zl (3), celkem 40 zl (4)</text:span></text:p>
      <text:p text:style-name="Example"><text:span text:style-name="T70">Magické rozpouštědlo</text:span><text:span text:style-name="T566"> velmi dobře rozpouští substance vzniklé procesem magické saturace. Neúčinkuje na přírodní nebo chemicky vyrobené látky, ani na předměty chráněné </text:span><text:span text:style-name="T70">Nerozpustnou pastou.</text:span><text:span text:style-name="T566"><text:line-break/><text:tab/>Jedna dávka </text:span><text:span text:style-name="T70">Magického rozpouštědla</text:span><text:span text:style-name="T566"> stačí tak akorát na jednu dávku libovolné jiné substance vytvořené podle alchymistického receptu.</text:span></text:p>
      <text:p text:style-name="P320">Neviditelný inkoust</text:p>
      <text:p text:style-name="Example">Recept</text:p>
      <text:p text:style-name="Example"><text:span text:style-name="T545">Požadavky: <text:s/>Minerální lučba 4, </text:span><text:span text:style-name="T36">Magická saturace<text:line-break/></text:span><text:span text:style-name="T169">Cena: Suroviny </text:span><text:span text:style-name="T233">16</text:span><text:span text:style-name="T171"> </text:span><text:span text:style-name="T169">zl (</text:span><text:span text:style-name="T233">4</text:span><text:span text:style-name="T169">), celkem </text:span><text:span text:style-name="T233">160</text:span><text:span text:style-name="T198"> </text:span><text:span text:style-name="T169">zl (</text:span><text:span text:style-name="T233">5</text:span><text:span text:style-name="T169">)</text:span></text:p>
      <text:p text:style-name="Example"><text:span text:style-name="T169">N</text:span><text:span text:style-name="T15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153">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Neviditelného inkoustu</text:span><text:span text:style-name="T153"> je možno beze stopy odstranit </text:span><text:span text:style-name="T19">Magickým rozpouštědlem</text:span><text:span text:style-name="T153"> </text:span><text:span text:style-name="T234">(tím se ovšem nezjistí, co tam bylo napsáno)</text:span><text:span text:style-name="T153">.<text:line-break/><text:tab/></text:span><text:span text:style-name="T235">Jedna várka </text:span><text:span text:style-name="T71">Neviditelného inkoustu</text:span><text:span text:style-name="T235"> vystačí tak akorát na napsání jedné stránky textu.</text:span></text:p>
      <text:p text:style-name="Example">Příklady podmínek zviditelnění inkoustu:</text:p>
      <text:list xml:id="list3932669173" text:style-name="L26">
        <text:list-item>
          <text:p text:style-name="P398">Nahřátí</text:p>
        </text:list-item>
        <text:list-item>
          <text:p text:style-name="P398"><text:span text:style-name="T567">M</text:span>ěsíční světlo</text:p>
        </text:list-item>
        <text:list-item>
          <text:p text:style-name="P398"><text:span text:style-name="T567">S</text:span>větlo ohně</text:p>
        </text:list-item>
        <text:list-item>
          <text:p text:style-name="P398"><text:span text:style-name="T567">N</text:span>amočení</text:p>
        </text:list-item>
        <text:list-item>
          <text:p text:style-name="P398"><text:span text:style-name="T567">M</text:span>agické světlo</text:p>
        </text:list-item>
        <text:list-item>
          <text:p text:style-name="P398"><text:span text:style-name="T567">H</text:span>vězdný svit</text:p>
        </text:list-item>
        <text:list-item>
          <text:p text:style-name="P398">Po dobu pronášení určitých slov</text:p>
        </text:list-item>
      </text:list>
      <text:p text:style-name="P320">Mizející inkoust</text:p>
      <text:p text:style-name="Example">Recept</text:p>
      <text:p text:style-name="Example"><text:span text:style-name="T545">Požadavky: <text:s/>Minerální lučba 5, </text:span><text:span text:style-name="T36">Magická saturace<text:line-break/></text:span><text:span text:style-name="T169">Cena: Suroviny </text:span><text:span text:style-name="T235">25</text:span><text:span text:style-name="T171"> </text:span><text:span text:style-name="T169">zl (</text:span><text:span text:style-name="T233">4</text:span><text:span text:style-name="T169">), celkem </text:span><text:span text:style-name="T235">250</text:span><text:span text:style-name="T198"> </text:span><text:span text:style-name="T169">zl (</text:span><text:span text:style-name="T233">5</text:span><text:span text:style-name="T169">)</text:span></text:p>
      <text:p text:style-name="Example">Mizející inkoust je varianta neviditelného inkoustu. Funguje téměř stejně s tím rozdílem, že po skončení podmínek, které jej zviditelní, na trvalo beze stopy zmizí.</text:p>
      <text:p text:style-name="P320">Ryzí voda</text:p>
      <text:p text:style-name="Example">Recept</text:p>
      <text:p text:style-name="Example"><text:span text:style-name="T545">Požadavky: <text:s/>Minerální lučba 1, </text:span><text:span text:style-name="T36">Magická saturace<text:line-break/></text:span><text:span text:style-name="T169">Cena: Suroviny </text:span><text:span text:style-name="T236">2</text:span><text:span text:style-name="T171"> </text:span><text:span text:style-name="T169">zl (</text:span><text:span text:style-name="T236">3</text:span><text:span text:style-name="T169">), celkem </text:span><text:span text:style-name="T235">20</text:span><text:span text:style-name="T198"> </text:span><text:span text:style-name="T169">zl (</text:span><text:span text:style-name="T236">4</text:span><text:span text:style-name="T169">)</text:span></text:p>
      <text:p text:style-name="Example"><text:soft-page-break/><text:span text:style-name="T72">Ryzí voda</text:span><text:span text:style-name="T56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72">Ryzí vody</text:span><text:span text:style-name="T568"> stačí na vyčištění celého vědra, jediná lahvička tedy obvykle vystačí na několik týdnů používání.<text:line-break/><text:tab/></text:span><text:span text:style-name="T72">Ryzí vodu</text:span><text:span text:style-name="T568"> je možné bez nebezpečí vypít.</text:span></text:p>
      <text:p text:style-name="P320">Pevná voda</text:p>
      <text:p text:style-name="Example">Recept</text:p>
      <text:p text:style-name="Example"><text:span text:style-name="T545">Požadavky: <text:s/>Minerální lučba 3, </text:span><text:span text:style-name="T36">Magická saturace<text:line-break/></text:span><text:span text:style-name="T169">Cena: Suroviny </text:span><text:span text:style-name="T237">9</text:span><text:span text:style-name="T171"> </text:span><text:span text:style-name="T169">zl (</text:span><text:span text:style-name="T236">3</text:span><text:span text:style-name="T169">), celkem </text:span><text:span text:style-name="T237">9</text:span><text:span text:style-name="T235">0</text:span><text:span text:style-name="T198"> </text:span><text:span text:style-name="T169">zl (</text:span><text:span text:style-name="T236">4</text:span><text:span text:style-name="T169">)</text:span></text:p>
      <text:p text:style-name="Example">Přilití <text:span text:style-name="T1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Magickým rozpouštědlem</text:span>.</text:p>
      <text:p text:style-name="Example">Příklady použití:</text:p>
      <text:list xml:id="list2998011067" text:style-name="L27">
        <text:list-item>
          <text:p text:style-name="P399">S pomocí Pevné vody je možné například přejít přes hladinu stojaté vody, stačí si vždycky trochu kápnout před sebe</text:p>
        </text:list-item>
      </text:list>
      <text:p text:style-name="P320">Koncentrovaný živel</text:p>
      <text:p text:style-name="Example">Recept</text:p>
      <text:p text:style-name="Example"><text:span text:style-name="T545">Požadavky: <text:s/>Minerální lučba 3, </text:span><text:span text:style-name="T36">Magická saturace<text:line-break/></text:span><text:span text:style-name="T169">Cena: Suroviny </text:span><text:span text:style-name="T237">9</text:span><text:span text:style-name="T171"> </text:span><text:span text:style-name="T169">zl (</text:span><text:span text:style-name="T236">3</text:span><text:span text:style-name="T169">), celkem </text:span><text:span text:style-name="T237">9</text:span><text:span text:style-name="T235">0</text:span><text:span text:style-name="T198"> </text:span><text:span text:style-name="T169">zl (</text:span><text:span text:style-name="T236">4</text:span><text:span text:style-name="T169">)</text:span></text:p>
      <text:p text:style-name="Example"><text:span text:style-name="T569">Smíchání trochy </text:span><text:span text:style-name="T73">Koncentrované</text:span><text:span text:style-name="T74">ho</text:span><text:span text:style-name="T73"> </text:span><text:span text:style-name="T74">živlu</text:span><text:span text:style-name="T569"> s kapkou stejného obyčejného živlu způsobí, že živel začne rychle nabývat na objemu, až zaplní zhruba jedno vědro.</text:span></text:p>
      <text:p text:style-name="Example">Příklady použití:</text:p>
      <text:list xml:id="list3487807337" text:style-name="L28">
        <text:list-item>
          <text:p text:style-name="P400">Lahvička s <text:span text:style-name="T19">Koncentrovanou vodou</text:span> je k nezaplacení zejména na poušti, stačí k ní druhá lahvička obyčejné vody a výsledkem je dostatek vody pro jednoho člověka na několik měsíců</text:p>
        </text:list-item>
        <text:list-item>
          <text:p text:style-name="P400"><text:soft-page-break/>Lahvička s <text:span text:style-name="T19">Koncentrovaným vzduchem</text:span> po odzátkování způsobí silný vítr</text:p>
        </text:list-item>
        <text:list-item>
          <text:p text:style-name="P400"><text:span text:style-name="T570">Nasypání</text:span> <text:span text:style-name="T19">Koncentrovaného ohně</text:span> do obyčejného ohně způsobí mohutný zášleh plamenů. <text:span text:style-name="T570">Přisypáváním po troškách je možné dlouhodobě živit mnohem větší plameny, než odpovídá množství dostupného paliva</text:span></text:p>
        </text:list-item>
        <text:list-item>
          <text:p text:style-name="P400">Smíchání <text:span text:style-name="T19">Koncentrované země</text:span> s obyčejnou zemí povede k rychlému zvětšení objemu. Vzniklý materiál je sypký, posypání skály tedy například povede ke vzniku hromady štěrku</text:p>
        </text:list-item>
      </text:list>
      <text:p text:style-name="P320">Hloubkové barvivo</text:p>
      <text:p text:style-name="Example">Recept</text:p>
      <text:p text:style-name="Example"><text:span text:style-name="T545">Požadavky: <text:s/>Minerální lučba 2, </text:span><text:span text:style-name="T36">Magická saturace<text:line-break/></text:span><text:span text:style-name="T169">Cena: Suroviny </text:span><text:span text:style-name="T238">4</text:span><text:span text:style-name="T171"> </text:span><text:span text:style-name="T169">zl (</text:span><text:span text:style-name="T236">3</text:span><text:span text:style-name="T169">), celkem </text:span><text:span text:style-name="T238">4</text:span><text:span text:style-name="T235">0</text:span><text:span text:style-name="T198"> </text:span><text:span text:style-name="T169">zl (</text:span><text:span text:style-name="T236">4</text:span><text:span text:style-name="T169">)</text:span></text:p>
      <text:p text:style-name="Example"><text:span text:style-name="T75">Hloubkové barvivo</text:span><text:span text:style-name="T57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75">Magické rozpouštědlo</text:span><text:span text:style-name="T571">.</text:span></text:p>
      <text:p text:style-name="P320">Mraz<text:span text:style-name="T572">í</text:span>cí prášek</text:p>
      <text:p text:style-name="Example">Recept</text:p>
      <text:p text:style-name="Example"><text:span text:style-name="T545">Požadavky: <text:s/>Minerální lučba 4, </text:span><text:span text:style-name="T36">Magická saturace<text:line-break/></text:span><text:span text:style-name="T169">Cena: Suroviny </text:span><text:span text:style-name="T239">16</text:span><text:span text:style-name="T171"> </text:span><text:span text:style-name="T169">zl (</text:span><text:span text:style-name="T239">4</text:span><text:span text:style-name="T169">), celkem </text:span><text:span text:style-name="T239">160</text:span><text:span text:style-name="T198"> </text:span><text:span text:style-name="T169">zl (</text:span><text:span text:style-name="T239">5</text:span><text:span text:style-name="T169">)</text:span></text:p>
      <text:p text:style-name="Example"><text:span text:style-name="T76">M</text:span><text:span text:style-name="T69">razící prášek</text:span><text:span text:style-name="T240"> vypadá jako sůl, ochutnat jej je ale velice nebezpečné. Při kontaktu s vodou totiž dojde k jejímu velmi rychlému zmražení.<text:line-break/><text:tab/></text:span><text:span text:style-name="T239">Jedna špetka </text:span><text:span text:style-name="T77">Mrazícího prášku</text:span><text:span text:style-name="T239"> stačí na zmražení zhruba jednoho vědra vody, jedna celá várka </text:span><text:span text:style-name="T241">obsahuje zhruba stovku špetek</text:span><text:span text:style-name="T239">.</text:span></text:p>
      <text:p text:style-name="Example">Příklady použití:</text:p>
      <text:list xml:id="list150445543247469" text:continue-list="list2998011067" text:style-name="L27">
        <text:list-item>
          <text:p text:style-name="P399"><text:soft-page-break/><text:span text:style-name="T237">S pomocí </text:span><text:span text:style-name="T77">Mrazícího prášku</text:span><text:span text:style-name="T237"> je možné například přejít přes hladinu stojaté </text:span><text:span text:style-name="T239">nebo pomalu tekoucí</text:span><text:span text:style-name="T237"> vody </text:span><text:span text:style-name="T239">podobně jako s </text:span><text:span text:style-name="T77">Pevnou vodou</text:span><text:span text:style-name="T237">, stačí si vždycky trochu </text:span><text:span text:style-name="T239">nasypat</text:span><text:span text:style-name="T237"> před sebe.</text:span></text:p>
        </text:list-item>
      </text:list>
      <text:p text:style-name="P320">Fosforeskující pasta</text:p>
      <text:p text:style-name="Example">Recept</text:p>
      <text:p text:style-name="Example"><text:span text:style-name="T227">Požadavky: <text:s/>Minerální lučba </text:span><text:span text:style-name="T240">3</text:span><text:span text:style-name="T227">, </text:span><text:span text:style-name="T36">Magická saturace<text:line-break/></text:span><text:span text:style-name="T169">Cena: Suroviny </text:span><text:span text:style-name="T242">9</text:span><text:span text:style-name="T171"> </text:span><text:span text:style-name="T169">zl (</text:span><text:span text:style-name="T236">3</text:span><text:span text:style-name="T169">), celkem </text:span><text:span text:style-name="T242">9</text:span><text:span text:style-name="T235">0</text:span><text:span text:style-name="T198"> </text:span><text:span text:style-name="T169">zl (</text:span><text:span text:style-name="T236">4</text:span><text:span text:style-name="T169">)</text:span></text:p>
      <text:p text:style-name="Example"><text:span text:style-name="T19">Fosforeskují pasta</text:span>, jak název napovídá, slabě září. Vyrábí se v různých barvách. Není ji třeba předem vystavovat světlu, zářit nikdy nepřestane.</text:p>
      <text:p text:style-name="Example">Příklady použití:</text:p>
      <text:list xml:id="list3424254163" text:style-name="L29">
        <text:list-item>
          <text:p text:style-name="P401">Majitelé luxusních nočních klubů často používají <text:span text:style-name="T19">Fosforeskující pastu</text:span> k <text:span text:style-name="T573">upoutání pozornosti</text:span> zákazníků</text:p>
        </text:list-item>
        <text:list-item>
          <text:p text:style-name="P401"><text:span text:style-name="T565">Při stínových akcích se často používá v podobě matně svítících tyčinek. Postava s </text:span><text:span text:style-name="T69">Nočním viděním</text:span><text:span text:style-name="T565"> dokáže ve světle takové tyčinky bez problémů číst</text:span></text:p>
        </text:list-item>
      </text:list>
      <text:p text:style-name="P320">Termická pasta</text:p>
      <text:p text:style-name="Example">Recept</text:p>
      <text:p text:style-name="Example">Požadavky: <text:s/><text:span text:style-name="T574">Pyrotechnika</text:span> <text:span text:style-name="T575">5</text:span>, <text:span text:style-name="T36">Magická saturace<text:line-break/></text:span><text:span text:style-name="T169">Cena: </text:span><text:span text:style-name="T189">Podle hodnocení<text:line-break/><text:tab/>Pro stupeň </text:span><text:span text:style-name="T243">5</text:span><text:span text:style-name="T189">:</text:span><text:span text:style-name="T169"> Suroviny </text:span><text:span text:style-name="T244">25</text:span><text:span text:style-name="T171"> </text:span><text:span text:style-name="T169">zl (</text:span><text:span text:style-name="T244">4</text:span><text:span text:style-name="T169">), celkem </text:span><text:span text:style-name="T244">250</text:span><text:span text:style-name="T198"> </text:span><text:span text:style-name="T169">zl (</text:span><text:span text:style-name="T244">5</text:span><text:span text:style-name="T169">)</text:span></text:p>
      <text:p text:style-name="Example"><text:span text:style-name="T58">T</text:span><text:span text:style-name="T19">ermick</text:span><text:span text:style-name="T78">á</text:span><text:span text:style-name="T19"> past</text:span><text:span text:style-name="T78">a</text:span><text:span text:style-name="T245"> je tvárná a dobře drží na téměř libovolném povrchu. L</text:span><text:span text:style-name="T153">ze </text:span><text:span text:style-name="T245">ji</text:span><text:span text:style-name="T153"> normálně zapálit </text:span><text:span text:style-name="T246">(například otevřeným ohněm nebo kouzlem </text:span><text:span text:style-name="T79">Vzplanutí</text:span><text:span text:style-name="T246">)</text:span><text:span text:style-name="T153">, v tom případě hoří obyčejným plamenem. </text:span><text:span text:style-name="T245">Pokud ji ale zapálíš </text:span><text:span text:style-name="T79">Křišťálovým</text:span><text:span text:style-name="T78"> křesadlem</text:span><text:span text:style-name="T245"> nebo kouzlem </text:span><text:span text:style-name="T78">Rozbuška</text:span><text:span text:style-name="T245">, vzplane jasným a velice intenzivním žárem </text:span><text:span text:style-name="T246">a postupně vyhoří po celé nanesené délce</text:span><text:span text:style-name="T245">. </text:span><text:span text:style-name="T246">Takto zapálena hoří i pod vodou a není ji možno nijak uhasit.</text:span></text:p>
      <text:p text:style-name="Example"><text:span text:style-name="T246">/* </text:span><text:span text:style-name="T247">TODO:</text:span><text:span text:style-name="T246"> </text:span><text:span text:style-name="T247">Respektive</text:span><text:span text:style-name="T246"> </text:span><text:span text:style-name="T80">Vláda nad ohněm</text:span><text:span text:style-name="T247"> by asi mohla zabrat */</text:span></text:p>
      <text:p text:style-name="Example">Herní efekt:</text:p>
      <text:list xml:id="list2049645303" text:style-name="L30">
        <text:list-item>
          <text:p text:style-name="P402"><text:soft-page-break/>Hoří rychlostí zhruba 1 metr za minutu</text:p>
        </text:list-item>
        <text:list-item>
          <text:p text:style-name="P402">Propálí se zhruba <text:span text:style-name="T576">tolika</text:span> centimetry jakéhokoliv materiálu, <text:span text:style-name="T576">kolik činí její hodnocení</text:span></text:p>
        </text:list-item>
        <text:list-item>
          <text:p text:style-name="P402"><text:span text:style-name="T19">Ohnivzdorná pasta</text:span> nebo jiná forma magické ochrany proti ohni pomůže, zmenší hloubku propálení o 1 centimetr za každý bod hodnocení ochrany. <text:span text:style-name="T19">Ohnivzdornou pastu</text:span> lze ale před použití<text:span text:style-name="T577">m</text:span> <text:span text:style-name="T19">Termické pasty</text:span> snadno odstranit <text:span text:style-name="T19">Magickým rozpouštědlem</text:span></text:p>
        </text:list-item>
      </text:list>
      <text:p text:style-name="P320">Křišťálové křesadlo</text:p>
      <text:p text:style-name="Example">Recept</text:p>
      <text:p text:style-name="Example">Požadavky: <text:s/><text:span text:style-name="T574">Pyrotechnika</text:span> <text:span text:style-name="T578">2</text:span>, <text:span text:style-name="T36">Magická saturace<text:line-break/></text:span><text:span text:style-name="T169">Cena: Suroviny </text:span><text:span text:style-name="T248">4</text:span><text:span text:style-name="T171"> </text:span><text:span text:style-name="T169">zl (</text:span><text:span text:style-name="T248">3</text:span><text:span text:style-name="T169">), celkem </text:span><text:span text:style-name="T248">40</text:span><text:span text:style-name="T198"> </text:span><text:span text:style-name="T169">zl (</text:span><text:span text:style-name="T248">4</text:span><text:span text:style-name="T169">)</text:span></text:p>
      <text:p text:style-name="Example"><text:span text:style-name="T578">Křišťálové křesadlo funguje stejně jako obyčejné křesadlo. Kromě toho je ale možné jej nejprve aktivovat pomocí </text:span><text:span text:style-name="T81">Udržování magie</text:span><text:span text:style-name="T578">, potom na první pokus zapálí i velice špatně hořlavý materiál (mokré dřevo, kůži, apod.) a dokáže také aktivovat žhavé hoření </text:span><text:span text:style-name="T81">Termické pasty</text:span><text:span text:style-name="T578">.</text:span></text:p>
      <text:p text:style-name="P320">Ohnivá hlína</text:p>
      <text:p text:style-name="Example">Recept</text:p>
      <text:p text:style-name="Example">Požadavky: <text:s/><text:span text:style-name="T574">Pyrotechnika</text:span> <text:span text:style-name="T579">3</text:span>, <text:span text:style-name="T36">Magická saturace<text:line-break/></text:span><text:span text:style-name="T169">Cena: </text:span><text:span text:style-name="T189">Podle hodnocení<text:line-break/><text:tab/>Pro stupeň </text:span><text:span text:style-name="T249">3</text:span><text:span text:style-name="T189">:</text:span><text:span text:style-name="T169"> Suroviny </text:span><text:span text:style-name="T201">9</text:span><text:span text:style-name="T171"> </text:span><text:span text:style-name="T169">zl (</text:span><text:span text:style-name="T199">3</text:span><text:span text:style-name="T169">), celkem </text:span><text:span text:style-name="T201">90</text:span><text:span text:style-name="T198"> </text:span><text:span text:style-name="T169">zl (</text:span><text:span text:style-name="T199">4</text:span><text:span text:style-name="T169">)</text:span></text:p>
      <text:p text:style-name="Example">Herní efekt:</text:p>
      <text:list xml:id="list821754902" text:style-name="L31">
        <text:list-item>
          <text:p text:style-name="P403"><text:span text:style-name="T19">Ohnivá hlína</text:span> při nárazu vyvolá plamenný výbuch (viz pravidla pro <text:span text:style-name="T477">Granáty, rakety a výbušniny</text:span>).</text:p>
        </text:list-item>
        <text:list-item>
          <text:p text:style-name="P403">Síla exploze je rovna hodnocení, s jakým byla vyrobena</text:p>
        </text:list-item>
      </text:list>
      <text:p text:style-name="Example">Oslepující kulička</text:p>
      <text:p text:style-name="Example">Recept</text:p>
      <text:p text:style-name="Example"><text:soft-page-break/>Požadavky: <text:s/><text:span text:style-name="T574">Pyrotechnika</text:span> <text:span text:style-name="T579">4</text:span>, <text:span text:style-name="T36">Magická saturace<text:line-break/></text:span><text:span text:style-name="T169">Cena: Suroviny </text:span><text:span text:style-name="T250">16</text:span><text:span text:style-name="T171"> </text:span><text:span text:style-name="T169">zl (</text:span><text:span text:style-name="T250">4</text:span><text:span text:style-name="T169">), celkem </text:span><text:span text:style-name="T250">160</text:span><text:span text:style-name="T198"> </text:span><text:span text:style-name="T169">zl (</text:span><text:span text:style-name="T250">5</text:span><text:span text:style-name="T169">)</text:span></text:p>
      <text:p text:style-name="Example"><text:span text:style-name="T82">Oslepující kulička</text:span><text:span text:style-name="T251"> při prudkém nárazu exploduje v oslepující záblesk jasného světla doprovázený hlasitou ranou. Záblesk dočasně oslepí, zvuk dočasně ohluší a naruš</text:span><text:span text:style-name="T204">í </text:span><text:span text:style-name="T251">vnímání rovnováhy.</text:span></text:p>
      <text:p text:style-name="Example">Herní efekt:</text:p>
      <text:list xml:id="list3167545081" text:style-name="L32">
        <text:list-item>
          <text:p text:style-name="P404"><text:span text:style-name="T82">Oslepující kulička</text:span><text:span text:style-name="T53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04">V prvním kole po zásahu budou mít zasažené cíle postih na všechny testy rysu rovný celému přesahu, v následujících kolech postih klesne na -1 za každé tři body přesahu.</text:p>
        </text:list-item>
      </text:list>
      <text:p text:style-name="P320">Vitriol</text:p>
      <text:p text:style-name="Example">Recept</text:p>
      <text:p text:style-name="Example"><text:span text:style-name="T580">Síla žíraviny: 4<text:line-break/>Požadavky: <text:s/>Minerální lučba 3</text:span><text:span text:style-name="T36"><text:line-break/></text:span><text:span text:style-name="T432">Cena: Suroviny </text:span><text:span text:style-name="T433">1</text:span><text:span text:style-name="T434"> </text:span><text:span text:style-name="T433">st</text:span><text:span text:style-name="T432"> (</text:span><text:span text:style-name="T433">1</text:span><text:span text:style-name="T432">), celkem </text:span><text:span text:style-name="T433">1 zl</text:span><text:span text:style-name="T435"> </text:span><text:span text:style-name="T432">(</text:span><text:span text:style-name="T433">2</text:span><text:span text:style-name="T432">)</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20">Lampový olej</text:p>
      <text:p text:style-name="Example">Recept</text:p>
      <text:p text:style-name="Example"><text:span text:style-name="T580">Síla hořlaviny: 1<text:line-break/>Požadavky: <text:s/>Pyrotechnika 1</text:span><text:span text:style-name="T36"><text:line-break/></text:span><text:span text:style-name="T169">Cena: Suroviny </text:span><text:span text:style-name="T252">2</text:span><text:span text:style-name="T171"> </text:span><text:span text:style-name="T252">mk</text:span><text:span text:style-name="T169"> (</text:span><text:span text:style-name="T252">1</text:span><text:span text:style-name="T169">), celkem </text:span><text:span text:style-name="T252">2 st</text:span><text:span text:style-name="T169"> (</text:span><text:span text:style-name="T252">2</text:span><text:span text:style-name="T169">)</text:span></text:p>
      <text:p text:style-name="Example"><text:soft-page-break/>Lampový olej je běžně dostupný. Rozlitý po zemi nehoří moc dobře, vytvoří jen nízké plameny.</text:p>
      <text:p text:style-name="P320">Zápalný olej</text:p>
      <text:p text:style-name="Example">Recept</text:p>
      <text:p text:style-name="Example"><text:span text:style-name="T438">Síla hořlaviny: </text:span><text:span text:style-name="T439">3</text:span><text:span text:style-name="T438"><text:line-break/>Požadavky: <text:s/>Pyrotechnika </text:span><text:span text:style-name="T439">3</text:span><text:span text:style-name="T416"><text:line-break/></text:span><text:span text:style-name="T432">Cena: Suroviny </text:span><text:span text:style-name="T433">1</text:span><text:span text:style-name="T434"> </text:span><text:span text:style-name="T433">st</text:span><text:span text:style-name="T432"> (</text:span><text:span text:style-name="T433">1</text:span><text:span text:style-name="T432">), celkem </text:span><text:span text:style-name="T433">1 zl</text:span><text:span text:style-name="T435"> </text:span><text:span text:style-name="T432">(</text:span><text:span text:style-name="T433">2</text:span><text:span text:style-name="T432">)</text:span></text:p>
      <text:p text:style-name="Example">Zápalný olej lze vznítit obyčejným ohněm nebo křesadlem. Používá se nejčastěji do zápalných lahví nebo do plamenometů. Rozlitý po zemi hoří zhruba metr vysokými plameny.</text:p>
      <text:p text:style-name="P320">Tekutý oheň</text:p>
      <text:p text:style-name="Example">Recept</text:p>
      <text:p text:style-name="Example"><text:span text:style-name="T581">Síla hořlaviny: 5<text:line-break/>Požadavky: <text:s/>Pyrotechnika 4</text:span><text:span text:style-name="T36"><text:line-break/></text:span><text:span text:style-name="T169">Cena: Suroviny </text:span><text:span text:style-name="T252">2</text:span><text:span text:style-name="T171"> </text:span><text:span text:style-name="T169">zl (</text:span><text:span text:style-name="T252">3</text:span><text:span text:style-name="T169">), celkem </text:span><text:span text:style-name="T253">36</text:span><text:span text:style-name="T198"> </text:span><text:span text:style-name="T169">zl (</text:span><text:span text:style-name="T252">4</text:span><text:span text:style-name="T169">)<text:line-break/></text:span><text:span text:style-name="T217">Vzácnost: </text:span><text:span text:style-name="T253">6</text:span></text:p>
      <text:p text:style-name="Example"><text:span text:style-name="T83">Tekutý oheň</text:span><text:span text:style-name="T58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83">Tekutého ohně</text:span><text:span text:style-name="T582"> je jedním z nejpřísněji střežených vojenských tajemství.</text:span></text:p>
      <text:p text:style-name="Example"><text:span text:style-name="T582">Příklady p</text:span>oužití:</text:p>
      <text:list xml:id="list2310434436" text:style-name="L33">
        <text:list-item>
          <text:p text:style-name="P405"><text:span text:style-name="T582">Náplň do lodních </text:span>plamenometů</text:p>
        </text:list-item>
        <text:list-item>
          <text:p text:style-name="P405"><text:span text:style-name="T582">Zápalná munice do </text:span>katapultů a trebuchetů</text:p>
        </text:list-item>
        <text:list-item>
          <text:p text:style-name="P405">Náplň do ručních zápalných granátů či raket</text:p>
        </text:list-item>
      </text:list>
      <text:p text:style-name="Example">Herní efekt:</text:p>
      <text:list xml:id="list576888644" text:style-name="L34">
        <text:list-item>
          <text:p text:style-name="P406"><text:soft-page-break/>Platí pravidla pro hořlaviny</text:p>
        </text:list-item>
      </text:list>
      <text:p text:style-name="P320">Černý střelný prach</text:p>
      <text:p text:style-name="Example">Recept</text:p>
      <text:p text:style-name="Example"><text:span text:style-name="T44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20">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20">Ledový krystal</text:p>
      <text:p text:style-name="Example">Požadavky: Alchymie 4</text:p>
      <text:p text:style-name="Example">Nástroje: Přenosná souprava</text:p>
      <text:p text:style-name="Example"><text:span text:style-name="T404">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20">+Horký krystal</text:p>
      <text:p text:style-name="Example">/* H<text:span text:style-name="T584">řejivý</text:span> krystal */</text:p>
      <text:p text:style-name="Example">Požadavky: Alchymie 4</text:p>
      <text:p text:style-name="Example">Nástroje: Přenosná souprava</text:p>
      <text:p text:style-name="Example"><text:span text:style-name="T404">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P410" text:outline-level="2">Žíraviny</text:h>
      <text:p text:style-name="P290">/*</text:p>
      <text:p text:style-name="P286">-- některé látky mají žíravé účinky až po požití, oběť pak obvykle umírá ve strašlivých bolestech. Jiné způsobují rozsáhlá povrchová zranění (tyto žíraviny se obvykle aplikují v podobě plynu, nebo spreje).</text:p>
      <text:p text:style-name="P286">*/</text:p>
      <text:h text:style-name="P485" text:outline-level="6">Vitriol</text:h>
      <text:p text:style-name="P268">/* Kyselina sírová */</text:p>
      <text:p text:style-name="P287">Síla 6, zranění: 6 + 1k6</text:p>
      <text:p text:style-name="P290">Sběr surovin: Geologie 4</text:p>
      <text:p text:style-name="P290">Výroba: Alchymie 4 /* TODO zvážit. Ale celkem to dává smysl */</text:p>
      <text:p text:style-name="P268"/>
      <text:p text:style-name="P268">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268"/>
      <text:p text:style-name="P268">/*</text:p>
      <text:p text:style-name="P268">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text:soft-page-break/>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268">*/</text:p>
      <text:h text:style-name="P485" text:outline-level="6">Lučavka</text:h>
      <text:p text:style-name="P268">/* Kyselina dusičná */</text:p>
      <text:p text:style-name="P287">Síla 5, zranění: 5 + 1k6</text:p>
      <text:p text:style-name="P290">Sběr surovin: Geologie 3</text:p>
      <text:p text:style-name="P290">Výroba: Alchymie 34 /* TODO zvážit. Ale celkem to dává smysl */</text:p>
      <text:p text:style-name="P290"/>
      <text:p text:style-name="P268">/* Samotné slovo lučavka (aqua fortis) je výraz pro kyselinu dusičnou. */</text:p>
      <text:p text:style-name="P268">Čistá bezvodá kyselina dusičná (100%) je bezbarvá kapalina.</text:p>
      <text:p text:style-name="P268">Kyselina dusičná je nebezpečná oxidující žíravina, poškozuje pokožku a sliznice, nebezpečné jsou i její výpary. Poleptání se projevuje charakteristickým zežloutnutím zasažených míst, což je důsledek reakce s bílkovinami.</text:p>
      <text:p text:style-name="P268">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268"><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268"/>
      <text:h text:style-name="P485" text:outline-level="6">Kyselina solná</text:h>
      <text:p text:style-name="P268">/* Kyselina chlorovodíková */</text:p>
      <text:p text:style-name="P287">Síla 4, zranění: 4 + 1k6</text:p>
      <text:p text:style-name="P290">Sběr surovin: Geologie 4</text:p>
      <text:p text:style-name="P290">Výroba: Alchymie 4 /* TODO zvážit. Ale celkem to dává smysl */</text:p>
      <text:p text:style-name="P290"/>
      <text:p text:style-name="P268">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268"/>
      <text:p text:style-name="P268">Kyselina chlorovodíková leptá, při zasažení je třeba poraněné místo důkladně několik minut oplachovat tekoucí vodou (případně ještě zneutralizovat jedlou sodou).</text:p>
      <text:p text:style-name="P268"/>
      <text:h text:style-name="P485" text:outline-level="6">Lučavka královská</text:h>
      <text:p text:style-name="P287">Síla 4, zranění: 4 + 1k6</text:p>
      <text:p text:style-name="P290">Sběr surovin: Geologie 4</text:p>
      <text:p text:style-name="P290">Výroba: Alchymie 4 /* TODO zvážit. Ale celkem to dává smysl */</text:p>
      <text:p text:style-name="P290"/>
      <text:p text:style-name="P268"><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268">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268">Zlato se dá zpět vyloučit za pomoci rtuti, která tvoří se zlatem amalgám (slitina rtuti a zlata). Rtuť je následně odpařena a zůstane čisté zlato.</text:p>
      <text:p text:style-name="P268"/>
      <text:h text:style-name="P485" text:outline-level="6">Pálené vápno</text:h>
      <text:p text:style-name="P287">Síla 1, zranění: 1 + 1k6</text:p>
      <text:p text:style-name="P290">Sběr surovin: Geologie 1</text:p>
      <text:p text:style-name="P290">Výroba: Alchymie 1 /* TODO zvážit. Ale celkem to dává smysl */</text:p>
      <text:p text:style-name="P268"/>
      <text:p text:style-name="P268">Je to bílá žíravá a alkalická krystalická látka.</text:p>
      <text:p text:style-name="P268">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268"><text:soft-page-break/>Tento proces je reverzibilní a proto od okamžiku, kdy je vypálené vápno ochlazeno, začíná vstřebávat okolní oxid uhličitý ze vzduchu a po čase se opět změní na původní uhličitan.</text:p>
      <text:p text:style-name="P268">Tradičně bývá používán při pohřbívání mrtvých těl do otevřených hrobů zvláště v období epidemíí například moru za účelem dezinfekce a zamezení zápachu rozkladu.</text:p>
      <text:p text:style-name="P268"/>
      <text:h text:style-name="P485" text:outline-level="6">Hašené vápno</text:h>
      <text:p text:style-name="P287">Síla 2, zranění: 2 + 1k6</text:p>
      <text:p text:style-name="P290">Sběr surovin: Geologie 1</text:p>
      <text:p text:style-name="P290">Výroba: Alchymie 1 /* TODO zvážit. Ale celkem to dává smysl */</text:p>
      <text:p text:style-name="P268"/>
      <text:p text:style-name="P268">Je to bezbarvá krystalická látka nebo bílý prášek. Vyrábí se z oxidu vápenatého (nazývaného pálené vápno) směšováním s vodou - tento proces se nazývá hašení vápna.</text:p>
      <text:p text:style-name="P268">Při kontaktu s kůží dojde poleptání a vzniku puchýřů.</text:p>
      <text:h text:style-name="Heading_20_2" text:outline-level="2">Kouzelník</text:h>
      <text:p text:style-name="P148">IDEA: Udělat mága jako psychického kouzelníka (iluze, duševní kouzla a podobně.)<text:line-break/>- asi ne. Snižovalo by to dost repertoár. Lepší asi bude, nechat na hráči, ať si to zařídí výběrem kouzel.</text:p>
      <text:p text:style-name="P148">IDEA: Oddělit nekromancii. Protiargument: Pokud ani mág nebude samostatná class, neměl by asi být ani nekromant. Nekromantická kouzla ale mohou vyjít extra (Necronomnicon?).</text:p>
      <text:p text:style-name="P148">IDEA: Nějak odměnit specializované kouzelníky.</text:p>
      <text:p text:style-name="P148"><text:soft-page-break/>- můžeš si brát jen psychická kouzla a iluze, ale umíš jich víc? (to by jich pak ale musel bejt strašně moc). Asi na to kašlat a nechat to na hráči</text:p>
      <text:p text:style-name="P149">IDEA: Rozdělit to podobně jako mimosmislovky nebo bojové šílenství/útok z obrany, ale jako celé kategorie. Tj. byla by nějaká základní, společná kouzla, a pak by si kouzelník vybral jednu školu extra.</text:p>
      <text:p text:style-name="P264">IDEA <text:span text:style-name="T476">(</text:span><text:span text:style-name="T478">sounds good</text:span><text:span text:style-name="T476">!)</text:span>: N<text:span text:style-name="T404">ěkterá kouzla (třeba oživ neživého) by mohla vyžadovat znalost n kouzel z určité školy.<text:line-break/>- </text:span><text:span text:style-name="T418">asi by k tomu byla potřeba možnost přeučit se stávající kouzla na jiná (asi při přestupu? </text:span><text:span text:style-name="T419">Při přestupu se naučíš 2 nová kouzla a můžeš si místo dvou starých kouzel vybrat jiná</text:span><text:span text:style-name="T418">).<text:line-break/>- </text:span><text:span text:style-name="T420">komplikujou to svitky s kouzly. Musel bych na ně psát školu a kolik kouzel ze stejné školy musíš umět... </text:span><text:span text:style-name="T421">(na druhou stranu to zařídí, že nekromantské kouzlo nebude moct seslat jen tak někdo).</text:span></text:p>
      <text:list xml:id="list3268186661" text:style-name="L35">
        <text:list-item>
          <text:p text:style-name="P332"><text:span text:style-name="T421">ž</text:span><text:span text:style-name="T404">ivelná magie (elementalista)</text:span></text:p>
          <text:list>
            <text:list-item>
              <text:p text:style-name="P333">Sem by asi patřila i dračáková materiální kouzla (coby práce se živlem země)</text:p>
            </text:list-item>
          </text:list>
        </text:list-item>
        <text:list-item>
          <text:p text:style-name="P334">iluzorní magie (iluzionista)</text:p>
        </text:list-item>
        <text:list-item>
          <text:p text:style-name="P334">duševní magie (mág)</text:p>
        </text:list-item>
        <text:list-item>
          <text:p text:style-name="P334">nekromancie (nekromant)</text:p>
        </text:list-item>
      </text:list>
      <text:p text:style-name="P121">IDEA: Oživovací kouzla na jednotlivé druhy nemrtvých <text:span text:style-name="T585">místo jednoho kouzla na všechny</text:span>.</text:p>
      <text:h text:style-name="Heading_20_3" text:outline-level="3"><text:soft-page-break/>Schopnosti</text:h>
      <text:h text:style-name="P486" text:outline-level="7">+Encyklopedická paměť</text:h>
      <text:p text:style-name="P271"><text:span text:style-name="T19">základní schopnost, multiclassovatelná</text:span> (ať se dá něco brát i od kouzelníka)</text:p>
      <text:p text:style-name="P270">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43" text:outline-level="4">Naslouchání kouzlům</text:h>
      <text:p text:style-name="P73">TODO</text:p>
      <text:p text:style-name="P74"><text:span text:style-name="T19">Naslouchání kouzlům</text:span> není automatické, musíš <text:span text:style-name="T365">jej v jednom kole aktivovat a dále pak (za jeden mag) udržovat.</text:span></text:p>
      <text:list xml:id="list2075016441" text:style-name="L36">
        <text:list-item>
          <text:p text:style-name="P335">Po dobu udržování „slyšíš“ všechna kouzla, která někdo seslal v dosahu tvého působení, nebo která působí na cíle v dosahu tvého působení.</text:p>
          <text:list>
            <text:list-item>
              <text:p text:style-name="P336"><text:soft-page-break/>Dokážeš zhruba určit směr a vzdálenost (asi jako kdyby to byl skutečný zvuk, který ovšem nijak neovlivňují fyzické překážky).</text:p>
            </text:list-item>
            <text:list-item>
              <text:p text:style-name="P337">Poznáš kouzla, která sám umíš seslat. U ostatních kouzel poznáš jen pod jakou školu patří (časoprostor, živly, atp.).</text:p>
            </text:list-item>
          </text:list>
        </text:list-item>
        <text:list-item>
          <text:p text:style-name="P335">Na zvýšení dosahu <text:span text:style-name="T364">naslouchání</text:span> můžeš použít magenergii, stejně jako když posiluješ kouzlo.</text:p>
        </text:list-item>
      </text:list>
      <text:h text:style-name="Heading_20_3" text:outline-level="3">Kouzla</text:h>
      <text:h text:style-name="Heading_20_4" text:outline-level="4"><text:span text:style-name="T725">Planoucí</text:span> čepel</text:h>
      <text:p text:style-name="P265">TODO</text:p>
      <text:p text:style-name="P265">Po dobu udržování dá cílové zbrani přidané zranění 3kz ohněm.</text:p>
      <text:h text:style-name="Heading_20_4" text:outline-level="4">Paralytický výboj</text:h>
      <text:p text:style-name="P266">TODO</text:p>
      <text:p text:style-name="P266">- zranění bleskem, ale jen po dobu <text:span text:style-name="T19">udržování</text:span> kouzla.</text:p>
      <text:h text:style-name="Heading_20_4" text:outline-level="4">Statický náboj</text:h>
      <text:p text:style-name="P265">TODO</text:p>
      <text:p text:style-name="P265">Po dobu udržování dá cílové zbrani přidané zranění 3kz bleskem.</text:p>
      <text:h text:style-name="Heading_20_4" text:outline-level="4">Ledový spánek</text:h>
      <text:p text:style-name="P263">TODO</text:p>
      <text:p text:style-name="Text_20_body">/<text:span text:style-name="T724">* Asi rituál s dotykem – podobně jako </text:span><text:span text:style-name="T146">hypnóza</text:span><text:span text:style-name="T724"> */</text:span></text:p>
      <text:p text:style-name="P269"><text:soft-page-break/>-- Lze použít například k uchování těžce raněného do doby, než dorazí léčitel</text:p>
      <text:h text:style-name="P444" text:outline-level="4">Zamrzni</text:h>
      <text:p text:style-name="P262">TODO</text:p>
      <text:p text:style-name="P262">Jako <text:span text:style-name="T19">mrazící prášek</text:span>, ale kouzlo (zmrazí vodu – třeba řeku, aby šlo přejít).</text:p>
      <text:h text:style-name="Heading_20_4" text:outline-level="4">Chůze po hladině</text:h>
      <text:p text:style-name="P261">TODO</text:p>
      <text:p text:style-name="P261">/* Tohle určitě zní jako „kouzlo“, takže proč ne. <text:s/>*/</text:p>
      <text:h text:style-name="P445" text:outline-level="4">Proměna v<text:span text:style-name="T721">e</text:span> <text:span text:style-name="T721">vodu</text:span></text:h>
      <text:p text:style-name="P39">mistrovské kouzlo</text:p>
      <text:p text:style-name="P259">TODO</text:p>
      <text:h text:style-name="P446" text:outline-level="4">Proměna v<text:span text:style-name="T720">e</text:span> <text:span text:style-name="T720">vítr</text:span></text:h>
      <text:p text:style-name="P38">mistrovské kouzlo</text:p>
      <text:p text:style-name="P258">TODO</text:p>
      <text:p text:style-name="P258">/<text:span text:style-name="T720">*</text:span></text:p>
      <text:p text:style-name="P260">ve větrné podobně vidíš <text:span text:style-name="T723">(or do you? Mlhovina nevidí... Logicky by tudíž neměla ani voda, oheň nebo vítr).</text:span></text:p>
      <text:p text:style-name="P260">můžeš něco sfouknout</text:p>
      <text:p text:style-name="P260">jsi hodně rychlý</text:p>
      <text:p text:style-name="P260"><text:soft-page-break/>jsi magický tvor (působí na tebe např. <text:span text:style-name="T19">bílá střela</text:span>)<text:line-break/>- <text:span text:style-name="T722">to samý by mělo platit pro </text:span><text:span text:style-name="T145">lektvar mlhoviny</text:span></text:p>
      <text:p text:style-name="P260">*/</text:p>
      <text:h text:style-name="Heading_20_4" text:outline-level="4">Proměna v oheň</text:h>
      <text:p text:style-name="P37">mistrovské kouzlo</text:p>
      <text:p text:style-name="P257">TODO</text:p>
      <text:h text:style-name="Heading_20_4" text:outline-level="4">Ohřev</text:h>
      <text:p text:style-name="P256">TODO</text:p>
      <text:p text:style-name="P256">/* Jak si ráno uvařit čaj */</text:p>
      <text:h text:style-name="Heading_20_4" text:outline-level="4"><text:span text:style-name="T609">Na</text:span>hlížení</text:h>
      <text:p text:style-name="P172">TODO</text:p>
      <text:p text:style-name="P169">Požadavky: <text:span text:style-name="T610">3</text:span>. úroveň<text:line-break/><text:span text:style-name="T611">Trvání: udržování</text:span></text:p>
      <text:p text:style-name="P174">Po <text:span text:style-name="T612">dobu udržování kouzla</text:span> vidíš to, co bys viděl, kdybys stál na cílovém místě.</text:p>
      <text:h text:style-name="P447" text:outline-level="4">Naslouchání</text:h>
      <text:p text:style-name="P172">TODO</text:p>
      <text:p text:style-name="P169">Požadavky: <text:span text:style-name="T610">3</text:span>. úroveň<text:line-break/><text:span text:style-name="T611">Trvání: udržování</text:span></text:p>
      <text:p text:style-name="P174">Po <text:span text:style-name="T612">dobu udržování kouzla</text:span> <text:span text:style-name="T613">slyšíš</text:span> to, co bys <text:span text:style-name="T613">slyšel</text:span>, kdybys stál na cílovém místě.</text:p>
      <text:h text:style-name="P448" text:outline-level="4"><text:soft-page-break/>Světlo</text:h>
      <text:p text:style-name="P172">TODO</text:p>
      <text:p text:style-name="P169">Požadavky: <text:span text:style-name="T610">2</text:span>. úroveň<text:line-break/><text:span text:style-name="T611">Trvání: udržování</text:span></text:p>
      <text:p text:style-name="P174">Sesílá se na předmět, svítí jako silná lampa.</text:p>
      <text:h text:style-name="P448" text:outline-level="4">Tma</text:h>
      <text:p text:style-name="P172">TODO</text:p>
      <text:p text:style-name="P169">Požadavky: <text:span text:style-name="T610">2</text:span>. úroveň<text:line-break/><text:span text:style-name="T611">Trvání: udržování</text:span></text:p>
      <text:p text:style-name="P174">Sesílá se na <text:span text:style-name="T61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48" text:outline-level="4">Dým</text:h>
      <text:p text:style-name="P172">TODO</text:p>
      <text:p text:style-name="P169">Požadavky: <text:span text:style-name="T610">1</text:span>. úroveň<text:line-break/><text:span text:style-name="T611">Trvání: udržování</text:span></text:p>
      <text:p text:style-name="P176">Tebou zvolený prostor zaplní hustý dým. Není dráždivý, pouze brání ve výhledu.</text:p>
      <text:list xml:id="list348399838" text:style-name="L37">
        <text:list-item>
          <text:p text:style-name="P338">V dýmu je vidět jen do bezprostřední blízkosti, navíc velmi špatně (nevýhoda při boji na blízko).</text:p>
        </text:list-item>
        <text:list-item>
          <text:p text:style-name="P338"><text:soft-page-break/>Na větší vzdálenost není vidět vůbec (střílet lze jen na cíle, o kteří nějak prozradí svou polohu – třeba tím, že promluví, a i tak s velkou nevýhodou).</text:p>
        </text:list-item>
      </text:list>
      <text:h text:style-name="P448" text:outline-level="4">Hyperprostor</text:h>
      <text:p text:style-name="P172">TODO</text:p>
      <text:p text:style-name="P169">Požadavky: <text:span text:style-name="T615">4</text:span>. úroveň<text:line-break/><text:span text:style-name="T607">Cena za seslání: 1 bod Vůle</text:span></text:p>
      <text:p text:style-name="P176">Tímto kouzlem přemístíš sebe <text:span text:style-name="T616">a</text:span> všechno, co neseš, na zvolené místo. <text:span text:style-name="T617">Cílový prostor musíš vidět a musíš se tam i se svým nákladem vejít.</text:span></text:p>
      <text:list xml:id="list1766689644" text:style-name="L38">
        <text:list-item>
          <text:p text:style-name="P339">Když se teleportuješ někomu do zad, <text:s/>máš proti němu v následujícím kole výhodu.</text:p>
        </text:list-item>
        <text:list-item>
          <text:p text:style-name="P341">Někoho jiného můžeš teleportovat, pouze když se ho dotkneš. Musíš navíc současně přenést i sebe.</text:p>
          <text:list>
            <text:list-item>
              <text:p text:style-name="P342">Když se <text:span text:style-name="T618">dotyčný doteku brání, musíš proti němu uspět ve střetu bojem beze zbraně</text:span>.</text:p>
            </text:list-item>
          </text:list>
        </text:list-item>
      </text:list>
      <text:h text:style-name="P449" text:outline-level="4">Teleportační symbol</text:h>
      <text:p text:style-name="P172">TODO</text:p>
      <text:p text:style-name="P169">Požadavky: 5. úroveň</text:p>
      <text:p text:style-name="P178">Dokážeš <text:span text:style-name="T619">nakreslit či jinak fyzicky vytvořit znak, které bude sloužit jako teleportační symbol. Kdokoliv, kdo si při sesílání </text:span><text:span text:style-name="T85">Hyperprostoru</text:span><text:span text:style-name="T619"> představí tento znak, se přemístí místo, kde se tvůj znak nachází, za stejných podmínek, jako při obvyklém použití </text:span><text:span text:style-name="T85">Hyperpro</text:span><text:soft-page-break/><text:span text:style-name="T85">storu</text:span><text:span text:style-name="T619">.<text:line-break/><text:tab/>Znak je možné nakreslit na přenosný předmět, musí být ale dost velký, aby se na něm dalo snadno stát (takže alespoň jako malý štít).</text:span></text:p>
      <text:h text:style-name="P448" text:outline-level="4">Levitace</text:h>
      <text:p text:style-name="P172">TODO</text:p>
      <text:p text:style-name="P169">Požadavky: <text:span text:style-name="T620">3</text:span>. úroveň<text:line-break/><text:span text:style-name="T611">Trvání: udržování</text:span></text:p>
      <text:p text:style-name="P179">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635083082" text:style-name="L39">
        <text:list-item>
          <text:p text:style-name="P343">Síla kouzla je rovna tvé úrovni plus případný bonus za použití Vůle.</text:p>
        </text:list-item>
      </text:list>
      <text:h text:style-name="P450" text:outline-level="4">Neviditelnost</text:h>
      <text:p text:style-name="P172">TODO</text:p>
      <text:p text:style-name="P169">Požadavky: 5. úroveň<text:line-break/><text:span text:style-name="T611">Trvání: udržování</text:span></text:p>
      <text:p text:style-name="P18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266233845" text:style-name="L40">
        <text:list-item>
          <text:p text:style-name="P344"><text:soft-page-break/>Pokud neviditelného neprozrazuje nic jiného (zvuky, výrazný stín, obrys v dešti), tak má velkou výhodu proti těm, kdo jej nevidí.</text:p>
        </text:list-item>
        <text:list-item>
          <text:p text:style-name="P344">Když jej něco prozrazuje, má jen malou výhodu.</text:p>
        </text:list-item>
      </text:list>
      <text:h text:style-name="P448" text:outline-level="4">Detekce neviditelnosti</text:h>
      <text:p text:style-name="P172">TODO</text:p>
      <text:p text:style-name="P169">Požadavky: 5. úroveň<text:line-break/><text:span text:style-name="T611">Trvání: udržování</text:span></text:p>
      <text:p text:style-name="P182">Cíle kouzla po dobu trvání vidí neviditelné tvory a předměty.</text:p>
      <text:h text:style-name="P448" text:outline-level="4">Rychlost</text:h>
      <text:p text:style-name="P172">TODO</text:p>
      <text:p text:style-name="P169">Požadavky: <text:span text:style-name="T621">4</text:span>. úroveň<text:line-break/><text:span text:style-name="T622">Trvání: udržování</text:span></text:p>
      <text:p text:style-name="P183">Cíle si po dobu udržování ke své fyzické rychlosti přičítají sílu tohoto kouzla. <text:span text:style-name="T19">Rychlost</text:span> nedává výhodu v boji ani při kouzlení, pouze umožňuje se rychleji přesouvat.</text:p>
      <text:h text:style-name="P448" text:outline-level="4">Vodní dech</text:h>
      <text:p text:style-name="P172">TODO</text:p>
      <text:p text:style-name="P169">Požadavky: <text:span text:style-name="T621">3</text:span>. úroveň<text:line-break/><text:span text:style-name="T622">Trvání: udržování</text:span></text:p>
      <text:p text:style-name="P184">Po dobu působení umožňuje dýchat pod vodou.</text:p>
      <text:h text:style-name="P448" text:outline-level="4"><text:soft-page-break/>Beranidlo</text:h>
      <text:p text:style-name="P172">TODO</text:p>
      <text:p text:style-name="P169">Požadavky: <text:span text:style-name="T621">2</text:span>. úroveň</text:p>
      <text:p text:style-name="P185">Kouzlo <text:span text:style-name="T19">Beranidlo</text:span> má stejný účinek jako jeden člověk s fyzickou silou rovnou síle kouzla vybavený ručním beranidlem (+1 k hodu).</text:p>
      <text:h text:style-name="P448" text:outline-level="4">Zamkni</text:h>
      <text:p text:style-name="P172">TODO</text:p>
      <text:p text:style-name="P169">Požadavky: <text:span text:style-name="T621">3</text:span>. úroveň<text:line-break/><text:span text:style-name="T622">Trvání: udržování</text:span></text:p>
      <text:p text:style-name="P185">Kouzlo <text:span text:style-name="T19">Zamkni</text:span> po dobu působení zvýší obtížnost vypáčení zámku o sílu kouzla.</text:p>
      <text:h text:style-name="P448" text:outline-level="4">Bariéra</text:h>
      <text:p text:style-name="P172">TODO</text:p>
      <text:p text:style-name="P169">Požadavky: <text:span text:style-name="T621">3</text:span>. úroveň<text:line-break/><text:span text:style-name="T622">Trvání: udržování</text:span></text:p>
      <text:p text:style-name="P185">Vytvoří lehce opalizující průhlednou stěnu, <text:span text:style-name="T623">která brání v průchodu. </text:span><text:span text:style-name="T86">Bariéru</text:span><text:span text:style-name="T623"> je třeba seslat mezi nějaké pevné fyzické objekty – třeba do rámu dveří, nebo mezi dva stromy.</text:span></text:p>
      <text:list xml:id="list3109066868" text:style-name="L41">
        <text:list-item>
          <text:p text:style-name="P346">Obtížnost proražení bariéry je rovna síle kouzla.</text:p>
        </text:list-item>
        <text:list-item>
          <text:p text:style-name="P346">Pokud je bariérou posílena už existující fyzická překážka (třeba dveře), síla kouzla se přičítá k pevnosti překážky.</text:p>
        </text:list-item>
      </text:list>
      <text:h text:style-name="P448" text:outline-level="4">Zlom kouzlo</text:h>
      <text:p text:style-name="P172">TODO</text:p>
      <text:p text:style-name="P169"><text:soft-page-break/>Požadavky: <text:span text:style-name="T624">1</text:span> úroveň</text:p>
      <text:p text:style-name="P186">Tímto kouzlem můžeš zrušit libovolné udržované kouzlo, pokud uspěješ v testu. <text:span text:style-name="T19">Zlom kouzlo</text:span> nedokáže zlomit trvalá kouzla.</text:p>
      <text:list xml:id="list2243194292" text:style-name="L42">
        <text:list-item>
          <text:p text:style-name="P347">Hází se proti síle lámaného kouzla.</text:p>
        </text:list-item>
      </text:list>
      <text:h text:style-name="P448" text:outline-level="4">Přenos zvuku</text:h>
      <text:p text:style-name="P172">TODO</text:p>
      <text:p text:style-name="P169">Požadavky: <text:span text:style-name="T625">2</text:span>. úroveň<text:line-break/><text:span text:style-name="T622">Trvání: udržování</text:span></text:p>
      <text:p text:style-name="P18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48" text:outline-level="4">Paralýza</text:h>
      <text:p text:style-name="P172">TODO</text:p>
      <text:p text:style-name="P169">Požadavky: <text:span text:style-name="T626">4</text:span>. úroveň<text:line-break/><text:span text:style-name="T608">Obrana: Fyzička (Odolnost)</text:span></text:p>
      <text:p text:style-name="P189"><text:span text:style-name="T19">Paralýza</text:span> ubírá Výdrž jako normální útok, cíl se ale brání svou Odolností a nepomůže mu zbroj. <text:span text:style-name="T19">Paralýza</text:span> nezraňuje, ale když jedním sesláním ubereš alespoň 3 body Výdrže, cíl si počítá nevýhodu, jako kdyby měl zranění.</text:p>
      <text:list xml:id="list402816483" text:style-name="L43">
        <text:list-item>
          <text:p text:style-name="P348"><text:span text:style-name="T626">Veškeré účinky </text:span><text:span text:style-name="T87">Paralýzy</text:span><text:span text:style-name="T626"> pominou po krátkém odpočinku.</text:span></text:p>
        </text:list-item>
      </text:list>
      <text:h text:style-name="P448" text:outline-level="4"><text:soft-page-break/>Přebarv<text:span text:style-name="T627">ení</text:span></text:h>
      <text:p text:style-name="P172">TODO</text:p>
      <text:p text:style-name="P169">Požadavky: <text:span text:style-name="T628">1</text:span>. úroveň<text:line-break/><text:span text:style-name="T622">Trvání: udržování</text:span></text:p>
      <text:p text:style-name="P191">Umožňuje libovolně změnit barvu čehokoliv v dosahu působení. Po skončení kouzla se barva vrátí do přirozeného stavu.</text:p>
      <text:h text:style-name="P448" text:outline-level="4">Magické prsty</text:h>
      <text:p text:style-name="P172">TODO</text:p>
      <text:p text:style-name="P169">Požadavky: <text:span text:style-name="T620">4</text:span>. úroveň<text:line-break/><text:span text:style-name="T622">Trvání: udržování</text:span></text:p>
      <text:p text:style-name="P193"><text:span text:style-name="T19">Magické prsty</text:span> umožňují na dálku dělat cokoliv, co bys mohl udělat vlastníma rukama. Po dobu trvání kouzla nemáš cit ve vlastních rukou, místo toho cítíš to, čeho se dotýkají <text:span text:style-name="T629">tvé</text:span> <text:span text:style-name="T19">Magické prsty</text:span>. <text:span text:style-name="T629">Neriskuješ při tom zranění, protože </text:span><text:span text:style-name="T88">Magické prsty</text:span><text:span text:style-name="T629"> jsou nehmotné. Můžeš tedy například bez obav vytáhnout předmět z plamenů, kyseliny, a podobně.</text:span><text:line-break/><text:tab/><text:span text:style-name="T620">S jak těžkými břemeny dokážeš manipulovat a jakým způsobem, se řídí stejnými pravidly, jako u kouzla </text:span><text:span text:style-name="T89">Levitace</text:span><text:span text:style-name="T620">. Při použití </text:span><text:span text:style-name="T89">Magický</text:span><text:span text:style-name="T88">ch</text:span><text:span text:style-name="T89"> prst</text:span><text:span text:style-name="T88">ů</text:span><text:span text:style-name="T620"> ovšem musíš mít předmět jak uchopit.</text:span></text:p>
      <text:list xml:id="list1472516767" text:style-name="L44">
        <text:list-item>
          <text:p text:style-name="P349">Pomocí Magických prstů můžeš <text:span text:style-name="T630">také</text:span> na dálku používat zbraně.</text:p>
          <text:list>
            <text:list-item>
              <text:p text:style-name="P349">Počítá se při tom stejný rys, jako kdybys bojoval normálně (tedy boj se zbraní, nikoliv sesílání kouzel), ale budeš mít výhodu za dosah, jako by se jednalo o útok na dálku.</text:p>
            </text:list-item>
          </text:list>
        </text:list-item>
      </text:list>
      <text:h text:style-name="P448" text:outline-level="4"><text:soft-page-break/>Lazebník</text:h>
      <text:p text:style-name="P172">TODO</text:p>
      <text:p text:style-name="P169">Požadavky: <text:span text:style-name="T620">4</text:span>. úroveň</text:p>
      <text:p text:style-name="P195">Toto poměrně složité, ale velice užitečné kouzlo, zajistí kompletní očistu, jako po kvalitní lázni.</text:p>
      <text:p text:style-name="P197">Neviditelná zbroj (vysokolevelové kouzlo. Zbroj omezuje stejně jako obyčejná).</text:p>
      <text:h text:style-name="P448" text:outline-level="4">Protikouzlo</text:h>
      <text:p text:style-name="P172">TODO</text:p>
      <text:p text:style-name="P169">Požadavky: <text:span text:style-name="T620">4</text:span>. úroveň</text:p>
      <text:p text:style-name="P173">Protikouzlo umožňuje cíleně rušit cizí zaklínání. Cizího kouzelníka musíš přímo vidět, nebo jeho kouzlo zaslechnout pomocí <text:span text:style-name="T19">Naslouchání kouzlům</text:span>. <text:span text:style-name="T19">Protikouzlo</text:span> účinkuje pouze na kouzelnická kouzla.</text:p>
      <text:list xml:id="list611782129" text:style-name="L45">
        <text:list-item>
          <text:p text:style-name="P351">Pokud je tvůj hod na seslání vyšší, než hod na seslání protivníka, kouzlo se mu vůbec nepovedlo a nemá žádný účinek.</text:p>
        </text:list-item>
        <text:list-item>
          <text:p text:style-name="P351">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71">TODO</text:p>
      <text:p text:style-name="P168"><text:soft-page-break/>Požadavky: <text:span text:style-name="T605">2</text:span>. úroveň<text:line-break/><text:span text:style-name="T606">Rozsah: 1 cíl</text:span><text:line-break/><text:span text:style-name="T607">Zranění: Přesah +3</text:span><text:line-break/><text:span text:style-name="T608">Obrana: Uhýbání, od zranění se odečítá zbroj</text:span></text:p>
      <text:p text:style-name="P166">Ve vzduchu se objeví ostré ledové úlomky a velkou rychlostí vyletí k vybranému cíli.</text:p>
      <text:h text:style-name="P452" text:outline-level="4">Ohnivá stěna <text:span text:style-name="T397">*Eš chomah*</text:span></text:h>
      <text:p text:style-name="P26">mistrovské kouzlo</text:p>
      <text:p text:style-name="P111">V linii, kterou načrtneš rukou nebo nějakým předmětem, vzplane <text:span text:style-name="T392">ohnivá stěna vysoká tak, jak určíš, nejvýše ale několik metrů. Stěnu musíš načrtnout jedním tahem.<text:line-break/><text:tab/>Už z kontaktní vzdálenosti od ní bude cítit silný žár, při doteku způsobí zranění za 6kz </text:span><text:span text:style-name="T386">ohněm</text:span><text:span text:style-name="T392">, každé kolo je ale jeden cíl zraněn jen jednou. Dokud ji budeš udržovat </text:span><text:span text:style-name="T29">soustředěním</text:span><text:span text:style-name="T392">, nebude ji možné uhasit.</text:span></text:p>
      <text:h text:style-name="Heading_20_4" text:outline-level="4">Ledová stěna <text:span text:style-name="T397">*Kerach chomah*</text:span></text:h>
      <text:p text:style-name="P26">mistrovské kouzlo</text:p>
      <text:p text:style-name="P112">V linii, kterou načrtneš rukou nebo nějakým předmětem, <text:span text:style-name="T393">pomalu</text:span> <text:span text:style-name="T45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148">soustředěním</text:span><text:span text:style-name="T393">, neroztaje. Je ji ale možné rozbít jako obyčejný led. Jakmile se přestaneš </text:span><text:span text:style-name="T30">soustředit</text:span><text:span text:style-name="T393">, stěna přestane růst, i když ještě nedosáhla určené výšky. Začne také tát jako běžný led.</text:span></text:p>
      <text:h text:style-name="Heading_20_4" text:outline-level="4"><text:soft-page-break/>Beranidlo <text:span text:style-name="T398">*Zelokvah*</text:span></text:h>
      <text:p text:style-name="P109">/<text:span text:style-name="T394">* V podstatě </text:span><text:span text:style-name="T31">telekinetický úder</text:span><text:span text:style-name="T394"> ze svitku, jen líp popsanej */</text:span></text:p>
      <text:p text:style-name="P109">Kouzlo způsobí efekt jako jedna rána beranidlem. Vyrazí tedy obyčejné dveře (na bytelné je obvykle potřeba víc ran), může někoho srazit, vyrazit mu dech, atd.</text:p>
      <text:h text:style-name="P453" text:outline-level="4">Ledová dýka <text:span text:style-name="T396">* Kerach pygion*</text:span></text:h>
      <text:p text:style-name="P113"><text:span text:style-name="T19">pokročilé</text:span><text:span text:style-name="T28"> kouzlo</text:span></text:p>
      <text:p text:style-name="P107"><text:span text:style-name="T28">Útok:</text:span><text:span text:style-name="T157"> Duše + k6 proti F</text:span><text:span text:style-name="T163">inese</text:span><text:span text:style-name="T379"><text:line-break/></text:span><text:span text:style-name="T19">Zranění:</text:span> <text:span text:style-name="T382">4</text:span>kz <text:span text:style-name="T389">(</text:span><text:span text:style-name="T390">bodné</text:span><text:span text:style-name="T389">)</text:span><text:line-break/><text:span text:style-name="T19">Dosah:</text:span> <text:span text:style-name="T383">střední</text:span><text:line-break/><text:span text:style-name="T19">Rozsah:</text:span> 1 cíl</text:p>
      <text:p text:style-name="P110">Z tvé ruky na cíl vyletí ostrá dýka z tvrdého ledu. <text:span text:style-name="T391">V teple roztaje jako obyčejný led.</text:span></text:p>
      <text:p text:style-name="P110">/<text:span text:style-name="T483">* TODO: Zbroj normálně snižuje zranění. Že by to ale mělo v základu větší zranění a menší účinek proti zbroji je ale zajímavá myšlenka.*/</text:span></text:p>
      <text:h text:style-name="P454" text:outline-level="4">Modrý <text:span text:style-name="T385">blesk *Artak Bárak*</text:span></text:h>
      <text:p text:style-name="P113"><text:span text:style-name="T19">základní</text:span><text:span text:style-name="T28"> kouzlo</text:span></text:p>
      <text:p text:style-name="P106"><text:span text:style-name="T28">Útok:</text:span><text:span text:style-name="T157"> Duše + k6 proti F</text:span><text:span text:style-name="T162">yzičce</text:span><text:span text:style-name="T379"><text:line-break/></text:span><text:span text:style-name="T19">Zranění:</text:span> <text:span text:style-name="T382">4</text:span>kz <text:span text:style-name="T388">bleskem</text:span><text:line-break/><text:span text:style-name="T19">Dosah:</text:span> <text:span text:style-name="T383">střední</text:span><text:line-break/><text:span text:style-name="T19">Rozsah:</text:span> 1 cíl</text:p>
      <text:h text:style-name="P454" text:outline-level="4">Zelený <text:span text:style-name="T385">blesk *Járak Bárak*</text:span></text:h>
      <text:p text:style-name="P113"><text:span text:style-name="T19">základní</text:span><text:span text:style-name="T28"> kouzlo</text:span></text:p>
      <text:p text:style-name="P106"><text:soft-page-break/><text:span text:style-name="T28">Útok:</text:span><text:span text:style-name="T157"> Duše + k6 proti F</text:span><text:span text:style-name="T162">yzičce</text:span><text:line-break/><text:span text:style-name="T19">Zranění:</text:span> <text:span text:style-name="T382">3</text:span>kz <text:span text:style-name="T388">bleskem</text:span><text:line-break/><text:span text:style-name="T19">Dosah:</text:span> <text:span text:style-name="T383">střední</text:span><text:line-break/><text:span text:style-name="T19">Rozsah:</text:span> 2 cíle</text:p>
      <text:h text:style-name="P455" text:outline-level="4">Fialový blesk *Sagol bárak*</text:h>
      <text:p text:style-name="P113"><text:span text:style-name="T19">pokročilé</text:span><text:span text:style-name="T28"> kouzlo</text:span></text:p>
      <text:p text:style-name="P106"><text:span text:style-name="T28">Útok:</text:span><text:span text:style-name="T157"> Duše + k6 proti F</text:span><text:span text:style-name="T162">yzičce</text:span><text:line-break/><text:span text:style-name="T19">Zranění:</text:span> <text:span text:style-name="T382">2</text:span>kz <text:span text:style-name="T388">bleskem</text:span><text:line-break/><text:span text:style-name="T19">Dosah:</text:span> <text:span text:style-name="T383">střední</text:span><text:line-break/><text:span text:style-name="T19">Rozsah:</text:span> <text:span text:style-name="T382">3</text:span> cíle</text:p>
      <text:h text:style-name="P456" text:outline-level="4">Žlutý blesk *Cahov bárak*</text:h>
      <text:p text:style-name="P113"><text:span text:style-name="T19">pokročilé</text:span><text:span text:style-name="T28"> kouzlo</text:span></text:p>
      <text:p text:style-name="P108"><text:span text:style-name="T28">Útok:</text:span><text:span text:style-name="T157"> Duše + k6 proti F</text:span><text:span text:style-name="T162">yzičce</text:span><text:line-break/><text:span text:style-name="T19">Zranění:</text:span> <text:span text:style-name="T395">1</text:span>kz <text:span text:style-name="T388">bleskem</text:span><text:line-break/><text:span text:style-name="T19">Dosah:</text:span> <text:span text:style-name="T383">střední</text:span><text:line-break/><text:span text:style-name="T19">Rozsah:</text:span> <text:span text:style-name="T395">4</text:span> cíle</text:p>
      <text:h text:style-name="P455" text:outline-level="4">Rudý blesk *Adom bárak*</text:h>
      <text:p text:style-name="P113"><text:span text:style-name="T28">m</text:span><text:span text:style-name="T19">istrovské kouzlo</text:span></text:p>
      <text:p text:style-name="P106"><text:span text:style-name="T28">Útok:</text:span><text:span text:style-name="T157"> Duše + k6 proti F</text:span><text:span text:style-name="T162">yzičce</text:span><text:line-break/><text:span text:style-name="T19">Zranění:</text:span> <text:span text:style-name="T382">1</text:span>kz <text:span text:style-name="T388">bleskem</text:span><text:line-break/><text:span text:style-name="T19">Dosah:</text:span> <text:span text:style-name="T451">krátký</text:span><text:line-break/><text:span text:style-name="T19">Rozsah:</text:span> <text:span text:style-name="T395">5</text:span> cíl<text:span text:style-name="T395">ů</text:span></text:p>
      <text:h text:style-name="P457" text:outline-level="4">Černý <text:span text:style-name="T385">blesk *Kedar bárak*</text:span></text:h>
      <text:p text:style-name="P113"><text:span text:style-name="T28">m</text:span><text:span text:style-name="T19">istrovské kouzlo</text:span></text:p>
      <text:p text:style-name="P106"><text:soft-page-break/><text:span text:style-name="T28">Útok:</text:span><text:span text:style-name="T157"> Duše + k6 proti F</text:span><text:span text:style-name="T162">yzičce</text:span><text:span text:style-name="T379"><text:line-break/></text:span><text:span text:style-name="T19">Zranění:</text:span> <text:span text:style-name="T384">6</text:span>kz <text:span text:style-name="T388">bleskem</text:span><text:line-break/><text:span text:style-name="T19">Dosah:</text:span> <text:span text:style-name="T384">krátký</text:span><text:line-break/><text:span text:style-name="T19">Rozsah:</text:span> 1 cíl</text:p>
      <text:h text:style-name="P458" text:outline-level="4">Bílý blesk *Lavan bárak*</text:h>
      <text:p text:style-name="P113"><text:span text:style-name="T28">m</text:span><text:span text:style-name="T19">istrovské kouzlo</text:span></text:p>
      <text:p text:style-name="P106"><text:span text:style-name="T28">Útok:</text:span><text:span text:style-name="T157"> Duše + k6 proti F</text:span><text:span text:style-name="T162">yzičce</text:span><text:span text:style-name="T379"><text:line-break/></text:span>Zranění: <text:span text:style-name="T380">1</text:span>kz <text:span text:style-name="T388">bleskem</text:span><text:line-break/><text:span text:style-name="T19">Dosah:</text:span> <text:span text:style-name="T381">dlouhý</text:span><text:line-break/><text:span text:style-name="T19">Rozsah:</text:span> 1 cíl</text:p>
      <text:h text:style-name="Heading_20_4" text:outline-level="4"><text:span text:style-name="T161">O</text:span><text:span text:style-name="T153">hnivá koule </text:span><text:span text:style-name="T164">*Eš </text:span><text:span text:style-name="T165">nešef</text:span><text:span text:style-name="T164">*</text:span></text:h>
      <text:p text:style-name="P113"><text:span text:style-name="T32">pokročilé</text:span><text:span text:style-name="T28"> kouzlo</text:span></text:p>
      <text:p text:style-name="P106"><text:span text:style-name="T28">Útok:</text:span><text:span text:style-name="T157"> Duše + k6 proti Finese</text:span><text:span text:style-name="T156"><text:line-break/></text:span><text:span text:style-name="T19">Zranění:</text:span><text:span text:style-name="T153"> </text:span><text:span text:style-name="T157">2</text:span><text:span text:style-name="T153">kz </text:span><text:span text:style-name="T386">ohněm</text:span><text:span text:style-name="T153"><text:line-break/></text:span><text:span text:style-name="T19">Dosah:</text:span><text:span text:style-name="T153"> </text:span><text:span text:style-name="T158">krátký</text:span><text:span text:style-name="T153"><text:line-break/></text:span><text:span text:style-name="T19">Rozsah:</text:span><text:span text:style-name="T153"> </text:span><text:span text:style-name="T159">v</text:span><text:span text:style-name="T160">še v kontaktní vzdálenosti od cíle</text:span></text:p>
      <text:h text:style-name="P419" text:outline-level="3">Schopnosti z DrD PPZ:</text:h>
      <text:p text:style-name="Example">Vyvolání přítele</text:p>
      <text:p text:style-name="P304">Odvracení neviděných</text:p>
      <text:p text:style-name="P53">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339">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339">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413" text:outline-level="3">Schopnosti z DrD PPP:</text:h>
      <text:p text:style-name="P17">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298">Cizí <text:span text:style-name="T344">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340">(1-3 cíle)</text:span></text:p>
      <text:p text:style-name="Example">Hromadná metamorfóza</text:p>
      <text:p text:style-name="Example">Hyperprostor II</text:p>
      <text:p text:style-name="Example">Kamenná zeď <text:span text:style-name="T345">(1.1)</text:span></text:p>
      <text:p text:style-name="Example">Kouzelná rušička <text:span text:style-name="T340">(brání v kouzlení)</text:span></text:p>
      <text:p text:style-name="P299">Ledová zeď <text:span text:style-name="T345">(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00">Neslyšitelnost (1.2)</text:p>
      <text:p text:style-name="P300">Neslyšitelnost do 4 sáhů (1.2)</text:p>
      <text:p text:style-name="Example">Neviditelnost do 4 sáhů</text:p>
      <text:p text:style-name="P300">Nevycítitelnost (1.2)</text:p>
      <text:p text:style-name="P300">Nevycítitelnost do 4 sáhů (1.2)</text:p>
      <text:p text:style-name="Example">Ohnivá koule</text:p>
      <text:p text:style-name="P302">Ohnivá zeď<text:span text:style-name="T345"> (1.2)</text:span></text:p>
      <text:p text:style-name="Example">Ochrana před šípy</text:p>
      <text:p text:style-name="Example">Oko</text:p>
      <text:p text:style-name="Example"><text:soft-page-break/>Orxanův zámek</text:p>
      <text:p text:style-name="Example">Oživ neživého</text:p>
      <text:p text:style-name="Example">Pavučina <text:span text:style-name="T346">(1.1)</text:span></text:p>
      <text:p text:style-name="Example">Poslání</text:p>
      <text:p text:style-name="Example">Přelož</text:p>
      <text:p text:style-name="Example">Přelud nebezpečí <text:span text:style-name="T346">(1.1)</text:span></text:p>
      <text:p text:style-name="Example">Rozptyl kouzla</text:p>
      <text:p text:style-name="Example">Rudé blesky <text:span text:style-name="T341">(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01"><text:span text:style-name="T346">Zamkni</text:span> (1.2)</text:p>
      <text:p text:style-name="Example">Zašifruj</text:p>
      <text:p text:style-name="Example">Zataras vchod <text:span text:style-name="T346">(1.1)</text:span></text:p>
      <text:p text:style-name="Example">Zdvojení (mirror image)</text:p>
      <text:p text:style-name="Example">Zesměšni</text:p>
      <text:p text:style-name="Example">Zmatek</text:p>
      <text:p text:style-name="Example">Zmiz</text:p>
      <text:p text:style-name="Example">Žluté blesky <text:span text:style-name="T346">(jen 1 cíl, ale nízká pravděpodonost zásahu)</text:span></text:p>
      <text:h text:style-name="P415" text:outline-level="3"><text:soft-page-break/>Schopnosti z DrD PPE:</text:h>
      <text:p text:style-name="P143">Schopnosti</text:p>
      <text:p text:style-name="P315">Naslouchání kouzlům</text:p>
      <text:p text:style-name="Example">Tvorba svitků</text:p>
      <text:p text:style-name="Example">Čarodějova hůl – asi spíš kouzelný předmět <text:span text:style-name="T475">(ale stvořit by ho klidně mohl umět kouzelník)</text:span></text:p>
      <text:p text:style-name="P143">Kouzla</text:p>
      <text:p text:style-name="Example">Améba <text:span text:style-name="T455">(protékání skrz štěrbiny a podobně – trochu se to bude bít se zlodějskou ohebností, respektive bude to silnější. Jako kouzlo to ale sedí víc...)</text:span></text:p>
      <text:p text:style-name="Example">Barevná změna <text:span text:style-name="T455">(Přebarvi?)</text:span></text:p>
      <text:p text:style-name="Example">Bledý blesk <text:span text:style-name="T455">(fákt velká rána. Asi nebrat, blesků je dost)</text:span></text:p>
      <text:p text:style-name="Example">Bledý blesk kulový <text:span text:style-name="T455">(kulové blesky nebrat)</text:span></text:p>
      <text:p text:style-name="P316">Blesky kulové <text:span text:style-name="T455">(kulové blesky nebrat)</text:span></text:p>
      <text:p text:style-name="P316">Blesky průrazné <text:span text:style-name="T455">(průrazné blesky nebrat)</text:span></text:p>
      <text:p text:style-name="Example">Cestář <text:span text:style-name="T456">(vytvoří dlážděnou cestu – asi nebrat... Tvořit by měl jít oheň, led a podobně, ne fyzické věci)</text:span></text:p>
      <text:p text:style-name="P316">Černý blesk kulový <text:span text:style-name="T455">(kulové blesky nebrat)</text:span></text:p>
      <text:p text:style-name="Example">Davová hypnóza <text:span text:style-name="T456">(spíš ne. Když už, tak by to měla bejt siccovská či bardovská schopnost. Nebo možná válečnická?).</text:span></text:p>
      <text:p text:style-name="Example">Dlouhá ruka <text:span text:style-name="T456">(vytvoří neviditelnou končetinu – možná. Duplikuje to telekinezi. Možná spíš ruka ve stylu Saxány?)</text:span></text:p>
      <text:p text:style-name="Example">Dotyk upíra <text:span text:style-name="T456">(upíjí úrovně – to asi nebrat)</text:span></text:p>
      <text:p text:style-name="Example">Duševní rozštěp <text:span text:style-name="T456">(vygumuje inteligenci cíle)</text:span></text:p>
      <text:p text:style-name="Example">Granátové jablko (lepší ohnivá hlína, nebrat)</text:p>
      <text:p text:style-name="Example"><text:soft-page-break/>Hrom a blesky (dobré, ale možná spíš pro druida? I když, je to iluze, <text:span text:style-name="T457">takže kouzelník. Možná obecně efekty v podobném stylu</text:span>)</text:p>
      <text:p text:style-name="Example">Chlad hvězd <text:span text:style-name="T457">(zranění mrazem – to by asi šlo)</text:span></text:p>
      <text:p text:style-name="Example">Jídlonoš <text:span text:style-name="T457">(iluzorní jídlo – asi proč ne)</text:span></text:p>
      <text:p text:style-name="Example">Klika <text:span text:style-name="T458">(kouzlo pro démony – hází se dvakrát, vybírá se lepší z hodů)</text:span></text:p>
      <text:p text:style-name="Example">Kouzlo spánku <text:span text:style-name="T458">(spánek je asi dobrý kouzlo. IDEA: únava by se normálně počítala jako odečtené životy, podobně jako paralýza)</text:span></text:p>
      <text:p text:style-name="Example">Lazebník <text:span text:style-name="T459">(tohle bylo moje oblíbené kouzlo. A asi proč ne.)</text:span></text:p>
      <text:p text:style-name="Example">Ledový blesk <text:span text:style-name="T459">(blesk na 7 tvorů – obecně to je divný kouzlo, asi nebrat)</text:span></text:p>
      <text:p text:style-name="Example">Lomený plamen <text:span text:style-name="T459">(moc se mi to nelíbí, ale nějaký zajímavější útočný kouzla to chce)</text:span></text:p>
      <text:p text:style-name="Example">Magický provaz <text:span text:style-name="T459">(lano poslouchá příkazy. Asi jo. Je to každopádně cool kouzlo.) (Očaruj lano?)</text:span></text:p>
      <text:p text:style-name="Example">Metamorfóza II <text:span text:style-name="T459">(dvojky čehokoliv nebrat)</text:span></text:p>
      <text:p text:style-name="Example">Mluv s mrtvými <text:span text:style-name="T459">(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459">(asi ne. Pokud bude kouzelnická hůl magický předmět, tak tohle může být její vlastnost. Jako kouzlo je to slabé a nezajímavé).</text:span></text:p>
      <text:p text:style-name="Example">Najdi teleport <text:span text:style-name="T459">(nebrat)</text:span></text:p>
      <text:p text:style-name="P317">Napískání si <text:span text:style-name="T459">(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460">(asi jo. Určitě mistrovské kouzlo)</text:span></text:p>
      <text:p text:style-name="Example"><text:soft-page-break/>Neviditelná zbroj <text:span text:style-name="T460">(možná, ale jako udržované kouzlo a nebude se sčítat s těžkou zbrojí – ani nepůjde vykouzlit, pokud už cíl zbroj má).</text:span></text:p>
      <text:p text:style-name="Example">Odzbrojení <text:span text:style-name="T460">(tohle je asi moc specifické. Obecně by to mohlo být vyražení předmětu z ruky, nebo třeba i sražení z police apod.)</text:span></text:p>
      <text:p text:style-name="Example">Ohniví koně <text:span text:style-name="T460">(tohle by asi spíš měl bejt rituál)</text:span></text:p>
      <text:p text:style-name="Example">Ohnivý bič <text:span text:style-name="T461">(jo! hezký kouzlo. Otázka je, jestli by se s tím pak mělo bojovat Duší nebo Finesou – asi spíš Finesou?)</text:span></text:p>
      <text:p text:style-name="Example">Orlí oči <text:span text:style-name="T462">(nebrat. Duplikuje to elfskou raciálku a mělo by to být spíš hraničářské kouzlo)</text:span></text:p>
      <text:p text:style-name="Example">Pamatuj <text:span text:style-name="T46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463">(asi nebrat, duplikuje Magický štít)</text:span></text:p>
      <text:p text:style-name="Example">Pekelný oheň <text:span text:style-name="T463">(zní to divně. I když...)</text:span></text:p>
      <text:p text:style-name="Example">Pírko <text:span text:style-name="T463">(asi proč ne. Na zvedání fakt těžkých předmětů dobré. Potenciální zneužití v boji – možná to bude vyžadovat dotyk?)</text:span></text:p>
      <text:p text:style-name="Example">Plošný hyperprostor <text:span text:style-name="T463">(nebrat)</text:span></text:p>
      <text:p text:style-name="Example">Pomocníci <text:span text:style-name="T463">(nebrat. I když – mohli by společně zvládnout jen to, co kouzelník sám. Takže jako kdyby se kouzelník zduplikoval, co se fyzické práce týče.)</text:span></text:p>
      <text:p text:style-name="Example">Portál <text:span text:style-name="T46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465">(zprávu přenáší drozd – to je jasně druidské kouzlo)</text:span></text:p>
      <text:p text:style-name="Example"><text:soft-page-break/>Povolej bytost <text:span text:style-name="T465">(tohle moc kecá do řemesla theurgům – homunkulus, golem. Takže asi nebrat) (I když, mohl by to bejt nějakej fantóm – jako varan v laborce).</text:span></text:p>
      <text:p text:style-name="Example">Procházení zdí <text:span text:style-name="T465">(nebrat!)</text:span></text:p>
      <text:p text:style-name="Example">Průchodná zeď <text:span text:style-name="T465">(nebrat!)</text:span></text:p>
      <text:p text:style-name="Example">Převtělení <text:span text:style-name="T46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466">(dočasnej heal – asi nebrat, to se ke kouzelníkovi nehodí. Možná nekromancie)</text:span></text:p>
      <text:p text:style-name="Example">Schodiště <text:span text:style-name="T467">(schody se zhmotňujou pod nohama a zase mizej. Možná jo, jako mistrovský kouzlo. Je to každopádně cool.)</text:span></text:p>
      <text:p text:style-name="Example">Smrtící déšť <text:span text:style-name="T467">(jako ohnivý déš</text:span><text:span text:style-name="T417">ť, takže asi proč ne. Možná ale spíš pro nekromata</text:span><text:span text:style-name="T467">).</text:span></text:p>
      <text:p text:style-name="Example">Smrtící koule <text:span text:style-name="T467">(vysává cíli magy, pak bouchne. To samozřejmě nepůjde. Podle jména je to spíš kouzlo pro nekromata)</text:span></text:p>
      <text:p text:style-name="Example">Soví oči <text:span text:style-name="T467">(duplikuje elfskou raciálku, nebrat)</text:span></text:p>
      <text:p text:style-name="Example">Sprav (tohle je rituál, viz Zatopený důl)</text:p>
      <text:p text:style-name="Example">Sršatec <text:span text:style-name="T467">(v podstatě ball lightning z PoE. Asi proč ne, je to cool)</text:span></text:p>
      <text:p text:style-name="Example">Světelný most <text:span text:style-name="T468">(most, který unese jen živé tvory. Hmm... Možná. Spíš by měl unést jen nehmotné tvory. To ale zas asi nebude mít praktické využití...)</text:span></text:p>
      <text:p text:style-name="Example">Světlonoš <text:span text:style-name="T468">(zdroj světla, kterým může kouzelník hýbat. Asi proč ne.)</text:span></text:p>
      <text:p text:style-name="Example">Šenkýř <text:span text:style-name="T469">(iluzorní nápoj – proč ne.)</text:span></text:p>
      <text:p text:style-name="Example">Temný úder <text:span text:style-name="T470">(zraňuje za hpčka kouzleníka. Zní to jako nekromancie.)</text:span></text:p>
      <text:p text:style-name="Example"><text:soft-page-break/>Tlampač <text:span text:style-name="T471">(zesílený kouzelníkův hlas se ozývá po celém prostoru. Bude to duplikovat válečnický hromový hlas, ale asi proč ne. Je to celkem cool efekt)</text:span></text:p>
      <text:p text:style-name="Example">Tlumočník <text:span text:style-name="T472">(překládací kouzla se mi moc nelíbí. Možná kdyby jako materiální komponenta byl slovník...)</text:span></text:p>
      <text:p text:style-name="Example">Třpytivá zář <text:span text:style-name="T473">(plošné oslepení. Asi jo, kouzelník určitě se světlem pracovat umí)</text:span></text:p>
      <text:p text:style-name="Example">Uhas <text:span text:style-name="T473">(v zásadě jo, ale možná je to moc specializované. Hasit navíc bude umět protoplazma, to je možná víc cool)</text:span></text:p>
      <text:p text:style-name="Example">Ukliď <text:span text:style-name="T473">(pomocníčci zní líp. Ti by ostatně mohli řešit i posluhování při oblékání, hygienu a tak)</text:span></text:p>
      <text:p text:style-name="Example">Usni <text:span text:style-name="T473">(spánek jsem už řešil – v zásadě jo, ale asi nemá smysl, mít na to dvě různá kouzla)</text:span></text:p>
      <text:p text:style-name="Example">Velké ochranné kouzlo <text:span text:style-name="T473">(tohle zní jako rituál na ochranu nějakého místa. Třeba hradu.)</text:span></text:p>
      <text:p text:style-name="Example">Vezmi hůl <text:span text:style-name="T474">(teleportace předmětu, který kouzelník držel v ruce? Čistě na hůl je to zbytečně moc omezené).</text:span></text:p>
      <text:p text:style-name="Example">Vidění dvojmo <text:span text:style-name="T474">(iluze – asi proč ne)</text:span></text:p>
      <text:p text:style-name="Example">Vidění skrz zeď <text:span text:style-name="T474">(nebrat)</text:span></text:p>
      <text:p text:style-name="Example">Všepronikání <text:span text:style-name="T474">(nebrat)</text:span></text:p>
      <text:p text:style-name="Example">Vzpomeň <text:span text:style-name="T474">(možná. Spíš by se mi to ale líbilo jako efekt hypnózy – cíl si může vzpomenout i na něco, co si vědomě nevybavuje).</text:span></text:p>
      <text:p text:style-name="Example">Zapomeň <text:span text:style-name="T474">(tohle taky zní jako posthypnoťák. Možná by to ale nemusel bejt rituál a mohlo by to vydržet jen po dobu udržování kouzla).</text:span></text:p>
      <text:p text:style-name="Example">Zapůjčení (druid. <text:span text:style-name="T474">I když, tohle je do humanoidů, to by asi šlo</text:span>)</text:p>
      <text:p text:style-name="Example">Zastav hraničáře <text:span text:style-name="T474">(nebrat)</text:span></text:p>
      <text:p text:style-name="P318">Zastav <text:span text:style-name="T474">kouzla (to je divný, </text:span><text:span text:style-name="T34">ticho</text:span><text:span text:style-name="T474"> je asi lepší)</text:span></text:p>
      <text:p text:style-name="P318"><text:soft-page-break/><text:span text:style-name="T474">Zažeň únavu (iluze? Moc se mi to nelíbí...)</text:span> </text:p>
      <text:p text:style-name="P318">Z<text:span text:style-name="T474">hasni (duplikuje Uhas, a tudíž i protoplazmu. Ale je to cool. Mohlo by to zhasnout úplně všechna světla široko daleko).</text:span></text:p>
      <text:p text:style-name="P319">Zmrzlý blesk (stvoří ledovou kouli, kterou může kouzelník nechat vybuchnout. Zajímavé, ale jméno se k tomu nehodí. Orb of ice?)</text:p>
      <text:p text:style-name="P319">Zpomalení (efekt zpomalení. Trochu duplikuje protoplazmu, ale jinak asi proč ne).</text:p>
      <text:h text:style-name="P420" text:outline-level="3">Kouzla z Dakara<text:span text:style-name="T632">_dungeoncrawl_resource_0.1_A5</text:span></text:h>
      <text:p text:style-name="P198">Odzbrojení</text:p>
      <text:p text:style-name="P198">Ohnivý bič (sounds cool)</text:p>
      <text:p text:style-name="P200">Pekelný oheň (udržované plameny?)</text:p>
      <text:p text:style-name="P200">Portál (to nebude kouzlo, ale magický item)</text:p>
      <text:p text:style-name="P201">Sprav</text:p>
      <text:p text:style-name="P201">Tlampač</text:p>
      <text:p text:style-name="P201">Oslnivý záblesk (Třytivá zář)</text:p>
      <text:p text:style-name="P202">Ostraha (kouzelník ví, že do dosahu někdo vstoupil – vzbudí ho to. Není třeba vytvářet materiální komponenty)</text:p>
      <text:p text:style-name="P202">Detekční značky (detekují oblast mezi nimi)</text:p>
      <text:p text:style-name="P201">Ukliď (moc konkrétní, na to stačí udržovaná telekineze, respektive magické prsty. Jo jasně a nefunguje to jako wish, kouzelník se na to stále musí soustředit a myslet na to, čím kam hýbe).</text:p>
      <text:p text:style-name="P201"><text:span text:style-name="T631">Magický štít (</text:span>Magická bariéra – ochranná kupole)</text:p>
      <text:p text:style-name="P203"><text:soft-page-break/>Zpomalení (sounds cool, postihy)</text:p>
      <text:p text:style-name="P198">Orlí oči (dalekohled. Spíš přírodní magie)</text:p>
      <text:p text:style-name="P199">Metamorfóza</text:p>
      <text:p text:style-name="P199">Montyho čardáš</text:p>
      <text:p text:style-name="P199">Zenerova karta</text:p>
      <text:p text:style-name="P199">Bílá střela</text:p>
      <text:p text:style-name="P199">Clona myšlenek</text:p>
      <text:p text:style-name="P199">Dubl</text:p>
      <text:p text:style-name="P199">Dveřník (procházení pevnou hmotou – asi ne)</text:p>
      <text:p text:style-name="P199">Fata morgána</text:p>
      <text:p text:style-name="P204">Přelud</text:p>
      <text:p text:style-name="P199">Kamenná zeď (tvoření hmoty asi ne, maximálně opracovat stávající – nebo ji tam nechat pomalu vyrůst)</text:p>
      <text:p text:style-name="P199">Ledová zeď</text:p>
      <text:p text:style-name="P199">Kouzelná rušička</text:p>
      <text:p text:style-name="P199">Leť (zůstal bych u metamorfózy)</text:p>
      <text:p text:style-name="P199">Mrak smrti</text:p>
      <text:p text:style-name="P199">Najdi kouzla (asi raději astral perception?)</text:p>
      <text:p text:style-name="P199">Najdi neviditelnost</text:p>
      <text:p text:style-name="P199">Najdi předmět (ale jo, proč ne, sympatetická magie)</text:p>
      <text:p text:style-name="P199">Ohnivá koule</text:p>
      <text:p text:style-name="P199"><text:soft-page-break/>Ohnivá zeď (na rozdíl od kammenné proč ne)</text:p>
      <text:p text:style-name="P205">Plamenný oblouk (vyšlehne z jedné ruky do druhé)</text:p>
      <text:p text:style-name="P199">Ochrana před šípy (<text:span text:style-name="T633">Forma telekineze?</text:span>)</text:p>
      <text:p text:style-name="P199">Oko (k čemu, když má kouzelník nahlížení? Možná k tomu, že to může ovládat?)</text:p>
      <text:p text:style-name="P206">Magická šifra (Zašifruj) (magická šifra s heslem? Rozšifruje se opět tím samým kouzlem)</text:p>
      <text:p text:style-name="P201">Schodiště (sounds cool, nemá to hmotnout podstatu)</text:p>
      <text:p text:style-name="P244">Světelný most (stejný princip jako schodiště)</text:p>
      <text:h text:style-name="Heading_20_5" text:outline-level="5">Patří k jinému povolání</text:h>
      <text:p text:style-name="P207">Améba (protékání úzkými prostory – ne, to bude mít zloděj)</text:p>
      <text:h text:style-name="Heading_20_5" text:outline-level="5">Moc silné <text:span text:style-name="T633">nebo nevhodné</text:span></text:h>
      <text:p text:style-name="P198">Magický provaz (to by možná měl být spíš magický item?)</text:p>
      <text:p text:style-name="P208">Procházení zdí</text:p>
      <text:p text:style-name="P208">Průchodná zeď</text:p>
      <text:p text:style-name="P209">Zesměšni (ne – plastika nebude takhle jednoduchá)</text:p>
      <text:p text:style-name="P209">Zmiz (ne)</text:p>
      <text:p text:style-name="P199">Najdi zlo (určitě ne)</text:p>
      <text:p text:style-name="P210">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text:soft-page-break/>Nekromancie</text:h>
      <text:p text:style-name="P199">Oživ neživého (do základu určitě ne)</text:p>
      <text:p text:style-name="P201">Smrtící déšť</text:p>
      <text:p text:style-name="P208">Převtělení (přenos duše – sounds cool, spíš psychický mág nebo nekromant a určitě high level kouzlo. <text:span text:style-name="T634">Nekromant, duše jsou nekromantická záležitost, psychický mág pracuje s myslí</text:span>)</text:p>
      <text:p text:style-name="P122">Mluv s mrtvými (asi ne základní kouzelník, to je spíš pro nekromanta)</text:p>
      <text:h text:style-name="Heading_20_5" text:outline-level="5">Přírodní magie</text:h>
      <text:p text:style-name="P201">Soví oči (přírodní magie)</text:p>
      <text:p text:style-name="P201">Oslepení (přírodní magie)</text:p>
      <text:p text:style-name="P203">Zapůjčení (přírodní magie)</text:p>
      <text:p text:style-name="P203">Strach (přírodní magie)</text:p>
      <text:p text:style-name="P199">Pavučina (asi taky ne – <text:span text:style-name="T635">přírodní magie, když už</text:span>)</text:p>
      <text:p text:style-name="P199">Cizí oči (přírodní magie)</text:p>
      <text:p text:style-name="P199">Cizí uši (přírodní magie)</text:p>
      <text:p text:style-name="P204">Rychlý růst (přírodní magie)</text:p>
      <text:p text:style-name="P204">Rychlé vadnutí (fuj)</text:p>
      <text:h text:style-name="Heading_20_5" text:outline-level="5">Psychická magie</text:h>
      <text:p text:style-name="P199">Hypnóza</text:p>
      <text:p text:style-name="P205">Změň podobu (iluze)</text:p>
      <text:p text:style-name="P211">Zapomeň (psychická magie)</text:p>
      <text:p text:style-name="P211"><text:soft-page-break/>Vzpomeň (asi sloučit vzpomínání a zapomínání pod manipulaci s pamětí)</text:p>
      <text:p text:style-name="P204">Poslání (ne)</text:p>
      <text:p text:style-name="P209">Zmatek</text:p>
      <text:p text:style-name="P212">Zdvojení (spíš ne – <text:span text:style-name="T636">leda jako iluze</text:span>)</text:p>
      <text:p text:style-name="P198">Spánek</text:p>
      <text:p text:style-name="P199">Sugesce</text:p>
      <text:p text:style-name="P199">Bábelská rybka</text:p>
      <text:p text:style-name="P245">Přelož</text:p>
      <text:h text:style-name="Heading_20_3" text:outline-level="3">Kouzla z OSR_0.0.44_spells_A5</text:h>
      <text:h text:style-name="P459" text:outline-level="4">Najdi kouzla</text:h>
      <text:p text:style-name="P214">Po dobu soustředění <text:span text:style-name="T639">poznáš</text:span> kouzla a magické předměty:</text:p>
      <text:list xml:id="list1562787479" text:style-name="L46">
        <text:list-item>
          <text:p text:style-name="P352">Neaktivní (nepřipoutané) magické předměty mají slabě modrou auru.</text:p>
        </text:list-item>
        <text:list-item>
          <text:p text:style-name="P352">Připoutané magické předměty <text:span text:style-name="T640">mají jasnou bílou auru (svítí asi jako svíčka)</text:span>.</text:p>
        </text:list-item>
        <text:list-item>
          <text:p text:style-name="P353">Kouzlem <text:span text:style-name="T641">s</text:span>tvořená hmota velmi slabě září.</text:p>
        </text:list-item>
      </text:list>
      <text:p text:style-name="P215">Poznáš například, jestli má kouzlo ze svitku někdo předseslané. Můžeš takto snadno najít magický předmět po tmě, ale nikoliv předmět schovaný v truhle. Auru a záři vidíš pouze ty.</text:p>
      <text:p text:style-name="P215"><text:soft-page-break/>/* <text:span text:style-name="T642">Hmm, sakra – tohle asi umožní spolehlivě vidět magické pasti, to možná není dobře. I když, postava pozná pouze to, že tam je past, ne už jaká a co dělá */</text:span></text:p>
      <text:h text:style-name="P459" text:outline-level="4">Mlha</text:h>
      <text:p text:style-name="P32">Elfské kouzlo <text:span text:style-name="T643">(ale taky třeba goblinské)</text:span></text:p>
      <text:p text:style-name="P216"><text:span text:style-name="T644">Po dobu </text:span><text:span text:style-name="T90">soustředění</text:span><text:span text:style-name="T644"> z tebe bude vycházet hustá mlha</text:span>. <text:span text:style-name="T645">Poté nezmizí</text:span><text:span text:style-name="T257">, </text:span><text:span text:style-name="T258">vydrží</text:span><text:span text:style-name="T259"> stejně jako obyčejná.</text:span> <text:span text:style-name="T645">Je těžší než vzduch, takže se drží u země.</text:span> <text:span text:style-name="T644">Zcela zaplnit místnost velikosti stodoly trvá zhruba minutu</text:span>.</text:p>
      <text:h text:style-name="P460" text:outline-level="4">Dým</text:h>
      <text:p text:style-name="P32">Trpaslické kouzlo</text:p>
      <text:p text:style-name="P216"><text:span text:style-name="T644">Po dobu </text:span><text:span text:style-name="T90">soustředění</text:span><text:span text:style-name="T644"> z tebe bude vycházet hustý, štiplavý dým</text:span>. <text:span text:style-name="T646">Poté nezmizí</text:span><text:span text:style-name="T257">, </text:span><text:span text:style-name="T258">vydrží</text:span><text:span text:style-name="T259"> stejně jako obyčej</text:span><text:span text:style-name="T260">ný</text:span><text:span text:style-name="T259">.</text:span> Dá se v něm normálně dýchat, <text:span text:style-name="T647">ale není v něm vůbec vidět</text:span>. <text:span text:style-name="T648">Je lehčí než vzduch, takže pomalu stoupá vzhůru. Zcela zaplnit místnost velikosti stodoly trvá zhruba minutu</text:span>.</text:p>
      <text:h text:style-name="P459" text:outline-level="4">Zlom kouzlo</text:h>
      <text:p text:style-name="P217"><text:span text:style-name="T91">Dosah:</text:span><text:span text:style-name="T261"> střední </text:span><text:span text:style-name="T262">(3b)</text:span><text:span text:style-name="T91"><text:line-break/></text:span><text:span text:style-name="T19">Rozsah:</text:span> 1 předmět</text:p>
      <text:p text:style-name="P218">Deaktivuje jeden magický předmět. Pokud z něj bylo připoutáno kouzlo, je tím spotřebováno a zrušeno.</text:p>
      <text:list xml:id="list3346012540" text:style-name="L47">
        <text:list-item>
          <text:p text:style-name="P35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219"><text:soft-page-break/>/* <text:span text:style-name="T649">Tohle je taky extra mocné – umožnilo by to například vypínat magické pasti */</text:span></text:p>
      <text:h text:style-name="P461" text:outline-level="4">Přenos myšlenek</text:h>
      <text:p text:style-name="P220"><text:span text:style-name="T19">Dosah:</text:span> <text:span text:style-name="T650">dohled nebo dotyk (10b)</text:span></text:p>
      <text:p text:style-name="P221">Po dobu <text:span text:style-name="T19">soustředění</text:span> můžeš telepaticky promlouvat ke komukoliv, koho vidíš, <text:span text:style-name="T651">nebo koho se dotýkáš</text:span>. Dotyčnému to bude připadat jako břichomluvectví. Nedokážeš takto číst myšlenky.</text:p>
      <text:h text:style-name="P462" text:outline-level="4">Děs</text:h>
      <text:p text:style-name="P241"><text:span text:style-name="T92">Hod</text:span><text:span text:style-name="T93">: +</text:span><text:span text:style-name="T94">2</text:span><text:span text:style-name="T95"> </text:span><text:span text:style-name="T96">proti Duši</text:span><text:span text:style-name="T95"> (</text:span><text:span text:style-name="T94">6</text:span><text:span text:style-name="T95">b)</text:span><text:span text:style-name="T97"><text:line-break/></text:span><text:span text:style-name="T98">Dosah:</text:span><text:span text:style-name="T263"> </text:span><text:span text:style-name="T264">krátký</text:span><text:span text:style-name="T265"> (</text:span><text:span text:style-name="T264">1</text:span><text:span text:style-name="T265">b)</text:span><text:span text:style-name="T97"><text:line-break/></text:span><text:span text:style-name="T99">Rozsah: 1 cíl </text:span><text:span text:style-name="T100">(0b)</text:span><text:span text:style-name="T99"><text:line-break/></text:span><text:span text:style-name="T101">Efekt: </text:span><text:span text:style-name="T102">Úprk</text:span><text:span text:style-name="T101"> (</text:span><text:span text:style-name="T103">9</text:span><text:span text:style-name="T101">b)</text:span></text:p>
      <text:p text:style-name="P222"><text:span text:style-name="T652">P</text:span>okud se cíl neubrání, zchvátí jej smrteln<text:span text:style-name="T653">ý</text:span> <text:span text:style-name="T104">děs</text:span>. Počínaje dalším kolem se dá na panický útěk <text:span text:style-name="T654">a nezastaví se, dokud se</text:span> nedostane do bezpečí. <text:span text:style-name="T655">Když nemá kam utéct, berte tvůj hod jako </text:span><text:span text:style-name="T105">vytvoření nevýhody</text:span><text:span text:style-name="T654"> proti Duši. Dokud trvá tvé </text:span><text:span text:style-name="T105">soustředění</text:span><text:span text:style-name="T654">, nedokáže tě nijak ohrozit.</text:span></text:p>
      <text:h text:style-name="P463" text:outline-level="4">Aura <text:span text:style-name="T656">odvahy</text:span></text:h>
      <text:p text:style-name="P33"><text:span text:style-name="T657">Dosah:</text:span><text:span text:style-name="T263"> </text:span><text:span text:style-name="T266">krátký</text:span><text:span text:style-name="T265"> (</text:span><text:span text:style-name="T267">1</text:span><text:span text:style-name="T265">b)</text:span><text:span text:style-name="T658"><text:line-break/>Rozsah:</text:span><text:span text:style-name="T263"> </text:span><text:span text:style-name="T268">všechno v dosahu </text:span><text:span text:style-name="T269">(</text:span><text:span text:style-name="T270">6</text:span><text:span text:style-name="T269">b)</text:span></text:p>
      <text:p text:style-name="P223">Po dobu <text:span text:style-name="T19">soustředění</text:span> <text:span text:style-name="T659">kolem tebe bude neviditelná aura dodávající odvahu. Všichni uvnitř, s výjimkou těch, které určíš, jsou</text:span> <text:span text:style-name="T660">imunní proti jakékoliv formě </text:span><text:span text:style-name="T106">strachu</text:span><text:span text:style-name="T660"> i </text:span><text:span text:style-name="T106">děsu</text:span><text:span text:style-name="T660"> a dokáží dělat věci, k nimž by se jinak neodhodlali.</text:span></text:p>
      <text:h text:style-name="P459" text:outline-level="4"><text:soft-page-break/>Aura strachu</text:h>
      <text:p text:style-name="P33"><text:span text:style-name="T661">Hod</text:span>: +<text:span text:style-name="T657">1 proti Duši (3b)<text:line-break/>Dosah:</text:span><text:span text:style-name="T263"> </text:span><text:span text:style-name="T266">krátký</text:span><text:span text:style-name="T265"> (</text:span><text:span text:style-name="T267">1</text:span><text:span text:style-name="T265">b)</text:span><text:span text:style-name="T658"><text:line-break/>Rozsah:</text:span><text:span text:style-name="T263"> </text:span><text:span text:style-name="T268">všechno v dosahu </text:span><text:span text:style-name="T269">(</text:span><text:span text:style-name="T270">6</text:span><text:span text:style-name="T269">b)<text:line-break/></text:span><text:span text:style-name="T662">Efekt: Vytvoření nevýhody (6b)</text:span></text:p>
      <text:p text:style-name="P226">Po dobu <text:span text:style-name="T19">soustředění</text:span> kolem tebe bude zlověstná aura <text:span text:style-name="T19">strachu</text:span>. Každý, kdo <text:span text:style-name="T663">se v ní nachází, nebo do ní později</text:span> vstoupí, <text:span text:style-name="T664">s výjimkou cílů, které z účinku vyloučíš,</text:span> se musí bránit Duší proti <text:span text:style-name="T19">vytvoření nevýhody</text:span> tvým hodem na seslání. <text:span text:style-name="T665">Kdo se jednou ubrání, znovu si už házet nemusí. Strach trvá i po opuštění dosahu kouzla. Ukončením tvého </text:span><text:span text:style-name="T107">soustředění</text:span><text:span text:style-name="T665"> strach pomine a spolu s ním i z něj plynoucí nevýhody.</text:span></text:p>
      <text:h text:style-name="P464" text:outline-level="4">Aura <text:span text:style-name="T666">moci</text:span></text:h>
      <text:p text:style-name="P33"><text:span text:style-name="T667">H</text:span>od: +<text:span text:style-name="T668">5 na obranu (jen 9b, protože +2 je z plné obrany)<text:line-break/>Dosah:</text:span><text:span text:style-name="T263"> </text:span><text:span text:style-name="T271">krátký </text:span><text:span text:style-name="T272">(1b)</text:span><text:span text:style-name="T658"><text:line-break/>Rozsah:</text:span><text:span text:style-name="T263"> </text:span><text:span text:style-name="T268">všechno v dosahu </text:span><text:span text:style-name="T269">(</text:span><text:span text:style-name="T273">6</text:span><text:span text:style-name="T269">b)</text:span></text:p>
      <text:p text:style-name="P227">Po dobu <text:span text:style-name="T19">soustředění</text:span> <text:span text:style-name="T669">vyzařuješ takový majestát, že se ti inteligentní <text:s/>bytosti budou zdráhat ublížit</text:span>. <text:span text:style-name="T670">Místo všech hodů na obranu si proti nim házíš </text:span><text:span text:style-name="T274">na seslání</text:span><text:span text:style-name="T671">. Pokud je cíl proti strachu imunní, nebo nemá žádnou inteligenci (pasti, zvířata), nebo útočí ze střední nebo větší vzdálenosti, bráníš se normálně.</text:span></text:p>
      <text:h text:style-name="P459" text:outline-level="4">Protikouzlo</text:h>
      <text:p text:style-name="P33"><text:span text:style-name="T672">Hod</text:span>: +<text:span text:style-name="T673">3 (9b)<text:line-break/>Dosah:</text:span><text:span text:style-name="T263"> </text:span><text:span text:style-name="T275">krátký</text:span><text:span text:style-name="T263"> </text:span><text:span text:style-name="T276">(</text:span><text:span text:style-name="T275">1</text:span><text:span text:style-name="T276">b)</text:span><text:span text:style-name="T658"><text:line-break/>Rozsah:</text:span><text:span text:style-name="T263"> 1 cíl </text:span><text:span text:style-name="T277">(0b)</text:span><text:span text:style-name="T263"><text:line-break/></text:span><text:span text:style-name="T662">Efekt: Protiakce (6b)</text:span></text:p>
      <text:p text:style-name="P241"><text:soft-page-break/><text:span text:style-name="T263">Používá se jako </text:span><text:span text:style-name="T98">bránění v akci</text:span><text:span text:style-name="T263"> proti </text:span><text:span text:style-name="T278">sesílání</text:span><text:span text:style-name="T263"> kouzl</text:span><text:span text:style-name="T278">a</text:span><text:span text:style-name="T263">. V případě úspěchu </text:span><text:span text:style-name="T279">je zrušené kouzlo spotřebované a</text:span><text:span text:style-name="T263"> nemá žádný účinek.</text:span></text:p>
      <text:h text:style-name="P459" text:outline-level="4">Světlo</text:h>
      <text:p text:style-name="P228"><text:span text:style-name="T19">Dosah:</text:span> <text:span text:style-name="T280">krátký </text:span><text:span text:style-name="T281">(1b)</text:span><text:line-break/><text:span text:style-name="T19">Rozsah:</text:span> 1 předmět</text:p>
      <text:p text:style-name="P241"><text:span text:style-name="T674">Po dobu </text:span><text:span text:style-name="T108">soustředění</text:span><text:span text:style-name="T282"> </text:span><text:span text:style-name="T283">bude předmět svítit. </text:span><text:span text:style-name="T284">M</text:span><text:span text:style-name="T285">ůžeš libovolně měnit </text:span><text:span text:style-name="T284">barvu světla a jeho intenzitu.</text:span><text:span text:style-name="T285"> </text:span><text:span text:style-name="T286">N</text:span><text:span text:style-name="T285">ejvyšší možná </text:span><text:span text:style-name="T287">odpovídá</text:span><text:span text:style-name="T285"> lucern</text:span><text:span text:style-name="T287">ě</text:span><text:span text:style-name="T285">.</text:span></text:p>
      <text:h text:style-name="P459" text:outline-level="4">Tma</text:h>
      <text:p text:style-name="P228"><text:span text:style-name="T19">Dosah:</text:span> <text:span text:style-name="T280">krátký </text:span><text:span text:style-name="T281">(1b)</text:span><text:line-break/><text:span text:style-name="T19">Rozsah:</text:span> 1 předmět</text:p>
      <text:p text:style-name="P175"><text:span text:style-name="T285">Sesílá se na </text:span><text:span text:style-name="T288">zdroj světla. </text:span><text:span text:style-name="T285">Po </text:span><text:span text:style-name="T289">dobu </text:span><text:span text:style-name="T109">soustředění</text:span><text:span text:style-name="T290"> </text:span><text:span text:style-name="T291">zcela pohltí</text:span><text:span text:style-name="T288"> </text:span><text:span text:style-name="T291">s</text:span><text:span text:style-name="T288">větlo </text:span><text:span text:style-name="T292">do síly</text:span><text:span text:style-name="T288"> </text:span><text:span text:style-name="T292">lucerny</text:span><text:span text:style-name="T288">, silnější pouze utlumí. Sluneční světlo toto kouzlo neovlivní. Po </text:span><text:span text:style-name="T293">u</text:span><text:span text:style-name="T288">končení </text:span><text:span text:style-name="T110">soustředění</text:span><text:span text:style-name="T288"> se intenzita </text:span><text:span text:style-name="T294">zdroje světla</text:span><text:span text:style-name="T288"> vrátí do přirozeného stavu.</text:span></text:p>
      <text:h text:style-name="P459" text:outline-level="4">Rozhlížení</text:h>
      <text:p text:style-name="P228"><text:span text:style-name="T19">Dosah:</text:span> <text:span text:style-name="T295">dlouhý </text:span><text:span text:style-name="T281">(6b)</text:span></text:p>
      <text:p text:style-name="P175"><text:span text:style-name="T285">Po </text:span><text:span text:style-name="T289">dobu </text:span><text:span text:style-name="T109">soustředění</text:span><text:span text:style-name="T285"> vidíš to, co bys viděl, kdybys stál na cílovém místě.</text:span></text:p>
      <text:h text:style-name="P465" text:outline-level="4">Hyperprostor</text:h>
      <text:p text:style-name="P228"><text:span text:style-name="T111">Hod: +0 proti Duši</text:span><text:span text:style-name="T19"><text:line-break/>Dosah:</text:span> <text:span text:style-name="T296">krátký </text:span><text:span text:style-name="T281">(1b)</text:span><text:line-break/><text:span text:style-name="T19">Rozsah:</text:span> 1 <text:span text:style-name="T675">cíl</text:span></text:p>
      <text:p text:style-name="P321"><text:soft-page-break/>/* <text:span text:style-name="T676">Ok tak nakonec to nechám – je to omezené viditelností a krátkým dosahem. I tak by ale tohle kouzlo mělo přijít do hry až na vyšších úrovních.</text:span> */</text:p>
      <text:p text:style-name="P321">/* <text:span text:style-name="T67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21">I když – má to pořád jen krátký dosah, takže pár metrů. Vyšší zdi/širší propasti budou pořád nepřekonatelné. <text:span text:style-name="T678">Levitace by to mohla mít stejně.</text:span></text:p>
      <text:p text:style-name="P321">Pozn.: V kombinací s teleportační runou by šlo asi cheatovat tím, že runu nejdřív někam hodím a pak se tam portnu. V zásadě se mi to docela líbí, <text:span text:style-name="T679">je to hodně kombinační. A je to pořád omezené tím, že se runou musím trefit.</text:span></text:p>
      <text:p text:style-name="P321">*/</text:p>
      <text:p text:style-name="P177">Tímto kouzlem přemístíš <text:span text:style-name="T680">cíl</text:span> <text:span text:style-name="T616">a</text:span> všechno, co ne<text:span text:style-name="T680">se (nikoliv táhne po zemi)</text:span>, na zvolené místo. <text:span text:style-name="T617">Cílový prostor musíš vidět, cíl se tam musí i se svým nákladem vejít a musí ho to tam unést – lze se teleportovat do vody, ale ne do vzduchu nebo na vrchol křoví.</text:span></text:p>
      <text:list xml:id="list2091423329" text:style-name="L48">
        <text:list-item>
          <text:p text:style-name="P340">Když <text:span text:style-name="T681">cíl</text:span> teleportuješ někomu do zad, <text:span text:style-name="T682">bude mít</text:span> v následujícím kole <text:span text:style-name="T683">proti dotyčnému</text:span> <text:span text:style-name="T684">velkou</text:span> výhodu.</text:p>
        </text:list-item>
        <text:list-item>
          <text:p text:style-name="P355"><text:span text:style-name="T285">K</text:span><text:span text:style-name="T153">dyž </text:span><text:span text:style-name="T297">cíl</text:span><text:span text:style-name="T153"> s teleportem nesouhlasí, může </text:span><text:span text:style-name="T297">se bránit Duš</text:span><text:span text:style-name="T298">í</text:span><text:span text:style-name="T297">.</text:span></text:p>
        </text:list-item>
      </text:list>
      <text:h text:style-name="P467" text:outline-level="4">Návrat</text:h>
      <text:p text:style-name="P228"><text:span text:style-name="T111">Hod: +0 proti Duši<text:line-break/></text:span><text:span text:style-name="T19">Dosah:</text:span> <text:span text:style-name="T296">krátký </text:span><text:span text:style-name="T281">(1b)</text:span><text:line-break/><text:span text:style-name="T19">Rozsah:</text:span> <text:span text:style-name="T685">Všechny cíle určené při připoutání kouzla.</text:span></text:p>
      <text:p text:style-name="P229"><text:soft-page-break/>Cíle tohoto kouzla se určují už při jeho připoutávání. <text:span text:style-name="T686">Musejí</text:span> <text:span text:style-name="T687">při tom</text:span> být v dosahu.<text:line-break/><text:tab/><text:span text:style-name="T688">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022840070" text:style-name="L49">
        <text:list-item>
          <text:p text:style-name="P356">Když někdo být přenesen nechce, může si hodit na obranu Duší.</text:p>
        </text:list-item>
      </text:list>
      <text:h text:style-name="P466" text:outline-level="4">Pomalý pád</text:h>
      <text:p text:style-name="P228"><text:span text:style-name="T3">Dosah:</text:span><text:span text:style-name="T12"> </text:span><text:span text:style-name="T13">kontaktní </text:span><text:span text:style-name="T14">(0b)</text:span><text:span text:style-name="T13"><text:line-break/></text:span><text:span text:style-name="T4">Rozsah:</text:span><text:span text:style-name="T13"> 1 cíl</text:span></text:p>
      <text:p text:style-name="P230"><text:span text:style-name="T12">P</text:span><text:span text:style-name="T1">o dobu </text:span><text:span text:style-name="T5">soustředění</text:span><text:span text:style-name="T1"> </text:span><text:span text:style-name="T15">cíl padá</text:span><text:span text:style-name="T1"> tak pomalu, že zvládne bez problémů bezpečně dopadnout.</text:span></text:p>
      <text:p text:style-name="P230"><text:span text:style-name="T1">/* </text:span><text:span text:style-name="T16">Tohle taky dost trivializuje </text:span><text:span text:style-name="T17">sešplhávání do různých děr a tak. Na druhou stranu na to obyčejně</text:span><text:span text:style-name="T16"> </text:span><text:span text:style-name="T17">stačí lano (což je taky předmět, byť méně skladný) a </text:span><text:span text:style-name="T18">na vyšplhání nahoru to nepomůže.</text:span><text:span text:style-name="T1"> */</text:span></text:p>
      <text:h text:style-name="P465" text:outline-level="4">Levitace</text:h>
      <text:p text:style-name="P231">Dosah: krátký <text:span text:style-name="T689">(1b)</text:span></text:p>
      <text:p text:style-name="P241"><text:span text:style-name="T690">Po dobu </text:span><text:span text:style-name="T112">soustředění</text:span><text:span text:style-name="T690">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51" text:outline-level="4"><text:soft-page-break/>Neviditelnost</text:h>
      <text:p text:style-name="P232">TODO</text:p>
      <text:p text:style-name="P18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550451366" text:style-name="L50">
        <text:list-item>
          <text:p text:style-name="P345">Pokud neviditelného neprozrazuje nic jiného (zvuky, výrazný stín, obrys v dešti), tak má velkou výhodu proti těm, kdo jej nevidí.</text:p>
        </text:list-item>
        <text:list-item>
          <text:p text:style-name="P357">Když jej něco prozrazuje, má jen malou výhodu.</text:p>
        </text:list-item>
      </text:list>
      <text:p text:style-name="P181"><text:span text:style-name="T299">/* </text:span><text:span text:style-name="T300">Neviditelnou osobu lze detekovat přes </text:span><text:span text:style-name="T113">Najdi kouzla</text:span><text:span text:style-name="T299"> */</text:span></text:p>
      <text:h text:style-name="P459" text:outline-level="4">Vodní dech</text:h>
      <text:p text:style-name="P233"><text:span text:style-name="T19">Dosah:</text:span> krátký <text:span text:style-name="T689">(1b)</text:span><text:line-break/><text:span text:style-name="T19">Rozsah:</text:span> Všechny určené cíle v dosahu</text:p>
      <text:p text:style-name="P241"><text:span text:style-name="T299">Po dobu </text:span><text:span text:style-name="T114">soustředění</text:span><text:span text:style-name="T299"> umožňuje dýchat pod vodou.</text:span></text:p>
      <text:h text:style-name="P459" text:outline-level="4">Vzplanutí</text:h>
      <text:p text:style-name="P228"><text:span text:style-name="T115">Fyzický útok ohněm proti Síle</text:span><text:span text:style-name="T93">: </text:span><text:span text:style-name="T116">2</text:span><text:span text:style-name="T115">/</text:span><text:span text:style-name="T116">0</text:span><text:span text:style-name="T117"> </text:span><text:span text:style-name="T118">(</text:span><text:span text:style-name="T119">6</text:span><text:span text:style-name="T120">b/</text:span><text:span text:style-name="T116">5</text:span><text:span text:style-name="T118">b) </text:span><text:span text:style-name="T121">+ </text:span><text:span text:style-name="T301">efekt vzplanutí (</text:span><text:span text:style-name="T302">4</text:span><text:span text:style-name="T301">b)</text:span><text:span text:style-name="T19"><text:line-break/>Dosah:</text:span> <text:span text:style-name="T691">krátký (1b)</text:span><text:line-break/><text:span text:style-name="T19">Rozsah:</text:span> 1 <text:span text:style-name="T692">cíl (0b)</text:span></text:p>
      <text:p text:style-name="P234">Kouzlo <text:span text:style-name="T693">zraní cíl ohněm a </text:span>pokusí <text:span text:style-name="T693">se jej zapálit:</text:span> <text:span text:style-name="T694">P</text:span>okud <text:span text:style-name="T695">je dobře hořlavý, nebo má něco hořlavého na sobě, bude další 3 kola hořet za 1k3 životů (každé kolo si odečítá zbroj). Uhašení zabere 1 akci.</text:span></text:p>
      <text:h text:style-name="P468" text:outline-level="4"><text:soft-page-break/>Ohniv<text:span text:style-name="T696">ý oblouk</text:span></text:h>
      <text:p text:style-name="P228"><text:span text:style-name="T115">Fyzický útok ohněm proti </text:span><text:span text:style-name="T117">Finese</text:span><text:span text:style-name="T93">: </text:span><text:span text:style-name="T115">2/</text:span><text:span text:style-name="T122">1k</text:span><text:span text:style-name="T123">6</text:span><text:span text:style-name="T117"> </text:span><text:span text:style-name="T118">(</text:span><text:span text:style-name="T120">6b</text:span><text:span text:style-name="T118">/</text:span><text:span text:style-name="T123">8</text:span><text:span text:style-name="T118">b</text:span><text:span text:style-name="T124">)</text:span><text:span text:style-name="T19"><text:line-break/>Dosah:</text:span> <text:span text:style-name="T697">k</text:span><text:span text:style-name="T303">ontaktní</text:span><text:span text:style-name="T698"> (0b)</text:span><text:line-break/><text:span text:style-name="T19">Rozsah:</text:span> <text:span text:style-name="T696">všechno těsně před tebou (2b)</text:span></text:p>
      <text:p text:style-name="P235">Mezi rozpřaženýma rukama ti <text:span text:style-name="T699">obloukem</text:span> prošlehnou plameny a zraní <text:span text:style-name="T700">všechno těsně před tebou.</text:span></text:p>
      <text:h text:style-name="P468" text:outline-level="4">Ohnivá střela</text:h>
      <text:p text:style-name="P228"><text:span text:style-name="T115">Fyzický útok ohněm proti </text:span><text:span text:style-name="T117">Finese</text:span><text:span text:style-name="T93">: </text:span><text:span text:style-name="T115">2/</text:span><text:span text:style-name="T122">1k</text:span><text:span text:style-name="T125">4</text:span><text:span text:style-name="T117"> </text:span><text:span text:style-name="T118">(</text:span><text:span text:style-name="T120">6b</text:span><text:span text:style-name="T118">/</text:span><text:span text:style-name="T125">7</text:span><text:span text:style-name="T118">b</text:span><text:span text:style-name="T124">)</text:span><text:span text:style-name="T19"><text:line-break/>Dosah:</text:span> <text:span text:style-name="T701">střední (3b)</text:span><text:line-break/><text:span text:style-name="T19">Rozsah:</text:span> 1 <text:span text:style-name="T692">cíl (0b)</text:span></text:p>
      <text:p text:style-name="P236"><text:span text:style-name="T702">Z tvé ruky na určený cíl vyletí malá plamenná střela</text:span>.</text:p>
      <text:h text:style-name="P468" text:outline-level="4">Ohnivá koule</text:h>
      <text:p text:style-name="P228"><text:span text:style-name="T126">Hod</text:span><text:span text:style-name="T93">: </text:span><text:span text:style-name="T304">1</text:span><text:span text:style-name="T305">/</text:span><text:span text:style-name="T306">1k</text:span><text:span text:style-name="T307">2</text:span><text:span text:style-name="T308"> </text:span><text:span text:style-name="T309">proti Finese</text:span><text:span text:style-name="T308"> </text:span><text:span text:style-name="T310">(oheň)</text:span><text:span text:style-name="T122"> </text:span><text:span text:style-name="T124">(</text:span><text:span text:style-name="T127">3</text:span><text:span text:style-name="T128">b/</text:span><text:span text:style-name="T129">6</text:span><text:span text:style-name="T128">b</text:span><text:span text:style-name="T124">)</text:span><text:span text:style-name="T19"><text:line-break/>Dosah:</text:span> <text:span text:style-name="T701">střední (3b)</text:span><text:line-break/><text:span text:style-name="T19">Rozsah:</text:span> <text:span text:style-name="T701">koule o průměru (Duše) metrů (4b)</text:span></text:p>
      <text:p text:style-name="P236"><text:span text:style-name="T703">Z tebou určeného místa vyšlehnou plameny do tvaru koule</text:span>.</text:p>
      <text:h text:style-name="P468" text:outline-level="4">Ohnivý déšť</text:h>
      <text:p text:style-name="P228"><text:span text:style-name="T115">Fyzický útok ohněm proti </text:span><text:span text:style-name="T117">Finese</text:span><text:span text:style-name="T93">: </text:span><text:span text:style-name="T130">0</text:span><text:span text:style-name="T115">/</text:span><text:span text:style-name="T122">1k</text:span><text:span text:style-name="T131">4</text:span><text:span text:style-name="T122"> </text:span><text:span text:style-name="T124">(</text:span><text:span text:style-name="T130">0</text:span><text:span text:style-name="T128">b/</text:span><text:span text:style-name="T131">7</text:span><text:span text:style-name="T128">b</text:span><text:span text:style-name="T124">)</text:span><text:span text:style-name="T19"><text:line-break/>Dosah:</text:span> <text:span text:style-name="T704">krátký (1b)</text:span><text:line-break/><text:span text:style-name="T19">Rozsah:</text:span> <text:span text:style-name="T704">všechno v dosahu (6b)<text:line-break/></text:span><text:span text:style-name="T132">Efekt:</text:span><text:span text:style-name="T704"> Zranění každé kolo po dobu udržování (4b)</text:span></text:p>
      <text:p text:style-name="P237">Po dobu <text:span text:style-name="T19">soustředění</text:span> bude kolem tebe sršet ohnivý déšť. <text:span text:style-name="T705">Každé kolo zasahuje všechny cíle s výjimkou těch, které z působení vyjmeš.</text:span></text:p>
      <text:h text:style-name="P459" text:outline-level="4"><text:soft-page-break/>Výboj</text:h>
      <text:p text:style-name="P228"><text:span text:style-name="T133">Hod</text:span><text:span text:style-name="T93">: </text:span><text:span text:style-name="T305">2/</text:span><text:span text:style-name="T306">1k</text:span><text:span text:style-name="T311">8 </text:span><text:span text:style-name="T312">proti Síle (blesk) </text:span><text:span text:style-name="T313"><text:s/></text:span><text:span text:style-name="T314">(6b/</text:span><text:span text:style-name="T315">9</text:span><text:span text:style-name="T314">b)</text:span><text:span text:style-name="T19"><text:line-break/>Dosah:</text:span> <text:span text:style-name="T706">krátký (1b)</text:span><text:line-break/><text:span text:style-name="T19">Rozsah:</text:span> 1 <text:span text:style-name="T692">cíl (0b)</text:span></text:p>
      <text:p text:style-name="P238"><text:span text:style-name="T703">Z</text:span> tvé ruky na určený cíl <text:span text:style-name="T703">přeskočí jasný výboj</text:span>.</text:p>
      <text:h text:style-name="P459" text:outline-level="4"><text:span text:style-name="T707">Zřetězený</text:span> <text:span text:style-name="T708">výboj</text:span></text:h>
      <text:p text:style-name="P228"><text:span text:style-name="T115">Fyzický útok </text:span><text:span text:style-name="T134">bleskem</text:span><text:span text:style-name="T115"> proti Síle</text:span><text:span text:style-name="T93">: </text:span><text:span text:style-name="T135">1</text:span><text:span text:style-name="T115">/</text:span><text:span text:style-name="T122">1k</text:span><text:span text:style-name="T136">6</text:span><text:span text:style-name="T134"> </text:span><text:span text:style-name="T137">(</text:span><text:span text:style-name="T135">3</text:span><text:span text:style-name="T137">b/</text:span><text:span text:style-name="T135">8</text:span><text:span text:style-name="T137">b)</text:span><text:span text:style-name="T19"><text:line-break/>Dosah:</text:span> <text:span text:style-name="T706">krátký (1b)</text:span><text:line-break/><text:span text:style-name="T19">Rozsah:</text:span> <text:span text:style-name="T706">až (Duše) cílů (4b)</text:span></text:p>
      <text:p text:style-name="P238">Jasný výboj přeskočí z tvé ruky na určený cíl <text:span text:style-name="T706">a zřetězí se na ostatní v tebou určeném pořadí</text:span>. <text:span text:style-name="T706">Když se některý z nich úspěšně ubrání úhybem, výboj tím končí a na další už nepřeskakuje. Každý cíl může být zasažen jen jednou.</text:span></text:p>
      <text:h text:style-name="P459" text:outline-level="4">Kulový blesk</text:h>
      <text:p text:style-name="P228"><text:span text:style-name="T115">Fyzický útok </text:span><text:span text:style-name="T134">bleskem</text:span><text:span text:style-name="T115"> proti </text:span><text:span text:style-name="T138">Finese</text:span><text:span text:style-name="T93">: </text:span><text:span text:style-name="T139">1</text:span><text:span text:style-name="T115">/</text:span><text:span text:style-name="T122">1k</text:span><text:span text:style-name="T140">10</text:span><text:span text:style-name="T141"> </text:span><text:span text:style-name="T142">(</text:span><text:span text:style-name="T139">3</text:span><text:span text:style-name="T143">b/</text:span><text:span text:style-name="T139">10</text:span><text:span text:style-name="T143">b</text:span><text:span text:style-name="T142">)</text:span><text:span text:style-name="T19"><text:line-break/>Dosah:</text:span> <text:span text:style-name="T706">krátký (1b)</text:span><text:line-break/><text:span text:style-name="T19">Rozsah:</text:span> <text:span text:style-name="T709">všechno po cestě (2b)</text:span></text:p>
      <text:p text:style-name="P239">Z tvé ruky vyletí kulový blesk a zasáhne vše, co mu stojí v cestě. Zastaví jej jen kamenná zeď nebo něco podobně masivního.</text:p>
      <text:h text:style-name="P459" text:outline-level="4">Ledová tříšť</text:h>
      <text:p text:style-name="P240">TODO</text:p>
      <text:p text:style-name="P167">Ve vzduchu se objeví ostré ledové úlomky a velkou rychlostí vyletí k <text:span text:style-name="T604">vybranému</text:span> cíli.</text:p>
      <text:h text:style-name="P459" text:outline-level="4"><text:soft-page-break/>Telekine<text:span text:style-name="T710">tický úder</text:span></text:h>
      <text:p text:style-name="P228"><text:span text:style-name="T144">Hod</text:span><text:span text:style-name="T93">:</text:span><text:span text:style-name="T316"> </text:span><text:span text:style-name="T317">1</text:span><text:span text:style-name="T305">/</text:span><text:span text:style-name="T306">1k</text:span><text:span text:style-name="T317">2 </text:span><text:span text:style-name="T318">proti Finese</text:span><text:span text:style-name="T319"> </text:span><text:span text:style-name="T320">(</text:span><text:span text:style-name="T317">3</text:span><text:span text:style-name="T320">b/</text:span><text:span text:style-name="T317">6</text:span><text:span text:style-name="T320">b)</text:span><text:span text:style-name="T287"> </text:span><text:span text:style-name="T320">+ zatlačení </text:span><text:span text:style-name="T321">(</text:span><text:span text:style-name="T322">6</text:span><text:span text:style-name="T320">b</text:span><text:span text:style-name="T321">)</text:span><text:span text:style-name="T19"><text:line-break/>Dosah:</text:span> <text:span text:style-name="T711">krátký (1b)</text:span><text:line-break/><text:span text:style-name="T19">Rozsah:</text:span> 1 <text:span text:style-name="T692">cíl (0b)</text:span></text:p>
      <text:p text:style-name="P213">Do cíle udeří neviditelná síla. Kouzlo zraňuje a <text:span text:style-name="T637">současně se</text:span> počítá jako <text:span text:style-name="T19">zatlačení protivníka</text:span>. <text:span text:style-name="T638">Jde také použít na vyrážení dveří.</text:span></text:p>
      <text:h text:style-name="P469" text:outline-level="4">Přenos zvuku</text:h>
      <text:p text:style-name="P170">Požadavky: <text:span text:style-name="T625">2</text:span>. úroveň<text:line-break/><text:span text:style-name="T622">Trvání: udržování</text:span></text:p>
      <text:p text:style-name="P18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69" text:outline-level="4">Paralýza</text:h>
      <text:p text:style-name="P170">Požadavky: <text:span text:style-name="T626">4</text:span>. úroveň<text:line-break/><text:span text:style-name="T608">Obrana: Fyzička (Odolnost)</text:span></text:p>
      <text:p text:style-name="P190"><text:span text:style-name="T19">Paralýza</text:span> ubírá Výdrž jako normální útok, cíl se ale brání svou Odolností a nepomůže mu zbroj. <text:span text:style-name="T19">Paralýza</text:span> nezraňuje, ale když jedním sesláním ubereš alespoň 3 body Výdrže, cíl si počítá nevýhodu, jako kdyby měl zranění.</text:p>
      <text:list xml:id="list3342247841" text:style-name="L51">
        <text:list-item>
          <text:p text:style-name="P360"><text:span text:style-name="T626">Veškeré účinky </text:span><text:span text:style-name="T87">Paralýzy</text:span><text:span text:style-name="T626"> pominou po krátkém odpočinku.</text:span></text:p>
        </text:list-item>
      </text:list>
      <text:h text:style-name="P469" text:outline-level="4"><text:soft-page-break/>Přebarv<text:span text:style-name="T627">ení</text:span></text:h>
      <text:p text:style-name="P170">Požadavky: <text:span text:style-name="T628">1</text:span>. úroveň<text:line-break/><text:span text:style-name="T622">Trvání: udržování</text:span></text:p>
      <text:p text:style-name="P192">Umožňuje libovolně změnit barvu čehokoliv v dosahu působení. Po skončení kouzla se barva vrátí do přirozeného stavu.</text:p>
      <text:h text:style-name="P469" text:outline-level="4">Magické prsty</text:h>
      <text:p text:style-name="P170">Požadavky: <text:span text:style-name="T620">4</text:span>. úroveň<text:line-break/><text:span text:style-name="T622">Trvání: udržování</text:span></text:p>
      <text:p text:style-name="P194"><text:span text:style-name="T19">Magické prsty</text:span> umožňují na dálku dělat cokoliv, co bys mohl udělat vlastníma rukama. Po dobu trvání kouzla nemáš cit ve vlastních rukou, místo toho cítíš to, čeho se dotýkají <text:span text:style-name="T629">tvé</text:span> <text:span text:style-name="T19">Magické prsty</text:span>. <text:span text:style-name="T629">Neriskuješ při tom zranění, protože </text:span><text:span text:style-name="T88">Magické prsty</text:span><text:span text:style-name="T629"> jsou nehmotné. Můžeš tedy například bez obav vytáhnout předmět z plamenů, kyseliny, a podobně.</text:span><text:line-break/><text:tab/><text:span text:style-name="T620">S jak těžkými břemeny dokážeš manipulovat a jakým způsobem, se řídí stejnými pravidly, jako u kouzla </text:span><text:span text:style-name="T89">Levitace</text:span><text:span text:style-name="T620">. Při použití </text:span><text:span text:style-name="T89">Magický</text:span><text:span text:style-name="T88">ch</text:span><text:span text:style-name="T89"> prst</text:span><text:span text:style-name="T88">ů</text:span><text:span text:style-name="T620"> ovšem musíš mít předmět jak uchopit.</text:span></text:p>
      <text:list xml:id="list3257722827" text:style-name="L52">
        <text:list-item>
          <text:p text:style-name="P350">Pomocí Magických prstů můžeš <text:span text:style-name="T630">také</text:span> na dálku používat zbraně.</text:p>
          <text:list>
            <text:list-item>
              <text:p text:style-name="P350">Počítá se při tom stejný rys, jako kdybys bojoval normálně (tedy boj se zbraní, nikoliv sesílání kouzel), ale budeš mít výhodu za dosah, jako by se jednalo o útok na dálku.</text:p>
            </text:list-item>
          </text:list>
        </text:list-item>
      </text:list>
      <text:h text:style-name="P469" text:outline-level="4">Lazebník</text:h>
      <text:p text:style-name="P170">Požadavky: <text:span text:style-name="T620">4</text:span>. úroveň</text:p>
      <text:p text:style-name="P196"><text:soft-page-break/>Toto poměrně složité, ale velice užitečné kouzlo, zajistí kompletní očistu, jako po kvalitní lázni.</text:p>
      <text:h text:style-name="Heading_20_2" text:outline-level="2">Zloděj</text:h>
      <text:h text:style-name="P436" text:outline-level="4">Animální přitažlivost</text:h>
      <text:p text:style-name="P248"><text:span text:style-name="T404">/</text:span><text:span text:style-name="T445">* Asi by se to mělo jmenovat jinak.</text:span></text:p>
      <text:p text:style-name="P248"><text:span text:style-name="T446">Svůdný hlas? To by asi šlo.</text:span><text:span text:style-name="T445"> */</text:span></text:p>
      <text:p text:style-name="P128">TODO (možná)</text:p>
      <text:p text:style-name="P288"><text:span text:style-name="T441">Požadavky: </text:span><text:span text:style-name="T444">Dovednost Znalost divočiny na stupni nejméně 2, Dovednost Sexuální praktiky na stupni nejméně 3. Harmonie nejméně 3</text:span></text:p>
      <text:p text:style-name="P282">Cena: 6</text:p>
      <text:p text:style-name="P282"><text:tab/>Tato schopnost umožňuje působit na základní sexuální pudy opačného pohlaví s pomocí takřka neznatelných prvků v hlase, zápachu a chování. Adept s touto schopností dokáže být pro osoby opačného pohlaví skutečně neodolatelný. U osob, které by se k adeptovým pokusům o svádění stavěly jako 'raději ne' obvykle tato schopnost bývá dostačující, aby o adeptových návrzích začaly uvažovat spíše v relaci 'možná'. A pak už obvykle zbývá jen krůček...</text:p>
      <text:h text:style-name="P470" text:outline-level="4">Chirurgický úder</text:h>
      <text:p text:style-name="P165">/<text:span text:style-name="T602">* nebo možná Fatální zásah? Přesný zásah? */</text:span></text:p>
      <text:p text:style-name="P164">mistrovská schopnost</text:p>
      <text:p text:style-name="P164">Po přípravě ignoruješ jeden bod protivníkovy zbroje (trefíš se mezi pláty a podobně).</text:p>
      <text:p text:style-name="P164">/* Nebo možná jinak: Můžeš za úspěch obejít protivníkovu zbroj, i když má kryté celé tělo. <text:span text:style-name="T603">(Tj. pořád potřebuješ dva úspěchy a nejspíš to nebude vážné zranění – což asi ani není divný, protože za dírou ve zbroji nejspíš nebude žádnej důležitej orgán).</text:span> */</text:p>
      <text:p text:style-name="P164"><text:soft-page-break/>/* Bude to fungovat i po míření? Asi jo, ale budeš potřebovat dvě kola. */</text:p>
      <text:h text:style-name="P471" text:outline-level="4">Šestý smysl</text:h>
      <text:p text:style-name="P102">mistrovská schopnost (ideálně něčím podmíněná)</text:p>
      <text:p text:style-name="P101"><text:span text:style-name="T601">V</text:span><text:span text:style-name="T254">aruje před požitím jedů, </text:span><text:span text:style-name="T255">spuštěním pastí, atd. Pokud jed/past/útočník nemá magické maskování, je to automatické (past nespustíš, jed nevypiješ, do léčky nevkročíš). Když má, hází se střet hodnocení.</text:span></text:p>
      <text:p text:style-name="P101"><text:span text:style-name="T255">/</text:span><text:span text:style-name="T256">* Idea je, že zloděj vytuší, že je před ním past – pořád ji ale bude muset najít a zneškodnit obvyklými prostředky. */</text:span></text:p>
      <text:h text:style-name="P472" text:outline-level="4">Zpomalení pádu</text:h>
      <text:p text:style-name="P162">- <text:span text:style-name="T600">můžeš bezpečně seskočit z libovolné výšky</text:span></text:p>
      <text:h text:style-name="P473" text:outline-level="4">Chůze beze stop</text:h>
      <text:p text:style-name="P158">- včetně pachové stopy? <text:span text:style-name="T596">Nebo </text:span><text:span text:style-name="T84">potlačení pachu</text:span><text:span text:style-name="T596"> jako samostatnou schopnost?<text:line-break/>- možná by se hodilo i fakeování pachu (být cítit jako psův pán). Ale to je spíš pro hraniřáče</text:span></text:p>
      <text:h text:style-name="P474" text:outline-level="4">Clona myšlenek</text:h>
      <text:p text:style-name="P157"><text:span text:style-name="T595">Pokud nechceš, n</text:span>ení možné číst tvoje myšlenky.</text:p>
      <text:h text:style-name="Heading_20_4" text:outline-level="4">Obrazová paměť</text:h>
      <text:p text:style-name="P31">základní schopnost, raciálka pro lidi</text:p>
      <text:p text:style-name="P156">/* říká se tomu taky Fotografická nebo Eidetická paměť, ale fotografie je dost moderní slovo, takže raději ne */</text:p>
      <text:h text:style-name="Heading_20_4" text:outline-level="4"><text:soft-page-break/><text:span text:style-name="T594">Citlivý</text:span> hmat</text:h>
      <text:p text:style-name="P31">základní schopnost, raciálka pro lidi</text:p>
      <text:p text:style-name="P156">/* Můžeš mít například označené karty, poznáš po hmatu konkrétní minci, a podobně. */</text:p>
      <text:h text:style-name="P475" text:outline-level="4">Vějířový hod</text:h>
      <text:p text:style-name="P98">Tato schopnost umožňuje účinně použít větší počet vrhacích zbraní a zasáhnout jimi více cílů. Těžké vrhací zbraně (sekery, oštěpy) je možné použít nejvýše dvě najednou, z každé ruky jednu. Šipek, hvězdic či vrhacích dýk je možné uchopit více, počet zbraní, kterými dokážeš v jednom kole účinně zasáhnout více cílů, je ale omezený.</text:p>
      <text:p text:style-name="P98">/<text:span text:style-name="T591">* Dýky či hvězdice můžeš vrhnout až tři najednou. Připravit si je do ruky ale zabere jedno kolo. */</text:span></text:p>
      <text:h text:style-name="P476" text:outline-level="4">Hibernace</text:h>
      <text:p text:style-name="P97">/<text:span text:style-name="T587">* Zloděj dokáže předstírat smrt, plus tím může zastavit průběh jedu. Může takhle taky strávit dlouhou dobu bez jídla a pití (a močení a tak).</text:span></text:p>
      <text:p text:style-name="P100">Nějak extra použitelný to není, takže asi pokročilá schopnost. */</text:p>
      <text:p text:style-name="P62">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text:soft-page-break/>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p>
      <text:h text:style-name="Heading_20_4" text:outline-level="4">Znehybňující úder</text:h>
      <text:p text:style-name="P105">TODO</text:p>
      <text:p text:style-name="P105">Při boji beze zbraně zranění 1, ale způsobuješ paralýzu (po několika minutách odezní).</text:p>
      <text:h text:style-name="Heading_20_4" text:outline-level="4">Zmizení z očí</text:h>
      <text:p text:style-name="P72"><text:span text:style-name="T362">(možná spíš jen </text:span><text:span text:style-name="T26">bleskový přesun</text:span><text:span text:style-name="T362">)</text:span></text:p>
      <text:p text:style-name="P105">TODO</text:p>
      <text:h text:style-name="Heading_20_4" text:outline-level="4">Ohebnost</text:h>
      <text:p text:style-name="P70">(vyvlékání se z pout, prolézání mříží, atd.)</text:p>
      <text:p text:style-name="P105">TODO</text:p>
      <text:h text:style-name="Heading_20_4" text:outline-level="4">Bleskový přesun</text:h>
      <text:p text:style-name="P105">TODO</text:p>
      <text:h text:style-name="Heading_20_4" text:outline-level="4">Blesková reakce</text:h>
      <text:p text:style-name="Text_20_body">- <text:span text:style-name="T598">V pistolnickém souboji máš výhodu</text:span></text:p>
      <text:p text:style-name="Text_20_body">/<text:span text:style-name="T599">* Tohle asi sucks */</text:span></text:p>
      <text:h text:style-name="P477" text:outline-level="4"><text:soft-page-break/>Rychlé ruce</text:h>
      <text:p text:style-name="P84"><text:span text:style-name="T374">TODO</text:span><text:line-break/></text:p>
      <text:p text:style-name="P78">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478" text:outline-level="4">První dojem</text:h>
      <text:p text:style-name="P85">TODO</text:p>
      <text:p text:style-name="P85">(Jako Sugesce, ale na první dojem – po chvíli si cíl uvědomí, že něco nehraje).</text:p>
      <text:p text:style-name="P79">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479" text:outline-level="4">Průměrná tvář</text:h>
      <text:p text:style-name="P86"><text:span text:style-name="T375">TODO</text:span><text:line-break/></text:p>
      <text:p text:style-name="P80"><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480" text:outline-level="4">Přemlouvání</text:h>
      <text:p text:style-name="P87">TODO</text:p>
      <text:p text:style-name="P81">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481" text:outline-level="4"><text:span text:style-name="T376">Dokonalá</text:span> rovnováha</text:h>
      <text:p text:style-name="P88">TODO</text:p>
      <text:p text:style-name="P82">Máš dokonalou rovnováhu. Dokážeš běhat po nataženém laně, balancovat na kládě plovoucí na rozbouřené řece, přeběhnout po hlavách davu. Při pádu z výšky alespoň dvou metrů vždy dopadneš na nohy.</text:p>
      <text:h text:style-name="P482" text:outline-level="4">Běh po hladině</text:h>
      <text:p text:style-name="P90">TODO</text:p>
      <text:p text:style-name="P89"><text:span text:style-name="T377">(Hraničář bude mít </text:span><text:span text:style-name="T27">lehkou chůzi</text:span><text:span text:style-name="T377"> – přejde po sněhu nebo bažině, ale nemusí u toho běhat).</text:span><text:line-break/></text:p>
      <text:p text:style-name="P83"><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483" text:outline-level="4">Srážení střel</text:h>
      <text:p text:style-name="P117">TODO</text:p>
      <text:p text:style-name="P93">(Asi plná obrana když jen tak stojíš a srážíš šípy zbraní? Mělo by se to <text:span text:style-name="T401">ale</text:span> házet Finesou a to se k válečníkovi nehodí, safra).</text:p>
      <text:p text:style-name="P93">/<text:span text:style-name="T402">* Možná to sloučit s chytáním střel. Dvě prakticky stejné schopnosti asi nemají smysl. */</text:span></text:p>
      <text:h text:style-name="P419"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413" text:outline-level="3"><text:soft-page-break/><text:span text:style-name="T6">Schopnosti z DrD PP</text:span><text:span text:style-name="T9">P</text:span><text:span text:style-name="T6">:</text:span></text:h>
      <text:p text:style-name="P18"><text:span text:style-name="T10">L</text:span><text:span text:style-name="T6">upič:</text:span></text:p>
      <text:p text:style-name="Example">Bonus na vrhací zbraně</text:p>
      <text:p text:style-name="Example">Škrtící šňůra <text:span text:style-name="T347">(1.1)</text:span></text:p>
      <text:p text:style-name="P303">Omráčení <text:span text:style-name="T347">(1.1)</text:span></text:p>
      <text:p text:style-name="P303">Útok otráveným trnem <text:span text:style-name="T347">(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54">Sicco:</text:p>
      <text:p text:style-name="Example">Zabití (past na instakill)</text:p>
      <text:p text:style-name="Example">Odhad na lidi (odhadne povahu)</text:p>
      <text:p text:style-name="Example">Síť</text:p>
      <text:h text:style-name="P415" text:outline-level="3">Schopnosti z DrD PPE:</text:h>
      <text:p text:style-name="P142">Lupič</text:p>
      <text:p text:style-name="P314">Útěk z pout</text:p>
      <text:p text:style-name="P314">Imitace hlasu</text:p>
      <text:p text:style-name="P314">Smysl pro humor (lol)</text:p>
      <text:p text:style-name="P314">Zlepšení zraku (jako elf)</text:p>
      <text:p text:style-name="P311"><text:soft-page-break/></text:p>
      <text:p text:style-name="P314">Zlepšení sluchu</text:p>
      <text:p text:style-name="P314">Zlepšení hmatu (to by asi šlo)</text:p>
      <text:p text:style-name="P314">Šestý smysl</text:p>
      <text:p text:style-name="Text_20_body">Sicco</text:p>
      <text:p text:style-name="P314">Umění diplomacie (hmm)</text:p>
      <text:p text:style-name="P314">Vytáhnutí znalostí (hmm – to dělá už <text:span text:style-name="T19">získání důvěry</text:span>)</text:p>
      <text:p text:style-name="P314">Přesvědčování (možná)</text:p>
      <text:p text:style-name="P314">Zahánění nepřátel (zahnání pobudů na ulici)</text:p>
      <text:p text:style-name="P314">Antiplášť (nedetekuje ho magický plášť, který varuje před zákeřným útokem – to je divný)</text:p>
      <text:p text:style-name="P314">Šifrování (dovednost)</text:p>
      <text:p text:style-name="P314">Prchání (eh?)</text:p>
      <text:p text:style-name="P314">Odhad úrovně města</text:p>
      <text:p text:style-name="P314">Nečitelnost (maskování vlastních myšlenek – to je good)</text:p>
      <text:p text:style-name="P314">Sítě...</text:p>
      <text:h text:style-name="Heading_20_3" text:outline-level="3">Schopnosti z DrD+</text:h>
      <text:p text:style-name="P68">Lehký krok (neboří se do sněhu, atd.)<text:line-break/>- to mi sedne spíš ke hraniřáči</text:p>
      <text:p text:style-name="P69">+Ohebnost (vyvlékání se z pout, prolézání mříží, atd.)</text:p>
      <text:p text:style-name="P71">Tichý pohyb (nebrat, jsou na to předměty a dělá to dovednost)</text:p>
      <text:p text:style-name="P155">Periferní vidění – vidí i (skoro) za sebe (to zní celkem dobře).</text:p>
      <text:h text:style-name="P421" text:outline-level="3"><text:soft-page-break/>Schopnosti ze Hry stínů</text:h>
      <text:p text:style-name="P159">Hmatová paměť, Chuťová paměť, Čichová paměť, Sluchová paměť, Obrazová paměť, Vylepšený hmat, Vylepšená chuť, Vylepšený sluch, Vylepšený čich, Ostrý zrak, Noční vidění<text:line-break/>- <text:span text:style-name="T593">vylepšení smyslů a podobně nebrat, to by přebíjelo raciálky.</text:span></text:p>
      <text:p text:style-name="P160">Zpomalené vnímání času, Rychlé ruce, Blesková reakce, Bleskový přesun, Zmizení z očí, <text:span text:style-name="T597">Bleskový útok</text:span></text:p>
      <text:p text:style-name="P161">Působivé představení, První dojem, Průměrná tvář, Přemlouvání, Hlas, Slepá láska</text:p>
      <text:p text:style-name="P162">Vylepšená rovnováha, Akrobatický úhyb, Běh po hladině, Zpomalení pádu, Tekutost, Běh na křídlech větru</text:p>
      <text:p text:style-name="P163">Hluboký nádech, Vypětí síly, Bezpečný dopad, Obří skok, Vypětí rychlosti</text:p>
      <text:h text:style-name="Heading_20_2" text:outline-level="2">Druid</text:h>
      <text:p text:style-name="P251">IDEA a proměně ve zvíře:</text:p>
      <text:list xml:id="list524346071" text:style-name="L53">
        <text:list-item>
          <text:p text:style-name="P361">Dát proměnu do každého konkrétního zvířete jako samostatnou schopnost.</text:p>
        </text:list-item>
        <text:list-item>
          <text:p text:style-name="P361">Bude to rozhodně pro hráče přístupnější, protože si budou vybírat z konkrétních možností, plus tam budou rovnou staty, schopnosti a tak.</text:p>
        </text:list-item>
      </text:list>
      <text:h text:style-name="Heading_20_4" text:outline-level="4">Probuzení bestie</text:h>
      <text:p text:style-name="P250">TODO</text:p>
      <text:p text:style-name="P283">Adept dokáže probudit nebo uspat animální zuřivost, a to jak ve zvířatech, tak v humanoidních bytostech. Použití této schopnosti sestává z <text:soft-page-break/>vyzývavých, nebo naopak podřízených pohybů a dráždivých, nebo naopak uklidňujících zvířecích zvuků. Celý proces trvá (10 – Harmonie adepta) kol. Zvířata obvykle bývají už od začátku použití zaujata adeptovým snažením, takže pokud adept začne pracovat na probouzení či uspávání bestie dříve, nežli například šelma zaútočí, měl by být v bezpečí.</text:p>
      <text:h text:style-name="P437" text:outline-level="4">Řeč zvířat</text:h>
      <text:p text:style-name="P285">Požadavky: Dovednost Znalost divočiny na stupni nejméně 3, dovednost Přežití v přírodě na stupni nejméně 2</text:p>
      <text:p text:style-name="P285">Cena: 6</text:p>
      <text:p text:style-name="P127"><text:tab/>Adept rozumí řeči zvířat. Nedá se samozřejmě čekat, že by takový vlk mluvil v rozvitých souvětích. Adept pouze pozná základní motivace a nálady zvířete. Jestli má hlad, jestli brání doupě a podobně. Na rozdíl od Znalosti divočiny se nejedná jen o usouzení některých důsledků z chování okolních zvířat, ale o 'řeč' konkrétního zvířete.</text:p>
      <text:p text:style-name="P127"><text:tab/>Adept také dokáže řeč zvířat aktivně používat. Může například vlka vykázat ze svého teritoria, coby silnější samec. Dokáže snadno uklidnit splašeného koně. Použití této schopnosti sestává z různých výrazných pohybů a vydávání zvířecích zvuků.</text:p>
      <text:p text:style-name="P126"><text:tab/>Řeč zvířat velice pomáhá při ochočování a krocení zvířat.</text:p>
      <text:h text:style-name="Heading_20_4" text:outline-level="4">Požehnání růstu</text:h>
      <text:p text:style-name="Text_20_body">/<text:span text:style-name="T726">* Možná moc málo použitelné, ale stylové */</text:span></text:p>
      <text:h text:style-name="Heading_20_4" text:outline-level="4">Zhoubná mlha</text:h>
      <text:p text:style-name="P272">TODO</text:p>
      <text:h text:style-name="P422" text:outline-level="3">Magie rostlin</text:h>
      <text:p text:style-name="P273"/>
      <text:list xml:id="list3687285805" text:style-name="L54">
        <text:list-item>
          <text:p text:style-name="P362"><text:soft-page-break/>Uzdravení rostlin</text:p>
        </text:list-item>
        <text:list-item>
          <text:p text:style-name="P362">Vláda nad rostlinstvem</text:p>
        </text:list-item>
        <text:list-item>
          <text:p text:style-name="P362">Divoký růst</text:p>
        </text:list-item>
        <text:list-item>
          <text:p text:style-name="P362">Prorůstání<text:span text:style-name="T367"><text:line-break/></text:span>Stvoření živé hmoty</text:p>
        </text:list-item>
        <text:list-item>
          <text:p text:style-name="P362">Řízený růst<text:line-break/>Splynutí se stromem<text:line-break/>Přesun dřevem</text:p>
        </text:list-item>
      </text:list>
      <text:p text:style-name="P273"/>
      <text:h text:style-name="P484" text:outline-level="4">Uzdravení rostlin</text:h>
      <text:p text:style-name="P273">Požadavky: Magie rostlin 1<text:line-break/>Doba sesílání: 10 minut<text:line-break/></text:p>
      <text:p text:style-name="P273">Toto kouzlo uzdraví veškeré neduhy rostlin: Hnilobu, fyzické poškození, usychání a podobně. V případě rozsáhlého poškození je třeba nejdříve rostlinu mechanicky poskládat do původního tvaru.<text:line-break/><text:tab/>Uzdravení rostlin dokáže také zlomit účinky <text:span text:style-name="T477">Prokletí zkažením</text:span>, pokud má vyšší Sílu.</text:p>
      <text:p text:style-name="P273"/>
      <text:h text:style-name="P484" text:outline-level="4">Vláda nad rostlinstvem</text:h>
      <text:p text:style-name="P273">Požadavky: Magie rostlin 2<text:line-break/>Doba sesílání: 1 kolo<text:line-break/></text:p>
      <text:p text:style-name="P273"><text:soft-page-break/>Tímto kouzlem je možné přinutit rostliny k sice zrychlenému, ale jinak přirozenému pohybu – větve se mohou naklánět a ohýbat, květy rozvíjet či zavírat, popínavé rostliny mohou něco ovíjet, a podobně. K řízení pohybu je potřeba kouzlo ovládat soustředěním, udržování pouze udrží rostliny v aktuálním tvaru. Po ukončení sesílání a udržování kouzla se rostliny pomalu vrátí do původního, přirozeného stavu, ale jen v případě, že to je fyzicky možné – zapletené šlahouny zůstanou zapletené.</text:p>
      <text:p text:style-name="P273"/>
      <text:p text:style-name="P40">Příklady použití:</text:p>
      <text:list xml:id="list2693342465" text:style-name="L55">
        <text:list-item>
          <text:p text:style-name="P363">Rychlé zametání stop<text:line-break/><text:span text:style-name="T19">Pouze tam, kde je rostlinný podrost. Nenahrazuje dovednost Zálesácké učení (Stopování a zametání stop), pouze ji umožňuje použít na dálku a za plné rychlosti pohybu.</text:span></text:p>
        </text:list-item>
        <text:list-item>
          <text:p text:style-name="P363">Zamotání cíle do větví či šlahounů</text:p>
        </text:list-item>
        <text:list-item>
          <text:p text:style-name="P363">Náklon větví stromu tak, aby vytvořily přístřešek</text:p>
        </text:list-item>
        <text:list-item>
          <text:p text:style-name="P363">Odkrytí tajných značek vytvořených <text:span text:style-name="T477">Řízeným růstem</text:span>.</text:p>
        </text:list-item>
      </text:list>
      <text:p text:style-name="P273"/>
      <text:p text:style-name="P40">Herní efekt:</text:p>
      <text:p text:style-name="P273">K vyhodnocování je možné použít speciální akce Bránění v pohybu, Zajímání zápasem. Švihnutí větví může být fyzický útok, síla zbraně bude 0, zranění od +0 do +6 podle velikosti a nebezpečnosti větve.</text:p>
      <text:p text:style-name="P273"/>
      <text:h text:style-name="P484" text:outline-level="4"><text:soft-page-break/>Divoký růst</text:h>
      <text:p text:style-name="P273">Požadavky: Magie rostlin 3<text:line-break/>Doba sesílání: 1 kolo<text:line-break/>Modifikace: Seslání stojí bod Vůle<text:line-break/></text:p>
      <text:p text:style-name="P273">Způsobí divoký, neřízený růst. Spolu s <text:span text:style-name="T477">Řízeným růstem</text:span> to může být prudký řízený růst – hmota pak vyroste už v průběhu sesílání <text:span text:style-name="T477">Řízeného růstu</text:span><text:span text:style-name="T717">. Po ukončení sesílání a udržování kozula veškerá divoce narostlá živá hmota před očima zchřadne a rozpadne se v prach.</text:span></text:p>
      <text:p text:style-name="P273"/>
      <text:p text:style-name="P40">Příklady použití:</text:p>
      <text:list xml:id="list3073235723" text:style-name="L56">
        <text:list-item>
          <text:p text:style-name="P364">Vytvoření semínek, z nichž začnou prudce rašit kořeny, škrtit a omotávat protivníka.<text:line-break/>(<text:span text:style-name="T151">Stvoření živé hmoty</text:span><text:span text:style-name="T152">, </text:span><text:span text:style-name="T151">Divoký růst</text:span><text:span text:style-name="T152"> a </text:span><text:span text:style-name="T151">Vláda nad rostlinstvem</text:span><text:span text:style-name="T152">. Pokud jsou použita existující semínka nebo živé rostliny, </text:span><text:span text:style-name="T151">Stvoření živé hmoty</text:span><text:span text:style-name="T152"> není potřeba)</text:span></text:p>
        </text:list-item>
        <text:list-item>
          <text:p text:style-name="P358"><text:span text:style-name="T717">Použití divoce rostoucích rostlin ke zvednutí nebo přenesení břemene.<text:line-break/>(</text:span><text:span text:style-name="T477">Divoký růst</text:span><text:span text:style-name="T717">, </text:span><text:span text:style-name="T477">Vláda nad rostlinstvem</text:span><text:span text:style-name="T717">)</text:span></text:p>
        </text:list-item>
      </text:list>
      <text:p text:style-name="P273"/>
      <text:p text:style-name="P40">Herní efekt:</text:p>
      <text:p text:style-name="P273"><text:span text:style-name="T367">Útok divoce rostoucími šlahouny či kořeny ovládanými pomocí </text:span><text:span text:style-name="T372">Vlády nad rostlinstvem</text:span><text:span text:style-name="T367"> se vyhodnocuje jako Zápas, ale s tím, že ty sám v zápase nejsi, cíl zápasí pouze s tvým kouzlem. Kouzlo má pro tyto účely zranění +0, případně +1, pokud jsou použity ostnaté šlahouny.<text:line-break/></text:span><text:soft-page-break/><text:span text:style-name="T367"><text:tab/></text:span><text:span text:style-name="T328">Divoce rostoucí rostliny mají mnohem menší sílu než kouzlo Prorůstání, při zvedání břemen, prorážení bariér a podobně je efektivní Síla rovna pouze Síle kouzla a nezvyšuje se o bonus za použití bodu Vůle.</text:span></text:p>
      <text:p text:style-name="P273"/>
      <text:h text:style-name="P484" text:outline-level="4">Prorůstání</text:h>
      <text:p text:style-name="P273">Požadavky: Magie rostlin 4<text:line-break/><text:span text:style-name="T367">Doba sesílání: 1 minuta<text:line-break/>Seslání stojí bod Vůle</text:span></text:p>
      <text:p text:style-name="P104"/>
      <text:p text:style-name="P104">K seslání <text:span text:style-name="T477">Prorůstání</text:span> jsou potřeba semena, živé pupeny, případně rostoucí konečky kořenů. Rostoucí hmota má neuvěřitelnou sílu, dokáže lámat skálu, vyvracet dveře, nadzvednout nebo odstunout těžký balvan a podobně. Podmínkou je, aby v cílovém materiálu byla alespoň jedna okem viditelná puklina, do které výhonky proniknou, případně aby se předmět dotýkal něčeho pevného.</text:p>
      <text:p text:style-name="P104"/>
      <text:p text:style-name="P44">Herní efekt:</text:p>
      <text:p text:style-name="P225"><text:span text:style-name="T477">Prorůstání</text:span> roztrhá jakýkoliv materiál, který není magicky chráněný proti poškození. Jedno seslání rozbije zhruba 5 centimetrů tloušťky. Seslání <text:span text:style-name="T477">Prorůstání</text:span> na živý cíl je fatální. Hodnocení případné magické ochrany se odečítá od Síly kouzla a rozbití zabrání v případě, že Sílu sníží na 0 nebo níže.<text:line-break/><text:tab/>Pro účely vyvracení dveří nebo odsouvání či nadzvedávání těžkých předmětů má kouzlo hodnocení Síly rovné Síla kouzla + 3.</text:p>
      <text:p text:style-name="P104"/>
      <text:p text:style-name="P273"><text:soft-page-break/></text:p>
      <text:h text:style-name="P484" text:outline-level="4">Stvoření živé hmoty</text:h>
      <text:p text:style-name="P273">Požadavky: Magie rostlin 4<text:line-break/>Modifikace: Seslání stojí bod Vůle<text:line-break/>S<text:span text:style-name="T367">amostatné seslání: 1 kolo, stojí bod Vůle<text:line-break/></text:span></text:p>
      <text:p text:style-name="P273">Tato modifikace umožňuje dočasně stvořit semena nebo klíčky rostlin. Vše, co z nich vyroste, ať už přirozenou cestou nebo působením jiných kouzel, po skončení udržování zetleje a rozpadne se v prach.</text:p>
      <text:p text:style-name="P273"/>
      <text:h text:style-name="P484" text:outline-level="4">Řízený růst</text:h>
      <text:p text:style-name="P273">Požadavky: Magie rostlin 5<text:line-break/>Doba sesílání: 1 minuta<text:line-break/></text:p>
      <text:p text:style-name="P273">Seslání Řízeného růstu upraví vlastnosti rostliny tak, že dále poroste do požadovaného tvaru. Růst stromů a podobných dlouhožijících rostlin ale samozřejmě dosažením tohoto stavu nekončí, pro udržení živoucí skulptury v požadovaném tvaru je tedy třeba kouzlo v pravidelných intervalech opakovat.<text:line-break/><text:tab/>Použití modifikace <text:span text:style-name="T477">Divoký růst způsobí</text:span>, že rostliny vyrostou do požadovaného tvaru už v průběhu sesílání Řízeného růstu, takto narostlá živá hmota ale vydrží jen po dobu udržování, poté vpřed očima zchřadne a rozpadne se. Po dobu udržování ale může být pevná a neprostupná.</text:p>
      <text:p text:style-name="P273"/>
      <text:p text:style-name="P273">Příklady použití.</text:p>
      <text:list xml:id="list2908816613" text:style-name="L57">
        <text:list-item>
          <text:p text:style-name="P372"><text:soft-page-break/>Růst stromových obydlí, dutých kmenů stromů, a podobně.<text:line-break/><text:span text:style-name="T19">(</text:span><text:span text:style-name="T151">Řízený růst</text:span><text:span text:style-name="T19">)</text:span></text:p>
        </text:list-item>
        <text:list-item>
          <text:p text:style-name="P372">Vytvoření skrytých značek v kůře či kmeni stromů, které budou čitelné pouze po odstranění překryvu silou nebo kouzlem <text:span text:style-name="T477">Vláda nad rostlinstvem</text:span>.<text:line-break/><text:span text:style-name="T19">(</text:span><text:span text:style-name="T151">Řízený růst</text:span><text:span text:style-name="T19">)</text:span></text:p>
        </text:list-item>
        <text:list-item>
          <text:p text:style-name="P372">Růst živé zbroje přesně na míru cíli. K oblékání zbroje může být potřeba použít kouzlo <text:span text:style-name="T477">Vláda nad rostlinstvem</text:span>.<text:line-break/><text:span text:style-name="T19">(</text:span><text:span text:style-name="T151">Řízený růst</text:span><text:span text:style-name="T152">, případně spolu s </text:span><text:span text:style-name="T151">Divokým růstem</text:span><text:span text:style-name="T152">, pokud má zbroj vyrůst rychle</text:span><text:span text:style-name="T19">)</text:span></text:p>
        </text:list-item>
        <text:list-item>
          <text:p text:style-name="P372">Vytvoření neproniknutelného živého plotu, klece a podobně<text:line-break/><text:span text:style-name="T19">(</text:span><text:span text:style-name="T151">Řízený růst</text:span><text:span text:style-name="T152">, případně spolu s </text:span><text:span text:style-name="T151">Divokým růstem</text:span><text:span text:style-name="T152">, pokud má plot vyrůst v průběhu sesílání </text:span><text:span text:style-name="T151">Řízeného růstu</text:span><text:span text:style-name="T19">)</text:span></text:p>
        </text:list-item>
        <text:list-item>
          <text:p text:style-name="P372">Tváře na kmenech stromů.</text:p>
        </text:list-item>
      </text:list>
      <text:p text:style-name="P104"/>
      <text:p text:style-name="P43">Herní efekt:</text:p>
      <text:p text:style-name="P273">Pokud je Řízený růst použit k vytvoření nějaké překážky, hodnocení bariéry bude rovné dvojnásobku Síly kouzla.</text:p>
      <text:p text:style-name="P273"/>
      <text:h text:style-name="P484" text:outline-level="4">Splynutí se stromem</text:h>
      <text:p text:style-name="P273">Požadavky: Magie rostlin 5<text:line-break/>Doba sesílání: 1 minuta<text:line-break/></text:p>
      <text:p text:style-name="P273"><text:soft-page-break/>V průběhu sesílání tohoto kouzla se staneš součástí kmenu stromu. Poté, co strom obejmeš, se tvá pokožka změní v kůru, následně se tvůj reliéf vcucne dovnitř. Spolu s tebou do kmenu vstoupí i všechno, co neseš. Pokud to ale není dostatečně pevné, může to dojít poměrně značné újmě – asi jako kdyby se to ocitlo mezi dvěma na sobě ležícími kmeny daného stromu. Kouzlo není třeba udržovat, proměna je trvalá a k vystoupení je třeba použít to samé kouzlo.<text:line-break/><text:tab/>Kouzlo je možné použít i na jiné osoby nebo předměty, pokud po celou dobu sesílání pevně objímají kmen stromu. Pokud <text:span text:style-name="T477">Splynutí se stromem</text:span> neznají, sami se ze stromu nedostanou. <text:line-break/><text:tab/>Ve formě splynutí se stromem nepotřebuješ jíst ani pít, o vše se postará strom. Můžeš při tom používat kouzla Magie rostlin, jako by to byly tvé přirozené schopnosti – nemusíš u toho gestikulovat ani zaříkávat. Ostatní kouzla můžeš používat pouze s modifikacemi <text:span text:style-name="T477">Seslání bez gestikulace</text:span> a <text:span text:style-name="T477">Seslání bez zaříkávání</text:span>.<text:line-break/></text:p>
      <text:p text:style-name="P40">Herní efekt:</text:p>
      <text:p text:style-name="P273">Po dobu pobytu uvnitř kmene jsi zranitelný stejně jako kmen – rozsekání kmenu na třísky nebo spálení tě spolehlivě zabije.<text:line-break/><text:tab/>Splynutí se stromem má skrytou astrální auru, maskování je rovno tvému hodnocení Magie rostlin.<text:line-break/></text:p>
      <text:h text:style-name="P484" text:outline-level="4">Přesun dřevem</text:h>
      <text:p text:style-name="P273">Požadavky: Magie rostlin 5, <text:span text:style-name="T477">Splynutí se stromem<text:line-break/></text:span><text:span text:style-name="T717">Doba sesílání: Po dobu cestování<text:line-break/></text:span></text:p>
      <text:p text:style-name="P273"><text:soft-page-break/><text:span text:style-name="T717">Pomocí této schopnosti můžeš po použití </text:span><text:span text:style-name="T477">Splynutí se stromem</text:span><text:span text:style-name="T717"> cestovat skrze živé dřevo stromů. Podmínkou je, že se musí překrývat kořenový podrost. Rychlost přesunu je vysoká, za hodinu takto můžeš urazit 10 * Síla kouzla kilometrů. Přenášet je možné i jiné tvory, pokud na ně bylo použito </text:span><text:span text:style-name="T477">Splynutí se stromem</text:span><text:span text:style-name="T717">. Není ale možné přenášet pevné předměty, ty zůstávají součástí stromu, do kterého byly vcucnuty.</text:span></text:p>
      <text:h text:style-name="P422" text:outline-level="3">Magie zvířat</text:h>
      <text:list xml:id="list616121687" text:style-name="L58">
        <text:list-item>
          <text:p text:style-name="P365">Vláda nad drobným tvorstvem<text:line-break/>Životní pouto<text:line-break/>Řeč zvířat</text:p>
        </text:list-item>
        <text:list-item>
          <text:p text:style-name="P373">Rituální tvorba séra<text:line-break/><text:span text:style-name="T367">Změna pachové stopy<text:line-break/>Ovládání zuřivosti</text:span></text:p>
        </text:list-item>
        <text:list-item>
          <text:p text:style-name="P365">Příkaz<text:line-break/>Zkrocení bestie<text:line-break/>Posel</text:p>
        </text:list-item>
        <text:list-item>
          <text:p text:style-name="P365">Zapůjčení smyslů</text:p>
        </text:list-item>
        <text:list-item>
          <text:p text:style-name="P359">Zapůjčení</text:p>
        </text:list-item>
      </text:list>
      <text:p text:style-name="P273"/>
      <text:h text:style-name="P484" text:outline-level="4">Vláda nad drobným tvorstvem</text:h>
      <text:p text:style-name="P104">Požadavky: Magie zvířat 1<text:line-break/>Doba sesílání: Po dobu ovládání drobného tvorstva<text:line-break/></text:p>
      <text:p text:style-name="P104"><text:soft-page-break/>Toto kouzlo působí jen na tvory velikosti hmyzu nebo menší. Neúčinkuje na hlodavce, ti se řadí mezi zvířata. Po dobu ovládání kouzla soustředěním můžeš drobné tvory v rozsahu přimět dělat cokoliv si zamaneš, pokud to je v jejich fyzických možnostech. Udržování nemá žádný efekt, jakmile kouzlo přestaneš ovládat, tvorové se vrátí k tomu, co dělali před tím.</text:p>
      <text:p text:style-name="P104"/>
      <text:p text:style-name="P43">Příklady použití:</text:p>
      <text:list xml:id="list3528371631" text:style-name="L59">
        <text:list-item>
          <text:p text:style-name="P366">Zahalení se do mračna much</text:p>
        </text:list-item>
        <text:list-item>
          <text:p text:style-name="P366">Odehnání včel z úlu, když chceš vybrat med</text:p>
        </text:list-item>
        <text:list-item>
          <text:p text:style-name="P366">Rozptýlení protivníka v boji</text:p>
        </text:list-item>
      </text:list>
      <text:p text:style-name="P104"/>
      <text:p text:style-name="P43">Herní efekt:</text:p>
      <text:p text:style-name="P104">Rozptýlení protivníků se projeví postihem -1 k použití dovedností.</text:p>
      <text:p text:style-name="P104"/>
      <text:h text:style-name="P484" text:outline-level="4">Životní pouto</text:h>
      <text:p text:style-name="P104">Požadavky: Magie zvířat 1<text:line-break/>Pasivní schopnost<text:line-break/></text:p>
      <text:p text:style-name="P104"><text:soft-page-break/>Životní pouto obvykle vzniká samovolně mezi zvířetem a jeho pánem, ve výjimečných případech i mezi dvěma lidmi, nejčastěji dvojčaty. V jednu chvíli je možné mít pouze jedno životní pouto. Pouto zmizí při úmrtí, případně po několikaměsíčním odloučení bez toho, že by bylo využíváno k sesílání kouzel. Navázání nového pouta trvá nejméně měsíc a není to možné udělat cíleně, mezi oběma z dvojice musí vzniknout skutečně vřelý vztah.</text:p>
      <text:p text:style-name="P104"/>
      <text:p text:style-name="P43">Příklady použití:</text:p>
      <text:list xml:id="list2337691625" text:style-name="L60">
        <text:list-item>
          <text:p text:style-name="P367">Zapůjčení na libovolnou vzdálenost</text:p>
        </text:list-item>
        <text:list-item>
          <text:p text:style-name="P367">Navázání Magického spojení a následné seslání zapůjčení</text:p>
        </text:list-item>
      </text:list>
      <text:p text:style-name="P104"/>
      <text:p text:style-name="P43">Herní efekt:</text:p>
      <text:p text:style-name="P104">Pouto je trvalé a funguje podobně jako <text:span text:style-name="T477">Magická značka</text:span> – je přes něj možné navázat <text:span text:style-name="T477">Magické spojení</text:span> na libovolnou vzdálenost a následně přes něj používat například ostatní schopnosti z Magie zvířat. <text:span text:style-name="T477">Magické spojení</text:span> přes životní pouto nemůže navázat nikdo kromě členů dvojice, i ti se to ale nejdříve musí naučit. Aktivní spojení pak po dobu jeho udržování může využít kdokoliv a používat přes něj libovolné magické praktiky.</text:p>
      <text:p text:style-name="P104"/>
      <text:h text:style-name="P484" text:outline-level="4">Řeč zvířat</text:h>
      <text:p text:style-name="P104">Požadavky: Magie zvířat 1<text:line-break/>Doba sesílání: Po dobu komunikace se zvířetem<text:line-break/></text:p>
      <text:p text:style-name="P104"><text:soft-page-break/>Rozumíš řeči tvorů o velikosti hlodavce a více. Komunikace se zvířetem se ale ani zdaleka nepodobá lidskému rozhovoru, sdělovat lze pouze okamžité nálady a motivace (žízeň, hlad, strach, respekt, nebezpečí, potrava), případně používat signály, kterým zvíře rozumí – například jej zahnat, vykázat ze svého teritoria, vyzvat na souboj, nebo přimět k útoku na společného nepřítele.<text:line-break/><text:tab/>„Rozhovor“ se zvířetem obyčejnému člověku může připadat jako mručení, výhružné vrčení či jiné zvířecí zvuky, neméně důležitá je také řeč těla – správný postoj a pohyby.<text:line-break/><text:tab/>Použití řeči zvířat nad nimi nedává žádnou moc, jde stále jen o obyčejnou komunikaci. Zvíře stále udělá jen to, co bude samo chtít.</text:p>
      <text:p text:style-name="P104"/>
      <text:p text:style-name="P43">Příklady použití:</text:p>
      <text:list xml:id="list720260110" text:style-name="L61">
        <text:list-item>
          <text:p text:style-name="P368">Přivolání zvířat daného druhu v doslechu</text:p>
        </text:list-item>
        <text:list-item>
          <text:p text:style-name="P368">Zahnání zvířete</text:p>
        </text:list-item>
        <text:list-item>
          <text:p text:style-name="P368">Zjištění, kde je možné najít vodu</text:p>
        </text:list-item>
        <text:list-item>
          <text:p text:style-name="P368">Získání informace o tom, že se lesem pohybovaly dvounohé bytosti</text:p>
        </text:list-item>
        <text:list-item>
          <text:p text:style-name="P368">Nalákání zvířete na nějaké místo, třeba sdělením, že tam je potrava</text:p>
        </text:list-item>
        <text:list-item>
          <text:p text:style-name="P368">Převzetí „vlády nad smečkou“ – může být potřeba fyzicky porazit stávajícího vůdce</text:p>
        </text:list-item>
      </text:list>
      <text:p text:style-name="P104"/>
      <text:p text:style-name="P43">Herní efekt:</text:p>
      <text:p text:style-name="P104"><text:soft-page-break/>K vyhodnocení, zda se ti zvíře podaří k něčemu přesvědčit, použij dovednost Zálesácké učení (Znalost divočiny) případně Zálesácké učení (Krocení a cvičení zvířat).</text:p>
      <text:p text:style-name="P104"/>
      <text:h text:style-name="P484" text:outline-level="4">Rituální tvorba séra</text:h>
      <text:p text:style-name="P104">Požadavky: Magie zvířat 2<text:line-break/>Doba sesílání: 10 minut<text:line-break/></text:p>
      <text:p text:style-name="P104">Sérum je druh protijedu. Vyrábí se vpravením bezpečného množství jedu do těla nějakého živého tvora a následným odebráním a zpracováním jeho krve po té, co si proti jedu vytvoří protilátky. K výrobě je tedy potřeba vzorek použitého jedu a sérum bude účinné pouze proti němu. Sérum je možné vyrobit pouze proti jedu živočišného původu, tedy například proti zmijímu jedu, nikoliv proti bolehlavu nebo arseniku. <text:line-break/><text:tab/>Výroba nemagickou cestou trvá dlouho. Obvykle dokonce déle, než je doba působení jedu, takže pacient čekání nemusí přežít. Tímto kouzlem je možné výrobu výrazně zkrátit a současně účinek séra posílit.</text:p>
      <text:p text:style-name="P104"/>
      <text:p text:style-name="P104"><text:span text:style-name="T19">Herní efekt:</text:span><text:line-break/><text:span text:style-name="T477">Rituální tvorba séra</text:span> umožňuje zkrátit proces výroby séra na dobu sesílání tohoto kouzla. Vzniklé sérum je pak navíc magicky posílené, snižuje Sílu jedu, proti kterému bylo vyrobeno, o Sílu kouzla použitého k jeho výrobě. Posílené sérum má slabou astrální auru.<text:line-break/><text:tab/>Pokud nejsi ten, kdo je jedem otrávený, můžeš k výrobě séra použít vlastní tělo.</text:p>
      <text:p text:style-name="P273"><text:soft-page-break/></text:p>
      <text:h text:style-name="P484" text:outline-level="4">Změna pachové stopy</text:h>
      <text:p text:style-name="P104">Požadavky: Magie zvířat 2<text:line-break/>Doba sesílání: Po dobu měnění pachové stopy<text:line-break/></text:p>
      <text:p text:style-name="P104"><text:span text:style-name="T477">Změna pachové stopy</text:span> umožňuje na dálku mazat, měnit, nebo dokonce vytvářet nové pachové stopy. Neumožňuje zabránit vydávání pachu ani přirozený pach zamaskovat tak, aby nebyl přímo cítit.</text:p>
      <text:p text:style-name="P104"/>
      <text:p text:style-name="P43">Herní efekt:</text:p>
      <text:p text:style-name="P104">Jak dobře bude pachová stopa odstraněna, případně nakolik bude nová věrohodná, určuje tvé hodnocení dovednosti Zálesácké učení (Stopování a zametání stop).</text:p>
      <text:p text:style-name="P104"/>
      <text:h text:style-name="P484" text:outline-level="4">Ovládání zuřivosti</text:h>
      <text:p text:style-name="P104">Požadavky: Magie zvířat 2, Řeč zvířat<text:line-break/>Doba sesílání: 1 kolo<text:line-break/></text:p>
      <text:p text:style-name="P104">Pomocí této schopnosti dokážeš probudit nebo naopak zklidnit animální zuřivost, a to u zvířat i lidí. Použití velice připomíná Řeč zvířat, včetně vydávání zvuků a provádění submisivních, nebo naopak agresivních gest a pohybů.<text:line-break/><text:tab/>Uklidněné zvíře určitě nezaútočí, člověk se k tomu stále může o své vlastní vůli rozhodnout. Ovládnutí bestie tedy dokáže zastavit agresivního opilce, ale nikoliv chladnokrevného vraha. Obdobně <text:soft-page-break/>není možné ovlivnit, proti komu bude zuřivost probuzena – to závisí na okolnostech a situaci. U lidí se navíc zuřivost nemusí nutně projevit smrtícím útokem, někteří si ji vybíjejí jinak.<text:line-break/></text:p>
      <text:p text:style-name="P43">Herní efekt:</text:p>
      <text:p text:style-name="P104">Lidé se mohou uklidnění nebo probuzení zuřivosti pokusit odolat testem dovednosti Vůle, zvířata svým hodnocením Nebezpečnosti.</text:p>
      <text:p text:style-name="P104"/>
      <text:h text:style-name="P484" text:outline-level="4">Příkaz</text:h>
      <text:p text:style-name="P104">Požadavky: Magie zvířat 3<text:line-break/>Doba sesílání: Po dobu komunikace se zvířetem<text:line-break/></text:p>
      <text:p text:style-name="P104">Dokážeš vyslovit příkaz tak, že mu porozumí každý tvor se zvířecí inteligencí a okamžitě tě poslechne. Zvíře pochopí dokonce i příkaz v lidské řeči, a to stejně dobře, jako bys jej vyslechl ty sám – včetně chápání toho, že se lidé a věci označují jménem, porozumění abstraktním pojmům, lidskému měření času a podobně. Když <text:span text:style-name="T477">Příkaz</text:span> vyslovíš pomocí <text:span text:style-name="T477">Řeči zvířat</text:span>, tak mu nebude rozumět nikdo, kdo tuto schopnost neumí, budeš ale omezený v tom, co můžeš zvířeti přikázat.</text:p>
      <text:p text:style-name="P104"/>
      <text:p text:style-name="P43">Příklady použití:</text:p>
      <text:list xml:id="list1221336778" text:style-name="L62">
        <text:list-item>
          <text:p text:style-name="P369">Ovládání zvířat v boji pomocí Příkazů kdy a na koho mají útočit.</text:p>
        </text:list-item>
        <text:list-item>
          <text:p text:style-name="P369">Vydání příkazu ochočenému zvířeti:</text:p>
        </text:list-item>
      </text:list>
      <text:list xml:id="list100825479" text:style-name="L63">
        <text:list-item>
          <text:p text:style-name="P370"><text:soft-page-break/>Hlídej celou noc.</text:p>
        </text:list-item>
        <text:list-item>
          <text:p text:style-name="P370">Choď sem každé ráno, jinak si dělej co chceš.</text:p>
        </text:list-item>
        <text:list-item>
          <text:p text:style-name="P370">Dvě hodiny nenápadně sleduj tamhle toho člověka a pak se sem vrať.</text:p>
        </text:list-item>
        <text:list-item>
          <text:p text:style-name="P370">Najdi mého společníka a předej mu tuhle zprávu<text:line-break/>(zvíře samozřejmě nemůže mluvit, zpráva tedy musí být například na něčem napsaná)</text:p>
        </text:list-item>
      </text:list>
      <text:p text:style-name="P104"/>
      <text:p text:style-name="P43">Herní efekt:</text:p>
      <text:p text:style-name="P104">V boji můžeš příkazy vyslovovat v rámci nezávislé činnosti – hovoru. Nemůžeš při tom ale dělat žádnou komplexní akci, která vyžaduje soustředění, například kouzlit. <text:span text:style-name="T477">Příkaz</text:span> musíš udržovat, aby tě zvíře poslouchalo a na každé zvíře je nutné <text:span text:style-name="T477">Příkaz</text:span> seslat zvlášť, není možné použít modifikaci <text:span text:style-name="T477">Seslání na více cílů</text:span> ani <text:span text:style-name="T477">Seslání na všechno v dosahu</text:span>. Počet zvířat, kterým můžeš najednou přikazovat, je tedy omezen tvým limitem na udržování magie.<text:line-break/><text:tab/>Když vydáš <text:span text:style-name="T477">Příkaz</text:span> zvířeti, které máš ochočené pomocí dovednosti Zálesácké učení (Krocení a cvičení zvířat), tak jej bude plnit i po skončení udržování. Bude plně rozumět zadání, provádět jej ale bude jen v rámci možností své vlastní inteligence a svých zvířecích instinktů. Divoké nebo někým jiným ochočené zvíře bude tvůj <text:span text:style-name="T477">Příkaz</text:span> plnit jen po dobu udržování kouzla, přestane jej tedy plnit například když se vzdálí z tvého dosahu magického působení.<text:line-break/><text:tab/>Pokud stejnému zvířeti vydají různé osoby konfliktní <text:span text:style-name="T477">Příkazy</text:span>, přednost bude mít ten později vydaný. Pokud jsou oba Příkazy vydané současně, nebo jsou oba současně udržované, rozhodnou pravidla pro střet Protikladných efektů kouzel – působit tedy bude jen <text:span text:style-name="T477">Příkaz</text:span> s vyšší Silou kouzla, při rovnosti Síly nebude působit <text:soft-page-break/>žádný.<text:line-break/><text:tab/><text:span text:style-name="T477">Příkaz</text:span> neúčinkuje na útočící šelmy a tvory s vyšší Nebezpečností, než je Síla kouzla. Bojové statistiky šelem a dravých ptáků najdeš v kapitole <text:span text:style-name="T477">Bestiář</text:span>.</text:p>
      <text:p text:style-name="P104"/>
      <text:h text:style-name="P484" text:outline-level="4">Zapůjčení smyslů</text:h>
      <text:p text:style-name="P104">Požadavky: Magie zvířat 4<text:line-break/>Doba sesílání: 1 kolo<text:line-break/>Vyžaduje udržování<text:line-break/></text:p>
      <text:p text:style-name="P104">Po dobu udržování budeš schopen intuitivně přepínat mezi vnímáním vlastními smysly a smysly cílového zvířete. Kouzlo neumožňuje zapůjčit si smysly inteligentní bytosti. Seslání na více cílů nebo vícenásobné seslání <text:span text:style-name="T477">Zapůjčení smyslů</text:span> umožňuje přepínat mezi více zvířaty, v jednu chvíli ale můžeš vnímat jen smysly jednoho z nich.</text:p>
      <text:p text:style-name="P104"/>
      <text:p text:style-name="P43">Příklady použití:</text:p>
      <text:list xml:id="list1292167621" text:style-name="L64">
        <text:list-item>
          <text:p text:style-name="P371">Vnímání čichem svého psa</text:p>
        </text:list-item>
        <text:list-item>
          <text:p text:style-name="P371">Pohled očima zatoulané kočky</text:p>
        </text:list-item>
      </text:list>
      <text:p text:style-name="P43"/>
      <text:h text:style-name="P484" text:outline-level="4"><text:soft-page-break/>Zapůjčení</text:h>
      <text:p text:style-name="P224">Požadavky: Magie zvířat 5, Zapůjčení smyslů<text:line-break/>Doba sesílání: 1 minuta<text:line-break/>Vyžaduje udržování<text:line-break/></text:p>
      <text:p text:style-name="P103"><text:span text:style-name="T153">Po seslání Zapůjčení se tvé tělo stane zcela bezvládným, asi jako bys hluboce spal. Po dobu udržování se „staneš“ dotyčným zvířetem, budeš vnímat jeho smysly, pociťovat jeho pudy a instinkty, cítit jeho bolest a řídit jeho tělo. Stále budeš schopen lidského uvažování a zůstanou ti tvé znalosti, nebudeš však schopen používat své dovednosti ani magické schopnosti a kouzla. Po dobu zapůjčení nemůžeš s cílovým zvířetem komunikovat, budeš ale cítit přítomnost jeho vědomí. Pokud zvíře není na </text:span><text:span text:style-name="T329">Zapůjčení</text:span><text:span text:style-name="T153"> zvyklé, bude po jeho ukončení velice rozrušené – podle své nátury obvykle vyděšené k smrti nebo agresivní. <text:line-break/><text:tab/>Kouzlo neumožňuje zapůjčit si inteligentní bytost. Seslání na více cílů nebo vícenásobné seslání </text:span><text:span text:style-name="T329">Zapůjčení</text:span><text:span text:style-name="T153"> umožňuje přepínat mezi více zvířaty, v jednu chvíli ale můžeš ovládat jen jedno z nich.<text:line-break/><text:tab/></text:span><text:span text:style-name="T329">Zapůjčení</text:span><text:span text:style-name="T153">, stejně jako kouzlo </text:span><text:span text:style-name="T329">Příkaz</text:span><text:span text:style-name="T331">, není možné použít na tvory s vyšší Nebezpečností, než je Síla kouzla.</text:span></text:p>
      <text:h text:style-name="Heading_20_4" text:outline-level="4">Čtení vzpomínek zvířete</text:h>
      <text:p text:style-name="P274">TODO</text:p>
      <text:p text:style-name="P274">/* Druid si umí dotykem přehrát, co zvíře vidělo/slyšelo/děla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2T14:50:02.760000000</dc:date>
    <meta:print-date>2113-01-01T00:00:00</meta:print-date>
    <meta:editing-cycles>21274</meta:editing-cycles>
    <meta:editing-duration>P63DT12H5M59S</meta:editing-duration>
    <meta:generator>LibreOffice/6.0.5.2$Windows_X86_64 LibreOffice_project/54c8cbb85f300ac59db32fe8a675ff7683cd5a16</meta:generator>
    <dc:creator>York </dc:creator>
    <meta:document-statistic meta:table-count="0" meta:image-count="0" meta:object-count="0" meta:page-count="134" meta:paragraph-count="1747" meta:word-count="20287" meta:character-count="128788" meta:non-whitespace-character-count="110137"/>
  </office:meta>
</office:document-meta>
</file>